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8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9e4aa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RED">
      <style:table-cell-properties fo:background-color="transparent"/>
    </style:style>
    <style:style style:name="ce10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GREEN">
      <style:text-properties style:font-name="Liberation Sans"/>
    </style:style>
    <style:style style:name="ce8" style:family="table-cell" style:parent-style-name="Default">
      <style:text-properties style:font-name="Liberation Sans"/>
    </style:style>
    <style:style style:name="ce7" style:family="table-cell" style:parent-style-name="RED">
      <style:text-properties style:font-name="Liberation Sans"/>
    </style:style>
    <style:style style:name="ce15" style:family="table-cell" style:parent-style-name="GREEN">
      <style:table-cell-properties fo:background-color="transparent"/>
    </style:style>
    <style:style style:name="ce17" style:family="table-cell" style:parent-style-name="RED">
      <style:table-cell-properties fo:background-color="transparent"/>
    </style:style>
    <style:style style:name="ce18" style:family="table-cell" style:parent-style-name="GREEN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@iteration 552, run time 40.91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ull Loglikelihood: -2546.4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nal Loglikelihood: -1710.7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ho square 0.3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C 3871.4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IC 5106.392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<text:s text:c="3"/>betas</text:p>
          </table:table-cell>
          <table:table-cell office:value-type="string" calcext:value-type="string">
            <text:p><text:s text:c="4"/>serr</text:p>
          </table:table-cell>
          <table:table-cell office:value-type="string" calcext:value-type="string">
            <text:p><text:s text:c="2"/>t_sta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_Bus</text:p>
          </table:table-cell>
          <table:table-cell office:value-type="float" office:value="1.132" calcext:value-type="float">
            <text:p>1.132</text:p>
          </table:table-cell>
          <table:table-cell office:value-type="float" office:value="0.211" calcext:value-type="float">
            <text:p>0.211</text:p>
          </table:table-cell>
          <table:table-cell office:value-type="float" office:value="5.364" calcext:value-type="float">
            <text:p>5.364</text:p>
          </table:table-cell>
          <table:table-cell table:number-columns-repeated="2"/>
          <table:table-cell office:value-type="string" calcext:value-type="string">
            <text:p>LV0</text:p>
          </table:table-cell>
          <table:table-cell office:value-type="string" calcext:value-type="string">
            <text:p>LV1</text:p>
          </table:table-cell>
          <table:table-cell office:value-type="string" calcext:value-type="string">
            <text:p>LV2</text:p>
          </table:table-cell>
          <table:table-cell office:value-type="string" calcext:value-type="string">
            <text:p>LV3</text:p>
          </table:table-cell>
          <table:table-cell office:value-type="string" calcext:value-type="string">
            <text:p>LV4</text:p>
          </table:table-cell>
          <table:table-cell office:value-type="string" calcext:value-type="string">
            <text:p>LV5</text:p>
          </table:table-cell>
          <table:table-cell office:value-type="string" calcext:value-type="string">
            <text:p>LV6</text:p>
          </table:table-cell>
          <table:table-cell office:value-type="string" calcext:value-type="string">
            <text:p>LV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_CarRental</text:p>
          </table:table-cell>
          <table:table-cell office:value-type="float" office:value="-0.361" calcext:value-type="float">
            <text:p>-0.361</text:p>
          </table:table-cell>
          <table:table-cell office:value-type="float" office:value="0.333" calcext:value-type="float">
            <text:p>0.333</text:p>
          </table:table-cell>
          <table:table-cell office:value-type="float" office:value="-1.084" calcext:value-type="float">
            <text:p>-1.084</text:p>
          </table:table-cell>
          <table:table-cell/>
          <table:table-cell table:formula="of:=SUBSTITUTE(OFFSET([.$A$18];(ROW([.A18])-18)*8;0);&quot;_LV0&quot;;&quot;&quot;)" office:value-type="string" office:string-value="DrvLicens" calcext:value-type="string">
            <text:p>DrvLicens</text:p>
          </table:table-cell>
          <table:table-cell table:style-name="GREEN" table:formula="of:=OFFSET([.$B$18];(ROW([.B18])-18)*8;0)+ORG.OPENOFFICE.STYLE(IF(OFFSET([.$D$18];(ROW([.D18])-18)*8;0)&lt;-1.96;&quot;red&quot;;IF(OFFSET([.$D$18];(ROW([.D18])-18)*8;0)&gt;1.96;&quot;green&quot;;)))" office:value-type="float" office:value="4.307" calcext:value-type="float">
            <text:p>4.307</text:p>
          </table:table-cell>
          <table:table-cell table:formula="of:=OFFSET([.$B$19];(ROW([.B19])-19)*8;0)+ORG.OPENOFFICE.STYLE(IF(OFFSET([.$D$19];(ROW([.D19])-19)*8;0)&lt;-1.96;&quot;red&quot;;IF(OFFSET([.$D$19];(ROW([.D19])-19)*8;0)&gt;1.96;&quot;green&quot;;)))" office:value-type="float" office:value="-0.122" calcext:value-type="float">
            <text:p>-0.122</text:p>
          </table:table-cell>
          <table:table-cell table:formula="of:=OFFSET([.$B$20];(ROW([.B20])-20)*8;0)+ORG.OPENOFFICE.STYLE(IF(OFFSET([.$D$20];(ROW([.D20])-20)*8;0)&lt;-1.96;&quot;red&quot;;IF(OFFSET([.$D$20];(ROW([.D20])-20)*8;0)&gt;1.96;&quot;green&quot;;)))" office:value-type="float" office:value="-1.383" calcext:value-type="float">
            <text:p>-1.383</text:p>
          </table:table-cell>
          <table:table-cell table:style-name="GREEN" table:formula="of:=OFFSET([.$B$21];(ROW([.E21])-21)*8;0)+ORG.OPENOFFICE.STYLE(IF(OFFSET([.$D$21];(ROW([.G21])-21)*8;0)&lt;-1.96;&quot;red&quot;;IF(OFFSET([.$D$21];(ROW([.G21])-21)*8;0)&gt;1.96;&quot;green&quot;;)))" office:value-type="float" office:value="4.804" calcext:value-type="float">
            <text:p>4.804</text:p>
          </table:table-cell>
          <table:table-cell table:style-name="RED" table:formula="of:=OFFSET([.$B$22];(ROW([.E22])-22)*8;0)+ORG.OPENOFFICE.STYLE(IF(OFFSET([.$D$22];(ROW([.G22])-22)*8;0)&lt;-1.96;&quot;red&quot;;IF(OFFSET([.$D$22];(ROW([.G22])-22)*8;0)&gt;1.96;&quot;green&quot;;)))" office:value-type="float" office:value="-4.926" calcext:value-type="float">
            <text:p>-4.926</text:p>
          </table:table-cell>
          <table:table-cell table:style-name="GREEN" table:formula="of:=OFFSET([.$B$23];(ROW([.E23])-23)*8;0)+ORG.OPENOFFICE.STYLE(IF(OFFSET([.$D$23];(ROW([.G23])-23)*8;0)&lt;-1.96;&quot;red&quot;;IF(OFFSET([.$D$23];(ROW([.G23])-23)*8;0)&gt;1.96;&quot;green&quot;;)))" office:value-type="float" office:value="4.123" calcext:value-type="float">
            <text:p>4.123</text:p>
          </table:table-cell>
          <table:table-cell table:formula="of:=OFFSET([.$B$24];(ROW([.G24])-24)*8;0)+ORG.OPENOFFICE.STYLE(IF(OFFSET([.$D$24];(ROW([.I24])-24)*8;0)&lt;-1.96;&quot;red&quot;;IF(OFFSET([.$D$24];(ROW([.I24])-24)*8;0)&gt;1.96;&quot;green&quot;;)))" office:value-type="float" office:value="0.362" calcext:value-type="float">
            <text:p>0.362</text:p>
          </table:table-cell>
          <table:table-cell table:formula="of:=OFFSET([.$B$25];(ROW([.G25])-25)*8;0)+ORG.OPENOFFICE.STYLE(IF(OFFSET([.$D$25];(ROW([.I25])-25)*8;0)&lt;-1.96;&quot;red&quot;;IF(OFFSET([.$D$25];(ROW([.I25])-25)*8;0)&gt;1.96;&quot;green&quot;;)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SC_Car</text:p>
          </table:table-cell>
          <table:table-cell office:value-type="float" office:value="0.325" calcext:value-type="float">
            <text:p>0.325</text:p>
          </table:table-cell>
          <table:table-cell office:value-type="float" office:value="0.127" calcext:value-type="float">
            <text:p>0.127</text:p>
          </table:table-cell>
          <table:table-cell office:value-type="float" office:value="2.561" calcext:value-type="float">
            <text:p>2.561</text:p>
          </table:table-cell>
          <table:table-cell/>
          <table:table-cell table:formula="of:=SUBSTITUTE(OFFSET([.$A$18];(ROW([.A19])-18)*8;0);&quot;_LV0&quot;;&quot;&quot;)" office:value-type="string" office:string-value="PblcTrst" calcext:value-type="string">
            <text:p>PblcTrst</text:p>
          </table:table-cell>
          <table:table-cell table:style-name="RED" table:formula="of:=OFFSET([.$B$18];(ROW([.B19])-18)*8;0)+ORG.OPENOFFICE.STYLE(IF(OFFSET([.$D$18];(ROW([.D19])-18)*8;0)&lt;-1.96;&quot;red&quot;;IF(OFFSET([.$D$18];(ROW([.D19])-18)*8;0)&gt;1.96;&quot;green&quot;;)))" office:value-type="float" office:value="-21.827" calcext:value-type="float">
            <text:p>-21.827</text:p>
          </table:table-cell>
          <table:table-cell table:style-name="GREEN" table:formula="of:=OFFSET([.$B$19];(ROW([.B20])-19)*8;0)+ORG.OPENOFFICE.STYLE(IF(OFFSET([.$D$19];(ROW([.D20])-19)*8;0)&lt;-1.96;&quot;red&quot;;IF(OFFSET([.$D$19];(ROW([.D20])-19)*8;0)&gt;1.96;&quot;green&quot;;)))" office:value-type="float" office:value="9.343" calcext:value-type="float">
            <text:p>9.343</text:p>
          </table:table-cell>
          <table:table-cell table:style-name="RED" table:formula="of:=OFFSET([.$B$20];(ROW([.B21])-20)*8;0)+ORG.OPENOFFICE.STYLE(IF(OFFSET([.$D$20];(ROW([.D21])-20)*8;0)&lt;-1.96;&quot;red&quot;;IF(OFFSET([.$D$20];(ROW([.D21])-20)*8;0)&gt;1.96;&quot;green&quot;;)))" office:value-type="float" office:value="-2.607" calcext:value-type="float">
            <text:p>-2.607</text:p>
          </table:table-cell>
          <table:table-cell table:style-name="GREEN" table:formula="of:=OFFSET([.$B$21];(ROW([.E22])-21)*8;0)+ORG.OPENOFFICE.STYLE(IF(OFFSET([.$D$21];(ROW([.G22])-21)*8;0)&lt;-1.96;&quot;red&quot;;IF(OFFSET([.$D$21];(ROW([.G22])-21)*8;0)&gt;1.96;&quot;green&quot;;)))" office:value-type="float" office:value="19.064" calcext:value-type="float">
            <text:p>19.064</text:p>
          </table:table-cell>
          <table:table-cell table:style-name="GREEN" table:formula="of:=OFFSET([.$B$22];(ROW([.E23])-22)*8;0)+ORG.OPENOFFICE.STYLE(IF(OFFSET([.$D$22];(ROW([.G23])-22)*8;0)&lt;-1.96;&quot;red&quot;;IF(OFFSET([.$D$22];(ROW([.G23])-22)*8;0)&gt;1.96;&quot;green&quot;;)))" office:value-type="float" office:value="13.459" calcext:value-type="float">
            <text:p>13.459</text:p>
          </table:table-cell>
          <table:table-cell table:style-name="RED" table:formula="of:=OFFSET([.$B$23];(ROW([.E24])-23)*8;0)+ORG.OPENOFFICE.STYLE(IF(OFFSET([.$D$23];(ROW([.G24])-23)*8;0)&lt;-1.96;&quot;red&quot;;IF(OFFSET([.$D$23];(ROW([.G24])-23)*8;0)&gt;1.96;&quot;green&quot;;)))" office:value-type="float" office:value="-1.975" calcext:value-type="float">
            <text:p>-1.975</text:p>
          </table:table-cell>
          <table:table-cell table:style-name="RED" table:formula="of:=OFFSET([.$B$24];(ROW([.G25])-24)*8;0)+ORG.OPENOFFICE.STYLE(IF(OFFSET([.$D$24];(ROW([.I25])-24)*8;0)&lt;-1.96;&quot;red&quot;;IF(OFFSET([.$D$24];(ROW([.I25])-24)*8;0)&gt;1.96;&quot;green&quot;;)))" office:value-type="float" office:value="-15.492" calcext:value-type="float">
            <text:p>-15.492</text:p>
          </table:table-cell>
          <table:table-cell table:formula="of:=OFFSET([.$B$25];(ROW([.G26])-25)*8;0)+ORG.OPENOFFICE.STYLE(IF(OFFSET([.$D$25];(ROW([.I26])-25)*8;0)&lt;-1.96;&quot;red&quot;;IF(OFFSET([.$D$25];(ROW([.I26])-25)*8;0)&gt;1.96;&quot;green&quot;;))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SC_Plane</text:p>
          </table:table-cell>
          <table:table-cell office:value-type="float" office:value="-0.106" calcext:value-type="float">
            <text:p>-0.106</text:p>
          </table:table-cell>
          <table:table-cell office:value-type="float" office:value="0.223" calcext:value-type="float">
            <text:p>0.223</text:p>
          </table:table-cell>
          <table:table-cell office:value-type="float" office:value="-0.478" calcext:value-type="float">
            <text:p>-0.478</text:p>
          </table:table-cell>
          <table:table-cell/>
          <table:table-cell table:formula="of:=SUBSTITUTE(OFFSET([.$A$18];(ROW([.A20])-18)*8;0);&quot;_LV0&quot;;&quot;&quot;)" office:value-type="string" office:string-value="Ag1825" calcext:value-type="string">
            <text:p>Ag1825</text:p>
          </table:table-cell>
          <table:table-cell table:style-name="RED" table:formula="of:=OFFSET([.$B$18];(ROW([.B20])-18)*8;0)+ORG.OPENOFFICE.STYLE(IF(OFFSET([.$D$18];(ROW([.D20])-18)*8;0)&lt;-1.96;&quot;red&quot;;IF(OFFSET([.$D$18];(ROW([.D20])-18)*8;0)&gt;1.96;&quot;green&quot;;)))" office:value-type="float" office:value="-24.972" calcext:value-type="float">
            <text:p>-24.972</text:p>
          </table:table-cell>
          <table:table-cell table:formula="of:=OFFSET([.$B$19];(ROW([.B21])-19)*8;0)+ORG.OPENOFFICE.STYLE(IF(OFFSET([.$D$19];(ROW([.D21])-19)*8;0)&lt;-1.96;&quot;red&quot;;IF(OFFSET([.$D$19];(ROW([.D21])-19)*8;0)&gt;1.96;&quot;green&quot;;)))" office:value-type="float" office:value="28.854" calcext:value-type="float">
            <text:p>28.854</text:p>
          </table:table-cell>
          <table:table-cell table:style-name="GREEN" table:formula="of:=OFFSET([.$B$20];(ROW([.B22])-20)*8;0)+ORG.OPENOFFICE.STYLE(IF(OFFSET([.$D$20];(ROW([.D22])-20)*8;0)&lt;-1.96;&quot;red&quot;;IF(OFFSET([.$D$20];(ROW([.D22])-20)*8;0)&gt;1.96;&quot;green&quot;;)))" office:value-type="float" office:value="7.921" calcext:value-type="float">
            <text:p>7.921</text:p>
          </table:table-cell>
          <table:table-cell table:formula="of:=OFFSET([.$B$21];(ROW([.E23])-21)*8;0)+ORG.OPENOFFICE.STYLE(IF(OFFSET([.$D$21];(ROW([.G23])-21)*8;0)&lt;-1.96;&quot;red&quot;;IF(OFFSET([.$D$21];(ROW([.G23])-21)*8;0)&gt;1.96;&quot;green&quot;;)))" office:value-type="float" office:value="-122.83" calcext:value-type="float">
            <text:p>-122.83</text:p>
          </table:table-cell>
          <table:table-cell table:style-name="RED" table:formula="of:=OFFSET([.$B$22];(ROW([.E24])-22)*8;0)+ORG.OPENOFFICE.STYLE(IF(OFFSET([.$D$22];(ROW([.G24])-22)*8;0)&lt;-1.96;&quot;red&quot;;IF(OFFSET([.$D$22];(ROW([.G24])-22)*8;0)&gt;1.96;&quot;green&quot;;)))" office:value-type="float" office:value="-24.803" calcext:value-type="float">
            <text:p>-24.803</text:p>
          </table:table-cell>
          <table:table-cell table:style-name="RED" table:formula="of:=OFFSET([.$B$23];(ROW([.E25])-23)*8;0)+ORG.OPENOFFICE.STYLE(IF(OFFSET([.$D$23];(ROW([.G25])-23)*8;0)&lt;-1.96;&quot;red&quot;;IF(OFFSET([.$D$23];(ROW([.G25])-23)*8;0)&gt;1.96;&quot;green&quot;;)))" office:value-type="float" office:value="-3.302" calcext:value-type="float">
            <text:p>-3.302</text:p>
          </table:table-cell>
          <table:table-cell table:style-name="GREEN" table:formula="of:=OFFSET([.$B$24];(ROW([.G26])-24)*8;0)+ORG.OPENOFFICE.STYLE(IF(OFFSET([.$D$24];(ROW([.I26])-24)*8;0)&lt;-1.96;&quot;red&quot;;IF(OFFSET([.$D$24];(ROW([.I26])-24)*8;0)&gt;1.96;&quot;green&quot;;)))" office:value-type="float" office:value="13.656" calcext:value-type="float">
            <text:p>13.656</text:p>
          </table:table-cell>
          <table:table-cell table:formula="of:=OFFSET([.$B$25];(ROW([.G27])-25)*8;0)+ORG.OPENOFFICE.STYLE(IF(OFFSET([.$D$25];(ROW([.I27])-25)*8;0)&lt;-1.96;&quot;red&quot;;IF(OFFSET([.$D$25];(ROW([.I27])-25)*8;0)&gt;1.96;&quot;green&quot;;))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SC_TrH</text:p>
          </table:table-cell>
          <table:table-cell office:value-type="float" office:value="-0.632" calcext:value-type="float">
            <text:p>-0.632</text:p>
          </table:table-cell>
          <table:table-cell office:value-type="float" office:value="0.106" calcext:value-type="float">
            <text:p>0.106</text:p>
          </table:table-cell>
          <table:table-cell office:value-type="float" office:value="-5.943" calcext:value-type="float">
            <text:p>-5.943</text:p>
          </table:table-cell>
          <table:table-cell/>
          <table:table-cell table:formula="of:=SUBSTITUTE(OFFSET([.$A$18];(ROW([.A21])-18)*8;0);&quot;_LV0&quot;;&quot;&quot;)" office:value-type="string" office:string-value="Ag2545" calcext:value-type="string">
            <text:p>Ag2545</text:p>
          </table:table-cell>
          <table:table-cell table:style-name="GREEN" table:formula="of:=OFFSET([.$B$18];(ROW([.B21])-18)*8;0)+ORG.OPENOFFICE.STYLE(IF(OFFSET([.$D$18];(ROW([.D21])-18)*8;0)&lt;-1.96;&quot;red&quot;;IF(OFFSET([.$D$18];(ROW([.D21])-18)*8;0)&gt;1.96;&quot;green&quot;;)))" office:value-type="float" office:value="12.06" calcext:value-type="float">
            <text:p>12.06</text:p>
          </table:table-cell>
          <table:table-cell table:style-name="GREEN" table:formula="of:=OFFSET([.$B$19];(ROW([.B22])-19)*8;0)+ORG.OPENOFFICE.STYLE(IF(OFFSET([.$D$19];(ROW([.D22])-19)*8;0)&lt;-1.96;&quot;red&quot;;IF(OFFSET([.$D$19];(ROW([.D22])-19)*8;0)&gt;1.96;&quot;green&quot;;)))" office:value-type="float" office:value="24.165" calcext:value-type="float">
            <text:p>24.165</text:p>
          </table:table-cell>
          <table:table-cell table:style-name="RED" table:formula="of:=OFFSET([.$B$20];(ROW([.B23])-20)*8;0)+ORG.OPENOFFICE.STYLE(IF(OFFSET([.$D$20];(ROW([.D23])-20)*8;0)&lt;-1.96;&quot;red&quot;;IF(OFFSET([.$D$20];(ROW([.D23])-20)*8;0)&gt;1.96;&quot;green&quot;;)))" office:value-type="float" office:value="-2.891" calcext:value-type="float">
            <text:p>-2.891</text:p>
          </table:table-cell>
          <table:table-cell table:style-name="RED" table:formula="of:=OFFSET([.$B$21];(ROW([.E24])-21)*8;0)+ORG.OPENOFFICE.STYLE(IF(OFFSET([.$D$21];(ROW([.G24])-21)*8;0)&lt;-1.96;&quot;red&quot;;IF(OFFSET([.$D$21];(ROW([.G24])-21)*8;0)&gt;1.96;&quot;green&quot;;)))" office:value-type="float" office:value="-4.131" calcext:value-type="float">
            <text:p>-4.131</text:p>
          </table:table-cell>
          <table:table-cell table:style-name="RED" table:formula="of:=OFFSET([.$B$22];(ROW([.E25])-22)*8;0)+ORG.OPENOFFICE.STYLE(IF(OFFSET([.$D$22];(ROW([.G25])-22)*8;0)&lt;-1.96;&quot;red&quot;;IF(OFFSET([.$D$22];(ROW([.G25])-22)*8;0)&gt;1.96;&quot;green&quot;;)))" office:value-type="float" office:value="-12.668" calcext:value-type="float">
            <text:p>-12.668</text:p>
          </table:table-cell>
          <table:table-cell table:formula="of:=OFFSET([.$B$23];(ROW([.E26])-23)*8;0)+ORG.OPENOFFICE.STYLE(IF(OFFSET([.$D$23];(ROW([.G26])-23)*8;0)&lt;-1.96;&quot;red&quot;;IF(OFFSET([.$D$23];(ROW([.G26])-23)*8;0)&gt;1.96;&quot;green&quot;;)))" office:value-type="float" office:value="-0.975" calcext:value-type="float">
            <text:p>-0.975</text:p>
          </table:table-cell>
          <table:table-cell table:formula="of:=OFFSET([.$B$24];(ROW([.G27])-24)*8;0)+ORG.OPENOFFICE.STYLE(IF(OFFSET([.$D$24];(ROW([.I27])-24)*8;0)&lt;-1.96;&quot;red&quot;;IF(OFFSET([.$D$24];(ROW([.I27])-24)*8;0)&gt;1.96;&quot;green&quot;;)))" office:value-type="float" office:value="1.718" calcext:value-type="float">
            <text:p>1.718</text:p>
          </table:table-cell>
          <table:table-cell table:formula="of:=OFFSET([.$B$25];(ROW([.G28])-25)*8;0)+ORG.OPENOFFICE.STYLE(IF(OFFSET([.$D$25];(ROW([.I28])-25)*8;0)&lt;-1.96;&quot;red&quot;;IF(OFFSET([.$D$25];(ROW([.I28])-25)*8;0)&gt;1.96;&quot;green&quot;;))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_Train</text:p>
          </table:table-cell>
          <table:table-cell office:value-type="float" office:value="0" calcext:value-type="float">
            <text:p>0</text:p>
          </table:table-cell>
          <table:table-cell office:value-type="float" office:value="0.209" calcext:value-type="float">
            <text:p>0.209</text:p>
          </table:table-cell>
          <table:table-cell office:value-type="float" office:value="0" calcext:value-type="float">
            <text:p>0</text:p>
          </table:table-cell>
          <table:table-cell/>
          <table:table-cell table:formula="of:=SUBSTITUTE(OFFSET([.$A$18];(ROW([.A22])-18)*8;0);&quot;_LV0&quot;;&quot;&quot;)" office:value-type="string" office:string-value="Ag4565" calcext:value-type="string">
            <text:p>Ag4565</text:p>
          </table:table-cell>
          <table:table-cell table:formula="of:=OFFSET([.$B$18];(ROW([.B22])-18)*8;0)+ORG.OPENOFFICE.STYLE(IF(OFFSET([.$D$18];(ROW([.D22])-18)*8;0)&lt;-1.96;&quot;red&quot;;IF(OFFSET([.$D$18];(ROW([.D22])-18)*8;0)&gt;1.96;&quot;green&quot;;)))" office:value-type="float" office:value="-1.662" calcext:value-type="float">
            <text:p>-1.662</text:p>
          </table:table-cell>
          <table:table-cell table:style-name="RED" table:formula="of:=OFFSET([.$B$19];(ROW([.B23])-19)*8;0)+ORG.OPENOFFICE.STYLE(IF(OFFSET([.$D$19];(ROW([.D23])-19)*8;0)&lt;-1.96;&quot;red&quot;;IF(OFFSET([.$D$19];(ROW([.D23])-19)*8;0)&gt;1.96;&quot;green&quot;;)))" office:value-type="float" office:value="-2.626" calcext:value-type="float">
            <text:p>-2.626</text:p>
          </table:table-cell>
          <table:table-cell table:style-name="GREEN" table:formula="of:=OFFSET([.$B$20];(ROW([.B24])-20)*8;0)+ORG.OPENOFFICE.STYLE(IF(OFFSET([.$D$20];(ROW([.D24])-20)*8;0)&lt;-1.96;&quot;red&quot;;IF(OFFSET([.$D$20];(ROW([.D24])-20)*8;0)&gt;1.96;&quot;green&quot;;)))" office:value-type="float" office:value="10.64" calcext:value-type="float">
            <text:p>10.64</text:p>
          </table:table-cell>
          <table:table-cell table:style-name="GREEN" table:formula="of:=OFFSET([.$B$21];(ROW([.E25])-21)*8;0)+ORG.OPENOFFICE.STYLE(IF(OFFSET([.$D$21];(ROW([.G25])-21)*8;0)&lt;-1.96;&quot;red&quot;;IF(OFFSET([.$D$21];(ROW([.G25])-21)*8;0)&gt;1.96;&quot;green&quot;;)))" office:value-type="float" office:value="7.579" calcext:value-type="float">
            <text:p>7.579</text:p>
          </table:table-cell>
          <table:table-cell table:style-name="RED" table:formula="of:=OFFSET([.$B$22];(ROW([.E26])-22)*8;0)+ORG.OPENOFFICE.STYLE(IF(OFFSET([.$D$22];(ROW([.G26])-22)*8;0)&lt;-1.96;&quot;red&quot;;IF(OFFSET([.$D$22];(ROW([.G26])-22)*8;0)&gt;1.96;&quot;green&quot;;)))" office:value-type="float" office:value="-15.176" calcext:value-type="float">
            <text:p>-15.176</text:p>
          </table:table-cell>
          <table:table-cell table:style-name="RED" table:formula="of:=OFFSET([.$B$23];(ROW([.E27])-23)*8;0)+ORG.OPENOFFICE.STYLE(IF(OFFSET([.$D$23];(ROW([.G27])-23)*8;0)&lt;-1.96;&quot;red&quot;;IF(OFFSET([.$D$23];(ROW([.G27])-23)*8;0)&gt;1.96;&quot;green&quot;;)))" office:value-type="float" office:value="-5.13" calcext:value-type="float">
            <text:p>-5.13</text:p>
          </table:table-cell>
          <table:table-cell table:style-name="RED" table:formula="of:=OFFSET([.$B$24];(ROW([.G28])-24)*8;0)+ORG.OPENOFFICE.STYLE(IF(OFFSET([.$D$24];(ROW([.I28])-24)*8;0)&lt;-1.96;&quot;red&quot;;IF(OFFSET([.$D$24];(ROW([.I28])-24)*8;0)&gt;1.96;&quot;green&quot;;)))" office:value-type="float" office:value="-8.355" calcext:value-type="float">
            <text:p>-8.355</text:p>
          </table:table-cell>
          <table:table-cell table:formula="of:=OFFSET([.$B$25];(ROW([.G29])-25)*8;0)+ORG.OPENOFFICE.STYLE(IF(OFFSET([.$D$25];(ROW([.I29])-25)*8;0)&lt;-1.96;&quot;red&quot;;IF(OFFSET([.$D$25];(ROW([.I29])-25)*8;0)&gt;1.96;&quot;green&quot;;)))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string" calcext:value-type="string">
            <text:p>cost</text:p>
          </table:table-cell>
          <table:table-cell table:style-name="ce1" office:value-type="float" office:value="-0.524" calcext:value-type="float">
            <text:p>-0.52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-4.357" calcext:value-type="float">
            <text:p>-4.357</text:p>
          </table:table-cell>
          <table:table-cell/>
          <table:table-cell table:formula="of:=SUBSTITUTE(OFFSET([.$A$18];(ROW([.A23])-18)*8;0);&quot;_LV0&quot;;&quot;&quot;)" office:value-type="string" office:string-value="Ag65M" calcext:value-type="string">
            <text:p>Ag65M</text:p>
          </table:table-cell>
          <table:table-cell table:formula="of:=OFFSET([.$B$18];(ROW([.B23])-18)*8;0)+ORG.OPENOFFICE.STYLE(IF(OFFSET([.$D$18];(ROW([.D23])-18)*8;0)&lt;-1.96;&quot;red&quot;;IF(OFFSET([.$D$18];(ROW([.D23])-18)*8;0)&gt;1.96;&quot;green&quot;;)))" office:value-type="float" office:value="-1.272" calcext:value-type="float">
            <text:p>-1.272</text:p>
          </table:table-cell>
          <table:table-cell table:style-name="GREEN" table:formula="of:=OFFSET([.$B$19];(ROW([.B24])-19)*8;0)+ORG.OPENOFFICE.STYLE(IF(OFFSET([.$D$19];(ROW([.D24])-19)*8;0)&lt;-1.96;&quot;red&quot;;IF(OFFSET([.$D$19];(ROW([.D24])-19)*8;0)&gt;1.96;&quot;green&quot;;)))" office:value-type="float" office:value="7.389" calcext:value-type="float">
            <text:p>7.389</text:p>
          </table:table-cell>
          <table:table-cell table:style-name="GREEN" table:formula="of:=OFFSET([.$B$20];(ROW([.B25])-20)*8;0)+ORG.OPENOFFICE.STYLE(IF(OFFSET([.$D$20];(ROW([.D25])-20)*8;0)&lt;-1.96;&quot;red&quot;;IF(OFFSET([.$D$20];(ROW([.D25])-20)*8;0)&gt;1.96;&quot;green&quot;;)))" office:value-type="float" office:value="17.739" calcext:value-type="float">
            <text:p>17.739</text:p>
          </table:table-cell>
          <table:table-cell table:style-name="GREEN" table:formula="of:=OFFSET([.$B$21];(ROW([.E26])-21)*8;0)+ORG.OPENOFFICE.STYLE(IF(OFFSET([.$D$21];(ROW([.G26])-21)*8;0)&lt;-1.96;&quot;red&quot;;IF(OFFSET([.$D$21];(ROW([.G26])-21)*8;0)&gt;1.96;&quot;green&quot;;)))" office:value-type="float" office:value="28.555" calcext:value-type="float">
            <text:p>28.555</text:p>
          </table:table-cell>
          <table:table-cell table:style-name="GREEN" table:formula="of:=OFFSET([.$B$22];(ROW([.E27])-22)*8;0)+ORG.OPENOFFICE.STYLE(IF(OFFSET([.$D$22];(ROW([.G27])-22)*8;0)&lt;-1.96;&quot;red&quot;;IF(OFFSET([.$D$22];(ROW([.G27])-22)*8;0)&gt;1.96;&quot;green&quot;;)))" office:value-type="float" office:value="10.983" calcext:value-type="float">
            <text:p>10.983</text:p>
          </table:table-cell>
          <table:table-cell table:formula="of:=OFFSET([.$B$23];(ROW([.E28])-23)*8;0)+ORG.OPENOFFICE.STYLE(IF(OFFSET([.$D$23];(ROW([.G28])-23)*8;0)&lt;-1.96;&quot;red&quot;;IF(OFFSET([.$D$23];(ROW([.G28])-23)*8;0)&gt;1.96;&quot;green&quot;;)))" office:value-type="float" office:value="-2.082" calcext:value-type="float">
            <text:p>-2.082</text:p>
          </table:table-cell>
          <table:table-cell table:formula="of:=OFFSET([.$B$24];(ROW([.G29])-24)*8;0)+ORG.OPENOFFICE.STYLE(IF(OFFSET([.$D$24];(ROW([.I29])-24)*8;0)&lt;-1.96;&quot;red&quot;;IF(OFFSET([.$D$24];(ROW([.I29])-24)*8;0)&gt;1.96;&quot;green&quot;;)))" office:value-type="float" office:value="-2.662" calcext:value-type="float">
            <text:p>-2.662</text:p>
          </table:table-cell>
          <table:table-cell table:formula="of:=OFFSET([.$B$25];(ROW([.G30])-25)*8;0)+ORG.OPENOFFICE.STYLE(IF(OFFSET([.$D$25];(ROW([.I30])-25)*8;0)&lt;-1.96;&quot;red&quot;;IF(OFFSET([.$D$25];(ROW([.I30])-25)*8;0)&gt;1.96;&quot;green&quot;;)))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t</text:p>
          </table:table-cell>
          <table:table-cell table:style-name="ce1" office:value-type="float" office:value="-0.148" calcext:value-type="float">
            <text:p>-0.148</text:p>
          </table:table-cell>
          <table:table-cell table:style-name="ce1" office:value-type="float" office:value="0.026" calcext:value-type="float">
            <text:p>0.026</text:p>
          </table:table-cell>
          <table:table-cell table:style-name="ce1" office:value-type="float" office:value="-5.76" calcext:value-type="float">
            <text:p>-5.76</text:p>
          </table:table-cell>
          <table:table-cell/>
          <table:table-cell table:formula="of:=SUBSTITUTE(OFFSET([.$A$18];(ROW([.A24])-18)*8;0);&quot;_LV0&quot;;&quot;&quot;)" office:value-type="string" office:string-value="Male" calcext:value-type="string">
            <text:p>Male</text:p>
          </table:table-cell>
          <table:table-cell table:style-name="GREEN" table:formula="of:=OFFSET([.$B$18];(ROW([.B24])-18)*8;0)+ORG.OPENOFFICE.STYLE(IF(OFFSET([.$D$18];(ROW([.D24])-18)*8;0)&lt;-1.96;&quot;red&quot;;IF(OFFSET([.$D$18];(ROW([.D24])-18)*8;0)&gt;1.96;&quot;green&quot;;)))" office:value-type="float" office:value="4.514" calcext:value-type="float">
            <text:p>4.514</text:p>
          </table:table-cell>
          <table:table-cell table:style-name="RED" table:formula="of:=OFFSET([.$B$19];(ROW([.B25])-19)*8;0)+ORG.OPENOFFICE.STYLE(IF(OFFSET([.$D$19];(ROW([.D25])-19)*8;0)&lt;-1.96;&quot;red&quot;;IF(OFFSET([.$D$19];(ROW([.D25])-19)*8;0)&gt;1.96;&quot;green&quot;;)))" office:value-type="float" office:value="-5.3" calcext:value-type="float">
            <text:p>-5.3</text:p>
          </table:table-cell>
          <table:table-cell table:style-name="GREEN" table:formula="of:=OFFSET([.$B$20];(ROW([.B26])-20)*8;0)+ORG.OPENOFFICE.STYLE(IF(OFFSET([.$D$20];(ROW([.D26])-20)*8;0)&lt;-1.96;&quot;red&quot;;IF(OFFSET([.$D$20];(ROW([.D26])-20)*8;0)&gt;1.96;&quot;green&quot;;)))" office:value-type="float" office:value="2.265" calcext:value-type="float">
            <text:p>2.265</text:p>
          </table:table-cell>
          <table:table-cell table:style-name="GREEN" table:formula="of:=OFFSET([.$B$21];(ROW([.E27])-21)*8;0)+ORG.OPENOFFICE.STYLE(IF(OFFSET([.$D$21];(ROW([.G27])-21)*8;0)&lt;-1.96;&quot;red&quot;;IF(OFFSET([.$D$21];(ROW([.G27])-21)*8;0)&gt;1.96;&quot;green&quot;;)))" office:value-type="float" office:value="14.903" calcext:value-type="float">
            <text:p>14.903</text:p>
          </table:table-cell>
          <table:table-cell table:style-name="GREEN" table:formula="of:=OFFSET([.$B$22];(ROW([.E28])-22)*8;0)+ORG.OPENOFFICE.STYLE(IF(OFFSET([.$D$22];(ROW([.G28])-22)*8;0)&lt;-1.96;&quot;red&quot;;IF(OFFSET([.$D$22];(ROW([.G28])-22)*8;0)&gt;1.96;&quot;green&quot;;)))" office:value-type="float" office:value="16.423" calcext:value-type="float">
            <text:p>16.423</text:p>
          </table:table-cell>
          <table:table-cell table:formula="of:=OFFSET([.$B$23];(ROW([.E29])-23)*8;0)+ORG.OPENOFFICE.STYLE(IF(OFFSET([.$D$23];(ROW([.G29])-23)*8;0)&lt;-1.96;&quot;red&quot;;IF(OFFSET([.$D$23];(ROW([.G29])-23)*8;0)&gt;1.96;&quot;green&quot;;)))" office:value-type="float" office:value="0.429" calcext:value-type="float">
            <text:p>0.429</text:p>
          </table:table-cell>
          <table:table-cell table:style-name="GREEN" table:formula="of:=OFFSET([.$B$24];(ROW([.G30])-24)*8;0)+ORG.OPENOFFICE.STYLE(IF(OFFSET([.$D$24];(ROW([.I30])-24)*8;0)&lt;-1.96;&quot;red&quot;;IF(OFFSET([.$D$24];(ROW([.I30])-24)*8;0)&gt;1.96;&quot;green&quot;;)))" office:value-type="float" office:value="8.999" calcext:value-type="float">
            <text:p>8.999</text:p>
          </table:table-cell>
          <table:table-cell table:formula="of:=OFFSET([.$B$25];(ROW([.G31])-25)*8;0)+ORG.OPENOFFICE.STYLE(IF(OFFSET([.$D$25];(ROW([.I31])-25)*8;0)&lt;-1.96;&quot;red&quot;;IF(OFFSET([.$D$25];(ROW([.I31])-25)*8;0)&gt;1.96;&quot;green&quot;;)))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relib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float" office:value="0.564" calcext:value-type="float">
            <text:p>0.564</text:p>
          </table:table-cell>
          <table:table-cell/>
          <table:table-cell table:formula="of:=SUBSTITUTE(OFFSET([.$A$18];(ROW([.A25])-18)*8;0);&quot;_LV0&quot;;&quot;&quot;)" office:value-type="string" office:string-value="Fulltime" calcext:value-type="string">
            <text:p>Fulltime</text:p>
          </table:table-cell>
          <table:table-cell table:style-name="RED" table:formula="of:=OFFSET([.$B$18];(ROW([.B25])-18)*8;0)+ORG.OPENOFFICE.STYLE(IF(OFFSET([.$D$18];(ROW([.D25])-18)*8;0)&lt;-1.96;&quot;red&quot;;IF(OFFSET([.$D$18];(ROW([.D25])-18)*8;0)&gt;1.96;&quot;green&quot;;)))" office:value-type="float" office:value="-20.009" calcext:value-type="float">
            <text:p>-20.009</text:p>
          </table:table-cell>
          <table:table-cell table:style-name="RED" table:formula="of:=OFFSET([.$B$19];(ROW([.B26])-19)*8;0)+ORG.OPENOFFICE.STYLE(IF(OFFSET([.$D$19];(ROW([.D26])-19)*8;0)&lt;-1.96;&quot;red&quot;;IF(OFFSET([.$D$19];(ROW([.D26])-19)*8;0)&gt;1.96;&quot;green&quot;;)))" office:value-type="float" office:value="-4.879" calcext:value-type="float">
            <text:p>-4.879</text:p>
          </table:table-cell>
          <table:table-cell table:formula="of:=OFFSET([.$B$20];(ROW([.B27])-20)*8;0)+ORG.OPENOFFICE.STYLE(IF(OFFSET([.$D$20];(ROW([.D27])-20)*8;0)&lt;-1.96;&quot;red&quot;;IF(OFFSET([.$D$20];(ROW([.D27])-20)*8;0)&gt;1.96;&quot;green&quot;;)))" office:value-type="float" office:value="-1.103" calcext:value-type="float">
            <text:p>-1.103</text:p>
          </table:table-cell>
          <table:table-cell table:style-name="RED" table:formula="of:=OFFSET([.$B$21];(ROW([.E28])-21)*8;0)+ORG.OPENOFFICE.STYLE(IF(OFFSET([.$D$21];(ROW([.G28])-21)*8;0)&lt;-1.96;&quot;red&quot;;IF(OFFSET([.$D$21];(ROW([.G28])-21)*8;0)&gt;1.96;&quot;green&quot;;)))" office:value-type="float" office:value="-8.37" calcext:value-type="float">
            <text:p>-8.37</text:p>
          </table:table-cell>
          <table:table-cell table:style-name="GREEN" table:formula="of:=OFFSET([.$B$22];(ROW([.E29])-22)*8;0)+ORG.OPENOFFICE.STYLE(IF(OFFSET([.$D$22];(ROW([.G29])-22)*8;0)&lt;-1.96;&quot;red&quot;;IF(OFFSET([.$D$22];(ROW([.G29])-22)*8;0)&gt;1.96;&quot;green&quot;;)))" office:value-type="float" office:value="13.551" calcext:value-type="float">
            <text:p>13.551</text:p>
          </table:table-cell>
          <table:table-cell table:style-name="GREEN" table:formula="of:=OFFSET([.$B$23];(ROW([.E30])-23)*8;0)+ORG.OPENOFFICE.STYLE(IF(OFFSET([.$D$23];(ROW([.G30])-23)*8;0)&lt;-1.96;&quot;red&quot;;IF(OFFSET([.$D$23];(ROW([.G30])-23)*8;0)&gt;1.96;&quot;green&quot;;)))" office:value-type="float" office:value="3.772" calcext:value-type="float">
            <text:p>3.772</text:p>
          </table:table-cell>
          <table:table-cell table:style-name="GREEN" table:formula="of:=OFFSET([.$B$24];(ROW([.G31])-24)*8;0)+ORG.OPENOFFICE.STYLE(IF(OFFSET([.$D$24];(ROW([.I31])-24)*8;0)&lt;-1.96;&quot;red&quot;;IF(OFFSET([.$D$24];(ROW([.I31])-24)*8;0)&gt;1.96;&quot;green&quot;;)))" office:value-type="float" office:value="27.119" calcext:value-type="float">
            <text:p>27.119</text:p>
          </table:table-cell>
          <table:table-cell table:formula="of:=OFFSET([.$B$25];(ROW([.G32])-25)*8;0)+ORG.OPENOFFICE.STYLE(IF(OFFSET([.$D$25];(ROW([.I32])-25)*8;0)&lt;-1.96;&quot;red&quot;;IF(OFFSET([.$D$25];(ROW([.I32])-25)*8;0)&gt;1.96;&quot;green&quot;;))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rvLicens_LV0</text:p>
          </table:table-cell>
          <table:table-cell office:value-type="float" office:value="4.307" calcext:value-type="float">
            <text:p>4.307</text:p>
          </table:table-cell>
          <table:table-cell office:value-type="float" office:value="1.065" calcext:value-type="float">
            <text:p>1.065</text:p>
          </table:table-cell>
          <table:table-cell office:value-type="float" office:value="4.046" calcext:value-type="float">
            <text:p>4.046</text:p>
          </table:table-cell>
          <table:table-cell/>
          <table:table-cell table:formula="of:=SUBSTITUTE(OFFSET([.$A$18];(ROW([.A26])-18)*8;0);&quot;_LV0&quot;;&quot;&quot;)" office:value-type="string" office:string-value="Edu_Highschl" calcext:value-type="string">
            <text:p>Edu_Highschl</text:p>
          </table:table-cell>
          <table:table-cell table:formula="of:=OFFSET([.$B$18];(ROW([.B26])-18)*8;0)+ORG.OPENOFFICE.STYLE(IF(OFFSET([.$D$18];(ROW([.D26])-18)*8;0)&lt;-1.96;&quot;red&quot;;IF(OFFSET([.$D$18];(ROW([.D26])-18)*8;0)&gt;1.96;&quot;green&quot;;)))" office:value-type="float" office:value="3.409" calcext:value-type="float">
            <text:p>3.409</text:p>
          </table:table-cell>
          <table:table-cell table:formula="of:=OFFSET([.$B$19];(ROW([.B27])-19)*8;0)+ORG.OPENOFFICE.STYLE(IF(OFFSET([.$D$19];(ROW([.D27])-19)*8;0)&lt;-1.96;&quot;red&quot;;IF(OFFSET([.$D$19];(ROW([.D27])-19)*8;0)&gt;1.96;&quot;green&quot;;)))" office:value-type="float" office:value="-1.989" calcext:value-type="float">
            <text:p>-1.989</text:p>
          </table:table-cell>
          <table:table-cell table:style-name="RED" table:formula="of:=OFFSET([.$B$20];(ROW([.B28])-20)*8;0)+ORG.OPENOFFICE.STYLE(IF(OFFSET([.$D$20];(ROW([.D28])-20)*8;0)&lt;-1.96;&quot;red&quot;;IF(OFFSET([.$D$20];(ROW([.D28])-20)*8;0)&gt;1.96;&quot;green&quot;;)))" office:value-type="float" office:value="-10.366" calcext:value-type="float">
            <text:p>-10.366</text:p>
          </table:table-cell>
          <table:table-cell table:formula="of:=OFFSET([.$B$21];(ROW([.E29])-21)*8;0)+ORG.OPENOFFICE.STYLE(IF(OFFSET([.$D$21];(ROW([.G29])-21)*8;0)&lt;-1.96;&quot;red&quot;;IF(OFFSET([.$D$21];(ROW([.G29])-21)*8;0)&gt;1.96;&quot;green&quot;;)))" office:value-type="float" office:value="50.189" calcext:value-type="float">
            <text:p>50.189</text:p>
          </table:table-cell>
          <table:table-cell table:style-name="RED" table:formula="of:=OFFSET([.$B$22];(ROW([.E30])-22)*8;0)+ORG.OPENOFFICE.STYLE(IF(OFFSET([.$D$22];(ROW([.G30])-22)*8;0)&lt;-1.96;&quot;red&quot;;IF(OFFSET([.$D$22];(ROW([.G30])-22)*8;0)&gt;1.96;&quot;green&quot;;)))" office:value-type="float" office:value="-12.009" calcext:value-type="float">
            <text:p>-12.009</text:p>
          </table:table-cell>
          <table:table-cell table:formula="of:=OFFSET([.$B$23];(ROW([.E31])-23)*8;0)+ORG.OPENOFFICE.STYLE(IF(OFFSET([.$D$23];(ROW([.G31])-23)*8;0)&lt;-1.96;&quot;red&quot;;IF(OFFSET([.$D$23];(ROW([.G31])-23)*8;0)&gt;1.96;&quot;green&quot;;)))" office:value-type="float" office:value="0.541" calcext:value-type="float">
            <text:p>0.541</text:p>
          </table:table-cell>
          <table:table-cell table:style-name="RED" table:formula="of:=OFFSET([.$B$24];(ROW([.G32])-24)*8;0)+ORG.OPENOFFICE.STYLE(IF(OFFSET([.$D$24];(ROW([.I32])-24)*8;0)&lt;-1.96;&quot;red&quot;;IF(OFFSET([.$D$24];(ROW([.I32])-24)*8;0)&gt;1.96;&quot;green&quot;;)))" office:value-type="float" office:value="-16.067" calcext:value-type="float">
            <text:p>-16.067</text:p>
          </table:table-cell>
          <table:table-cell table:formula="of:=OFFSET([.$B$25];(ROW([.G33])-25)*8;0)+ORG.OPENOFFICE.STYLE(IF(OFFSET([.$D$25];(ROW([.I33])-25)*8;0)&lt;-1.96;&quot;red&quot;;IF(OFFSET([.$D$25];(ROW([.I33])-25)*8;0)&gt;1.96;&quot;green&quot;;)))"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DrvLicens_LV1</text:p>
          </table:table-cell>
          <table:table-cell office:value-type="float" office:value="-0.122" calcext:value-type="float">
            <text:p>-0.122</text:p>
          </table:table-cell>
          <table:table-cell office:value-type="float" office:value="0.998" calcext:value-type="float">
            <text:p>0.998</text:p>
          </table:table-cell>
          <table:table-cell office:value-type="float" office:value="-0.122" calcext:value-type="float">
            <text:p>-0.122</text:p>
          </table:table-cell>
          <table:table-cell/>
          <table:table-cell table:formula="of:=SUBSTITUTE(OFFSET([.$A$18];(ROW([.A27])-18)*8;0);&quot;_LV0&quot;;&quot;&quot;)" office:value-type="string" office:string-value="Edu_BSc" calcext:value-type="string">
            <text:p>Edu_BSc</text:p>
          </table:table-cell>
          <table:table-cell table:style-name="RED" table:formula="of:=OFFSET([.$B$18];(ROW([.B27])-18)*8;0)+ORG.OPENOFFICE.STYLE(IF(OFFSET([.$D$18];(ROW([.D27])-18)*8;0)&lt;-1.96;&quot;red&quot;;IF(OFFSET([.$D$18];(ROW([.D27])-18)*8;0)&gt;1.96;&quot;green&quot;;)))" office:value-type="float" office:value="-9.951" calcext:value-type="float">
            <text:p>-9.951</text:p>
          </table:table-cell>
          <table:table-cell table:style-name="GREEN" table:formula="of:=OFFSET([.$B$19];(ROW([.B28])-19)*8;0)+ORG.OPENOFFICE.STYLE(IF(OFFSET([.$D$19];(ROW([.D28])-19)*8;0)&lt;-1.96;&quot;red&quot;;IF(OFFSET([.$D$19];(ROW([.D28])-19)*8;0)&gt;1.96;&quot;green&quot;;)))" office:value-type="float" office:value="18.323" calcext:value-type="float">
            <text:p>18.323</text:p>
          </table:table-cell>
          <table:table-cell table:style-name="GREEN" table:formula="of:=OFFSET([.$B$20];(ROW([.B29])-20)*8;0)+ORG.OPENOFFICE.STYLE(IF(OFFSET([.$D$20];(ROW([.D29])-20)*8;0)&lt;-1.96;&quot;red&quot;;IF(OFFSET([.$D$20];(ROW([.D29])-20)*8;0)&gt;1.96;&quot;green&quot;;)))" office:value-type="float" office:value="4.759" calcext:value-type="float">
            <text:p>4.759</text:p>
          </table:table-cell>
          <table:table-cell table:formula="of:=OFFSET([.$B$21];(ROW([.E30])-21)*8;0)+ORG.OPENOFFICE.STYLE(IF(OFFSET([.$D$21];(ROW([.G30])-21)*8;0)&lt;-1.96;&quot;red&quot;;IF(OFFSET([.$D$21];(ROW([.G30])-21)*8;0)&gt;1.96;&quot;green&quot;;)))" office:value-type="float" office:value="0.08" calcext:value-type="float">
            <text:p>0.08</text:p>
          </table:table-cell>
          <table:table-cell table:style-name="RED" table:formula="of:=OFFSET([.$B$22];(ROW([.E31])-22)*8;0)+ORG.OPENOFFICE.STYLE(IF(OFFSET([.$D$22];(ROW([.G31])-22)*8;0)&lt;-1.96;&quot;red&quot;;IF(OFFSET([.$D$22];(ROW([.G31])-22)*8;0)&gt;1.96;&quot;green&quot;;)))" office:value-type="float" office:value="-9.319" calcext:value-type="float">
            <text:p>-9.319</text:p>
          </table:table-cell>
          <table:table-cell table:style-name="RED" table:formula="of:=OFFSET([.$B$23];(ROW([.E32])-23)*8;0)+ORG.OPENOFFICE.STYLE(IF(OFFSET([.$D$23];(ROW([.G32])-23)*8;0)&lt;-1.96;&quot;red&quot;;IF(OFFSET([.$D$23];(ROW([.G32])-23)*8;0)&gt;1.96;&quot;green&quot;;)))" office:value-type="float" office:value="-2.715" calcext:value-type="float">
            <text:p>-2.715</text:p>
          </table:table-cell>
          <table:table-cell table:formula="of:=OFFSET([.$B$24];(ROW([.G33])-24)*8;0)+ORG.OPENOFFICE.STYLE(IF(OFFSET([.$D$24];(ROW([.I33])-24)*8;0)&lt;-1.96;&quot;red&quot;;IF(OFFSET([.$D$24];(ROW([.I33])-24)*8;0)&gt;1.96;&quot;green&quot;;)))" office:value-type="float" office:value="-0.205" calcext:value-type="float">
            <text:p>-0.205</text:p>
          </table:table-cell>
          <table:table-cell table:formula="of:=OFFSET([.$B$25];(ROW([.G34])-25)*8;0)+ORG.OPENOFFICE.STYLE(IF(OFFSET([.$D$25];(ROW([.I34])-25)*8;0)&lt;-1.96;&quot;red&quot;;IF(OFFSET([.$D$25];(ROW([.I34])-25)*8;0)&gt;1.96;&quot;green&quot;;)))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DrvLicens_LV2</text:p>
          </table:table-cell>
          <table:table-cell office:value-type="float" office:value="-1.383" calcext:value-type="float">
            <text:p>-1.383</text:p>
          </table:table-cell>
          <table:table-cell office:value-type="float" office:value="0.754" calcext:value-type="float">
            <text:p>0.754</text:p>
          </table:table-cell>
          <table:table-cell office:value-type="float" office:value="-1.833" calcext:value-type="float">
            <text:p>-1.833</text:p>
          </table:table-cell>
          <table:table-cell/>
          <table:table-cell table:formula="of:=SUBSTITUTE(OFFSET([.$A$18];(ROW([.A28])-18)*8;0);&quot;_LV0&quot;;&quot;&quot;)" office:value-type="string" office:string-value="Edu_MscPhD" calcext:value-type="string">
            <text:p>Edu_MscPhD</text:p>
          </table:table-cell>
          <table:table-cell table:formula="of:=OFFSET([.$B$18];(ROW([.B28])-18)*8;0)+ORG.OPENOFFICE.STYLE(IF(OFFSET([.$D$18];(ROW([.D28])-18)*8;0)&lt;-1.96;&quot;red&quot;;IF(OFFSET([.$D$18];(ROW([.D28])-18)*8;0)&gt;1.96;&quot;green&quot;;)))" office:value-type="float" office:value="-2.438" calcext:value-type="float">
            <text:p>-2.438</text:p>
          </table:table-cell>
          <table:table-cell table:formula="of:=OFFSET([.$B$19];(ROW([.B29])-19)*8;0)+ORG.OPENOFFICE.STYLE(IF(OFFSET([.$D$19];(ROW([.D29])-19)*8;0)&lt;-1.96;&quot;red&quot;;IF(OFFSET([.$D$19];(ROW([.D29])-19)*8;0)&gt;1.96;&quot;green&quot;;)))" office:value-type="float" office:value="7.997" calcext:value-type="float">
            <text:p>7.997</text:p>
          </table:table-cell>
          <table:table-cell table:style-name="GREEN" table:formula="of:=OFFSET([.$B$20];(ROW([.B30])-20)*8;0)+ORG.OPENOFFICE.STYLE(IF(OFFSET([.$D$20];(ROW([.D30])-20)*8;0)&lt;-1.96;&quot;red&quot;;IF(OFFSET([.$D$20];(ROW([.D30])-20)*8;0)&gt;1.96;&quot;green&quot;;)))" office:value-type="float" office:value="13.764" calcext:value-type="float">
            <text:p>13.764</text:p>
          </table:table-cell>
          <table:table-cell table:formula="of:=OFFSET([.$B$21];(ROW([.E31])-21)*8;0)+ORG.OPENOFFICE.STYLE(IF(OFFSET([.$D$21];(ROW([.G31])-21)*8;0)&lt;-1.96;&quot;red&quot;;IF(OFFSET([.$D$21];(ROW([.G31])-21)*8;0)&gt;1.96;&quot;green&quot;;)))" office:value-type="float" office:value="1.417" calcext:value-type="float">
            <text:p>1.417</text:p>
          </table:table-cell>
          <table:table-cell table:formula="of:=OFFSET([.$B$22];(ROW([.E32])-22)*8;0)+ORG.OPENOFFICE.STYLE(IF(OFFSET([.$D$22];(ROW([.G32])-22)*8;0)&lt;-1.96;&quot;red&quot;;IF(OFFSET([.$D$22];(ROW([.G32])-22)*8;0)&gt;1.96;&quot;green&quot;;)))" office:value-type="float" office:value="3.99" calcext:value-type="float">
            <text:p>3.99</text:p>
          </table:table-cell>
          <table:table-cell table:style-name="RED" table:formula="of:=OFFSET([.$B$23];(ROW([.E33])-23)*8;0)+ORG.OPENOFFICE.STYLE(IF(OFFSET([.$D$23];(ROW([.G33])-23)*8;0)&lt;-1.96;&quot;red&quot;;IF(OFFSET([.$D$23];(ROW([.G33])-23)*8;0)&gt;1.96;&quot;green&quot;;)))" office:value-type="float" office:value="-3.109" calcext:value-type="float">
            <text:p>-3.109</text:p>
          </table:table-cell>
          <table:table-cell table:style-name="GREEN" table:formula="of:=OFFSET([.$B$24];(ROW([.G34])-24)*8;0)+ORG.OPENOFFICE.STYLE(IF(OFFSET([.$D$24];(ROW([.I34])-24)*8;0)&lt;-1.96;&quot;red&quot;;IF(OFFSET([.$D$24];(ROW([.I34])-24)*8;0)&gt;1.96;&quot;green&quot;;)))" office:value-type="float" office:value="10.332" calcext:value-type="float">
            <text:p>10.332</text:p>
          </table:table-cell>
          <table:table-cell table:formula="of:=OFFSET([.$B$25];(ROW([.G35])-25)*8;0)+ORG.OPENOFFICE.STYLE(IF(OFFSET([.$D$25];(ROW([.I35])-25)*8;0)&lt;-1.96;&quot;red&quot;;IF(OFFSET([.$D$25];(ROW([.I35])-25)*8;0)&gt;1.96;&quot;green&quot;;)))"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DrvLicens_LV3</text:p>
          </table:table-cell>
          <table:table-cell office:value-type="float" office:value="4.804" calcext:value-type="float">
            <text:p>4.804</text:p>
          </table:table-cell>
          <table:table-cell office:value-type="float" office:value="1.109" calcext:value-type="float">
            <text:p>1.109</text:p>
          </table:table-cell>
          <table:table-cell office:value-type="float" office:value="4.333" calcext:value-type="float">
            <text:p>4.333</text:p>
          </table:table-cell>
          <table:table-cell/>
          <table:table-cell table:formula="of:=SUBSTITUTE(OFFSET([.$A$18];(ROW([.A29])-18)*8;0);&quot;_LV0&quot;;&quot;&quot;)" office:value-type="string" office:string-value="HH_Veh0" calcext:value-type="string">
            <text:p>HH_Veh0</text:p>
          </table:table-cell>
          <table:table-cell table:style-name="GREEN" table:formula="of:=OFFSET([.$B$18];(ROW([.B29])-18)*8;0)+ORG.OPENOFFICE.STYLE(IF(OFFSET([.$D$18];(ROW([.D29])-18)*8;0)&lt;-1.96;&quot;red&quot;;IF(OFFSET([.$D$18];(ROW([.D29])-18)*8;0)&gt;1.96;&quot;green&quot;;)))" office:value-type="float" office:value="30.028" calcext:value-type="float">
            <text:p>30.028</text:p>
          </table:table-cell>
          <table:table-cell table:style-name="RED" table:formula="of:=OFFSET([.$B$19];(ROW([.B30])-19)*8;0)+ORG.OPENOFFICE.STYLE(IF(OFFSET([.$D$19];(ROW([.D30])-19)*8;0)&lt;-1.96;&quot;red&quot;;IF(OFFSET([.$D$19];(ROW([.D30])-19)*8;0)&gt;1.96;&quot;green&quot;;)))" office:value-type="float" office:value="-9.996" calcext:value-type="float">
            <text:p>-9.996</text:p>
          </table:table-cell>
          <table:table-cell table:style-name="RED" table:formula="of:=OFFSET([.$B$20];(ROW([.B31])-20)*8;0)+ORG.OPENOFFICE.STYLE(IF(OFFSET([.$D$20];(ROW([.D31])-20)*8;0)&lt;-1.96;&quot;red&quot;;IF(OFFSET([.$D$20];(ROW([.D31])-20)*8;0)&gt;1.96;&quot;green&quot;;)))" office:value-type="float" office:value="-8.551" calcext:value-type="float">
            <text:p>-8.551</text:p>
          </table:table-cell>
          <table:table-cell table:style-name="GREEN" table:formula="of:=OFFSET([.$B$21];(ROW([.E32])-21)*8;0)+ORG.OPENOFFICE.STYLE(IF(OFFSET([.$D$21];(ROW([.G32])-21)*8;0)&lt;-1.96;&quot;red&quot;;IF(OFFSET([.$D$21];(ROW([.G32])-21)*8;0)&gt;1.96;&quot;green&quot;;)))" office:value-type="float" office:value="17.522" calcext:value-type="float">
            <text:p>17.522</text:p>
          </table:table-cell>
          <table:table-cell table:formula="of:=OFFSET([.$B$22];(ROW([.E33])-22)*8;0)+ORG.OPENOFFICE.STYLE(IF(OFFSET([.$D$22];(ROW([.G33])-22)*8;0)&lt;-1.96;&quot;red&quot;;IF(OFFSET([.$D$22];(ROW([.G33])-22)*8;0)&gt;1.96;&quot;green&quot;;)))" office:value-type="float" office:value="-0.239" calcext:value-type="float">
            <text:p>-0.239</text:p>
          </table:table-cell>
          <table:table-cell table:formula="of:=OFFSET([.$B$23];(ROW([.E34])-23)*8;0)+ORG.OPENOFFICE.STYLE(IF(OFFSET([.$D$23];(ROW([.G34])-23)*8;0)&lt;-1.96;&quot;red&quot;;IF(OFFSET([.$D$23];(ROW([.G34])-23)*8;0)&gt;1.96;&quot;green&quot;;)))" office:value-type="float" office:value="-14.923" calcext:value-type="float">
            <text:p>-14.923</text:p>
          </table:table-cell>
          <table:table-cell table:style-name="GREEN" table:formula="of:=OFFSET([.$B$24];(ROW([.G35])-24)*8;0)+ORG.OPENOFFICE.STYLE(IF(OFFSET([.$D$24];(ROW([.I35])-24)*8;0)&lt;-1.96;&quot;red&quot;;IF(OFFSET([.$D$24];(ROW([.I35])-24)*8;0)&gt;1.96;&quot;green&quot;;)))" office:value-type="float" office:value="14.177" calcext:value-type="float">
            <text:p>14.177</text:p>
          </table:table-cell>
          <table:table-cell table:formula="of:=OFFSET([.$B$25];(ROW([.G36])-25)*8;0)+ORG.OPENOFFICE.STYLE(IF(OFFSET([.$D$25];(ROW([.I36])-25)*8;0)&lt;-1.96;&quot;red&quot;;IF(OFFSET([.$D$25];(ROW([.I36])-25)*8;0)&gt;1.96;&quot;green&quot;;)))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DrvLicens_LV4</text:p>
          </table:table-cell>
          <table:table-cell office:value-type="float" office:value="-4.926" calcext:value-type="float">
            <text:p>-4.926</text:p>
          </table:table-cell>
          <table:table-cell office:value-type="float" office:value="1.437" calcext:value-type="float">
            <text:p>1.437</text:p>
          </table:table-cell>
          <table:table-cell office:value-type="float" office:value="-3.428" calcext:value-type="float">
            <text:p>-3.428</text:p>
          </table:table-cell>
          <table:table-cell/>
          <table:table-cell table:formula="of:=SUBSTITUTE(OFFSET([.$A$18];(ROW([.A30])-18)*8;0);&quot;_LV0&quot;;&quot;&quot;)" office:value-type="string" office:string-value="HH_Veh1" calcext:value-type="string">
            <text:p>HH_Veh1</text:p>
          </table:table-cell>
          <table:table-cell table:formula="of:=OFFSET([.$B$18];(ROW([.B30])-18)*8;0)+ORG.OPENOFFICE.STYLE(IF(OFFSET([.$D$18];(ROW([.D30])-18)*8;0)&lt;-1.96;&quot;red&quot;;IF(OFFSET([.$D$18];(ROW([.D30])-18)*8;0)&gt;1.96;&quot;green&quot;;)))" office:value-type="float" office:value="-0.621" calcext:value-type="float">
            <text:p>-0.621</text:p>
          </table:table-cell>
          <table:table-cell table:style-name="GREEN" table:formula="of:=OFFSET([.$B$19];(ROW([.B31])-19)*8;0)+ORG.OPENOFFICE.STYLE(IF(OFFSET([.$D$19];(ROW([.D31])-19)*8;0)&lt;-1.96;&quot;red&quot;;IF(OFFSET([.$D$19];(ROW([.D31])-19)*8;0)&gt;1.96;&quot;green&quot;;)))" office:value-type="float" office:value="21.287" calcext:value-type="float">
            <text:p>21.287</text:p>
          </table:table-cell>
          <table:table-cell table:formula="of:=OFFSET([.$B$20];(ROW([.B32])-20)*8;0)+ORG.OPENOFFICE.STYLE(IF(OFFSET([.$D$20];(ROW([.D32])-20)*8;0)&lt;-1.96;&quot;red&quot;;IF(OFFSET([.$D$20];(ROW([.D32])-20)*8;0)&gt;1.96;&quot;green&quot;;)))" office:value-type="float" office:value="-0.253" calcext:value-type="float">
            <text:p>-0.253</text:p>
          </table:table-cell>
          <table:table-cell table:formula="of:=OFFSET([.$B$21];(ROW([.E33])-21)*8;0)+ORG.OPENOFFICE.STYLE(IF(OFFSET([.$D$21];(ROW([.G33])-21)*8;0)&lt;-1.96;&quot;red&quot;;IF(OFFSET([.$D$21];(ROW([.G33])-21)*8;0)&gt;1.96;&quot;green&quot;;)))" office:value-type="float" office:value="0.009" calcext:value-type="float">
            <text:p>0.009</text:p>
          </table:table-cell>
          <table:table-cell table:style-name="RED" table:formula="of:=OFFSET([.$B$22];(ROW([.E34])-22)*8;0)+ORG.OPENOFFICE.STYLE(IF(OFFSET([.$D$22];(ROW([.G34])-22)*8;0)&lt;-1.96;&quot;red&quot;;IF(OFFSET([.$D$22];(ROW([.G34])-22)*8;0)&gt;1.96;&quot;green&quot;;)))" office:value-type="float" office:value="-6.244" calcext:value-type="float">
            <text:p>-6.244</text:p>
          </table:table-cell>
          <table:table-cell table:formula="of:=OFFSET([.$B$23];(ROW([.E35])-23)*8;0)+ORG.OPENOFFICE.STYLE(IF(OFFSET([.$D$23];(ROW([.G35])-23)*8;0)&lt;-1.96;&quot;red&quot;;IF(OFFSET([.$D$23];(ROW([.G35])-23)*8;0)&gt;1.96;&quot;green&quot;;)))" office:value-type="float" office:value="-0.132" calcext:value-type="float">
            <text:p>-0.132</text:p>
          </table:table-cell>
          <table:table-cell table:style-name="RED" table:formula="of:=OFFSET([.$B$24];(ROW([.G36])-24)*8;0)+ORG.OPENOFFICE.STYLE(IF(OFFSET([.$D$24];(ROW([.I36])-24)*8;0)&lt;-1.96;&quot;red&quot;;IF(OFFSET([.$D$24];(ROW([.I36])-24)*8;0)&gt;1.96;&quot;green&quot;;)))" office:value-type="float" office:value="-9.574" calcext:value-type="float">
            <text:p>-9.574</text:p>
          </table:table-cell>
          <table:table-cell table:formula="of:=OFFSET([.$B$25];(ROW([.G37])-25)*8;0)+ORG.OPENOFFICE.STYLE(IF(OFFSET([.$D$25];(ROW([.I37])-25)*8;0)&lt;-1.96;&quot;red&quot;;IF(OFFSET([.$D$25];(ROW([.I37])-25)*8;0)&gt;1.96;&quot;green&quot;;)))"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/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DrvLicens_LV5</text:p>
          </table:table-cell>
          <table:table-cell office:value-type="float" office:value="4.123" calcext:value-type="float">
            <text:p>4.123</text:p>
          </table:table-cell>
          <table:table-cell office:value-type="float" office:value="0.446" calcext:value-type="float">
            <text:p>0.446</text:p>
          </table:table-cell>
          <table:table-cell office:value-type="float" office:value="9.254" calcext:value-type="float">
            <text:p>9.254</text:p>
          </table:table-cell>
          <table:table-cell/>
          <table:table-cell table:formula="of:=SUBSTITUTE(OFFSET([.$A$18];(ROW([.A31])-18)*8;0);&quot;_LV0&quot;;&quot;&quot;)" office:value-type="string" office:string-value="HH_Veh2M" calcext:value-type="string">
            <text:p>HH_Veh2M</text:p>
          </table:table-cell>
          <table:table-cell table:style-name="RED" table:formula="of:=OFFSET([.$B$18];(ROW([.B31])-18)*8;0)+ORG.OPENOFFICE.STYLE(IF(OFFSET([.$D$18];(ROW([.D31])-18)*8;0)&lt;-1.96;&quot;red&quot;;IF(OFFSET([.$D$18];(ROW([.D31])-18)*8;0)&gt;1.96;&quot;green&quot;;)))" office:value-type="float" office:value="-5.542" calcext:value-type="float">
            <text:p>-5.542</text:p>
          </table:table-cell>
          <table:table-cell table:formula="of:=OFFSET([.$B$19];(ROW([.B32])-19)*8;0)+ORG.OPENOFFICE.STYLE(IF(OFFSET([.$D$19];(ROW([.D32])-19)*8;0)&lt;-1.96;&quot;red&quot;;IF(OFFSET([.$D$19];(ROW([.D32])-19)*8;0)&gt;1.96;&quot;green&quot;;)))" office:value-type="float" office:value="0.321" calcext:value-type="float">
            <text:p>0.321</text:p>
          </table:table-cell>
          <table:table-cell table:style-name="GREEN" table:formula="of:=OFFSET([.$B$20];(ROW([.B33])-20)*8;0)+ORG.OPENOFFICE.STYLE(IF(OFFSET([.$D$20];(ROW([.D33])-20)*8;0)&lt;-1.96;&quot;red&quot;;IF(OFFSET([.$D$20];(ROW([.D33])-20)*8;0)&gt;1.96;&quot;green&quot;;)))" office:value-type="float" office:value="12.155" calcext:value-type="float">
            <text:p>12.155</text:p>
          </table:table-cell>
          <table:table-cell table:formula="of:=OFFSET([.$B$21];(ROW([.E34])-21)*8;0)+ORG.OPENOFFICE.STYLE(IF(OFFSET([.$D$21];(ROW([.G34])-21)*8;0)&lt;-1.96;&quot;red&quot;;IF(OFFSET([.$D$21];(ROW([.G34])-21)*8;0)&gt;1.96;&quot;green&quot;;)))" office:value-type="float" office:value="-1.811" calcext:value-type="float">
            <text:p>-1.811</text:p>
          </table:table-cell>
          <table:table-cell table:style-name="RED" table:formula="of:=OFFSET([.$B$22];(ROW([.E35])-22)*8;0)+ORG.OPENOFFICE.STYLE(IF(OFFSET([.$D$22];(ROW([.G35])-22)*8;0)&lt;-1.96;&quot;red&quot;;IF(OFFSET([.$D$22];(ROW([.G35])-22)*8;0)&gt;1.96;&quot;green&quot;;)))" office:value-type="float" office:value="-11.657" calcext:value-type="float">
            <text:p>-11.657</text:p>
          </table:table-cell>
          <table:table-cell table:formula="of:=OFFSET([.$B$23];(ROW([.E36])-23)*8;0)+ORG.OPENOFFICE.STYLE(IF(OFFSET([.$D$23];(ROW([.G36])-23)*8;0)&lt;-1.96;&quot;red&quot;;IF(OFFSET([.$D$23];(ROW([.G36])-23)*8;0)&gt;1.96;&quot;green&quot;;)))" office:value-type="float" office:value="-0.507" calcext:value-type="float">
            <text:p>-0.507</text:p>
          </table:table-cell>
          <table:table-cell table:style-name="GREEN" table:formula="of:=OFFSET([.$B$24];(ROW([.G37])-24)*8;0)+ORG.OPENOFFICE.STYLE(IF(OFFSET([.$D$24];(ROW([.I37])-24)*8;0)&lt;-1.96;&quot;red&quot;;IF(OFFSET([.$D$24];(ROW([.I37])-24)*8;0)&gt;1.96;&quot;green&quot;;)))" office:value-type="float" office:value="16.261" calcext:value-type="float">
            <text:p>16.261</text:p>
          </table:table-cell>
          <table:table-cell table:formula="of:=OFFSET([.$B$25];(ROW([.G38])-25)*8;0)+ORG.OPENOFFICE.STYLE(IF(OFFSET([.$D$25];(ROW([.I38])-25)*8;0)&lt;-1.96;&quot;red&quot;;IF(OFFSET([.$D$25];(ROW([.I38])-25)*8;0)&gt;1.96;&quot;green&quot;;)))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DrvLicens_LV6</text:p>
          </table:table-cell>
          <table:table-cell office:value-type="float" office:value="0.362" calcext:value-type="float">
            <text:p>0.362</text:p>
          </table:table-cell>
          <table:table-cell office:value-type="float" office:value="0.843" calcext:value-type="float">
            <text:p>0.843</text:p>
          </table:table-cell>
          <table:table-cell office:value-type="float" office:value="0.43" calcext:value-type="float">
            <text:p>0.43</text:p>
          </table:table-cell>
          <table:table-cell/>
          <table:table-cell table:formula="of:=SUBSTITUTE(OFFSET([.$A$18];(ROW([.A32])-18)*8;0);&quot;_LV0&quot;;&quot;&quot;)" office:value-type="string" office:string-value="HH_Chld0" calcext:value-type="string">
            <text:p>HH_Chld0</text:p>
          </table:table-cell>
          <table:table-cell table:formula="of:=OFFSET([.$B$18];(ROW([.B32])-18)*8;0)+ORG.OPENOFFICE.STYLE(IF(OFFSET([.$D$18];(ROW([.D32])-18)*8;0)&lt;-1.96;&quot;red&quot;;IF(OFFSET([.$D$18];(ROW([.D32])-18)*8;0)&gt;1.96;&quot;green&quot;;)))" office:value-type="float" office:value="0.425" calcext:value-type="float">
            <text:p>0.425</text:p>
          </table:table-cell>
          <table:table-cell table:formula="of:=OFFSET([.$B$19];(ROW([.B33])-19)*8;0)+ORG.OPENOFFICE.STYLE(IF(OFFSET([.$D$19];(ROW([.D33])-19)*8;0)&lt;-1.96;&quot;red&quot;;IF(OFFSET([.$D$19];(ROW([.D33])-19)*8;0)&gt;1.96;&quot;green&quot;;)))" office:value-type="float" office:value="1.516" calcext:value-type="float">
            <text:p>1.516</text:p>
          </table:table-cell>
          <table:table-cell table:style-name="GREEN" table:formula="of:=OFFSET([.$B$20];(ROW([.B34])-20)*8;0)+ORG.OPENOFFICE.STYLE(IF(OFFSET([.$D$20];(ROW([.D34])-20)*8;0)&lt;-1.96;&quot;red&quot;;IF(OFFSET([.$D$20];(ROW([.D34])-20)*8;0)&gt;1.96;&quot;green&quot;;)))" office:value-type="float" office:value="2.023" calcext:value-type="float">
            <text:p>2.023</text:p>
          </table:table-cell>
          <table:table-cell table:formula="of:=OFFSET([.$B$21];(ROW([.E35])-21)*8;0)+ORG.OPENOFFICE.STYLE(IF(OFFSET([.$D$21];(ROW([.G35])-21)*8;0)&lt;-1.96;&quot;red&quot;;IF(OFFSET([.$D$21];(ROW([.G35])-21)*8;0)&gt;1.96;&quot;green&quot;;)))" office:value-type="float" office:value="0.865" calcext:value-type="float">
            <text:p>0.865</text:p>
          </table:table-cell>
          <table:table-cell table:formula="of:=OFFSET([.$B$22];(ROW([.E36])-22)*8;0)+ORG.OPENOFFICE.STYLE(IF(OFFSET([.$D$22];(ROW([.G36])-22)*8;0)&lt;-1.96;&quot;red&quot;;IF(OFFSET([.$D$22];(ROW([.G36])-22)*8;0)&gt;1.96;&quot;green&quot;;)))" office:value-type="float" office:value="0.391" calcext:value-type="float">
            <text:p>0.391</text:p>
          </table:table-cell>
          <table:table-cell table:style-name="RED" table:formula="of:=OFFSET([.$B$23];(ROW([.E37])-23)*8;0)+ORG.OPENOFFICE.STYLE(IF(OFFSET([.$D$23];(ROW([.G37])-23)*8;0)&lt;-1.96;&quot;red&quot;;IF(OFFSET([.$D$23];(ROW([.G37])-23)*8;0)&gt;1.96;&quot;green&quot;;)))" office:value-type="float" office:value="-1.47" calcext:value-type="float">
            <text:p>-1.47</text:p>
          </table:table-cell>
          <table:table-cell table:formula="of:=OFFSET([.$B$24];(ROW([.G38])-24)*8;0)+ORG.OPENOFFICE.STYLE(IF(OFFSET([.$D$24];(ROW([.I38])-24)*8;0)&lt;-1.96;&quot;red&quot;;IF(OFFSET([.$D$24];(ROW([.I38])-24)*8;0)&gt;1.96;&quot;green&quot;;)))" office:value-type="float" office:value="0.66" calcext:value-type="float">
            <text:p>0.66</text:p>
          </table:table-cell>
          <table:table-cell table:formula="of:=OFFSET([.$B$25];(ROW([.G39])-25)*8;0)+ORG.OPENOFFICE.STYLE(IF(OFFSET([.$D$25];(ROW([.I39])-25)*8;0)&lt;-1.96;&quot;red&quot;;IF(OFFSET([.$D$25];(ROW([.I39])-25)*8;0)&gt;1.96;&quot;green&quot;;)))"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DrvLicens_LV7</text:p>
          </table:table-cell>
          <table:table-cell office:value-type="float" office:value="0" calcext:value-type="float">
            <text:p>0</text:p>
          </table:table-cell>
          <table:table-cell office:value-type="float" office:value="0.223" calcext:value-type="float">
            <text:p>0.223</text:p>
          </table:table-cell>
          <table:table-cell office:value-type="float" office:value="0" calcext:value-type="float">
            <text:p>0</text:p>
          </table:table-cell>
          <table:table-cell/>
          <table:table-cell table:formula="of:=SUBSTITUTE(OFFSET([.$A$18];(ROW([.A33])-18)*8;0);&quot;_LV0&quot;;&quot;&quot;)" office:value-type="string" office:string-value="HH_Chld1" calcext:value-type="string">
            <text:p>HH_Chld1</text:p>
          </table:table-cell>
          <table:table-cell table:style-name="GREEN" table:formula="of:=OFFSET([.$B$18];(ROW([.B33])-18)*8;0)+ORG.OPENOFFICE.STYLE(IF(OFFSET([.$D$18];(ROW([.D33])-18)*8;0)&lt;-1.96;&quot;red&quot;;IF(OFFSET([.$D$18];(ROW([.D33])-18)*8;0)&gt;1.96;&quot;green&quot;;)))" office:value-type="float" office:value="16.381" calcext:value-type="float">
            <text:p>16.381</text:p>
          </table:table-cell>
          <table:table-cell table:style-name="GREEN" table:formula="of:=OFFSET([.$B$19];(ROW([.B34])-19)*8;0)+ORG.OPENOFFICE.STYLE(IF(OFFSET([.$D$19];(ROW([.D34])-19)*8;0)&lt;-1.96;&quot;red&quot;;IF(OFFSET([.$D$19];(ROW([.D34])-19)*8;0)&gt;1.96;&quot;green&quot;;)))" office:value-type="float" office:value="9.051" calcext:value-type="float">
            <text:p>9.051</text:p>
          </table:table-cell>
          <table:table-cell table:style-name="RED" table:formula="of:=OFFSET([.$B$20];(ROW([.B35])-20)*8;0)+ORG.OPENOFFICE.STYLE(IF(OFFSET([.$D$20];(ROW([.D35])-20)*8;0)&lt;-1.96;&quot;red&quot;;IF(OFFSET([.$D$20];(ROW([.D35])-20)*8;0)&gt;1.96;&quot;green&quot;;)))" office:value-type="float" office:value="-9.786" calcext:value-type="float">
            <text:p>-9.786</text:p>
          </table:table-cell>
          <table:table-cell table:formula="of:=OFFSET([.$B$21];(ROW([.E36])-21)*8;0)+ORG.OPENOFFICE.STYLE(IF(OFFSET([.$D$21];(ROW([.G36])-21)*8;0)&lt;-1.96;&quot;red&quot;;IF(OFFSET([.$D$21];(ROW([.G36])-21)*8;0)&gt;1.96;&quot;green&quot;;)))" office:value-type="float" office:value="-16.26" calcext:value-type="float">
            <text:p>-16.26</text:p>
          </table:table-cell>
          <table:table-cell table:formula="of:=OFFSET([.$B$22];(ROW([.E37])-22)*8;0)+ORG.OPENOFFICE.STYLE(IF(OFFSET([.$D$22];(ROW([.G37])-22)*8;0)&lt;-1.96;&quot;red&quot;;IF(OFFSET([.$D$22];(ROW([.G37])-22)*8;0)&gt;1.96;&quot;green&quot;;)))" office:value-type="float" office:value="-35.766" calcext:value-type="float">
            <text:p>-35.766</text:p>
          </table:table-cell>
          <table:table-cell table:formula="of:=OFFSET([.$B$23];(ROW([.E38])-23)*8;0)+ORG.OPENOFFICE.STYLE(IF(OFFSET([.$D$23];(ROW([.G38])-23)*8;0)&lt;-1.96;&quot;red&quot;;IF(OFFSET([.$D$23];(ROW([.G38])-23)*8;0)&gt;1.96;&quot;green&quot;;)))" office:value-type="float" office:value="-1.29" calcext:value-type="float">
            <text:p>-1.29</text:p>
          </table:table-cell>
          <table:table-cell table:style-name="RED" table:formula="of:=OFFSET([.$B$24];(ROW([.G39])-24)*8;0)+ORG.OPENOFFICE.STYLE(IF(OFFSET([.$D$24];(ROW([.I39])-24)*8;0)&lt;-1.96;&quot;red&quot;;IF(OFFSET([.$D$24];(ROW([.I39])-24)*8;0)&gt;1.96;&quot;green&quot;;)))" office:value-type="float" office:value="-25.292" calcext:value-type="float">
            <text:p>-25.292</text:p>
          </table:table-cell>
          <table:table-cell table:formula="of:=OFFSET([.$B$25];(ROW([.G40])-25)*8;0)+ORG.OPENOFFICE.STYLE(IF(OFFSET([.$D$25];(ROW([.I40])-25)*8;0)&lt;-1.96;&quot;red&quot;;IF(OFFSET([.$D$25];(ROW([.I40])-25)*8;0)&gt;1.96;&quot;green&quot;;)))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blcTrst_LV0</text:p>
          </table:table-cell>
          <table:table-cell office:value-type="float" office:value="-21.827" calcext:value-type="float">
            <text:p>-21.827</text:p>
          </table:table-cell>
          <table:table-cell office:value-type="float" office:value="1.422" calcext:value-type="float">
            <text:p>1.422</text:p>
          </table:table-cell>
          <table:table-cell office:value-type="float" office:value="-15.35" calcext:value-type="float">
            <text:p>-15.35</text:p>
          </table:table-cell>
          <table:table-cell/>
          <table:table-cell table:formula="of:=SUBSTITUTE(OFFSET([.$A$18];(ROW([.A34])-18)*8;0);&quot;_LV0&quot;;&quot;&quot;)" office:value-type="string" office:string-value="HH_Chld2M" calcext:value-type="string">
            <text:p>HH_Chld2M</text:p>
          </table:table-cell>
          <table:table-cell table:formula="of:=OFFSET([.$B$18];(ROW([.B34])-18)*8;0)+ORG.OPENOFFICE.STYLE(IF(OFFSET([.$D$18];(ROW([.D34])-18)*8;0)&lt;-1.96;&quot;red&quot;;IF(OFFSET([.$D$18];(ROW([.D34])-18)*8;0)&gt;1.96;&quot;green&quot;;)))" office:value-type="float" office:value="-41.703" calcext:value-type="float">
            <text:p>-41.703</text:p>
          </table:table-cell>
          <table:table-cell table:formula="of:=OFFSET([.$B$19];(ROW([.B35])-19)*8;0)+ORG.OPENOFFICE.STYLE(IF(OFFSET([.$D$19];(ROW([.D35])-19)*8;0)&lt;-1.96;&quot;red&quot;;IF(OFFSET([.$D$19];(ROW([.D35])-19)*8;0)&gt;1.96;&quot;green&quot;;)))" office:value-type="float" office:value="2.085" calcext:value-type="float">
            <text:p>2.085</text:p>
          </table:table-cell>
          <table:table-cell table:formula="of:=OFFSET([.$B$20];(ROW([.B36])-20)*8;0)+ORG.OPENOFFICE.STYLE(IF(OFFSET([.$D$20];(ROW([.D36])-20)*8;0)&lt;-1.96;&quot;red&quot;;IF(OFFSET([.$D$20];(ROW([.D36])-20)*8;0)&gt;1.96;&quot;green&quot;;)))" office:value-type="float" office:value="0.95" calcext:value-type="float">
            <text:p>0.95</text:p>
          </table:table-cell>
          <table:table-cell table:formula="of:=OFFSET([.$B$21];(ROW([.E37])-21)*8;0)+ORG.OPENOFFICE.STYLE(IF(OFFSET([.$D$21];(ROW([.G37])-21)*8;0)&lt;-1.96;&quot;red&quot;;IF(OFFSET([.$D$21];(ROW([.G37])-21)*8;0)&gt;1.96;&quot;green&quot;;)))" office:value-type="float" office:value="3.516" calcext:value-type="float">
            <text:p>3.516</text:p>
          </table:table-cell>
          <table:table-cell table:style-name="RED" table:formula="of:=OFFSET([.$B$22];(ROW([.E38])-22)*8;0)+ORG.OPENOFFICE.STYLE(IF(OFFSET([.$D$22];(ROW([.G38])-22)*8;0)&lt;-1.96;&quot;red&quot;;IF(OFFSET([.$D$22];(ROW([.G38])-22)*8;0)&gt;1.96;&quot;green&quot;;)))" office:value-type="float" office:value="-9.629" calcext:value-type="float">
            <text:p>-9.629</text:p>
          </table:table-cell>
          <table:table-cell table:formula="of:=OFFSET([.$B$23];(ROW([.E39])-23)*8;0)+ORG.OPENOFFICE.STYLE(IF(OFFSET([.$D$23];(ROW([.G39])-23)*8;0)&lt;-1.96;&quot;red&quot;;IF(OFFSET([.$D$23];(ROW([.G39])-23)*8;0)&gt;1.96;&quot;green&quot;;)))" office:value-type="float" office:value="-0.28" calcext:value-type="float">
            <text:p>-0.28</text:p>
          </table:table-cell>
          <table:table-cell table:style-name="GREEN" table:formula="of:=OFFSET([.$B$24];(ROW([.G40])-24)*8;0)+ORG.OPENOFFICE.STYLE(IF(OFFSET([.$D$24];(ROW([.I40])-24)*8;0)&lt;-1.96;&quot;red&quot;;IF(OFFSET([.$D$24];(ROW([.I40])-24)*8;0)&gt;1.96;&quot;green&quot;;)))" office:value-type="float" office:value="12.904" calcext:value-type="float">
            <text:p>12.904</text:p>
          </table:table-cell>
          <table:table-cell table:formula="of:=OFFSET([.$B$25];(ROW([.G41])-25)*8;0)+ORG.OPENOFFICE.STYLE(IF(OFFSET([.$D$25];(ROW([.I41])-25)*8;0)&lt;-1.96;&quot;red&quot;;IF(OFFSET([.$D$25];(ROW([.I41])-25)*8;0)&gt;1.96;&quot;green&quot;;)))" office:value-type="float" office:value="0" calcext:value-type="float">
            <text:p>0</text:p>
          </table:table-cell>
          <table:table-cell table:number-columns-repeated="4"/>
          <table:table-cell office:value-type="float" office:value="133" calcext:value-type="float">
            <text:p>133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blcTrst_LV1</text:p>
          </table:table-cell>
          <table:table-cell office:value-type="float" office:value="9.343" calcext:value-type="float">
            <text:p>9.343</text:p>
          </table:table-cell>
          <table:table-cell office:value-type="float" office:value="1.401" calcext:value-type="float">
            <text:p>1.401</text:p>
          </table:table-cell>
          <table:table-cell office:value-type="float" office:value="6.669" calcext:value-type="float">
            <text:p>6.669</text:p>
          </table:table-cell>
          <table:table-cell/>
          <table:table-cell table:formula="of:=SUBSTITUTE(OFFSET([.$A$18];(ROW([.A35])-18)*8;0);&quot;_LV0&quot;;&quot;&quot;)" office:value-type="string" office:string-value="HH_Inc020K" calcext:value-type="string">
            <text:p>HH_Inc020K</text:p>
          </table:table-cell>
          <table:table-cell table:style-name="GREEN" table:formula="of:=OFFSET([.$B$18];(ROW([.B35])-18)*8;0)+ORG.OPENOFFICE.STYLE(IF(OFFSET([.$D$18];(ROW([.D35])-18)*8;0)&lt;-1.96;&quot;red&quot;;IF(OFFSET([.$D$18];(ROW([.D35])-18)*8;0)&gt;1.96;&quot;green&quot;;)))" office:value-type="float" office:value="21.473" calcext:value-type="float">
            <text:p>21.473</text:p>
          </table:table-cell>
          <table:table-cell table:style-name="RED" table:formula="of:=OFFSET([.$B$19];(ROW([.B36])-19)*8;0)+ORG.OPENOFFICE.STYLE(IF(OFFSET([.$D$19];(ROW([.D36])-19)*8;0)&lt;-1.96;&quot;red&quot;;IF(OFFSET([.$D$19];(ROW([.D36])-19)*8;0)&gt;1.96;&quot;green&quot;;)))" office:value-type="float" office:value="-38.516" calcext:value-type="float">
            <text:p>-38.516</text:p>
          </table:table-cell>
          <table:table-cell table:style-name="RED" table:formula="of:=OFFSET([.$B$20];(ROW([.B37])-20)*8;0)+ORG.OPENOFFICE.STYLE(IF(OFFSET([.$D$20];(ROW([.D37])-20)*8;0)&lt;-1.96;&quot;red&quot;;IF(OFFSET([.$D$20];(ROW([.D37])-20)*8;0)&gt;1.96;&quot;green&quot;;)))" office:value-type="float" office:value="-13.901" calcext:value-type="float">
            <text:p>-13.901</text:p>
          </table:table-cell>
          <table:table-cell table:formula="of:=OFFSET([.$B$21];(ROW([.E38])-21)*8;0)+ORG.OPENOFFICE.STYLE(IF(OFFSET([.$D$21];(ROW([.G38])-21)*8;0)&lt;-1.96;&quot;red&quot;;IF(OFFSET([.$D$21];(ROW([.G38])-21)*8;0)&gt;1.96;&quot;green&quot;;)))" office:value-type="float" office:value="29.05" calcext:value-type="float">
            <text:p>29.05</text:p>
          </table:table-cell>
          <table:table-cell table:style-name="RED" table:formula="of:=OFFSET([.$B$22];(ROW([.E39])-22)*8;0)+ORG.OPENOFFICE.STYLE(IF(OFFSET([.$D$22];(ROW([.G39])-22)*8;0)&lt;-1.96;&quot;red&quot;;IF(OFFSET([.$D$22];(ROW([.G39])-22)*8;0)&gt;1.96;&quot;green&quot;;)))" office:value-type="float" office:value="-11.566" calcext:value-type="float">
            <text:p>-11.566</text:p>
          </table:table-cell>
          <table:table-cell table:formula="of:=OFFSET([.$B$23];(ROW([.E40])-23)*8;0)+ORG.OPENOFFICE.STYLE(IF(OFFSET([.$D$23];(ROW([.G40])-23)*8;0)&lt;-1.96;&quot;red&quot;;IF(OFFSET([.$D$23];(ROW([.G40])-23)*8;0)&gt;1.96;&quot;green&quot;;)))" office:value-type="float" office:value="0.543" calcext:value-type="float">
            <text:p>0.543</text:p>
          </table:table-cell>
          <table:table-cell table:style-name="GREEN" table:formula="of:=OFFSET([.$B$24];(ROW([.G41])-24)*8;0)+ORG.OPENOFFICE.STYLE(IF(OFFSET([.$D$24];(ROW([.I41])-24)*8;0)&lt;-1.96;&quot;red&quot;;IF(OFFSET([.$D$24];(ROW([.I41])-24)*8;0)&gt;1.96;&quot;green&quot;;)))" office:value-type="float" office:value="24.817" calcext:value-type="float">
            <text:p>24.817</text:p>
          </table:table-cell>
          <table:table-cell table:formula="of:=OFFSET([.$B$25];(ROW([.G42])-25)*8;0)+ORG.OPENOFFICE.STYLE(IF(OFFSET([.$D$25];(ROW([.I42])-25)*8;0)&lt;-1.96;&quot;red&quot;;IF(OFFSET([.$D$25];(ROW([.I42])-25)*8;0)&gt;1.96;&quot;green&quot;;)))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PblcTrst_LV2</text:p>
          </table:table-cell>
          <table:table-cell office:value-type="float" office:value="-2.607" calcext:value-type="float">
            <text:p>-2.607</text:p>
          </table:table-cell>
          <table:table-cell office:value-type="float" office:value="0.948" calcext:value-type="float">
            <text:p>0.948</text:p>
          </table:table-cell>
          <table:table-cell office:value-type="float" office:value="-2.751" calcext:value-type="float">
            <text:p>-2.751</text:p>
          </table:table-cell>
          <table:table-cell/>
          <table:table-cell table:formula="of:=SUBSTITUTE(OFFSET([.$A$18];(ROW([.A36])-18)*8;0);&quot;_LV0&quot;;&quot;&quot;)" office:value-type="string" office:string-value="HH_Inc2060K" calcext:value-type="string">
            <text:p>HH_Inc2060K</text:p>
          </table:table-cell>
          <table:table-cell table:formula="of:=OFFSET([.$B$18];(ROW([.B36])-18)*8;0)+ORG.OPENOFFICE.STYLE(IF(OFFSET([.$D$18];(ROW([.D36])-18)*8;0)&lt;-1.96;&quot;red&quot;;IF(OFFSET([.$D$18];(ROW([.D36])-18)*8;0)&gt;1.96;&quot;green&quot;;)))" office:value-type="float" office:value="-3.304" calcext:value-type="float">
            <text:p>-3.304</text:p>
          </table:table-cell>
          <table:table-cell table:style-name="RED" table:formula="of:=OFFSET([.$B$19];(ROW([.B37])-19)*8;0)+ORG.OPENOFFICE.STYLE(IF(OFFSET([.$D$19];(ROW([.D37])-19)*8;0)&lt;-1.96;&quot;red&quot;;IF(OFFSET([.$D$19];(ROW([.D37])-19)*8;0)&gt;1.96;&quot;green&quot;;)))" office:value-type="float" office:value="-13.448" calcext:value-type="float">
            <text:p>-13.448</text:p>
          </table:table-cell>
          <table:table-cell table:formula="of:=OFFSET([.$B$20];(ROW([.B38])-20)*8;0)+ORG.OPENOFFICE.STYLE(IF(OFFSET([.$D$20];(ROW([.D38])-20)*8;0)&lt;-1.96;&quot;red&quot;;IF(OFFSET([.$D$20];(ROW([.D38])-20)*8;0)&gt;1.96;&quot;green&quot;;)))" office:value-type="float" office:value="-0.633" calcext:value-type="float">
            <text:p>-0.633</text:p>
          </table:table-cell>
          <table:table-cell table:formula="of:=OFFSET([.$B$21];(ROW([.E39])-21)*8;0)+ORG.OPENOFFICE.STYLE(IF(OFFSET([.$D$21];(ROW([.G39])-21)*8;0)&lt;-1.96;&quot;red&quot;;IF(OFFSET([.$D$21];(ROW([.G39])-21)*8;0)&gt;1.96;&quot;green&quot;;)))" office:value-type="float" office:value="53.658" calcext:value-type="float">
            <text:p>53.658</text:p>
          </table:table-cell>
          <table:table-cell table:formula="of:=OFFSET([.$B$22];(ROW([.E40])-22)*8;0)+ORG.OPENOFFICE.STYLE(IF(OFFSET([.$D$22];(ROW([.G40])-22)*8;0)&lt;-1.96;&quot;red&quot;;IF(OFFSET([.$D$22];(ROW([.G40])-22)*8;0)&gt;1.96;&quot;green&quot;;)))" office:value-type="float" office:value="0.824" calcext:value-type="float">
            <text:p>0.824</text:p>
          </table:table-cell>
          <table:table-cell table:formula="of:=OFFSET([.$B$23];(ROW([.E41])-23)*8;0)+ORG.OPENOFFICE.STYLE(IF(OFFSET([.$D$23];(ROW([.G41])-23)*8;0)&lt;-1.96;&quot;red&quot;;IF(OFFSET([.$D$23];(ROW([.G41])-23)*8;0)&gt;1.96;&quot;green&quot;;)))" office:value-type="float" office:value="0.744" calcext:value-type="float">
            <text:p>0.744</text:p>
          </table:table-cell>
          <table:table-cell table:style-name="GREEN" table:formula="of:=OFFSET([.$B$24];(ROW([.G42])-24)*8;0)+ORG.OPENOFFICE.STYLE(IF(OFFSET([.$D$24];(ROW([.I42])-24)*8;0)&lt;-1.96;&quot;red&quot;;IF(OFFSET([.$D$24];(ROW([.I42])-24)*8;0)&gt;1.96;&quot;green&quot;;)))" office:value-type="float" office:value="13.816" calcext:value-type="float">
            <text:p>13.816</text:p>
          </table:table-cell>
          <table:table-cell table:formula="of:=OFFSET([.$B$25];(ROW([.G43])-25)*8;0)+ORG.OPENOFFICE.STYLE(IF(OFFSET([.$D$25];(ROW([.I43])-25)*8;0)&lt;-1.96;&quot;red&quot;;IF(OFFSET([.$D$25];(ROW([.I43])-25)*8;0)&gt;1.96;&quot;green&quot;;)))"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PblcTrst_LV3</text:p>
          </table:table-cell>
          <table:table-cell office:value-type="float" office:value="19.064" calcext:value-type="float">
            <text:p>19.064</text:p>
          </table:table-cell>
          <table:table-cell office:value-type="float" office:value="1.334" calcext:value-type="float">
            <text:p>1.334</text:p>
          </table:table-cell>
          <table:table-cell office:value-type="float" office:value="14.288" calcext:value-type="float">
            <text:p>14.288</text:p>
          </table:table-cell>
          <table:table-cell/>
          <table:table-cell table:formula="of:=SUBSTITUTE(OFFSET([.$A$18];(ROW([.A37])-18)*8;0);&quot;_LV0&quot;;&quot;&quot;)" office:value-type="string" office:string-value="HH_Inc60KM" calcext:value-type="string">
            <text:p>HH_Inc60KM</text:p>
          </table:table-cell>
          <table:table-cell table:style-name="RED" table:formula="of:=OFFSET([.$B$18];(ROW([.B37])-18)*8;0)+ORG.OPENOFFICE.STYLE(IF(OFFSET([.$D$18];(ROW([.D37])-18)*8;0)&lt;-1.96;&quot;red&quot;;IF(OFFSET([.$D$18];(ROW([.D37])-18)*8;0)&gt;1.96;&quot;green&quot;;)))" office:value-type="float" office:value="-9.117" calcext:value-type="float">
            <text:p>-9.117</text:p>
          </table:table-cell>
          <table:table-cell table:style-name="RED" table:formula="of:=OFFSET([.$B$19];(ROW([.B38])-19)*8;0)+ORG.OPENOFFICE.STYLE(IF(OFFSET([.$D$19];(ROW([.D38])-19)*8;0)&lt;-1.96;&quot;red&quot;;IF(OFFSET([.$D$19];(ROW([.D38])-19)*8;0)&gt;1.96;&quot;green&quot;;)))" office:value-type="float" office:value="-15.656" calcext:value-type="float">
            <text:p>-15.656</text:p>
          </table:table-cell>
          <table:table-cell table:formula="of:=OFFSET([.$B$20];(ROW([.B39])-20)*8;0)+ORG.OPENOFFICE.STYLE(IF(OFFSET([.$D$20];(ROW([.D39])-20)*8;0)&lt;-1.96;&quot;red&quot;;IF(OFFSET([.$D$20];(ROW([.D39])-20)*8;0)&gt;1.96;&quot;green&quot;;)))" office:value-type="float" office:value="-1.754" calcext:value-type="float">
            <text:p>-1.754</text:p>
          </table:table-cell>
          <table:table-cell table:style-name="RED" table:formula="of:=OFFSET([.$B$21];(ROW([.E40])-21)*8;0)+ORG.OPENOFFICE.STYLE(IF(OFFSET([.$D$21];(ROW([.G40])-21)*8;0)&lt;-1.96;&quot;red&quot;;IF(OFFSET([.$D$21];(ROW([.G40])-21)*8;0)&gt;1.96;&quot;green&quot;;)))" office:value-type="float" office:value="-26.969" calcext:value-type="float">
            <text:p>-26.969</text:p>
          </table:table-cell>
          <table:table-cell table:style-name="GREEN" table:formula="of:=OFFSET([.$B$22];(ROW([.E41])-22)*8;0)+ORG.OPENOFFICE.STYLE(IF(OFFSET([.$D$22];(ROW([.G41])-22)*8;0)&lt;-1.96;&quot;red&quot;;IF(OFFSET([.$D$22];(ROW([.G41])-22)*8;0)&gt;1.96;&quot;green&quot;;)))" office:value-type="float" office:value="7.091" calcext:value-type="float">
            <text:p>7.091</text:p>
          </table:table-cell>
          <table:table-cell table:style-name="RED" table:formula="of:=OFFSET([.$B$23];(ROW([.E42])-23)*8;0)+ORG.OPENOFFICE.STYLE(IF(OFFSET([.$D$23];(ROW([.G42])-23)*8;0)&lt;-1.96;&quot;red&quot;;IF(OFFSET([.$D$23];(ROW([.G42])-23)*8;0)&gt;1.96;&quot;green&quot;;)))" office:value-type="float" office:value="-3.637" calcext:value-type="float">
            <text:p>-3.637</text:p>
          </table:table-cell>
          <table:table-cell table:style-name="RED" table:formula="of:=OFFSET([.$B$24];(ROW([.G43])-24)*8;0)+ORG.OPENOFFICE.STYLE(IF(OFFSET([.$D$24];(ROW([.I43])-24)*8;0)&lt;-1.96;&quot;red&quot;;IF(OFFSET([.$D$24];(ROW([.I43])-24)*8;0)&gt;1.96;&quot;green&quot;;)))" office:value-type="float" office:value="-5.476" calcext:value-type="float">
            <text:p>-5.476</text:p>
          </table:table-cell>
          <table:table-cell table:formula="of:=OFFSET([.$B$25];(ROW([.G44])-25)*8;0)+ORG.OPENOFFICE.STYLE(IF(OFFSET([.$D$25];(ROW([.I44])-25)*8;0)&lt;-1.96;&quot;red&quot;;IF(OFFSET([.$D$25];(ROW([.I44])-25)*8;0)&gt;1.96;&quot;green&quot;;)))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PblcTrst_LV4</text:p>
          </table:table-cell>
          <table:table-cell office:value-type="float" office:value="13.459" calcext:value-type="float">
            <text:p>13.459</text:p>
          </table:table-cell>
          <table:table-cell office:value-type="float" office:value="1.643" calcext:value-type="float">
            <text:p>1.643</text:p>
          </table:table-cell>
          <table:table-cell office:value-type="float" office:value="8.19" calcext:value-type="float">
            <text:p>8.19</text:p>
          </table:table-cell>
          <table:table-cell/>
          <table:table-cell table:formula="of:=SUBSTITUTE(OFFSET([.$A$18];(ROW([.A38])-18)*8;0);&quot;_LV0&quot;;&quot;&quot;)" office:value-type="string" office:string-value="CONST" calcext:value-type="string">
            <text:p>CONST</text:p>
          </table:table-cell>
          <table:table-cell table:formula="of:=OFFSET([.$B$18];(ROW([.B38])-18)*8;0)+ORG.OPENOFFICE.STYLE(IF(OFFSET([.$D$18];(ROW([.D38])-18)*8;0)&lt;-1.96;&quot;red&quot;;IF(OFFSET([.$D$18];(ROW([.D38])-18)*8;0)&gt;1.96;&quot;green&quot;;)))" office:value-type="float" office:value="-0.273" calcext:value-type="float">
            <text:p>-0.273</text:p>
          </table:table-cell>
          <table:table-cell table:formula="of:=OFFSET([.$B$19];(ROW([.B39])-19)*8;0)+ORG.OPENOFFICE.STYLE(IF(OFFSET([.$D$19];(ROW([.D39])-19)*8;0)&lt;-1.96;&quot;red&quot;;IF(OFFSET([.$D$19];(ROW([.D39])-19)*8;0)&gt;1.96;&quot;green&quot;;)))" office:value-type="float" office:value="0.561" calcext:value-type="float">
            <text:p>0.561</text:p>
          </table:table-cell>
          <table:table-cell table:formula="of:=OFFSET([.$B$20];(ROW([.B40])-20)*8;0)+ORG.OPENOFFICE.STYLE(IF(OFFSET([.$D$20];(ROW([.D40])-20)*8;0)&lt;-1.96;&quot;red&quot;;IF(OFFSET([.$D$20];(ROW([.D40])-20)*8;0)&gt;1.96;&quot;green&quot;;)))" office:value-type="float" office:value="0.333" calcext:value-type="float">
            <text:p>0.333</text:p>
          </table:table-cell>
          <table:table-cell table:formula="of:=OFFSET([.$B$21];(ROW([.E41])-21)*8;0)+ORG.OPENOFFICE.STYLE(IF(OFFSET([.$D$21];(ROW([.G54])-21)*8;0)&lt;-1.96;&quot;red&quot;;IF(OFFSET([.$D$21];(ROW([.G54])-21)*8;0)&gt;1.96;&quot;green&quot;;)))" office:value-type="float" office:value="0.383" calcext:value-type="float">
            <text:p>0.383</text:p>
          </table:table-cell>
          <table:table-cell table:style-name="RED" table:formula="of:=OFFSET([.$B$22];(ROW([.E42])-22)*8;0)+ORG.OPENOFFICE.STYLE(IF(OFFSET([.$D$22];(ROW([.G42])-22)*8;0)&lt;-1.96;&quot;red&quot;;IF(OFFSET([.$D$22];(ROW([.G42])-22)*8;0)&gt;1.96;&quot;green&quot;;)))" office:value-type="float" office:value="-2.686" calcext:value-type="float">
            <text:p>-2.686</text:p>
          </table:table-cell>
          <table:table-cell table:formula="of:=OFFSET([.$B$23];(ROW([.E43])-23)*8;0)+ORG.OPENOFFICE.STYLE(IF(OFFSET([.$D$23];(ROW([.G55])-23)*8;0)&lt;-1.96;&quot;red&quot;;IF(OFFSET([.$D$23];(ROW([.G55])-23)*8;0)&gt;1.96;&quot;green&quot;;)))" office:value-type="float" office:value="-0.643" calcext:value-type="float">
            <text:p>-0.643</text:p>
          </table:table-cell>
          <table:table-cell table:formula="of:=OFFSET([.$B$24];(ROW([.G44])-24)*8;0)+ORG.OPENOFFICE.STYLE(IF(OFFSET([.$D$24];(ROW([.I44])-24)*8;0)&lt;-1.96;&quot;red&quot;;IF(OFFSET([.$D$24];(ROW([.I44])-24)*8;0)&gt;1.96;&quot;green&quot;;)))" office:value-type="float" office:value="-0.15" calcext:value-type="float">
            <text:p>-0.15</text:p>
          </table:table-cell>
          <table:table-cell table:formula="of:=OFFSET([.$B$25];(ROW([.G51])-25)*8;0)+ORG.OPENOFFICE.STYLE(IF(OFFSET([.$D$25];(ROW([.I39])-25)*8;0)&lt;-1.96;&quot;red&quot;;IF(OFFSET([.$D$25];(ROW([.I39])-25)*8;0)&gt;1.96;&quot;green&quot;;))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lcTrst_LV5</text:p>
          </table:table-cell>
          <table:table-cell office:value-type="float" office:value="-1.975" calcext:value-type="float">
            <text:p>-1.975</text:p>
          </table:table-cell>
          <table:table-cell office:value-type="float" office:value="0.593" calcext:value-type="float">
            <text:p>0.593</text:p>
          </table:table-cell>
          <table:table-cell office:value-type="float" office:value="-3.33" calcext:value-type="float">
            <text:p>-3.33</text:p>
          </table:table-cell>
          <table:table-cell/>
          <table:table-cell office:value-type="string" calcext:value-type="string">
            <text:p>Bus</text:p>
          </table:table-cell>
          <table:table-cell table:style-name="RED" table:formula="of:=[.B186]+ORG.OPENOFFICE.STYLE(IF([.D186]&lt;-1.96;&quot;red&quot;;IF([.D186]&gt;1.96;&quot;green&quot;;)))" office:value-type="float" office:value="-2.005" calcext:value-type="float">
            <text:p>-2.005</text:p>
          </table:table-cell>
          <table:table-cell table:style-name="RED" table:formula="of:=[.B192]+ORG.OPENOFFICE.STYLE(IF([.D192]&lt;-1.96;&quot;red&quot;;IF([.D192]&gt;1.96;&quot;green&quot;;)))" office:value-type="float" office:value="-1.048" calcext:value-type="float">
            <text:p>-1.048</text:p>
          </table:table-cell>
          <table:table-cell table:style-name="RED" table:formula="of:=[.B198]+ORG.OPENOFFICE.STYLE(IF([.D198]&lt;-1.96;&quot;red&quot;;IF([.D198]&gt;1.96;&quot;green&quot;;)))" office:value-type="float" office:value="-0.877" calcext:value-type="float">
            <text:p>-0.877</text:p>
          </table:table-cell>
          <table:table-cell table:style-name="GREEN" table:formula="of:=[.B204]+ORG.OPENOFFICE.STYLE(IF([.D204]&lt;-1.96;&quot;red&quot;;IF([.D204]&gt;1.96;&quot;green&quot;;)))" office:value-type="float" office:value="1.01" calcext:value-type="float">
            <text:p>1.01</text:p>
          </table:table-cell>
          <table:table-cell table:formula="of:=[.B210]+ORG.OPENOFFICE.STYLE(IF([.D210]&lt;-1.96;&quot;red&quot;;IF([.D210]&gt;1.96;&quot;green&quot;;)))" office:value-type="float" office:value="-0.075" calcext:value-type="float">
            <text:p>-0.075</text:p>
          </table:table-cell>
          <table:table-cell table:formula="of:=[.B216]+ORG.OPENOFFICE.STYLE(IF([.D216]&lt;-1.96;&quot;red&quot;;IF([.D216]&gt;1.96;&quot;green&quot;;)))" office:value-type="float" office:value="-1.626" calcext:value-type="float">
            <text:p>-1.626</text:p>
          </table:table-cell>
          <table:table-cell table:formula="of:=[.B222]+ORG.OPENOFFICE.STYLE(IF([.D222]&lt;-1.96;&quot;red&quot;;IF([.D222]&gt;1.96;&quot;green&quot;;)))" office:value-type="float" office:value="0.342" calcext:value-type="float">
            <text:p>0.342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PblcTrst_LV6</text:p>
          </table:table-cell>
          <table:table-cell office:value-type="float" office:value="-15.492" calcext:value-type="float">
            <text:p>-15.492</text:p>
          </table:table-cell>
          <table:table-cell office:value-type="float" office:value="0.881" calcext:value-type="float">
            <text:p>0.881</text:p>
          </table:table-cell>
          <table:table-cell office:value-type="float" office:value="-17.583" calcext:value-type="float">
            <text:p>-17.583</text:p>
          </table:table-cell>
          <table:table-cell/>
          <table:table-cell office:value-type="string" calcext:value-type="string">
            <text:p>Car Rental</text:p>
          </table:table-cell>
          <table:table-cell table:style-name="RED" table:formula="of:=[.B187]+ORG.OPENOFFICE.STYLE(IF([.D187]&lt;-1.96;&quot;red&quot;;IF([.D187]&gt;1.96;&quot;green&quot;;)))" office:value-type="float" office:value="-2.513" calcext:value-type="float">
            <text:p>-2.513</text:p>
          </table:table-cell>
          <table:table-cell table:formula="of:=[.B193]+ORG.OPENOFFICE.STYLE(IF([.D193]&lt;-1.96;&quot;red&quot;;IF([.D193]&gt;1.96;&quot;green&quot;;)))" office:value-type="float" office:value="-0.375" calcext:value-type="float">
            <text:p>-0.375</text:p>
          </table:table-cell>
          <table:table-cell table:style-name="RED" table:formula="of:=[.B199]+ORG.OPENOFFICE.STYLE(IF([.D199]&lt;-1.96;&quot;red&quot;;IF([.D199]&gt;1.96;&quot;green&quot;;)))" office:value-type="float" office:value="-2.814" calcext:value-type="float">
            <text:p>-2.814</text:p>
          </table:table-cell>
          <table:table-cell table:formula="of:=[.B205]+ORG.OPENOFFICE.STYLE(IF([.D205]&lt;-1.96;&quot;red&quot;;IF([.D205]&gt;1.96;&quot;green&quot;;)))" office:value-type="float" office:value="0.457" calcext:value-type="float">
            <text:p>0.457</text:p>
          </table:table-cell>
          <table:table-cell table:formula="of:=[.B211]+ORG.OPENOFFICE.STYLE(IF([.D211]&lt;-1.96;&quot;red&quot;;IF([.D211]&gt;1.96;&quot;green&quot;;)))" office:value-type="float" office:value="0.114" calcext:value-type="float">
            <text:p>0.114</text:p>
          </table:table-cell>
          <table:table-cell table:style-name="RED" table:formula="of:=[.B217]+ORG.OPENOFFICE.STYLE(IF([.D217]&lt;-1.96;&quot;red&quot;;IF([.D217]&gt;1.96;&quot;green&quot;;)))" office:value-type="float" office:value="-2.006" calcext:value-type="float">
            <text:p>-2.006</text:p>
          </table:table-cell>
          <table:table-cell table:style-name="GREEN" table:formula="of:=[.B223]+ORG.OPENOFFICE.STYLE(IF([.D223]&lt;-1.96;&quot;red&quot;;IF([.D223]&gt;1.96;&quot;green&quot;;)))" office:value-type="float" office:value="1.656" calcext:value-type="float">
            <text:p>1.656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PblcTrst_LV7</text:p>
          </table:table-cell>
          <table:table-cell office:value-type="float" office:value="-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Car</text:p>
          </table:table-cell>
          <table:table-cell table:style-name="RED" table:formula="of:=[.B188]+ORG.OPENOFFICE.STYLE(IF([.D188]&lt;-1.96;&quot;red&quot;;IF([.D188]&gt;1.96;&quot;green&quot;;)))" office:value-type="float" office:value="-2.434" calcext:value-type="float">
            <text:p>-2.434</text:p>
          </table:table-cell>
          <table:table-cell table:style-name="RED" table:formula="of:=[.B194]+ORG.OPENOFFICE.STYLE(IF([.D194]&lt;-1.96;&quot;red&quot;;IF([.D194]&gt;1.96;&quot;green&quot;;)))" office:value-type="float" office:value="-1.146" calcext:value-type="float">
            <text:p>-1.146</text:p>
          </table:table-cell>
          <table:table-cell table:style-name="GREEN" table:formula="of:=[.B200]+ORG.OPENOFFICE.STYLE(IF([.D200]&lt;-1.96;&quot;red&quot;;IF([.D200]&gt;1.96;&quot;green&quot;;)))" office:value-type="float" office:value="1.355" calcext:value-type="float">
            <text:p>1.355</text:p>
          </table:table-cell>
          <table:table-cell table:style-name="RED" table:formula="of:=[.B206]+ORG.OPENOFFICE.STYLE(IF([.D206]&lt;-1.96;&quot;red&quot;;IF([.D206]&gt;1.96;&quot;green&quot;;)))" office:value-type="float" office:value="-0.333" calcext:value-type="float">
            <text:p>-0.333</text:p>
          </table:table-cell>
          <table:table-cell table:style-name="GREEN" table:formula="of:=[.B212]+ORG.OPENOFFICE.STYLE(IF([.D212]&lt;-1.96;&quot;red&quot;;IF([.D212]&gt;1.96;&quot;green&quot;;)))" office:value-type="float" office:value="0.542" calcext:value-type="float">
            <text:p>0.542</text:p>
          </table:table-cell>
          <table:table-cell table:style-name="GREEN" table:formula="of:=[.B218]+ORG.OPENOFFICE.STYLE(IF([.D218]&lt;-1.96;&quot;red&quot;;IF([.D218]&gt;1.96;&quot;green&quot;;)))" office:value-type="float" office:value="1.773" calcext:value-type="float">
            <text:p>1.773</text:p>
          </table:table-cell>
          <table:table-cell table:style-name="RED" table:formula="of:=[.B224]+ORG.OPENOFFICE.STYLE(IF([.D224]&lt;-1.96;&quot;red&quot;;IF([.D224]&gt;1.96;&quot;green&quot;;)))" office:value-type="float" office:value="-0.857" calcext:value-type="float">
            <text:p>-0.857</text:p>
          </table:table-cell>
          <table:table-cell table:style-name="ce2"/>
          <table:table-cell office:value-type="string" calcext:value-type="string">
            <text:p>[1,4,5,6,9,10,11,12,13,14,15,17,19,21,22,23,25,26,27,28,29,34,35,36,37,38,39,42,43,44,45,49,50,51,52,53,55,57,58,60,61,62,63,67,69,71,73,74,75,77,78,83,86,87,89,90,91,95,98,101,103,105,107,109,111,115,118,121,122,123,127,133,135,137,138,139,141,143,146,148,151,153,154,157,158,159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1825_LV0</text:p>
          </table:table-cell>
          <table:table-cell office:value-type="float" office:value="-24.972" calcext:value-type="float">
            <text:p>-24.972</text:p>
          </table:table-cell>
          <table:table-cell office:value-type="float" office:value="4.178" calcext:value-type="float">
            <text:p>4.178</text:p>
          </table:table-cell>
          <table:table-cell office:value-type="float" office:value="-5.977" calcext:value-type="float">
            <text:p>-5.977</text:p>
          </table:table-cell>
          <table:table-cell/>
          <table:table-cell office:value-type="string" calcext:value-type="string">
            <text:p>Plane</text:p>
          </table:table-cell>
          <table:table-cell table:formula="of:=[.B189]+ORG.OPENOFFICE.STYLE(IF([.D189]&lt;-1.96;&quot;red&quot;;IF([.D189]&gt;1.96;&quot;green&quot;;)))" office:value-type="float" office:value="0.623" calcext:value-type="float">
            <text:p>0.623</text:p>
          </table:table-cell>
          <table:table-cell table:formula="of:=[.B195]+ORG.OPENOFFICE.STYLE(IF([.D195]&lt;-1.96;&quot;red&quot;;IF([.D195]&gt;1.96;&quot;green&quot;;)))" office:value-type="float" office:value="0.033" calcext:value-type="float">
            <text:p>0.033</text:p>
          </table:table-cell>
          <table:table-cell table:style-name="ce2" table:formula="of:=[.B201]+ORG.OPENOFFICE.STYLE(IF([.D201]&lt;-1.96;&quot;red&quot;;IF([.D201]&gt;1.96;&quot;green&quot;;)))" office:value-type="float" office:value="-0.241" calcext:value-type="float">
            <text:p>-0.241</text:p>
          </table:table-cell>
          <table:table-cell table:style-name="RED" table:formula="of:=[.B207]+ORG.OPENOFFICE.STYLE(IF([.D207]&lt;-1.96;&quot;red&quot;;IF([.D207]&gt;1.96;&quot;green&quot;;)))" office:value-type="float" office:value="-1.548" calcext:value-type="float">
            <text:p>-1.548</text:p>
          </table:table-cell>
          <table:table-cell table:style-name="GREEN" table:formula="of:=[.B213]+ORG.OPENOFFICE.STYLE(IF([.D213]&lt;-1.96;&quot;red&quot;;IF([.D213]&gt;1.96;&quot;green&quot;;)))" office:value-type="float" office:value="2.929" calcext:value-type="float">
            <text:p>2.929</text:p>
          </table:table-cell>
          <table:table-cell table:style-name="ce2" table:formula="of:=[.B219]+ORG.OPENOFFICE.STYLE(IF([.D219]&lt;-1.96;&quot;red&quot;;IF([.D219]&gt;1.96;&quot;green&quot;;)))" office:value-type="float" office:value="0.655" calcext:value-type="float">
            <text:p>0.655</text:p>
          </table:table-cell>
          <table:table-cell table:style-name="ce2" table:formula="of:=[.B225]+ORG.OPENOFFICE.STYLE(IF([.D225]&lt;-1.96;&quot;red&quot;;IF([.D225]&gt;1.96;&quot;green&quot;;)))" office:value-type="float" office:value="0.013" calcext:value-type="float">
            <text:p>0.013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Ag1825_LV1</text:p>
          </table:table-cell>
          <table:table-cell office:value-type="float" office:value="28.854" calcext:value-type="float">
            <text:p>28.854</text:p>
          </table:table-cell>
          <table:table-cell office:value-type="float" office:value="20.581" calcext:value-type="float">
            <text:p>20.581</text:p>
          </table:table-cell>
          <table:table-cell office:value-type="float" office:value="1.402" calcext:value-type="float">
            <text:p>1.402</text:p>
          </table:table-cell>
          <table:table-cell/>
          <table:table-cell office:value-type="string" calcext:value-type="string">
            <text:p>TrH</text:p>
          </table:table-cell>
          <table:table-cell table:formula="of:=[.B190]+ORG.OPENOFFICE.STYLE(IF([.D190]&lt;-1.96;&quot;red&quot;;IF([.D190]&gt;1.96;&quot;green&quot;;)))" office:value-type="float" office:value="0.031" calcext:value-type="float">
            <text:p>0.031</text:p>
          </table:table-cell>
          <table:table-cell table:style-name="GREEN" table:formula="of:=[.B196]+ORG.OPENOFFICE.STYLE(IF([.D196]&lt;-1.96;&quot;red&quot;;IF([.D196]&gt;1.96;&quot;green&quot;;)))" office:value-type="float" office:value="1.156" calcext:value-type="float">
            <text:p>1.156</text:p>
          </table:table-cell>
          <table:table-cell table:style-name="GREEN" table:formula="of:=[.B202]+ORG.OPENOFFICE.STYLE(IF([.D202]&lt;-1.96;&quot;red&quot;;IF([.D202]&gt;1.96;&quot;green&quot;;)))" office:value-type="float" office:value="0.36" calcext:value-type="float">
            <text:p>0.36</text:p>
          </table:table-cell>
          <table:table-cell table:style-name="GREEN" table:formula="of:=[.B208]+ORG.OPENOFFICE.STYLE(IF([.D208]&lt;-1.96;&quot;red&quot;;IF([.D208]&gt;1.96;&quot;green&quot;;)))" office:value-type="float" office:value="1.271" calcext:value-type="float">
            <text:p>1.271</text:p>
          </table:table-cell>
          <table:table-cell table:formula="of:=[.B214]+ORG.OPENOFFICE.STYLE(IF([.D214]&lt;-1.96;&quot;red&quot;;IF([.D214]&gt;1.96;&quot;green&quot;;)))" office:value-type="float" office:value="0.374" calcext:value-type="float">
            <text:p>0.374</text:p>
          </table:table-cell>
          <table:table-cell table:style-name="RED" table:formula="of:=[.B220]+ORG.OPENOFFICE.STYLE(IF([.D220]&lt;-1.96;&quot;red&quot;;IF([.D220]&gt;1.96;&quot;green&quot;;)))" office:value-type="float" office:value="-0.791" calcext:value-type="float">
            <text:p>-0.791</text:p>
          </table:table-cell>
          <table:table-cell table:style-name="GREEN" table:formula="of:=[.B226]+ORG.OPENOFFICE.STYLE(IF([.D226]&lt;-1.96;&quot;red&quot;;IF([.D226]&gt;1.96;&quot;green&quot;;)))" office:value-type="float" office:value="1.532" calcext:value-type="float">
            <text:p>1.532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Ag1825_LV2</text:p>
          </table:table-cell>
          <table:table-cell office:value-type="float" office:value="7.921" calcext:value-type="float">
            <text:p>7.921</text:p>
          </table:table-cell>
          <table:table-cell office:value-type="float" office:value="2.786" calcext:value-type="float">
            <text:p>2.786</text:p>
          </table:table-cell>
          <table:table-cell office:value-type="float" office:value="2.843" calcext:value-type="float">
            <text:p>2.843</text:p>
          </table:table-cell>
          <table:table-cell/>
          <table:table-cell office:value-type="string" calcext:value-type="string">
            <text:p>Train</text:p>
          </table:table-cell>
          <table:table-cell table:formula="of:=[.B191]+ORG.OPENOFFICE.STYLE(IF([.D191]&lt;-1.96;&quot;red&quot;;IF([.D191]&gt;1.96;&quot;green&quot;;)))" office:value-type="float" office:value="0" calcext:value-type="float">
            <text:p>0</text:p>
          </table:table-cell>
          <table:table-cell table:formula="of:=[.B197]+ORG.OPENOFFICE.STYLE(IF([.D197]&lt;-1.96;&quot;red&quot;;IF([.D197]&gt;1.96;&quot;green&quot;;)))" office:value-type="float" office:value="0" calcext:value-type="float">
            <text:p>0</text:p>
          </table:table-cell>
          <table:table-cell table:style-name="ce2" table:formula="of:=[.B203]+ORG.OPENOFFICE.STYLE(IF([.D203]&lt;-1.96;&quot;red&quot;;IF([.D203]&gt;1.96;&quot;green&quot;;)))" office:value-type="float" office:value="0" calcext:value-type="float">
            <text:p>0</text:p>
          </table:table-cell>
          <table:table-cell table:formula="of:=[.B209]+ORG.OPENOFFICE.STYLE(IF([.D209]&lt;-1.96;&quot;red&quot;;IF([.D209]&gt;1.96;&quot;green&quot;;)))" office:value-type="float" office:value="0" calcext:value-type="float">
            <text:p>0</text:p>
          </table:table-cell>
          <table:table-cell table:formula="of:=[.B215]+ORG.OPENOFFICE.STYLE(IF([.D215]&lt;-1.96;&quot;red&quot;;IF([.D215]&gt;1.96;&quot;green&quot;;)))" office:value-type="float" office:value="0" calcext:value-type="float">
            <text:p>0</text:p>
          </table:table-cell>
          <table:table-cell table:style-name="ce2" table:formula="of:=[.B221]+ORG.OPENOFFICE.STYLE(IF([.D221]&lt;-1.96;&quot;red&quot;;IF([.D221]&gt;1.96;&quot;green&quot;;)))" office:value-type="float" office:value="0" calcext:value-type="float">
            <text:p>0</text:p>
          </table:table-cell>
          <table:table-cell table:style-name="ce2" table:formula="of:=[.B227]+ORG.OPENOFFICE.STYLE(IF([.D227]&lt;-1.96;&quot;red&quot;;IF([.D227]&gt;1.96;&quot;green&quot;;)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1825_LV3</text:p>
          </table:table-cell>
          <table:table-cell office:value-type="float" office:value="-122.83" calcext:value-type="float">
            <text:p>-122.83</text:p>
          </table:table-cell>
          <table:table-cell office:value-type="float" office:value="107.544" calcext:value-type="float">
            <text:p>107.544</text:p>
          </table:table-cell>
          <table:table-cell office:value-type="float" office:value="-1.142" calcext:value-type="float">
            <text:p>-1.14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1825_LV4</text:p>
          </table:table-cell>
          <table:table-cell office:value-type="float" office:value="-24.803" calcext:value-type="float">
            <text:p>-24.803</text:p>
          </table:table-cell>
          <table:table-cell office:value-type="float" office:value="12.33" calcext:value-type="float">
            <text:p>12.33</text:p>
          </table:table-cell>
          <table:table-cell office:value-type="float" office:value="-2.012" calcext:value-type="float">
            <text:p>-2.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1825_LV5</text:p>
          </table:table-cell>
          <table:table-cell office:value-type="float" office:value="-3.302" calcext:value-type="float">
            <text:p>-3.302</text:p>
          </table:table-cell>
          <table:table-cell office:value-type="float" office:value="1.278" calcext:value-type="float">
            <text:p>1.278</text:p>
          </table:table-cell>
          <table:table-cell office:value-type="float" office:value="-2.583" calcext:value-type="float">
            <text:p>-2.5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1825_LV6</text:p>
          </table:table-cell>
          <table:table-cell office:value-type="float" office:value="13.656" calcext:value-type="float">
            <text:p>13.656</text:p>
          </table:table-cell>
          <table:table-cell office:value-type="float" office:value="5.783" calcext:value-type="float">
            <text:p>5.783</text:p>
          </table:table-cell>
          <table:table-cell office:value-type="float" office:value="2.361" calcext:value-type="float">
            <text:p>2.3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1825_LV7</text:p>
          </table:table-cell>
          <table:table-cell office:value-type="float" office:value="-0" calcext:value-type="float">
            <text:p>0</text:p>
          </table:table-cell>
          <table:table-cell office:value-type="float" office:value="0.762" calcext:value-type="float">
            <text:p>0.762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2545_LV0</text:p>
          </table:table-cell>
          <table:table-cell office:value-type="float" office:value="12.06" calcext:value-type="float">
            <text:p>12.06</text:p>
          </table:table-cell>
          <table:table-cell office:value-type="float" office:value="1.696" calcext:value-type="float">
            <text:p>1.696</text:p>
          </table:table-cell>
          <table:table-cell office:value-type="float" office:value="7.11" calcext:value-type="float">
            <text:p>7.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2545_LV1</text:p>
          </table:table-cell>
          <table:table-cell office:value-type="float" office:value="24.165" calcext:value-type="float">
            <text:p>24.165</text:p>
          </table:table-cell>
          <table:table-cell office:value-type="float" office:value="2.384" calcext:value-type="float">
            <text:p>2.384</text:p>
          </table:table-cell>
          <table:table-cell office:value-type="float" office:value="10.138" calcext:value-type="float">
            <text:p>10.1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2545_LV2</text:p>
          </table:table-cell>
          <table:table-cell office:value-type="float" office:value="-2.891" calcext:value-type="float">
            <text:p>-2.891</text:p>
          </table:table-cell>
          <table:table-cell office:value-type="float" office:value="0.946" calcext:value-type="float">
            <text:p>0.946</text:p>
          </table:table-cell>
          <table:table-cell office:value-type="float" office:value="-3.058" calcext:value-type="float">
            <text:p>-3.0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2545_LV3</text:p>
          </table:table-cell>
          <table:table-cell office:value-type="float" office:value="-4.131" calcext:value-type="float">
            <text:p>-4.131</text:p>
          </table:table-cell>
          <table:table-cell office:value-type="float" office:value="1.467" calcext:value-type="float">
            <text:p>1.467</text:p>
          </table:table-cell>
          <table:table-cell office:value-type="float" office:value="-2.816" calcext:value-type="float">
            <text:p>-2.8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2545_LV4</text:p>
          </table:table-cell>
          <table:table-cell office:value-type="float" office:value="-12.668" calcext:value-type="float">
            <text:p>-12.668</text:p>
          </table:table-cell>
          <table:table-cell office:value-type="float" office:value="2.153" calcext:value-type="float">
            <text:p>2.153</text:p>
          </table:table-cell>
          <table:table-cell office:value-type="float" office:value="-5.884" calcext:value-type="float">
            <text:p>-5.8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2545_LV5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632" calcext:value-type="float">
            <text:p>0.632</text:p>
          </table:table-cell>
          <table:table-cell office:value-type="float" office:value="-1.543" calcext:value-type="float">
            <text:p>-1.5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2545_LV6</text:p>
          </table:table-cell>
          <table:table-cell office:value-type="float" office:value="1.718" calcext:value-type="float">
            <text:p>1.718</text:p>
          </table:table-cell>
          <table:table-cell office:value-type="float" office:value="1.27" calcext:value-type="float">
            <text:p>1.27</text:p>
          </table:table-cell>
          <table:table-cell office:value-type="float" office:value="1.352" calcext:value-type="float">
            <text:p>1.3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2545_LV7</text:p>
          </table:table-cell>
          <table:table-cell office:value-type="float" office:value="-0" calcext:value-type="float">
            <text:p>0</text:p>
          </table:table-cell>
          <table:table-cell office:value-type="float" office:value="0.352" calcext:value-type="float">
            <text:p>0.352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4565_LV0</text:p>
          </table:table-cell>
          <table:table-cell office:value-type="float" office:value="-1.662" calcext:value-type="float">
            <text:p>-1.662</text:p>
          </table:table-cell>
          <table:table-cell office:value-type="float" office:value="1.356" calcext:value-type="float">
            <text:p>1.356</text:p>
          </table:table-cell>
          <table:table-cell office:value-type="float" office:value="-1.226" calcext:value-type="float">
            <text:p>-1.226</text:p>
          </table:table-cell>
          <table:table-cell/>
          <table:table-cell office:value-type="string" calcext:value-type="string">
            <text:p>LV0</text:p>
          </table:table-cell>
          <table:table-cell office:value-type="string" calcext:value-type="string">
            <text:p>Poor people who do not like to travel</text:p>
          </table:table-cell>
          <table:table-cell table:number-columns-repeated="6"/>
          <table:table-cell office:value-type="string" calcext:value-type="string">
            <text:p>Plane, TrH, Tr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4565_LV1</text:p>
          </table:table-cell>
          <table:table-cell office:value-type="float" office:value="-2.626" calcext:value-type="float">
            <text:p>-2.626</text:p>
          </table:table-cell>
          <table:table-cell office:value-type="float" office:value="1.017" calcext:value-type="float">
            <text:p>1.017</text:p>
          </table:table-cell>
          <table:table-cell office:value-type="float" office:value="-2.582" calcext:value-type="float">
            <text:p>-2.582</text:p>
          </table:table-cell>
          <table:table-cell/>
          <table:table-cell office:value-type="string" calcext:value-type="string">
            <text:p>LV1</text:p>
          </table:table-cell>
          <table:table-cell office:value-type="string" calcext:value-type="string">
            <text:p>Family travelers (non-car)</text:p>
          </table:table-cell>
          <table:table-cell table:number-columns-repeated="2"/>
          <table:table-cell office:value-type="string" calcext:value-type="string">
            <text:p>safety? Comfort?</text:p>
          </table:table-cell>
          <table:table-cell table:number-columns-repeated="3"/>
          <table:table-cell office:value-type="string" calcext:value-type="string">
            <text:p>TrH, avoids bus and c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4565_LV2</text:p>
          </table:table-cell>
          <table:table-cell office:value-type="float" office:value="10.64" calcext:value-type="float">
            <text:p>10.64</text:p>
          </table:table-cell>
          <table:table-cell office:value-type="float" office:value="1.366" calcext:value-type="float">
            <text:p>1.366</text:p>
          </table:table-cell>
          <table:table-cell office:value-type="float" office:value="7.788" calcext:value-type="float">
            <text:p>7.788</text:p>
          </table:table-cell>
          <table:table-cell/>
          <table:table-cell office:value-type="string" calcext:value-type="string">
            <text:p>LV2</text:p>
          </table:table-cell>
          <table:table-cell office:value-type="string" calcext:value-type="string">
            <text:p>People who like road trips</text:p>
          </table:table-cell>
          <table:table-cell table:number-columns-repeated="2"/>
          <table:table-cell office:value-type="string" calcext:value-type="string">
            <text:p>comfort? Eco?</text:p>
          </table:table-cell>
          <table:table-cell table:number-columns-repeated="3"/>
          <table:table-cell office:value-type="string" calcext:value-type="string">
            <text:p>Car, TrH, avoids car rental, b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4565_LV3</text:p>
          </table:table-cell>
          <table:table-cell office:value-type="float" office:value="7.579" calcext:value-type="float">
            <text:p>7.579</text:p>
          </table:table-cell>
          <table:table-cell office:value-type="float" office:value="1.607" calcext:value-type="float">
            <text:p>1.607</text:p>
          </table:table-cell>
          <table:table-cell office:value-type="float" office:value="4.717" calcext:value-type="float">
            <text:p>4.717</text:p>
          </table:table-cell>
          <table:table-cell/>
          <table:table-cell office:value-type="string" calcext:value-type="string">
            <text:p>LV3</text:p>
          </table:table-cell>
          <table:table-cell office:value-type="string" calcext:value-type="string">
            <text:p>people who would prefer tour buses</text:p>
          </table:table-cell>
          <table:table-cell table:number-columns-repeated="2"/>
          <table:table-cell office:value-type="string" calcext:value-type="string">
            <text:p>comfort+ </text:p>
          </table:table-cell>
          <table:table-cell table:number-columns-repeated="3"/>
          <table:table-cell office:value-type="string" calcext:value-type="string">
            <text:p>Bus, TrH, avoids plane, c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4565_LV4</text:p>
          </table:table-cell>
          <table:table-cell office:value-type="float" office:value="-15.176" calcext:value-type="float">
            <text:p>-15.176</text:p>
          </table:table-cell>
          <table:table-cell office:value-type="float" office:value="2.168" calcext:value-type="float">
            <text:p>2.168</text:p>
          </table:table-cell>
          <table:table-cell office:value-type="float" office:value="-6.999" calcext:value-type="float">
            <text:p>-6.999</text:p>
          </table:table-cell>
          <table:table-cell/>
          <table:table-cell office:value-type="string" calcext:value-type="string">
            <text:p>LV4</text:p>
          </table:table-cell>
          <table:table-cell office:value-type="string" calcext:value-type="string">
            <text:p>Wealthy travelers</text:p>
          </table:table-cell>
          <table:table-cell table:number-columns-repeated="2"/>
          <table:table-cell office:value-type="string" calcext:value-type="string">
            <text:p>comfort++</text:p>
          </table:table-cell>
          <table:table-cell table:number-columns-repeated="3"/>
          <table:table-cell office:value-type="string" calcext:value-type="string">
            <text:p>Car and Pla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4565_LV5</text:p>
          </table:table-cell>
          <table:table-cell office:value-type="float" office:value="-5.13" calcext:value-type="float">
            <text:p>-5.13</text:p>
          </table:table-cell>
          <table:table-cell office:value-type="float" office:value="0.842" calcext:value-type="float">
            <text:p>0.842</text:p>
          </table:table-cell>
          <table:table-cell office:value-type="float" office:value="-6.096" calcext:value-type="float">
            <text:p>-6.096</text:p>
          </table:table-cell>
          <table:table-cell/>
          <table:table-cell office:value-type="string" calcext:value-type="string">
            <text:p>LV5</text:p>
          </table:table-cell>
          <table:table-cell office:value-type="string" calcext:value-type="string">
            <text:p>Family travelers (car)</text:p>
          </table:table-cell>
          <table:table-cell table:number-columns-repeated="6"/>
          <table:table-cell office:value-type="string" calcext:value-type="string">
            <text:p>Car, avoids car ren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4565_LV6</text:p>
          </table:table-cell>
          <table:table-cell office:value-type="float" office:value="-8.355" calcext:value-type="float">
            <text:p>-8.355</text:p>
          </table:table-cell>
          <table:table-cell office:value-type="float" office:value="1.258" calcext:value-type="float">
            <text:p>1.258</text:p>
          </table:table-cell>
          <table:table-cell office:value-type="float" office:value="-6.644" calcext:value-type="float">
            <text:p>-6.644</text:p>
          </table:table-cell>
          <table:table-cell/>
          <table:table-cell office:value-type="string" calcext:value-type="string">
            <text:p>LV6</text:p>
          </table:table-cell>
          <table:table-cell office:value-type="string" calcext:value-type="string">
            <text:p>Weekend trippers</text:p>
          </table:table-cell>
          <table:table-cell table:number-columns-repeated="6"/>
          <table:table-cell office:value-type="string" calcext:value-type="string">
            <text:p>TrH, car rental, avoids c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4565_LV7</text:p>
          </table:table-cell>
          <table:table-cell office:value-type="float" office:value="-0" calcext:value-type="float">
            <text:p>0</text:p>
          </table:table-cell>
          <table:table-cell office:value-type="float" office:value="0.326" calcext:value-type="float">
            <text:p>0.326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LV7</text:p>
          </table:table-cell>
          <table:table-cell office:value-type="string" calcext:value-type="string">
            <text:p>reference latent variable grou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65M_LV0</text:p>
          </table:table-cell>
          <table:table-cell office:value-type="float" office:value="-1.272" calcext:value-type="float">
            <text:p>-1.272</text:p>
          </table:table-cell>
          <table:table-cell office:value-type="float" office:value="2.059" calcext:value-type="float">
            <text:p>2.059</text:p>
          </table:table-cell>
          <table:table-cell office:value-type="float" office:value="-0.617" calcext:value-type="float">
            <text:p>-0.6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65M_LV1</text:p>
          </table:table-cell>
          <table:table-cell office:value-type="float" office:value="7.389" calcext:value-type="float">
            <text:p>7.389</text:p>
          </table:table-cell>
          <table:table-cell office:value-type="float" office:value="2.453" calcext:value-type="float">
            <text:p>2.453</text:p>
          </table:table-cell>
          <table:table-cell office:value-type="float" office:value="3.013" calcext:value-type="float">
            <text:p>3.0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65M_LV2</text:p>
          </table:table-cell>
          <table:table-cell office:value-type="float" office:value="17.739" calcext:value-type="float">
            <text:p>17.739</text:p>
          </table:table-cell>
          <table:table-cell office:value-type="float" office:value="2.763" calcext:value-type="float">
            <text:p>2.763</text:p>
          </table:table-cell>
          <table:table-cell office:value-type="float" office:value="6.42" calcext:value-type="float">
            <text:p>6.4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65M_LV3</text:p>
          </table:table-cell>
          <table:table-cell office:value-type="float" office:value="28.555" calcext:value-type="float">
            <text:p>28.555</text:p>
          </table:table-cell>
          <table:table-cell office:value-type="float" office:value="7.1" calcext:value-type="float">
            <text:p>7.1</text:p>
          </table:table-cell>
          <table:table-cell office:value-type="float" office:value="4.022" calcext:value-type="float">
            <text:p>4.0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65M_LV4</text:p>
          </table:table-cell>
          <table:table-cell office:value-type="float" office:value="10.983" calcext:value-type="float">
            <text:p>10.983</text:p>
          </table:table-cell>
          <table:table-cell office:value-type="float" office:value="2.1" calcext:value-type="float">
            <text:p>2.1</text:p>
          </table:table-cell>
          <table:table-cell office:value-type="float" office:value="5.229" calcext:value-type="float">
            <text:p>5.2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65M_LV5</text:p>
          </table:table-cell>
          <table:table-cell office:value-type="float" office:value="-2.082" calcext:value-type="float">
            <text:p>-2.082</text:p>
          </table:table-cell>
          <table:table-cell office:value-type="float" office:value="1.252" calcext:value-type="float">
            <text:p>1.252</text:p>
          </table:table-cell>
          <table:table-cell office:value-type="float" office:value="-1.663" calcext:value-type="float">
            <text:p>-1.6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65M_LV6</text:p>
          </table:table-cell>
          <table:table-cell office:value-type="float" office:value="-2.662" calcext:value-type="float">
            <text:p>-2.662</text:p>
          </table:table-cell>
          <table:table-cell office:value-type="float" office:value="2.153" calcext:value-type="float">
            <text:p>2.153</text:p>
          </table:table-cell>
          <table:table-cell office:value-type="float" office:value="-1.237" calcext:value-type="float">
            <text:p>-1.2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65M_LV7</text:p>
          </table:table-cell>
          <table:table-cell office:value-type="float" office:value="0" calcext:value-type="float">
            <text:p>0</text:p>
          </table:table-cell>
          <table:table-cell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e_LV0</text:p>
          </table:table-cell>
          <table:table-cell office:value-type="float" office:value="4.514" calcext:value-type="float">
            <text:p>4.514</text:p>
          </table:table-cell>
          <table:table-cell office:value-type="float" office:value="1.411" calcext:value-type="float">
            <text:p>1.411</text:p>
          </table:table-cell>
          <table:table-cell office:value-type="float" office:value="3.198" calcext:value-type="float">
            <text:p>3.19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e_LV1</text:p>
          </table:table-cell>
          <table:table-cell office:value-type="float" office:value="-5.3" calcext:value-type="float">
            <text:p>-5.3</text:p>
          </table:table-cell>
          <table:table-cell office:value-type="float" office:value="1.171" calcext:value-type="float">
            <text:p>1.171</text:p>
          </table:table-cell>
          <table:table-cell office:value-type="float" office:value="-4.527" calcext:value-type="float">
            <text:p>-4.5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e_LV2</text:p>
          </table:table-cell>
          <table:table-cell office:value-type="float" office:value="2.265" calcext:value-type="float">
            <text:p>2.265</text:p>
          </table:table-cell>
          <table:table-cell office:value-type="float" office:value="1.145" calcext:value-type="float">
            <text:p>1.145</text:p>
          </table:table-cell>
          <table:table-cell office:value-type="float" office:value="1.979" calcext:value-type="float">
            <text:p>1.9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e_LV3</text:p>
          </table:table-cell>
          <table:table-cell office:value-type="float" office:value="14.903" calcext:value-type="float">
            <text:p>14.903</text:p>
          </table:table-cell>
          <table:table-cell office:value-type="float" office:value="1.397" calcext:value-type="float">
            <text:p>1.397</text:p>
          </table:table-cell>
          <table:table-cell office:value-type="float" office:value="10.67" calcext:value-type="float">
            <text:p>10.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e_LV4</text:p>
          </table:table-cell>
          <table:table-cell office:value-type="float" office:value="16.423" calcext:value-type="float">
            <text:p>16.423</text:p>
          </table:table-cell>
          <table:table-cell office:value-type="float" office:value="1.555" calcext:value-type="float">
            <text:p>1.555</text:p>
          </table:table-cell>
          <table:table-cell office:value-type="float" office:value="10.564" calcext:value-type="float">
            <text:p>10.5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e_LV5</text:p>
          </table:table-cell>
          <table:table-cell office:value-type="float" office:value="0.429" calcext:value-type="float">
            <text:p>0.429</text:p>
          </table:table-cell>
          <table:table-cell office:value-type="float" office:value="0.619" calcext:value-type="float">
            <text:p>0.619</text:p>
          </table:table-cell>
          <table:table-cell office:value-type="float" office:value="0.693" calcext:value-type="float">
            <text:p>0.69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e_LV6</text:p>
          </table:table-cell>
          <table:table-cell office:value-type="float" office:value="8.999" calcext:value-type="float">
            <text:p>8.999</text:p>
          </table:table-cell>
          <table:table-cell office:value-type="float" office:value="1.286" calcext:value-type="float">
            <text:p>1.286</text:p>
          </table:table-cell>
          <table:table-cell office:value-type="float" office:value="6.999" calcext:value-type="float">
            <text:p>6.9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e_LV7</text:p>
          </table:table-cell>
          <table:table-cell office:value-type="float" office:value="0" calcext:value-type="float">
            <text:p>0</text:p>
          </table:table-cell>
          <table:table-cell office:value-type="float" office:value="0.315" calcext:value-type="float">
            <text:p>0.3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lltime_LV0</text:p>
          </table:table-cell>
          <table:table-cell office:value-type="float" office:value="-20.009" calcext:value-type="float">
            <text:p>-20.009</text:p>
          </table:table-cell>
          <table:table-cell office:value-type="float" office:value="1.497" calcext:value-type="float">
            <text:p>1.497</text:p>
          </table:table-cell>
          <table:table-cell office:value-type="float" office:value="-13.363" calcext:value-type="float">
            <text:p>-13.3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lltime_LV1</text:p>
          </table:table-cell>
          <table:table-cell office:value-type="float" office:value="-4.879" calcext:value-type="float">
            <text:p>-4.879</text:p>
          </table:table-cell>
          <table:table-cell office:value-type="float" office:value="1.114" calcext:value-type="float">
            <text:p>1.114</text:p>
          </table:table-cell>
          <table:table-cell office:value-type="float" office:value="-4.379" calcext:value-type="float">
            <text:p>-4.3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lltime_LV2</text:p>
          </table:table-cell>
          <table:table-cell office:value-type="float" office:value="-1.103" calcext:value-type="float">
            <text:p>-1.103</text:p>
          </table:table-cell>
          <table:table-cell office:value-type="float" office:value="0.853" calcext:value-type="float">
            <text:p>0.853</text:p>
          </table:table-cell>
          <table:table-cell office:value-type="float" office:value="-1.294" calcext:value-type="float">
            <text:p>-1.2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lltime_LV3</text:p>
          </table:table-cell>
          <table:table-cell office:value-type="float" office:value="-8.37" calcext:value-type="float">
            <text:p>-8.37</text:p>
          </table:table-cell>
          <table:table-cell office:value-type="float" office:value="1.267" calcext:value-type="float">
            <text:p>1.267</text:p>
          </table:table-cell>
          <table:table-cell office:value-type="float" office:value="-6.606" calcext:value-type="float">
            <text:p>-6.6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lltime_LV4</text:p>
          </table:table-cell>
          <table:table-cell office:value-type="float" office:value="13.551" calcext:value-type="float">
            <text:p>13.551</text:p>
          </table:table-cell>
          <table:table-cell office:value-type="float" office:value="1.771" calcext:value-type="float">
            <text:p>1.771</text:p>
          </table:table-cell>
          <table:table-cell office:value-type="float" office:value="7.652" calcext:value-type="float">
            <text:p>7.6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lltime_LV5</text:p>
          </table:table-cell>
          <table:table-cell office:value-type="float" office:value="3.772" calcext:value-type="float">
            <text:p>3.772</text:p>
          </table:table-cell>
          <table:table-cell office:value-type="float" office:value="0.508" calcext:value-type="float">
            <text:p>0.508</text:p>
          </table:table-cell>
          <table:table-cell office:value-type="float" office:value="7.423" calcext:value-type="float">
            <text:p>7.4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lltime_LV6</text:p>
          </table:table-cell>
          <table:table-cell office:value-type="float" office:value="27.119" calcext:value-type="float">
            <text:p>27.119</text:p>
          </table:table-cell>
          <table:table-cell office:value-type="float" office:value="1.086" calcext:value-type="float">
            <text:p>1.086</text:p>
          </table:table-cell>
          <table:table-cell office:value-type="float" office:value="24.979" calcext:value-type="float">
            <text:p>24.9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lltime_LV7</text:p>
          </table:table-cell>
          <table:table-cell office:value-type="float" office:value="-0" calcext:value-type="float">
            <text:p>0</text:p>
          </table:table-cell>
          <table:table-cell office:value-type="float" office:value="0.274" calcext:value-type="float">
            <text:p>0.274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Highschl_LV0</text:p>
          </table:table-cell>
          <table:table-cell office:value-type="float" office:value="3.409" calcext:value-type="float">
            <text:p>3.409</text:p>
          </table:table-cell>
          <table:table-cell office:value-type="float" office:value="1.871" calcext:value-type="float">
            <text:p>1.871</text:p>
          </table:table-cell>
          <table:table-cell office:value-type="float" office:value="1.822" calcext:value-type="float">
            <text:p>1.8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Highschl_LV1</text:p>
          </table:table-cell>
          <table:table-cell office:value-type="float" office:value="-1.989" calcext:value-type="float">
            <text:p>-1.989</text:p>
          </table:table-cell>
          <table:table-cell office:value-type="float" office:value="1.603" calcext:value-type="float">
            <text:p>1.603</text:p>
          </table:table-cell>
          <table:table-cell office:value-type="float" office:value="-1.241" calcext:value-type="float">
            <text:p>-1.2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Highschl_LV2</text:p>
          </table:table-cell>
          <table:table-cell office:value-type="float" office:value="-10.366" calcext:value-type="float">
            <text:p>-10.366</text:p>
          </table:table-cell>
          <table:table-cell office:value-type="float" office:value="2.054" calcext:value-type="float">
            <text:p>2.054</text:p>
          </table:table-cell>
          <table:table-cell office:value-type="float" office:value="-5.048" calcext:value-type="float">
            <text:p>-5.0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Highschl_LV3</text:p>
          </table:table-cell>
          <table:table-cell office:value-type="float" office:value="50.189" calcext:value-type="float">
            <text:p>50.189</text:p>
          </table:table-cell>
          <table:table-cell office:value-type="float" office:value="68.842" calcext:value-type="float">
            <text:p>68.842</text:p>
          </table:table-cell>
          <table:table-cell office:value-type="float" office:value="0.729" calcext:value-type="float">
            <text:p>0.7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Highschl_LV4</text:p>
          </table:table-cell>
          <table:table-cell office:value-type="float" office:value="-12.009" calcext:value-type="float">
            <text:p>-12.009</text:p>
          </table:table-cell>
          <table:table-cell office:value-type="float" office:value="2.51" calcext:value-type="float">
            <text:p>2.51</text:p>
          </table:table-cell>
          <table:table-cell office:value-type="float" office:value="-4.785" calcext:value-type="float">
            <text:p>-4.7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Highschl_LV5</text:p>
          </table:table-cell>
          <table:table-cell office:value-type="float" office:value="0.541" calcext:value-type="float">
            <text:p>0.541</text:p>
          </table:table-cell>
          <table:table-cell office:value-type="float" office:value="0.678" calcext:value-type="float">
            <text:p>0.678</text:p>
          </table:table-cell>
          <table:table-cell office:value-type="float" office:value="0.797" calcext:value-type="float">
            <text:p>0.7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Highschl_LV6</text:p>
          </table:table-cell>
          <table:table-cell office:value-type="float" office:value="-16.067" calcext:value-type="float">
            <text:p>-16.067</text:p>
          </table:table-cell>
          <table:table-cell office:value-type="float" office:value="1.479" calcext:value-type="float">
            <text:p>1.479</text:p>
          </table:table-cell>
          <table:table-cell office:value-type="float" office:value="-10.861" calcext:value-type="float">
            <text:p>-10.8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Highschl_LV7</text:p>
          </table:table-cell>
          <table:table-cell office:value-type="float" office:value="-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BSc_LV0</text:p>
          </table:table-cell>
          <table:table-cell office:value-type="float" office:value="-9.951" calcext:value-type="float">
            <text:p>-9.951</text:p>
          </table:table-cell>
          <table:table-cell office:value-type="float" office:value="1.324" calcext:value-type="float">
            <text:p>1.324</text:p>
          </table:table-cell>
          <table:table-cell office:value-type="float" office:value="-7.513" calcext:value-type="float">
            <text:p>-7.5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BSc_LV1</text:p>
          </table:table-cell>
          <table:table-cell office:value-type="float" office:value="18.323" calcext:value-type="float">
            <text:p>18.323</text:p>
          </table:table-cell>
          <table:table-cell office:value-type="float" office:value="1.066" calcext:value-type="float">
            <text:p>1.066</text:p>
          </table:table-cell>
          <table:table-cell office:value-type="float" office:value="17.185" calcext:value-type="float">
            <text:p>17.1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BSc_LV2</text:p>
          </table:table-cell>
          <table:table-cell office:value-type="float" office:value="4.759" calcext:value-type="float">
            <text:p>4.759</text:p>
          </table:table-cell>
          <table:table-cell office:value-type="float" office:value="0.811" calcext:value-type="float">
            <text:p>0.811</text:p>
          </table:table-cell>
          <table:table-cell office:value-type="float" office:value="5.872" calcext:value-type="float">
            <text:p>5.8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BSc_LV3</text:p>
          </table:table-cell>
          <table:table-cell office:value-type="float" office:value="0.08" calcext:value-type="float">
            <text:p>0.08</text:p>
          </table:table-cell>
          <table:table-cell office:value-type="float" office:value="1.249" calcext:value-type="float">
            <text:p>1.249</text:p>
          </table:table-cell>
          <table:table-cell office:value-type="float" office:value="0.064" calcext:value-type="float">
            <text:p>0.0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BSc_LV4</text:p>
          </table:table-cell>
          <table:table-cell office:value-type="float" office:value="-9.319" calcext:value-type="float">
            <text:p>-9.319</text:p>
          </table:table-cell>
          <table:table-cell office:value-type="float" office:value="1.801" calcext:value-type="float">
            <text:p>1.801</text:p>
          </table:table-cell>
          <table:table-cell office:value-type="float" office:value="-5.174" calcext:value-type="float">
            <text:p>-5.1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BSc_LV5</text:p>
          </table:table-cell>
          <table:table-cell office:value-type="float" office:value="-2.715" calcext:value-type="float">
            <text:p>-2.715</text:p>
          </table:table-cell>
          <table:table-cell office:value-type="float" office:value="0.626" calcext:value-type="float">
            <text:p>0.626</text:p>
          </table:table-cell>
          <table:table-cell office:value-type="float" office:value="-4.336" calcext:value-type="float">
            <text:p>-4.3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BSc_LV6</text:p>
          </table:table-cell>
          <table:table-cell office:value-type="float" office:value="-0.205" calcext:value-type="float">
            <text:p>-0.205</text:p>
          </table:table-cell>
          <table:table-cell office:value-type="float" office:value="1.095" calcext:value-type="float">
            <text:p>1.095</text:p>
          </table:table-cell>
          <table:table-cell office:value-type="float" office:value="-0.187" calcext:value-type="float">
            <text:p>-0.1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BSc_LV7</text:p>
          </table:table-cell>
          <table:table-cell office:value-type="float" office:value="-0" calcext:value-type="float">
            <text:p>0</text:p>
          </table:table-cell>
          <table:table-cell office:value-type="float" office:value="0.266" calcext:value-type="float">
            <text:p>0.266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MscPhD_LV0</text:p>
          </table:table-cell>
          <table:table-cell office:value-type="float" office:value="-2.438" calcext:value-type="float">
            <text:p>-2.438</text:p>
          </table:table-cell>
          <table:table-cell office:value-type="float" office:value="1.744" calcext:value-type="float">
            <text:p>1.744</text:p>
          </table:table-cell>
          <table:table-cell office:value-type="float" office:value="-1.398" calcext:value-type="float">
            <text:p>-1.39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MscPhD_LV1</text:p>
          </table:table-cell>
          <table:table-cell office:value-type="float" office:value="7.997" calcext:value-type="float">
            <text:p>7.997</text:p>
          </table:table-cell>
          <table:table-cell office:value-type="float" office:value="4.814" calcext:value-type="float">
            <text:p>4.814</text:p>
          </table:table-cell>
          <table:table-cell office:value-type="float" office:value="1.661" calcext:value-type="float">
            <text:p>1.6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MscPhD_LV2</text:p>
          </table:table-cell>
          <table:table-cell office:value-type="float" office:value="13.764" calcext:value-type="float">
            <text:p>13.764</text:p>
          </table:table-cell>
          <table:table-cell office:value-type="float" office:value="2.541" calcext:value-type="float">
            <text:p>2.541</text:p>
          </table:table-cell>
          <table:table-cell office:value-type="float" office:value="5.417" calcext:value-type="float">
            <text:p>5.4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MscPhD_LV3</text:p>
          </table:table-cell>
          <table:table-cell office:value-type="float" office:value="1.417" calcext:value-type="float">
            <text:p>1.417</text:p>
          </table:table-cell>
          <table:table-cell office:value-type="float" office:value="2.083" calcext:value-type="float">
            <text:p>2.083</text:p>
          </table:table-cell>
          <table:table-cell office:value-type="float" office:value="0.68" calcext:value-type="float">
            <text:p>0.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MscPhD_LV4</text:p>
          </table:table-cell>
          <table:table-cell office:value-type="float" office:value="3.99" calcext:value-type="float">
            <text:p>3.99</text:p>
          </table:table-cell>
          <table:table-cell office:value-type="float" office:value="2.267" calcext:value-type="float">
            <text:p>2.267</text:p>
          </table:table-cell>
          <table:table-cell office:value-type="float" office:value="1.76" calcext:value-type="float">
            <text:p>1.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MscPhD_LV5</text:p>
          </table:table-cell>
          <table:table-cell office:value-type="float" office:value="-3.109" calcext:value-type="float">
            <text:p>-3.109</text:p>
          </table:table-cell>
          <table:table-cell office:value-type="float" office:value="1.502" calcext:value-type="float">
            <text:p>1.502</text:p>
          </table:table-cell>
          <table:table-cell office:value-type="float" office:value="-2.069" calcext:value-type="float">
            <text:p>-2.0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MscPhD_LV6</text:p>
          </table:table-cell>
          <table:table-cell office:value-type="float" office:value="10.332" calcext:value-type="float">
            <text:p>10.332</text:p>
          </table:table-cell>
          <table:table-cell office:value-type="float" office:value="2.2" calcext:value-type="float">
            <text:p>2.2</text:p>
          </table:table-cell>
          <table:table-cell office:value-type="float" office:value="4.697" calcext:value-type="float">
            <text:p>4.6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MscPhD_LV7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0_LV0</text:p>
          </table:table-cell>
          <table:table-cell office:value-type="float" office:value="30.028" calcext:value-type="float">
            <text:p>30.028</text:p>
          </table:table-cell>
          <table:table-cell office:value-type="float" office:value="1.517" calcext:value-type="float">
            <text:p>1.517</text:p>
          </table:table-cell>
          <table:table-cell office:value-type="float" office:value="19.791" calcext:value-type="float">
            <text:p>19.7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0_LV1</text:p>
          </table:table-cell>
          <table:table-cell office:value-type="float" office:value="-9.996" calcext:value-type="float">
            <text:p>-9.996</text:p>
          </table:table-cell>
          <table:table-cell office:value-type="float" office:value="1.78" calcext:value-type="float">
            <text:p>1.78</text:p>
          </table:table-cell>
          <table:table-cell office:value-type="float" office:value="-5.615" calcext:value-type="float">
            <text:p>-5.6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0_LV2</text:p>
          </table:table-cell>
          <table:table-cell office:value-type="float" office:value="-8.551" calcext:value-type="float">
            <text:p>-8.551</text:p>
          </table:table-cell>
          <table:table-cell office:value-type="float" office:value="1.615" calcext:value-type="float">
            <text:p>1.615</text:p>
          </table:table-cell>
          <table:table-cell office:value-type="float" office:value="-5.296" calcext:value-type="float">
            <text:p>-5.2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0_LV3</text:p>
          </table:table-cell>
          <table:table-cell office:value-type="float" office:value="17.522" calcext:value-type="float">
            <text:p>17.522</text:p>
          </table:table-cell>
          <table:table-cell office:value-type="float" office:value="4.094" calcext:value-type="float">
            <text:p>4.094</text:p>
          </table:table-cell>
          <table:table-cell office:value-type="float" office:value="4.279" calcext:value-type="float">
            <text:p>4.2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0_LV4</text:p>
          </table:table-cell>
          <table:table-cell office:value-type="float" office:value="-0.239" calcext:value-type="float">
            <text:p>-0.239</text:p>
          </table:table-cell>
          <table:table-cell office:value-type="float" office:value="1.812" calcext:value-type="float">
            <text:p>1.812</text:p>
          </table:table-cell>
          <table:table-cell office:value-type="float" office:value="-0.132" calcext:value-type="float">
            <text:p>-0.1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0_LV5</text:p>
          </table:table-cell>
          <table:table-cell office:value-type="float" office:value="-14.923" calcext:value-type="float">
            <text:p>-14.923</text:p>
          </table:table-cell>
          <table:table-cell office:value-type="float" office:value="294.542" calcext:value-type="float">
            <text:p>294.542</text:p>
          </table:table-cell>
          <table:table-cell office:value-type="float" office:value="-0.051" calcext:value-type="float">
            <text:p>-0.0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0_LV6</text:p>
          </table:table-cell>
          <table:table-cell office:value-type="float" office:value="14.177" calcext:value-type="float">
            <text:p>14.177</text:p>
          </table:table-cell>
          <table:table-cell office:value-type="float" office:value="2.093" calcext:value-type="float">
            <text:p>2.093</text:p>
          </table:table-cell>
          <table:table-cell office:value-type="float" office:value="6.775" calcext:value-type="float">
            <text:p>6.7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0_LV7</text:p>
          </table:table-cell>
          <table:table-cell office:value-type="float" office:value="-0" calcext:value-type="float">
            <text:p>0</text:p>
          </table:table-cell>
          <table:table-cell office:value-type="float" office:value="0.587" calcext:value-type="float">
            <text:p>0.587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1_LV0</text:p>
          </table:table-cell>
          <table:table-cell office:value-type="float" office:value="-0.621" calcext:value-type="float">
            <text:p>-0.621</text:p>
          </table:table-cell>
          <table:table-cell office:value-type="float" office:value="1.411" calcext:value-type="float">
            <text:p>1.411</text:p>
          </table:table-cell>
          <table:table-cell office:value-type="float" office:value="-0.44" calcext:value-type="float">
            <text:p>-0.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1_LV1</text:p>
          </table:table-cell>
          <table:table-cell office:value-type="float" office:value="21.287" calcext:value-type="float">
            <text:p>21.287</text:p>
          </table:table-cell>
          <table:table-cell office:value-type="float" office:value="2.056" calcext:value-type="float">
            <text:p>2.056</text:p>
          </table:table-cell>
          <table:table-cell office:value-type="float" office:value="10.355" calcext:value-type="float">
            <text:p>10.3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1_LV2</text:p>
          </table:table-cell>
          <table:table-cell office:value-type="float" office:value="-0.253" calcext:value-type="float">
            <text:p>-0.253</text:p>
          </table:table-cell>
          <table:table-cell office:value-type="float" office:value="0.888" calcext:value-type="float">
            <text:p>0.888</text:p>
          </table:table-cell>
          <table:table-cell office:value-type="float" office:value="-0.285" calcext:value-type="float">
            <text:p>-0.2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1_LV3</text:p>
          </table:table-cell>
          <table:table-cell office:value-type="float" office:value="0.009" calcext:value-type="float">
            <text:p>0.009</text:p>
          </table:table-cell>
          <table:table-cell office:value-type="float" office:value="1.49" calcext:value-type="float">
            <text:p>1.49</text:p>
          </table:table-cell>
          <table:table-cell office:value-type="float" office:value="0.006" calcext:value-type="float">
            <text:p>0.0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1_LV4</text:p>
          </table:table-cell>
          <table:table-cell office:value-type="float" office:value="-6.244" calcext:value-type="float">
            <text:p>-6.244</text:p>
          </table:table-cell>
          <table:table-cell office:value-type="float" office:value="1.888" calcext:value-type="float">
            <text:p>1.888</text:p>
          </table:table-cell>
          <table:table-cell office:value-type="float" office:value="-3.307" calcext:value-type="float">
            <text:p>-3.3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1_LV5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523" calcext:value-type="float">
            <text:p>0.523</text:p>
          </table:table-cell>
          <table:table-cell office:value-type="float" office:value="-0.254" calcext:value-type="float">
            <text:p>-0.25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1_LV6</text:p>
          </table:table-cell>
          <table:table-cell office:value-type="float" office:value="-9.574" calcext:value-type="float">
            <text:p>-9.574</text:p>
          </table:table-cell>
          <table:table-cell office:value-type="float" office:value="0.972" calcext:value-type="float">
            <text:p>0.972</text:p>
          </table:table-cell>
          <table:table-cell office:value-type="float" office:value="-9.851" calcext:value-type="float">
            <text:p>-9.8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1_LV7</text:p>
          </table:table-cell>
          <table:table-cell office:value-type="float" office:value="0" calcext:value-type="float">
            <text:p>0</text:p>
          </table:table-cell>
          <table:table-cell office:value-type="float" office:value="0.272" calcext:value-type="float">
            <text:p>0.27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2M_LV0</text:p>
          </table:table-cell>
          <table:table-cell office:value-type="float" office:value="-5.542" calcext:value-type="float">
            <text:p>-5.542</text:p>
          </table:table-cell>
          <table:table-cell office:value-type="float" office:value="2.009" calcext:value-type="float">
            <text:p>2.009</text:p>
          </table:table-cell>
          <table:table-cell office:value-type="float" office:value="-2.758" calcext:value-type="float">
            <text:p>-2.7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2M_LV1</text:p>
          </table:table-cell>
          <table:table-cell office:value-type="float" office:value="0.321" calcext:value-type="float">
            <text:p>0.321</text:p>
          </table:table-cell>
          <table:table-cell office:value-type="float" office:value="1.147" calcext:value-type="float">
            <text:p>1.147</text:p>
          </table:table-cell>
          <table:table-cell office:value-type="float" office:value="0.28" calcext:value-type="float">
            <text:p>0.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2M_LV2</text:p>
          </table:table-cell>
          <table:table-cell office:value-type="float" office:value="12.155" calcext:value-type="float">
            <text:p>12.155</text:p>
          </table:table-cell>
          <table:table-cell office:value-type="float" office:value="1.956" calcext:value-type="float">
            <text:p>1.956</text:p>
          </table:table-cell>
          <table:table-cell office:value-type="float" office:value="6.216" calcext:value-type="float">
            <text:p>6.2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2M_LV3</text:p>
          </table:table-cell>
          <table:table-cell office:value-type="float" office:value="-1.811" calcext:value-type="float">
            <text:p>-1.811</text:p>
          </table:table-cell>
          <table:table-cell office:value-type="float" office:value="1.663" calcext:value-type="float">
            <text:p>1.663</text:p>
          </table:table-cell>
          <table:table-cell office:value-type="float" office:value="-1.089" calcext:value-type="float">
            <text:p>-1.0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2M_LV4</text:p>
          </table:table-cell>
          <table:table-cell office:value-type="float" office:value="-11.657" calcext:value-type="float">
            <text:p>-11.657</text:p>
          </table:table-cell>
          <table:table-cell office:value-type="float" office:value="3.61" calcext:value-type="float">
            <text:p>3.61</text:p>
          </table:table-cell>
          <table:table-cell office:value-type="float" office:value="-3.229" calcext:value-type="float">
            <text:p>-3.2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2M_LV5</text:p>
          </table:table-cell>
          <table:table-cell office:value-type="float" office:value="-0.507" calcext:value-type="float">
            <text:p>-0.507</text:p>
          </table:table-cell>
          <table:table-cell office:value-type="float" office:value="0.815" calcext:value-type="float">
            <text:p>0.815</text:p>
          </table:table-cell>
          <table:table-cell office:value-type="float" office:value="-0.621" calcext:value-type="float">
            <text:p>-0.6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2M_LV6</text:p>
          </table:table-cell>
          <table:table-cell office:value-type="float" office:value="16.261" calcext:value-type="float">
            <text:p>16.261</text:p>
          </table:table-cell>
          <table:table-cell office:value-type="float" office:value="2.179" calcext:value-type="float">
            <text:p>2.179</text:p>
          </table:table-cell>
          <table:table-cell office:value-type="float" office:value="7.464" calcext:value-type="float">
            <text:p>7.4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2M_LV7</text:p>
          </table:table-cell>
          <table:table-cell office:value-type="float" office:value="-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0_LV0</text:p>
          </table:table-cell>
          <table:table-cell office:value-type="float" office:value="0.425" calcext:value-type="float">
            <text:p>0.425</text:p>
          </table:table-cell>
          <table:table-cell office:value-type="float" office:value="0.959" calcext:value-type="float">
            <text:p>0.959</text:p>
          </table:table-cell>
          <table:table-cell office:value-type="float" office:value="0.443" calcext:value-type="float">
            <text:p>0.4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0_LV1</text:p>
          </table:table-cell>
          <table:table-cell office:value-type="float" office:value="1.516" calcext:value-type="float">
            <text:p>1.516</text:p>
          </table:table-cell>
          <table:table-cell office:value-type="float" office:value="1.118" calcext:value-type="float">
            <text:p>1.118</text:p>
          </table:table-cell>
          <table:table-cell office:value-type="float" office:value="1.355" calcext:value-type="float">
            <text:p>1.3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0_LV2</text:p>
          </table:table-cell>
          <table:table-cell office:value-type="float" office:value="2.023" calcext:value-type="float">
            <text:p>2.023</text:p>
          </table:table-cell>
          <table:table-cell office:value-type="float" office:value="0.936" calcext:value-type="float">
            <text:p>0.936</text:p>
          </table:table-cell>
          <table:table-cell office:value-type="float" office:value="2.162" calcext:value-type="float">
            <text:p>2.1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0_LV3</text:p>
          </table:table-cell>
          <table:table-cell office:value-type="float" office:value="0.865" calcext:value-type="float">
            <text:p>0.865</text:p>
          </table:table-cell>
          <table:table-cell office:value-type="float" office:value="1.213" calcext:value-type="float">
            <text:p>1.213</text:p>
          </table:table-cell>
          <table:table-cell office:value-type="float" office:value="0.713" calcext:value-type="float">
            <text:p>0.7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0_LV4</text:p>
          </table:table-cell>
          <table:table-cell office:value-type="float" office:value="0.391" calcext:value-type="float">
            <text:p>0.391</text:p>
          </table:table-cell>
          <table:table-cell office:value-type="float" office:value="1.316" calcext:value-type="float">
            <text:p>1.316</text:p>
          </table:table-cell>
          <table:table-cell office:value-type="float" office:value="0.297" calcext:value-type="float">
            <text:p>0.2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0_LV5</text:p>
          </table:table-cell>
          <table:table-cell office:value-type="float" office:value="-1.47" calcext:value-type="float">
            <text:p>-1.47</text:p>
          </table:table-cell>
          <table:table-cell office:value-type="float" office:value="0.548" calcext:value-type="float">
            <text:p>0.548</text:p>
          </table:table-cell>
          <table:table-cell office:value-type="float" office:value="-2.681" calcext:value-type="float">
            <text:p>-2.6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0_LV6</text:p>
          </table:table-cell>
          <table:table-cell office:value-type="float" office:value="0.66" calcext:value-type="float">
            <text:p>0.66</text:p>
          </table:table-cell>
          <table:table-cell office:value-type="float" office:value="1.01" calcext:value-type="float">
            <text:p>1.01</text:p>
          </table:table-cell>
          <table:table-cell office:value-type="float" office:value="0.654" calcext:value-type="float">
            <text:p>0.65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0_LV7</text:p>
          </table:table-cell>
          <table:table-cell office:value-type="float" office:value="0" calcext:value-type="float">
            <text:p>0</text:p>
          </table:table-cell>
          <table:table-cell office:value-type="float" office:value="0.247" calcext:value-type="float">
            <text:p>0.24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1_LV0</text:p>
          </table:table-cell>
          <table:table-cell office:value-type="float" office:value="16.381" calcext:value-type="float">
            <text:p>16.381</text:p>
          </table:table-cell>
          <table:table-cell office:value-type="float" office:value="3.194" calcext:value-type="float">
            <text:p>3.194</text:p>
          </table:table-cell>
          <table:table-cell office:value-type="float" office:value="5.129" calcext:value-type="float">
            <text:p>5.1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1_LV1</text:p>
          </table:table-cell>
          <table:table-cell office:value-type="float" office:value="9.051" calcext:value-type="float">
            <text:p>9.051</text:p>
          </table:table-cell>
          <table:table-cell office:value-type="float" office:value="1.846" calcext:value-type="float">
            <text:p>1.846</text:p>
          </table:table-cell>
          <table:table-cell office:value-type="float" office:value="4.904" calcext:value-type="float">
            <text:p>4.9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1_LV2</text:p>
          </table:table-cell>
          <table:table-cell office:value-type="float" office:value="-9.786" calcext:value-type="float">
            <text:p>-9.786</text:p>
          </table:table-cell>
          <table:table-cell office:value-type="float" office:value="1.575" calcext:value-type="float">
            <text:p>1.575</text:p>
          </table:table-cell>
          <table:table-cell office:value-type="float" office:value="-6.214" calcext:value-type="float">
            <text:p>-6.2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1_LV3</text:p>
          </table:table-cell>
          <table:table-cell office:value-type="float" office:value="-16.26" calcext:value-type="float">
            <text:p>-16.26</text:p>
          </table:table-cell>
          <table:table-cell office:value-type="float" office:value="15.984" calcext:value-type="float">
            <text:p>15.984</text:p>
          </table:table-cell>
          <table:table-cell office:value-type="float" office:value="-1.017" calcext:value-type="float">
            <text:p>-1.0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1_LV4</text:p>
          </table:table-cell>
          <table:table-cell office:value-type="float" office:value="-35.766" calcext:value-type="float">
            <text:p>-35.766</text:p>
          </table:table-cell>
          <table:table-cell office:value-type="float" office:value="459.252" calcext:value-type="float">
            <text:p>459.252</text:p>
          </table:table-cell>
          <table:table-cell office:value-type="float" office:value="-0.078" calcext:value-type="float">
            <text:p>-0.0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1_LV5</text:p>
          </table:table-cell>
          <table:table-cell office:value-type="float" office:value="-1.29" calcext:value-type="float">
            <text:p>-1.29</text:p>
          </table:table-cell>
          <table:table-cell office:value-type="float" office:value="0.965" calcext:value-type="float">
            <text:p>0.965</text:p>
          </table:table-cell>
          <table:table-cell office:value-type="float" office:value="-1.337" calcext:value-type="float">
            <text:p>-1.3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1_LV6</text:p>
          </table:table-cell>
          <table:table-cell office:value-type="float" office:value="-25.292" calcext:value-type="float">
            <text:p>-25.292</text:p>
          </table:table-cell>
          <table:table-cell office:value-type="float" office:value="1.692" calcext:value-type="float">
            <text:p>1.692</text:p>
          </table:table-cell>
          <table:table-cell office:value-type="float" office:value="-14.946" calcext:value-type="float">
            <text:p>-14.94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1_LV7</text:p>
          </table:table-cell>
          <table:table-cell office:value-type="float" office:value="0" calcext:value-type="float">
            <text:p>0</text:p>
          </table:table-cell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2M_LV0</text:p>
          </table:table-cell>
          <table:table-cell office:value-type="float" office:value="-41.703" calcext:value-type="float">
            <text:p>-41.703</text:p>
          </table:table-cell>
          <table:table-cell office:value-type="float" office:value="154.127" calcext:value-type="float">
            <text:p>154.127</text:p>
          </table:table-cell>
          <table:table-cell office:value-type="float" office:value="-0.271" calcext:value-type="float">
            <text:p>-0.27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2M_LV1</text:p>
          </table:table-cell>
          <table:table-cell office:value-type="float" office:value="2.085" calcext:value-type="float">
            <text:p>2.085</text:p>
          </table:table-cell>
          <table:table-cell office:value-type="float" office:value="2.137" calcext:value-type="float">
            <text:p>2.137</text:p>
          </table:table-cell>
          <table:table-cell office:value-type="float" office:value="0.976" calcext:value-type="float">
            <text:p>0.9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2M_LV2</text:p>
          </table:table-cell>
          <table:table-cell office:value-type="float" office:value="0.95" calcext:value-type="float">
            <text:p>0.95</text:p>
          </table:table-cell>
          <table:table-cell office:value-type="float" office:value="1.648" calcext:value-type="float">
            <text:p>1.648</text:p>
          </table:table-cell>
          <table:table-cell office:value-type="float" office:value="0.577" calcext:value-type="float">
            <text:p>0.5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2M_LV3</text:p>
          </table:table-cell>
          <table:table-cell office:value-type="float" office:value="3.516" calcext:value-type="float">
            <text:p>3.516</text:p>
          </table:table-cell>
          <table:table-cell office:value-type="float" office:value="2.301" calcext:value-type="float">
            <text:p>2.301</text:p>
          </table:table-cell>
          <table:table-cell office:value-type="float" office:value="1.528" calcext:value-type="float">
            <text:p>1.5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2M_LV4</text:p>
          </table:table-cell>
          <table:table-cell office:value-type="float" office:value="-9.629" calcext:value-type="float">
            <text:p>-9.629</text:p>
          </table:table-cell>
          <table:table-cell office:value-type="float" office:value="3.446" calcext:value-type="float">
            <text:p>3.446</text:p>
          </table:table-cell>
          <table:table-cell office:value-type="float" office:value="-2.794" calcext:value-type="float">
            <text:p>-2.7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2M_LV5</text:p>
          </table:table-cell>
          <table:table-cell office:value-type="float" office:value="-0.28" calcext:value-type="float">
            <text:p>-0.28</text:p>
          </table:table-cell>
          <table:table-cell office:value-type="float" office:value="1.143" calcext:value-type="float">
            <text:p>1.143</text:p>
          </table:table-cell>
          <table:table-cell office:value-type="float" office:value="-0.244" calcext:value-type="float">
            <text:p>-0.2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2M_LV6</text:p>
          </table:table-cell>
          <table:table-cell office:value-type="float" office:value="12.904" calcext:value-type="float">
            <text:p>12.904</text:p>
          </table:table-cell>
          <table:table-cell office:value-type="float" office:value="2.443" calcext:value-type="float">
            <text:p>2.443</text:p>
          </table:table-cell>
          <table:table-cell office:value-type="float" office:value="5.282" calcext:value-type="float">
            <text:p>5.2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2M_LV7</text:p>
          </table:table-cell>
          <table:table-cell office:value-type="float" office:value="-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020K_LV0</text:p>
          </table:table-cell>
          <table:table-cell office:value-type="float" office:value="21.473" calcext:value-type="float">
            <text:p>21.473</text:p>
          </table:table-cell>
          <table:table-cell office:value-type="float" office:value="1.707" calcext:value-type="float">
            <text:p>1.707</text:p>
          </table:table-cell>
          <table:table-cell office:value-type="float" office:value="12.583" calcext:value-type="float">
            <text:p>12.5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020K_LV1</text:p>
          </table:table-cell>
          <table:table-cell office:value-type="float" office:value="-38.516" calcext:value-type="float">
            <text:p>-38.516</text:p>
          </table:table-cell>
          <table:table-cell office:value-type="float" office:value="2.115" calcext:value-type="float">
            <text:p>2.115</text:p>
          </table:table-cell>
          <table:table-cell office:value-type="float" office:value="-18.212" calcext:value-type="float">
            <text:p>-18.2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020K_LV2</text:p>
          </table:table-cell>
          <table:table-cell office:value-type="float" office:value="-13.901" calcext:value-type="float">
            <text:p>-13.901</text:p>
          </table:table-cell>
          <table:table-cell office:value-type="float" office:value="1.651" calcext:value-type="float">
            <text:p>1.651</text:p>
          </table:table-cell>
          <table:table-cell office:value-type="float" office:value="-8.422" calcext:value-type="float">
            <text:p>-8.4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020K_LV3</text:p>
          </table:table-cell>
          <table:table-cell office:value-type="float" office:value="29.05" calcext:value-type="float">
            <text:p>29.05</text:p>
          </table:table-cell>
          <table:table-cell office:value-type="float" office:value="67.609" calcext:value-type="float">
            <text:p>67.609</text:p>
          </table:table-cell>
          <table:table-cell office:value-type="float" office:value="0.43" calcext:value-type="float">
            <text:p>0.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020K_LV4</text:p>
          </table:table-cell>
          <table:table-cell office:value-type="float" office:value="-11.566" calcext:value-type="float">
            <text:p>-11.566</text:p>
          </table:table-cell>
          <table:table-cell office:value-type="float" office:value="2.124" calcext:value-type="float">
            <text:p>2.124</text:p>
          </table:table-cell>
          <table:table-cell office:value-type="float" office:value="-5.446" calcext:value-type="float">
            <text:p>-5.44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020K_LV5</text:p>
          </table:table-cell>
          <table:table-cell office:value-type="float" office:value="0.543" calcext:value-type="float">
            <text:p>0.543</text:p>
          </table:table-cell>
          <table:table-cell office:value-type="float" office:value="0.783" calcext:value-type="float">
            <text:p>0.783</text:p>
          </table:table-cell>
          <table:table-cell office:value-type="float" office:value="0.693" calcext:value-type="float">
            <text:p>0.69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020K_LV6</text:p>
          </table:table-cell>
          <table:table-cell office:value-type="float" office:value="24.817" calcext:value-type="float">
            <text:p>24.817</text:p>
          </table:table-cell>
          <table:table-cell office:value-type="float" office:value="1.72" calcext:value-type="float">
            <text:p>1.72</text:p>
          </table:table-cell>
          <table:table-cell office:value-type="float" office:value="14.427" calcext:value-type="float">
            <text:p>14.4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020K_LV7</text:p>
          </table:table-cell>
          <table:table-cell office:value-type="float" office:value="-0" calcext:value-type="float">
            <text:p>0</text:p>
          </table:table-cell>
          <table:table-cell office:value-type="float" office:value="0.563" calcext:value-type="float">
            <text:p>0.563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2060K_LV0</text:p>
          </table:table-cell>
          <table:table-cell office:value-type="float" office:value="-3.304" calcext:value-type="float">
            <text:p>-3.304</text:p>
          </table:table-cell>
          <table:table-cell office:value-type="float" office:value="1.804" calcext:value-type="float">
            <text:p>1.804</text:p>
          </table:table-cell>
          <table:table-cell office:value-type="float" office:value="-1.832" calcext:value-type="float">
            <text:p>-1.8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2060K_LV1</text:p>
          </table:table-cell>
          <table:table-cell office:value-type="float" office:value="-13.448" calcext:value-type="float">
            <text:p>-13.448</text:p>
          </table:table-cell>
          <table:table-cell office:value-type="float" office:value="1.424" calcext:value-type="float">
            <text:p>1.424</text:p>
          </table:table-cell>
          <table:table-cell office:value-type="float" office:value="-9.443" calcext:value-type="float">
            <text:p>-9.4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2060K_LV2</text:p>
          </table:table-cell>
          <table:table-cell office:value-type="float" office:value="-0.633" calcext:value-type="float">
            <text:p>-0.633</text:p>
          </table:table-cell>
          <table:table-cell office:value-type="float" office:value="1.34" calcext:value-type="float">
            <text:p>1.34</text:p>
          </table:table-cell>
          <table:table-cell office:value-type="float" office:value="-0.473" calcext:value-type="float">
            <text:p>-0.4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2060K_LV3</text:p>
          </table:table-cell>
          <table:table-cell office:value-type="float" office:value="53.658" calcext:value-type="float">
            <text:p>53.658</text:p>
          </table:table-cell>
          <table:table-cell office:value-type="float" office:value="134.927" calcext:value-type="float">
            <text:p>134.927</text:p>
          </table:table-cell>
          <table:table-cell office:value-type="float" office:value="0.398" calcext:value-type="float">
            <text:p>0.39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2060K_LV4</text:p>
          </table:table-cell>
          <table:table-cell office:value-type="float" office:value="0.824" calcext:value-type="float">
            <text:p>0.824</text:p>
          </table:table-cell>
          <table:table-cell office:value-type="float" office:value="3.728" calcext:value-type="float">
            <text:p>3.728</text:p>
          </table:table-cell>
          <table:table-cell office:value-type="float" office:value="0.221" calcext:value-type="float">
            <text:p>0.2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2060K_LV5</text:p>
          </table:table-cell>
          <table:table-cell office:value-type="float" office:value="0.744" calcext:value-type="float">
            <text:p>0.744</text:p>
          </table:table-cell>
          <table:table-cell office:value-type="float" office:value="0.682" calcext:value-type="float">
            <text:p>0.682</text:p>
          </table:table-cell>
          <table:table-cell office:value-type="float" office:value="1.091" calcext:value-type="float">
            <text:p>1.0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2060K_LV6</text:p>
          </table:table-cell>
          <table:table-cell office:value-type="float" office:value="13.816" calcext:value-type="float">
            <text:p>13.816</text:p>
          </table:table-cell>
          <table:table-cell office:value-type="float" office:value="1.667" calcext:value-type="float">
            <text:p>1.667</text:p>
          </table:table-cell>
          <table:table-cell office:value-type="float" office:value="8.287" calcext:value-type="float">
            <text:p>8.2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2060K_LV7</text:p>
          </table:table-cell>
          <table:table-cell office:value-type="float" office:value="-0" calcext:value-type="float">
            <text:p>0</text:p>
          </table:table-cell>
          <table:table-cell office:value-type="float" office:value="0.357" calcext:value-type="float">
            <text:p>0.357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60KM_LV0</text:p>
          </table:table-cell>
          <table:table-cell office:value-type="float" office:value="-9.117" calcext:value-type="float">
            <text:p>-9.117</text:p>
          </table:table-cell>
          <table:table-cell office:value-type="float" office:value="2.07" calcext:value-type="float">
            <text:p>2.07</text:p>
          </table:table-cell>
          <table:table-cell office:value-type="float" office:value="-4.404" calcext:value-type="float">
            <text:p>-4.4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60KM_LV1</text:p>
          </table:table-cell>
          <table:table-cell office:value-type="float" office:value="-15.656" calcext:value-type="float">
            <text:p>-15.656</text:p>
          </table:table-cell>
          <table:table-cell office:value-type="float" office:value="1.434" calcext:value-type="float">
            <text:p>1.434</text:p>
          </table:table-cell>
          <table:table-cell office:value-type="float" office:value="-10.921" calcext:value-type="float">
            <text:p>-10.9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60KM_LV2</text:p>
          </table:table-cell>
          <table:table-cell office:value-type="float" office:value="-1.754" calcext:value-type="float">
            <text:p>-1.754</text:p>
          </table:table-cell>
          <table:table-cell office:value-type="float" office:value="1.131" calcext:value-type="float">
            <text:p>1.131</text:p>
          </table:table-cell>
          <table:table-cell office:value-type="float" office:value="-1.55" calcext:value-type="float">
            <text:p>-1.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60KM_LV3</text:p>
          </table:table-cell>
          <table:table-cell office:value-type="float" office:value="-26.969" calcext:value-type="float">
            <text:p>-26.969</text:p>
          </table:table-cell>
          <table:table-cell office:value-type="float" office:value="1.128" calcext:value-type="float">
            <text:p>1.128</text:p>
          </table:table-cell>
          <table:table-cell office:value-type="float" office:value="-23.917" calcext:value-type="float">
            <text:p>-23.9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60KM_LV4</text:p>
          </table:table-cell>
          <table:table-cell office:value-type="float" office:value="7.091" calcext:value-type="float">
            <text:p>7.091</text:p>
          </table:table-cell>
          <table:table-cell office:value-type="float" office:value="1.889" calcext:value-type="float">
            <text:p>1.889</text:p>
          </table:table-cell>
          <table:table-cell office:value-type="float" office:value="3.753" calcext:value-type="float">
            <text:p>3.75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60KM_LV5</text:p>
          </table:table-cell>
          <table:table-cell office:value-type="float" office:value="-3.637" calcext:value-type="float">
            <text:p>-3.637</text:p>
          </table:table-cell>
          <table:table-cell office:value-type="float" office:value="1.003" calcext:value-type="float">
            <text:p>1.003</text:p>
          </table:table-cell>
          <table:table-cell office:value-type="float" office:value="-3.624" calcext:value-type="float">
            <text:p>-3.6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60KM_LV6</text:p>
          </table:table-cell>
          <table:table-cell office:value-type="float" office:value="-5.476" calcext:value-type="float">
            <text:p>-5.476</text:p>
          </table:table-cell>
          <table:table-cell office:value-type="float" office:value="1.251" calcext:value-type="float">
            <text:p>1.251</text:p>
          </table:table-cell>
          <table:table-cell office:value-type="float" office:value="-4.378" calcext:value-type="float">
            <text:p>-4.3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60KM_LV7</text:p>
          </table:table-cell>
          <table:table-cell office:value-type="float" office:value="0" calcext:value-type="float">
            <text:p>0</text:p>
          </table:table-cell>
          <table:table-cell office:value-type="float" office:value="0.339" calcext:value-type="float">
            <text:p>0.33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ST_LV0</text:p>
          </table:table-cell>
          <table:table-cell office:value-type="float" office:value="-0.273" calcext:value-type="float">
            <text:p>-0.273</text:p>
          </table:table-cell>
          <table:table-cell office:value-type="float" office:value="0.919" calcext:value-type="float">
            <text:p>0.919</text:p>
          </table:table-cell>
          <table:table-cell office:value-type="float" office:value="-0.298" calcext:value-type="float">
            <text:p>-0.29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ST_LV1</text:p>
          </table:table-cell>
          <table:table-cell office:value-type="float" office:value="0.561" calcext:value-type="float">
            <text:p>0.561</text:p>
          </table:table-cell>
          <table:table-cell office:value-type="float" office:value="0.873" calcext:value-type="float">
            <text:p>0.873</text:p>
          </table:table-cell>
          <table:table-cell office:value-type="float" office:value="0.643" calcext:value-type="float">
            <text:p>0.6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ST_LV2</text:p>
          </table:table-cell>
          <table:table-cell office:value-type="float" office:value="0.333" calcext:value-type="float">
            <text:p>0.333</text:p>
          </table:table-cell>
          <table:table-cell office:value-type="float" office:value="0.723" calcext:value-type="float">
            <text:p>0.723</text:p>
          </table:table-cell>
          <table:table-cell office:value-type="float" office:value="0.461" calcext:value-type="float">
            <text:p>0.4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ST_LV3</text:p>
          </table:table-cell>
          <table:table-cell office:value-type="float" office:value="0.383" calcext:value-type="float">
            <text:p>0.383</text:p>
          </table:table-cell>
          <table:table-cell office:value-type="float" office:value="1.071" calcext:value-type="float">
            <text:p>1.071</text:p>
          </table:table-cell>
          <table:table-cell office:value-type="float" office:value="0.358" calcext:value-type="float">
            <text:p>0.3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ST_LV4</text:p>
          </table:table-cell>
          <table:table-cell office:value-type="float" office:value="-2.686" calcext:value-type="float">
            <text:p>-2.686</text:p>
          </table:table-cell>
          <table:table-cell office:value-type="float" office:value="1.229" calcext:value-type="float">
            <text:p>1.229</text:p>
          </table:table-cell>
          <table:table-cell office:value-type="float" office:value="-2.185" calcext:value-type="float">
            <text:p>-2.1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ST_LV5</text:p>
          </table:table-cell>
          <table:table-cell office:value-type="float" office:value="-0.643" calcext:value-type="float">
            <text:p>-0.643</text:p>
          </table:table-cell>
          <table:table-cell office:value-type="float" office:value="0.44" calcext:value-type="float">
            <text:p>0.44</text:p>
          </table:table-cell>
          <table:table-cell office:value-type="float" office:value="-1.461" calcext:value-type="float">
            <text:p>-1.4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ST_LV6</text:p>
          </table:table-cell>
          <table:table-cell office:value-type="float" office:value="-0.15" calcext:value-type="float">
            <text:p>-0.15</text:p>
          </table:table-cell>
          <table:table-cell office:value-type="float" office:value="0.817" calcext:value-type="float">
            <text:p>0.817</text:p>
          </table:table-cell>
          <table:table-cell office:value-type="float" office:value="-0.184" calcext:value-type="float">
            <text:p>-0.1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ST_LV7</text:p>
          </table:table-cell>
          <table:table-cell office:value-type="float" office:value="0" calcext:value-type="float">
            <text:p>0</text:p>
          </table:table-cell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Bus</text:p>
          </table:table-cell>
          <table:table-cell office:value-type="float" office:value="-2.005" calcext:value-type="float">
            <text:p>-2.005</text:p>
          </table:table-cell>
          <table:table-cell office:value-type="float" office:value="0.427" calcext:value-type="float">
            <text:p>0.427</text:p>
          </table:table-cell>
          <table:table-cell office:value-type="float" office:value="-4.695" calcext:value-type="float">
            <text:p>-4.69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CarRental</text:p>
          </table:table-cell>
          <table:table-cell office:value-type="float" office:value="-2.513" calcext:value-type="float">
            <text:p>-2.513</text:p>
          </table:table-cell>
          <table:table-cell office:value-type="float" office:value="0.793" calcext:value-type="float">
            <text:p>0.793</text:p>
          </table:table-cell>
          <table:table-cell office:value-type="float" office:value="-3.17" calcext:value-type="float">
            <text:p>-3.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Car</text:p>
          </table:table-cell>
          <table:table-cell office:value-type="float" office:value="-2.434" calcext:value-type="float">
            <text:p>-2.434</text:p>
          </table:table-cell>
          <table:table-cell office:value-type="float" office:value="0.439" calcext:value-type="float">
            <text:p>0.439</text:p>
          </table:table-cell>
          <table:table-cell office:value-type="float" office:value="-5.546" calcext:value-type="float">
            <text:p>-5.54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Plane</text:p>
          </table:table-cell>
          <table:table-cell office:value-type="float" office:value="0.623" calcext:value-type="float">
            <text:p>0.623</text:p>
          </table:table-cell>
          <table:table-cell office:value-type="float" office:value="0.43" calcext:value-type="float">
            <text:p>0.43</text:p>
          </table:table-cell>
          <table:table-cell office:value-type="float" office:value="1.448" calcext:value-type="float">
            <text:p>1.4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TrH</text:p>
          </table:table-cell>
          <table:table-cell office:value-type="float" office:value="0.031" calcext:value-type="float">
            <text:p>0.031</text:p>
          </table:table-cell>
          <table:table-cell office:value-type="float" office:value="0.235" calcext:value-type="float">
            <text:p>0.235</text:p>
          </table:table-cell>
          <table:table-cell office:value-type="float" office:value="0.132" calcext:value-type="float">
            <text:p>0.1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Train</text:p>
          </table:table-cell>
          <table:table-cell office:value-type="float" office:value="0" calcext:value-type="float">
            <text:p>0</text:p>
          </table:table-cell>
          <table:table-cell office:value-type="float" office:value="0.373" calcext:value-type="float">
            <text:p>0.37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Bus</text:p>
          </table:table-cell>
          <table:table-cell office:value-type="float" office:value="-1.048" calcext:value-type="float">
            <text:p>-1.048</text:p>
          </table:table-cell>
          <table:table-cell office:value-type="float" office:value="0.271" calcext:value-type="float">
            <text:p>0.271</text:p>
          </table:table-cell>
          <table:table-cell office:value-type="float" office:value="-3.868" calcext:value-type="float">
            <text:p>-3.8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CarRental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38" calcext:value-type="float">
            <text:p>0.38</text:p>
          </table:table-cell>
          <table:table-cell office:value-type="float" office:value="-0.989" calcext:value-type="float">
            <text:p>-0.9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Car</text:p>
          </table:table-cell>
          <table:table-cell office:value-type="float" office:value="-1.146" calcext:value-type="float">
            <text:p>-1.146</text:p>
          </table:table-cell>
          <table:table-cell office:value-type="float" office:value="0.143" calcext:value-type="float">
            <text:p>0.143</text:p>
          </table:table-cell>
          <table:table-cell office:value-type="float" office:value="-8.014" calcext:value-type="float">
            <text:p>-8.0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Plane</text:p>
          </table:table-cell>
          <table:table-cell office:value-type="float" office:value="0.033" calcext:value-type="float">
            <text:p>0.033</text:p>
          </table:table-cell>
          <table:table-cell office:value-type="float" office:value="0.252" calcext:value-type="float">
            <text:p>0.252</text:p>
          </table:table-cell>
          <table:table-cell office:value-type="float" office:value="0.132" calcext:value-type="float">
            <text:p>0.1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TrH</text:p>
          </table:table-cell>
          <table:table-cell office:value-type="float" office:value="1.156" calcext:value-type="float">
            <text:p>1.156</text:p>
          </table:table-cell>
          <table:table-cell office:value-type="float" office:value="0.122" calcext:value-type="float">
            <text:p>0.122</text:p>
          </table:table-cell>
          <table:table-cell office:value-type="float" office:value="9.499" calcext:value-type="float">
            <text:p>9.4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Train</text:p>
          </table:table-cell>
          <table:table-cell office:value-type="float" office:value="-0" calcext:value-type="float">
            <text:p>0</text:p>
          </table:table-cell>
          <table:table-cell office:value-type="float" office:value="0.242" calcext:value-type="float">
            <text:p>0.242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Bus</text:p>
          </table:table-cell>
          <table:table-cell office:value-type="float" office:value="-0.877" calcext:value-type="float">
            <text:p>-0.877</text:p>
          </table:table-cell>
          <table:table-cell office:value-type="float" office:value="0.326" calcext:value-type="float">
            <text:p>0.326</text:p>
          </table:table-cell>
          <table:table-cell office:value-type="float" office:value="-2.69" calcext:value-type="float">
            <text:p>-2.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CarRental</text:p>
          </table:table-cell>
          <table:table-cell office:value-type="float" office:value="-2.814" calcext:value-type="float">
            <text:p>-2.814</text:p>
          </table:table-cell>
          <table:table-cell office:value-type="float" office:value="0.727" calcext:value-type="float">
            <text:p>0.727</text:p>
          </table:table-cell>
          <table:table-cell office:value-type="float" office:value="-3.871" calcext:value-type="float">
            <text:p>-3.87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Car</text:p>
          </table:table-cell>
          <table:table-cell office:value-type="float" office:value="1.355" calcext:value-type="float">
            <text:p>1.355</text:p>
          </table:table-cell>
          <table:table-cell office:value-type="float" office:value="0.151" calcext:value-type="float">
            <text:p>0.151</text:p>
          </table:table-cell>
          <table:table-cell office:value-type="float" office:value="8.942" calcext:value-type="float">
            <text:p>8.94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Plane</text:p>
          </table:table-cell>
          <table:table-cell office:value-type="float" office:value="-0.241" calcext:value-type="float">
            <text:p>-0.241</text:p>
          </table:table-cell>
          <table:table-cell office:value-type="float" office:value="0.298" calcext:value-type="float">
            <text:p>0.298</text:p>
          </table:table-cell>
          <table:table-cell office:value-type="float" office:value="-0.806" calcext:value-type="float">
            <text:p>-0.8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TrH</text:p>
          </table:table-cell>
          <table:table-cell office:value-type="float" office:value="0.36" calcext:value-type="float">
            <text:p>0.36</text:p>
          </table:table-cell>
          <table:table-cell office:value-type="float" office:value="0.139" calcext:value-type="float">
            <text:p>0.139</text:p>
          </table:table-cell>
          <table:table-cell office:value-type="float" office:value="2.584" calcext:value-type="float">
            <text:p>2.5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Train</text:p>
          </table:table-cell>
          <table:table-cell office:value-type="float" office:value="-0" calcext:value-type="float">
            <text:p>0</text:p>
          </table:table-cell>
          <table:table-cell office:value-type="float" office:value="0.306" calcext:value-type="float">
            <text:p>0.306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3_Bus</text:p>
          </table:table-cell>
          <table:table-cell office:value-type="float" office:value="1.01" calcext:value-type="float">
            <text:p>1.01</text:p>
          </table:table-cell>
          <table:table-cell office:value-type="float" office:value="0.241" calcext:value-type="float">
            <text:p>0.241</text:p>
          </table:table-cell>
          <table:table-cell office:value-type="float" office:value="4.187" calcext:value-type="float">
            <text:p>4.1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3_CarRental</text:p>
          </table:table-cell>
          <table:table-cell office:value-type="float" office:value="0.457" calcext:value-type="float">
            <text:p>0.457</text:p>
          </table:table-cell>
          <table:table-cell office:value-type="float" office:value="0.425" calcext:value-type="float">
            <text:p>0.425</text:p>
          </table:table-cell>
          <table:table-cell office:value-type="float" office:value="1.075" calcext:value-type="float">
            <text:p>1.0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3_Car</text:p>
          </table:table-cell>
          <table:table-cell office:value-type="float" office:value="-0.333" calcext:value-type="float">
            <text:p>-0.333</text:p>
          </table:table-cell>
          <table:table-cell office:value-type="float" office:value="0.156" calcext:value-type="float">
            <text:p>0.156</text:p>
          </table:table-cell>
          <table:table-cell office:value-type="float" office:value="-2.128" calcext:value-type="float">
            <text:p>-2.1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3_Plane</text:p>
          </table:table-cell>
          <table:table-cell office:value-type="float" office:value="-1.548" calcext:value-type="float">
            <text:p>-1.548</text:p>
          </table:table-cell>
          <table:table-cell office:value-type="float" office:value="0.296" calcext:value-type="float">
            <text:p>0.296</text:p>
          </table:table-cell>
          <table:table-cell office:value-type="float" office:value="-5.223" calcext:value-type="float">
            <text:p>-5.2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3_TrH</text:p>
          </table:table-cell>
          <table:table-cell office:value-type="float" office:value="1.271" calcext:value-type="float">
            <text:p>1.271</text:p>
          </table:table-cell>
          <table:table-cell office:value-type="float" office:value="0.125" calcext:value-type="float">
            <text:p>0.125</text:p>
          </table:table-cell>
          <table:table-cell office:value-type="float" office:value="10.139" calcext:value-type="float">
            <text:p>10.13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3_Train</text:p>
          </table:table-cell>
          <table:table-cell office:value-type="float" office:value="0" calcext:value-type="float">
            <text:p>0</text:p>
          </table:table-cell>
          <table:table-cell office:value-type="float" office:value="0.258" calcext:value-type="float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4_Bus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498" calcext:value-type="float">
            <text:p>0.498</text:p>
          </table:table-cell>
          <table:table-cell office:value-type="float" office:value="-0.15" calcext:value-type="float">
            <text:p>-0.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4_CarRental</text:p>
          </table:table-cell>
          <table:table-cell office:value-type="float" office:value="0.114" calcext:value-type="float">
            <text:p>0.114</text:p>
          </table:table-cell>
          <table:table-cell office:value-type="float" office:value="0.841" calcext:value-type="float">
            <text:p>0.841</text:p>
          </table:table-cell>
          <table:table-cell office:value-type="float" office:value="0.135" calcext:value-type="float">
            <text:p>0.13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4_Car</text:p>
          </table:table-cell>
          <table:table-cell office:value-type="float" office:value="0.542" calcext:value-type="float">
            <text:p>0.542</text:p>
          </table:table-cell>
          <table:table-cell office:value-type="float" office:value="0.241" calcext:value-type="float">
            <text:p>0.241</text:p>
          </table:table-cell>
          <table:table-cell office:value-type="float" office:value="2.251" calcext:value-type="float">
            <text:p>2.2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4_Plane</text:p>
          </table:table-cell>
          <table:table-cell office:value-type="float" office:value="2.929" calcext:value-type="float">
            <text:p>2.929</text:p>
          </table:table-cell>
          <table:table-cell office:value-type="float" office:value="0.303" calcext:value-type="float">
            <text:p>0.303</text:p>
          </table:table-cell>
          <table:table-cell office:value-type="float" office:value="9.671" calcext:value-type="float">
            <text:p>9.67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4_TrH</text:p>
          </table:table-cell>
          <table:table-cell office:value-type="float" office:value="0.374" calcext:value-type="float">
            <text:p>0.374</text:p>
          </table:table-cell>
          <table:table-cell office:value-type="float" office:value="0.201" calcext:value-type="float">
            <text:p>0.201</text:p>
          </table:table-cell>
          <table:table-cell office:value-type="float" office:value="1.856" calcext:value-type="float">
            <text:p>1.8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4_Train</text:p>
          </table:table-cell>
          <table:table-cell office:value-type="float" office:value="-0" calcext:value-type="float">
            <text:p>0</text:p>
          </table:table-cell>
          <table:table-cell office:value-type="float" office:value="0.525" calcext:value-type="float">
            <text:p>0.525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5_Bus</text:p>
          </table:table-cell>
          <table:table-cell office:value-type="float" office:value="-1.626" calcext:value-type="float">
            <text:p>-1.626</text:p>
          </table:table-cell>
          <table:table-cell office:value-type="float" office:value="0.829" calcext:value-type="float">
            <text:p>0.829</text:p>
          </table:table-cell>
          <table:table-cell office:value-type="float" office:value="-1.96" calcext:value-type="float">
            <text:p>-1.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5_CarRental</text:p>
          </table:table-cell>
          <table:table-cell office:value-type="float" office:value="-2.006" calcext:value-type="float">
            <text:p>-2.006</text:p>
          </table:table-cell>
          <table:table-cell office:value-type="float" office:value="0.984" calcext:value-type="float">
            <text:p>0.984</text:p>
          </table:table-cell>
          <table:table-cell office:value-type="float" office:value="-2.039" calcext:value-type="float">
            <text:p>-2.03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5_Car</text:p>
          </table:table-cell>
          <table:table-cell office:value-type="float" office:value="1.773" calcext:value-type="float">
            <text:p>1.773</text:p>
          </table:table-cell>
          <table:table-cell office:value-type="float" office:value="0.331" calcext:value-type="float">
            <text:p>0.331</text:p>
          </table:table-cell>
          <table:table-cell office:value-type="float" office:value="5.361" calcext:value-type="float">
            <text:p>5.3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5_Plane</text:p>
          </table:table-cell>
          <table:table-cell office:value-type="float" office:value="0.655" calcext:value-type="float">
            <text:p>0.655</text:p>
          </table:table-cell>
          <table:table-cell office:value-type="float" office:value="0.727" calcext:value-type="float">
            <text:p>0.727</text:p>
          </table:table-cell>
          <table:table-cell office:value-type="float" office:value="0.901" calcext:value-type="float">
            <text:p>0.9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5_TrH</text:p>
          </table:table-cell>
          <table:table-cell office:value-type="float" office:value="-0.791" calcext:value-type="float">
            <text:p>-0.791</text:p>
          </table:table-cell>
          <table:table-cell office:value-type="float" office:value="0.303" calcext:value-type="float">
            <text:p>0.303</text:p>
          </table:table-cell>
          <table:table-cell office:value-type="float" office:value="-2.615" calcext:value-type="float">
            <text:p>-2.6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5_Train</text:p>
          </table:table-cell>
          <table:table-cell office:value-type="float" office:value="-0" calcext:value-type="float">
            <text:p>0</text:p>
          </table:table-cell>
          <table:table-cell office:value-type="float" office:value="0.675" calcext:value-type="float">
            <text:p>0.675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6_Bus</text:p>
          </table:table-cell>
          <table:table-cell office:value-type="float" office:value="0.342" calcext:value-type="float">
            <text:p>0.342</text:p>
          </table:table-cell>
          <table:table-cell office:value-type="float" office:value="0.268" calcext:value-type="float">
            <text:p>0.268</text:p>
          </table:table-cell>
          <table:table-cell office:value-type="float" office:value="1.277" calcext:value-type="float">
            <text:p>1.2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6_CarRental</text:p>
          </table:table-cell>
          <table:table-cell office:value-type="float" office:value="1.656" calcext:value-type="float">
            <text:p>1.656</text:p>
          </table:table-cell>
          <table:table-cell office:value-type="float" office:value="0.387" calcext:value-type="float">
            <text:p>0.387</text:p>
          </table:table-cell>
          <table:table-cell office:value-type="float" office:value="4.276" calcext:value-type="float">
            <text:p>4.2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6_Car</text:p>
          </table:table-cell>
          <table:table-cell office:value-type="float" office:value="-0.857" calcext:value-type="float">
            <text:p>-0.857</text:p>
          </table:table-cell>
          <table:table-cell office:value-type="float" office:value="0.164" calcext:value-type="float">
            <text:p>0.164</text:p>
          </table:table-cell>
          <table:table-cell office:value-type="float" office:value="-5.213" calcext:value-type="float">
            <text:p>-5.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6_Plane</text:p>
          </table:table-cell>
          <table:table-cell office:value-type="float" office:value="0.013" calcext:value-type="float">
            <text:p>0.013</text:p>
          </table:table-cell>
          <table:table-cell office:value-type="float" office:value="0.276" calcext:value-type="float">
            <text:p>0.276</text:p>
          </table:table-cell>
          <table:table-cell office:value-type="float" office:value="0.047" calcext:value-type="float">
            <text:p>0.0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6_TrH</text:p>
          </table:table-cell>
          <table:table-cell office:value-type="float" office:value="1.532" calcext:value-type="float">
            <text:p>1.532</text:p>
          </table:table-cell>
          <table:table-cell office:value-type="float" office:value="0.131" calcext:value-type="float">
            <text:p>0.131</text:p>
          </table:table-cell>
          <table:table-cell office:value-type="float" office:value="11.733" calcext:value-type="float">
            <text:p>11.7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6_Train</text:p>
          </table:table-cell>
          <table:table-cell office:value-type="float" office:value="-0" calcext:value-type="float">
            <text:p>0</text:p>
          </table:table-cell>
          <table:table-cell office:value-type="float" office:value="0.282" calcext:value-type="float">
            <text:p>0.282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7_Bus</text:p>
          </table:table-cell>
          <table:table-cell office:value-type="float" office:value="-2.056" calcext:value-type="float">
            <text:p>-2.056</text:p>
          </table:table-cell>
          <table:table-cell office:value-type="float" office:value="0.422" calcext:value-type="float">
            <text:p>0.422</text:p>
          </table:table-cell>
          <table:table-cell office:value-type="float" office:value="-4.87" calcext:value-type="float">
            <text:p>-4.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7_CarRental</text:p>
          </table:table-cell>
          <table:table-cell office:value-type="float" office:value="-0.459" calcext:value-type="float">
            <text:p>-0.459</text:p>
          </table:table-cell>
          <table:table-cell office:value-type="float" office:value="0.666" calcext:value-type="float">
            <text:p>0.666</text:p>
          </table:table-cell>
          <table:table-cell office:value-type="float" office:value="-0.69" calcext:value-type="float">
            <text:p>-0.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7_Car</text:p>
          </table:table-cell>
          <table:table-cell office:value-type="float" office:value="1.234" calcext:value-type="float">
            <text:p>1.234</text:p>
          </table:table-cell>
          <table:table-cell office:value-type="float" office:value="0.254" calcext:value-type="float">
            <text:p>0.254</text:p>
          </table:table-cell>
          <table:table-cell office:value-type="float" office:value="4.863" calcext:value-type="float">
            <text:p>4.8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7_Plane</text:p>
          </table:table-cell>
          <table:table-cell office:value-type="float" office:value="-1.544" calcext:value-type="float">
            <text:p>-1.544</text:p>
          </table:table-cell>
          <table:table-cell office:value-type="float" office:value="0.445" calcext:value-type="float">
            <text:p>0.445</text:p>
          </table:table-cell>
          <table:table-cell office:value-type="float" office:value="-3.466" calcext:value-type="float">
            <text:p>-3.4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7_TrH</text:p>
          </table:table-cell>
          <table:table-cell office:value-type="float" office:value="-0.826" calcext:value-type="float">
            <text:p>-0.826</text:p>
          </table:table-cell>
          <table:table-cell office:value-type="float" office:value="0.213" calcext:value-type="float">
            <text:p>0.213</text:p>
          </table:table-cell>
          <table:table-cell office:value-type="float" office:value="-3.883" calcext:value-type="float">
            <text:p>-3.8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7_Train</text:p>
          </table:table-cell>
          <table:table-cell office:value-type="float" office:value="0" calcext:value-type="float">
            <text:p>0</text:p>
          </table:table-cell>
          <table:table-cell office:value-type="float" office:value="0.417" calcext:value-type="float">
            <text:p>0.4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</table:table>
      <table:table table:name="resutls_crbm_restim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@iteration 612, run time 49.78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ull Loglikelihood: -2917.7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nal Loglikelihood: -1949.5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ho square 0.3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C 4073.191</text:p>
          </table:table-cell>
          <table:table-cell table:formula="of:=2*27-2*-1949.596" office:value-type="float" office:value="3953.192" calcext:value-type="float">
            <text:p>3953.1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IC 4550.722</text:p>
          </table:table-cell>
          <table:table-cell table:formula="of:=LN(1788) * 27 - 2*-1949.56" office:value-type="float" office:value="4101.3190298048" calcext:value-type="float">
            <text:p>4101.3190298048</text:p>
          </table:table-cell>
          <table:table-cell table:number-columns-repeated="3"/>
          <table:table-cell office:value-type="string" calcext:value-type="string">
            <text:p>CRBM – RESTIMAT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N 1.0</text:p>
          </table:table-cell>
          <table:table-cell table:number-columns-repeated="4"/>
          <table:table-cell office:value-type="string" calcext:value-type="string">
            <text:p>nLV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 text:c="2"/>betas</text:p>
          </table:table-cell>
          <table:table-cell office:value-type="string" calcext:value-type="string">
            <text:p><text:s text:c="2"/>serr</text:p>
          </table:table-cell>
          <table:table-cell office:value-type="string" calcext:value-type="string">
            <text:p><text:s text:c="2"/>t_stat</text:p>
          </table:table-cell>
          <table:table-cell table:number-columns-repeated="2"/>
          <table:table-cell office:value-type="string" calcext:value-type="string">
            <text:p>safety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comfort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SC_Bus</text:p>
          </table:table-cell>
          <table:table-cell office:value-type="float" office:value="-0.7" calcext:value-type="float">
            <text:p>-0.7</text:p>
          </table:table-cell>
          <table:table-cell office:value-type="float" office:value="0.206" calcext:value-type="float">
            <text:p>0.206</text:p>
          </table:table-cell>
          <table:table-cell office:value-type="float" office:value="-3.406" calcext:value-type="float">
            <text:p>-3.406</text:p>
          </table:table-cell>
          <table:table-cell table:number-columns-repeated="2"/>
          <table:table-cell office:value-type="string" calcext:value-type="string">
            <text:p>LV0</text:p>
          </table:table-cell>
          <table:table-cell office:value-type="string" calcext:value-type="string">
            <text:p>LV1</text:p>
          </table:table-cell>
          <table:table-cell office:value-type="string" calcext:value-type="string">
            <text:p>LV2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SC_CarRental</text:p>
          </table:table-cell>
          <table:table-cell office:value-type="float" office:value="-0.627" calcext:value-type="float">
            <text:p>-0.627</text:p>
          </table:table-cell>
          <table:table-cell office:value-type="float" office:value="0.33" calcext:value-type="float">
            <text:p>0.33</text:p>
          </table:table-cell>
          <table:table-cell office:value-type="float" office:value="-1.9" calcext:value-type="float">
            <text:p>-1.9</text:p>
          </table:table-cell>
          <table:table-cell/>
          <table:table-cell table:formula="of:=SUBSTITUTE(OFFSET([.$A$18];(ROW([.A18])-18)*[.$G$7];0);&quot;_LV0&quot;;&quot;&quot;)" office:value-type="string" office:string-value="DrvLicens" calcext:value-type="string">
            <text:p>DrvLicens</text:p>
          </table:table-cell>
          <table:table-cell table:style-name="GREEN" table:formula="of:=OFFSET([.$B$18];(ROW([.B18])-18)*[.$G$7];0)+ORG.OPENOFFICE.STYLE(IF(OFFSET([.$D$18];(ROW([.D18])-18)*[.$G$7];0)&lt;-1.96;&quot;red&quot;;IF(OFFSET([.$D$18];(ROW([.D18])-18)*[.$G$7];0)&gt;1.96;&quot;green&quot;;)))" office:value-type="float" office:value="2.209" calcext:value-type="float">
            <text:p>2.209</text:p>
          </table:table-cell>
          <table:table-cell table:style-name="GREEN" table:formula="of:=OFFSET([.$B$19];(ROW([.B19])-19)*[.$G$7];0)+ORG.OPENOFFICE.STYLE(IF(OFFSET([.$D$19];(ROW([.D19])-19)*[.$G$7];0)&lt;-1.96;&quot;red&quot;;IF(OFFSET([.$D$19];(ROW([.D19])-19)*[.$G$7];0)&gt;1.96;&quot;green&quot;;)))" office:value-type="float" office:value="1.194" calcext:value-type="float">
            <text:p>1.194</text:p>
          </table:table-cell>
          <table:table-cell table:style-name="GREEN" table:formula="of:=OFFSET([.$B$20];(ROW([.B20])-20)*[.$G$7];0)+ORG.OPENOFFICE.STYLE(IF(OFFSET([.$D$20];(ROW([.D20])-20)*[.$G$7];0)&lt;-1.96;&quot;red&quot;;IF(OFFSET([.$D$20];(ROW([.D20])-20)*[.$G$7];0)&gt;1.96;&quot;green&quot;;)))" office:value-type="float" office:value="1.6" calcext:value-type="float">
            <text:p>1.6</text:p>
          </table:table-cell>
          <table:table-cell table:style-name="ce2"/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ASC_Car</text:p>
          </table:table-cell>
          <table:table-cell office:value-type="float" office:value="-0.783" calcext:value-type="float">
            <text:p>-0.783</text:p>
          </table:table-cell>
          <table:table-cell office:value-type="float" office:value="0.119" calcext:value-type="float">
            <text:p>0.119</text:p>
          </table:table-cell>
          <table:table-cell office:value-type="float" office:value="-6.587" calcext:value-type="float">
            <text:p>-6.587</text:p>
          </table:table-cell>
          <table:table-cell/>
          <table:table-cell table:formula="of:=SUBSTITUTE(OFFSET([.$A$18];(ROW([.A19])-18)*[.$G$7];0);&quot;_LV0&quot;;&quot;&quot;)" office:value-type="string" office:string-value="PblcTrst" calcext:value-type="string">
            <text:p>PblcTrst</text:p>
          </table:table-cell>
          <table:table-cell table:style-name="RED" table:formula="of:=OFFSET([.$B$18];(ROW([.B19])-18)*[.$G$7];0)+ORG.OPENOFFICE.STYLE(IF(OFFSET([.$D$18];(ROW([.D19])-18)*[.$G$7];0)&lt;-1.96;&quot;red&quot;;IF(OFFSET([.$D$18];(ROW([.D19])-18)*[.$G$7];0)&gt;1.96;&quot;green&quot;;)))" office:value-type="float" office:value="-2.262" calcext:value-type="float">
            <text:p>-2.262</text:p>
          </table:table-cell>
          <table:table-cell table:style-name="RED" table:formula="of:=OFFSET([.$B$19];(ROW([.B20])-19)*[.$G$7];0)+ORG.OPENOFFICE.STYLE(IF(OFFSET([.$D$19];(ROW([.D20])-19)*[.$G$7];0)&lt;-1.96;&quot;red&quot;;IF(OFFSET([.$D$19];(ROW([.D20])-19)*[.$G$7];0)&gt;1.96;&quot;green&quot;;)))" office:value-type="float" office:value="-1.93" calcext:value-type="float">
            <text:p>-1.93</text:p>
          </table:table-cell>
          <table:table-cell table:formula="of:=OFFSET([.$B$20];(ROW([.B21])-20)*[.$G$7];0)+ORG.OPENOFFICE.STYLE(IF(OFFSET([.$D$20];(ROW([.D21])-20)*[.$G$7];0)&lt;-1.96;&quot;red&quot;;IF(OFFSET([.$D$20];(ROW([.D21])-20)*[.$G$7];0)&gt;1.96;&quot;green&quot;;)))" office:value-type="float" office:value="0" calcext:value-type="float">
            <text:p>0</text:p>
          </table:table-cell>
          <table:table-cell table:style-name="ce3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ASC_Plane</text:p>
          </table:table-cell>
          <table:table-cell office:value-type="float" office:value="-1.749" calcext:value-type="float">
            <text:p>-1.749</text:p>
          </table:table-cell>
          <table:table-cell office:value-type="float" office:value="0.209" calcext:value-type="float">
            <text:p>0.209</text:p>
          </table:table-cell>
          <table:table-cell office:value-type="float" office:value="-8.388" calcext:value-type="float">
            <text:p>-8.388</text:p>
          </table:table-cell>
          <table:table-cell/>
          <table:table-cell table:formula="of:=SUBSTITUTE(OFFSET([.$A$18];(ROW([.A20])-18)*[.$G$7];0);&quot;_LV0&quot;;&quot;&quot;)" office:value-type="string" office:string-value="Ag1825" calcext:value-type="string">
            <text:p>Ag1825</text:p>
          </table:table-cell>
          <table:table-cell table:formula="of:=OFFSET([.$B$18];(ROW([.B20])-18)*[.$G$7];0)+ORG.OPENOFFICE.STYLE(IF(OFFSET([.$D$18];(ROW([.D20])-18)*[.$G$7];0)&lt;-1.96;&quot;red&quot;;IF(OFFSET([.$D$18];(ROW([.D20])-18)*[.$G$7];0)&gt;1.96;&quot;green&quot;;)))" office:value-type="float" office:value="-1.013" calcext:value-type="float">
            <text:p>-1.013</text:p>
          </table:table-cell>
          <table:table-cell table:formula="of:=OFFSET([.$B$19];(ROW([.B21])-19)*[.$G$7];0)+ORG.OPENOFFICE.STYLE(IF(OFFSET([.$D$19];(ROW([.D21])-19)*[.$G$7];0)&lt;-1.96;&quot;red&quot;;IF(OFFSET([.$D$19];(ROW([.D21])-19)*[.$G$7];0)&gt;1.96;&quot;green&quot;;)))" office:value-type="float" office:value="-0.303" calcext:value-type="float">
            <text:p>-0.303</text:p>
          </table:table-cell>
          <table:table-cell table:formula="of:=OFFSET([.$B$20];(ROW([.B22])-20)*[.$G$7];0)+ORG.OPENOFFICE.STYLE(IF(OFFSET([.$D$20];(ROW([.D22])-20)*[.$G$7];0)&lt;-1.96;&quot;red&quot;;IF(OFFSET([.$D$20];(ROW([.D22])-20)*[.$G$7];0)&gt;1.96;&quot;green&quot;;)))" office:value-type="float" office:value="0" calcext:value-type="float">
            <text:p>0</text:p>
          </table:table-cell>
          <table:table-cell table:style-name="ce2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ASC_TrH</text:p>
          </table:table-cell>
          <table:table-cell office:value-type="float" office:value="1.127" calcext:value-type="float">
            <text:p>1.127</text:p>
          </table:table-cell>
          <table:table-cell office:value-type="float" office:value="0.099" calcext:value-type="float">
            <text:p>0.099</text:p>
          </table:table-cell>
          <table:table-cell office:value-type="float" office:value="11.422" calcext:value-type="float">
            <text:p>11.422</text:p>
          </table:table-cell>
          <table:table-cell/>
          <table:table-cell table:formula="of:=SUBSTITUTE(OFFSET([.$A$18];(ROW([.A21])-18)*[.$G$7];0);&quot;_LV0&quot;;&quot;&quot;)" office:value-type="string" office:string-value="Ag2545" calcext:value-type="string">
            <text:p>Ag2545</text:p>
          </table:table-cell>
          <table:table-cell table:formula="of:=OFFSET([.$B$18];(ROW([.B21])-18)*[.$G$7];0)+ORG.OPENOFFICE.STYLE(IF(OFFSET([.$D$18];(ROW([.D21])-18)*[.$G$7];0)&lt;-1.96;&quot;red&quot;;IF(OFFSET([.$D$18];(ROW([.D21])-18)*[.$G$7];0)&gt;1.96;&quot;green&quot;;)))" office:value-type="float" office:value="0.368" calcext:value-type="float">
            <text:p>0.368</text:p>
          </table:table-cell>
          <table:table-cell table:style-name="GREEN" table:formula="of:=OFFSET([.$B$19];(ROW([.B22])-19)*[.$G$7];0)+ORG.OPENOFFICE.STYLE(IF(OFFSET([.$D$19];(ROW([.D22])-19)*[.$G$7];0)&lt;-1.96;&quot;red&quot;;IF(OFFSET([.$D$19];(ROW([.D22])-19)*[.$G$7];0)&gt;1.96;&quot;green&quot;;)))" office:value-type="float" office:value="1.206" calcext:value-type="float">
            <text:p>1.206</text:p>
          </table:table-cell>
          <table:table-cell table:formula="of:=OFFSET([.$B$20];(ROW([.B23])-20)*[.$G$7];0)+ORG.OPENOFFICE.STYLE(IF(OFFSET([.$D$20];(ROW([.D23])-20)*[.$G$7];0)&lt;-1.96;&quot;red&quot;;IF(OFFSET([.$D$20];(ROW([.D23])-20)*[.$G$7];0)&gt;1.96;&quot;green&quot;;)))" office:value-type="float" office:value="0.632" calcext:value-type="float">
            <text:p>0.632</text:p>
          </table:table-cell>
          <table:table-cell table:style-name="ce15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ASC_Train</text:p>
          </table:table-cell>
          <table:table-cell office:value-type="float" office:value="0" calcext:value-type="float">
            <text:p>0</text:p>
          </table:table-cell>
          <table:table-cell office:value-type="float" office:value="0.209" calcext:value-type="float">
            <text:p>0.209</text:p>
          </table:table-cell>
          <table:table-cell office:value-type="float" office:value="0" calcext:value-type="float">
            <text:p>0</text:p>
          </table:table-cell>
          <table:table-cell/>
          <table:table-cell table:formula="of:=SUBSTITUTE(OFFSET([.$A$18];(ROW([.A22])-18)*[.$G$7];0);&quot;_LV0&quot;;&quot;&quot;)" office:value-type="string" office:string-value="Ag4565" calcext:value-type="string">
            <text:p>Ag4565</text:p>
          </table:table-cell>
          <table:table-cell table:formula="of:=OFFSET([.$B$18];(ROW([.B22])-18)*[.$G$7];0)+ORG.OPENOFFICE.STYLE(IF(OFFSET([.$D$18];(ROW([.D22])-18)*[.$G$7];0)&lt;-1.96;&quot;red&quot;;IF(OFFSET([.$D$18];(ROW([.D22])-18)*[.$G$7];0)&gt;1.96;&quot;green&quot;;)))" office:value-type="float" office:value="0" calcext:value-type="float">
            <text:p>0</text:p>
          </table:table-cell>
          <table:table-cell table:formula="of:=OFFSET([.$B$19];(ROW([.B23])-19)*[.$G$7];0)+ORG.OPENOFFICE.STYLE(IF(OFFSET([.$D$19];(ROW([.D23])-19)*[.$G$7];0)&lt;-1.96;&quot;red&quot;;IF(OFFSET([.$D$19];(ROW([.D23])-19)*[.$G$7];0)&gt;1.96;&quot;green&quot;;)))" office:value-type="float" office:value="-0.049" calcext:value-type="float">
            <text:p>-0.049</text:p>
          </table:table-cell>
          <table:table-cell table:formula="of:=OFFSET([.$B$20];(ROW([.B24])-20)*[.$G$7];0)+ORG.OPENOFFICE.STYLE(IF(OFFSET([.$D$20];(ROW([.D24])-20)*[.$G$7];0)&lt;-1.96;&quot;red&quot;;IF(OFFSET([.$D$20];(ROW([.D24])-20)*[.$G$7];0)&gt;1.96;&quot;green&quot;;)))" office:value-type="float" office:value="0" calcext:value-type="float">
            <text:p>0</text:p>
          </table:table-cell>
          <table:table-cell table:style-name="ce3"/>
          <table:table-cell table:style-name="ce15"/>
          <table:table-cell table:number-columns-repeated="10"/>
        </table:table-row>
        <table:table-row table:style-name="ro1">
          <table:table-cell table:style-name="ce1" office:value-type="string" calcext:value-type="string">
            <text:p>cost</text:p>
          </table:table-cell>
          <table:table-cell table:style-name="ce1" office:value-type="float" office:value="-0.53" calcext:value-type="float">
            <text:p>-0.53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-4.669" calcext:value-type="float">
            <text:p>-4.669</text:p>
          </table:table-cell>
          <table:table-cell/>
          <table:table-cell table:formula="of:=SUBSTITUTE(OFFSET([.$A$18];(ROW([.A23])-18)*[.$G$7];0);&quot;_LV0&quot;;&quot;&quot;)" office:value-type="string" office:string-value="Ag65M" calcext:value-type="string">
            <text:p>Ag65M</text:p>
          </table:table-cell>
          <table:table-cell table:formula="of:=OFFSET([.$B$18];(ROW([.B23])-18)*[.$G$7];0)+ORG.OPENOFFICE.STYLE(IF(OFFSET([.$D$18];(ROW([.D23])-18)*[.$G$7];0)&lt;-1.96;&quot;red&quot;;IF(OFFSET([.$D$18];(ROW([.D23])-18)*[.$G$7];0)&gt;1.96;&quot;green&quot;;)))" office:value-type="float" office:value="0" calcext:value-type="float">
            <text:p>0</text:p>
          </table:table-cell>
          <table:table-cell table:formula="of:=OFFSET([.$B$19];(ROW([.B24])-19)*[.$G$7];0)+ORG.OPENOFFICE.STYLE(IF(OFFSET([.$D$19];(ROW([.D24])-19)*[.$G$7];0)&lt;-1.96;&quot;red&quot;;IF(OFFSET([.$D$19];(ROW([.D24])-19)*[.$G$7];0)&gt;1.96;&quot;green&quot;;)))" office:value-type="float" office:value="0.226" calcext:value-type="float">
            <text:p>0.226</text:p>
          </table:table-cell>
          <table:table-cell table:formula="of:=OFFSET([.$B$20];(ROW([.B25])-20)*[.$G$7];0)+ORG.OPENOFFICE.STYLE(IF(OFFSET([.$D$20];(ROW([.D25])-20)*[.$G$7];0)&lt;-1.96;&quot;red&quot;;IF(OFFSET([.$D$20];(ROW([.D25])-20)*[.$G$7];0)&gt;1.96;&quot;green&quot;;)))" office:value-type="float" office:value="1.981" calcext:value-type="float">
            <text:p>1.981</text:p>
          </table:table-cell>
          <table:table-cell table:style-name="ce15"/>
          <table:table-cell table:style-name="ce3"/>
          <table:table-cell table:number-columns-repeated="10"/>
        </table:table-row>
        <table:table-row table:style-name="ro1">
          <table:table-cell table:style-name="ce1" office:value-type="string" calcext:value-type="string">
            <text:p>tt</text:p>
          </table:table-cell>
          <table:table-cell table:style-name="ce1" office:value-type="float" office:value="-0.12" calcext:value-type="float">
            <text:p>-0.12</text:p>
          </table:table-cell>
          <table:table-cell table:style-name="ce1" office:value-type="float" office:value="0.024" calcext:value-type="float">
            <text:p>0.024</text:p>
          </table:table-cell>
          <table:table-cell table:style-name="ce1" office:value-type="float" office:value="-5.059" calcext:value-type="float">
            <text:p>-5.059</text:p>
          </table:table-cell>
          <table:table-cell/>
          <table:table-cell table:formula="of:=SUBSTITUTE(OFFSET([.$A$18];(ROW([.A24])-18)*[.$G$7];0);&quot;_LV0&quot;;&quot;&quot;)" office:value-type="string" office:string-value="Male" calcext:value-type="string">
            <text:p>Male</text:p>
          </table:table-cell>
          <table:table-cell table:formula="of:=OFFSET([.$B$18];(ROW([.B24])-18)*[.$G$7];0)+ORG.OPENOFFICE.STYLE(IF(OFFSET([.$D$18];(ROW([.D24])-18)*[.$G$7];0)&lt;-1.96;&quot;red&quot;;IF(OFFSET([.$D$18];(ROW([.D24])-18)*[.$G$7];0)&gt;1.96;&quot;green&quot;;)))" office:value-type="float" office:value="0" calcext:value-type="float">
            <text:p>0</text:p>
          </table:table-cell>
          <table:table-cell table:formula="of:=OFFSET([.$B$19];(ROW([.B25])-19)*[.$G$7];0)+ORG.OPENOFFICE.STYLE(IF(OFFSET([.$D$19];(ROW([.D25])-19)*[.$G$7];0)&lt;-1.96;&quot;red&quot;;IF(OFFSET([.$D$19];(ROW([.D25])-19)*[.$G$7];0)&gt;1.96;&quot;green&quot;;)))" office:value-type="float" office:value="0" calcext:value-type="float">
            <text:p>0</text:p>
          </table:table-cell>
          <table:table-cell table:formula="of:=OFFSET([.$B$20];(ROW([.B26])-20)*[.$G$7];0)+ORG.OPENOFFICE.STYLE(IF(OFFSET([.$D$20];(ROW([.D26])-20)*[.$G$7];0)&lt;-1.96;&quot;red&quot;;IF(OFFSET([.$D$20];(ROW([.D26])-20)*[.$G$7];0)&gt;1.96;&quot;green&quot;;)))" office:value-type="float" office:value="0" calcext:value-type="float">
            <text:p>0</text:p>
          </table:table-cell>
          <table:table-cell table:style-name="ce15"/>
          <table:table-cell table:style-name="ce2"/>
          <table:table-cell table:number-columns-repeated="10"/>
        </table:table-row>
        <table:table-row table:style-name="ro1">
          <table:table-cell table:style-name="ce1" office:value-type="string" calcext:value-type="string">
            <text:p>relib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691" calcext:value-type="float">
            <text:p>0.691</text:p>
          </table:table-cell>
          <table:table-cell table:style-name="ce1" office:value-type="float" office:value="0.683" calcext:value-type="float">
            <text:p>0.683</text:p>
          </table:table-cell>
          <table:table-cell/>
          <table:table-cell table:formula="of:=SUBSTITUTE(OFFSET([.$A$18];(ROW([.A25])-18)*[.$G$7];0);&quot;_LV0&quot;;&quot;&quot;)" office:value-type="string" office:string-value="Fulltime" calcext:value-type="string">
            <text:p>Fulltime</text:p>
          </table:table-cell>
          <table:table-cell table:style-name="RED" table:formula="of:=OFFSET([.$B$18];(ROW([.B25])-18)*[.$G$7];0)+ORG.OPENOFFICE.STYLE(IF(OFFSET([.$D$18];(ROW([.D25])-18)*[.$G$7];0)&lt;-1.96;&quot;red&quot;;IF(OFFSET([.$D$18];(ROW([.D25])-18)*[.$G$7];0)&gt;1.96;&quot;green&quot;;)))" office:value-type="float" office:value="-2.115" calcext:value-type="float">
            <text:p>-2.115</text:p>
          </table:table-cell>
          <table:table-cell table:style-name="RED" table:formula="of:=OFFSET([.$B$19];(ROW([.B26])-19)*[.$G$7];0)+ORG.OPENOFFICE.STYLE(IF(OFFSET([.$D$19];(ROW([.D26])-19)*[.$G$7];0)&lt;-1.96;&quot;red&quot;;IF(OFFSET([.$D$19];(ROW([.D26])-19)*[.$G$7];0)&gt;1.96;&quot;green&quot;;)))" office:value-type="float" office:value="-1.878" calcext:value-type="float">
            <text:p>-1.878</text:p>
          </table:table-cell>
          <table:table-cell table:style-name="GREEN" table:formula="of:=OFFSET([.$B$20];(ROW([.B27])-20)*[.$G$7];0)+ORG.OPENOFFICE.STYLE(IF(OFFSET([.$D$20];(ROW([.D27])-20)*[.$G$7];0)&lt;-1.96;&quot;red&quot;;IF(OFFSET([.$D$20];(ROW([.D27])-20)*[.$G$7];0)&gt;1.96;&quot;green&quot;;)))" office:value-type="float" office:value="1.16" calcext:value-type="float">
            <text:p>1.16</text:p>
          </table:table-cell>
          <table:table-cell table:style-name="ce3"/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DrvLicens_LV0</text:p>
          </table:table-cell>
          <table:table-cell office:value-type="float" office:value="2.209" calcext:value-type="float">
            <text:p>2.209</text:p>
          </table:table-cell>
          <table:table-cell office:value-type="float" office:value="0.198" calcext:value-type="float">
            <text:p>0.198</text:p>
          </table:table-cell>
          <table:table-cell office:value-type="float" office:value="11.17" calcext:value-type="float">
            <text:p>11.17</text:p>
          </table:table-cell>
          <table:table-cell/>
          <table:table-cell table:formula="of:=SUBSTITUTE(OFFSET([.$A$18];(ROW([.A26])-18)*[.$G$7];0);&quot;_LV0&quot;;&quot;&quot;)" office:value-type="string" office:string-value="Edu_Highschl" calcext:value-type="string">
            <text:p>Edu_Highschl</text:p>
          </table:table-cell>
          <table:table-cell table:formula="of:=OFFSET([.$B$18];(ROW([.B26])-18)*[.$G$7];0)+ORG.OPENOFFICE.STYLE(IF(OFFSET([.$D$18];(ROW([.D26])-18)*[.$G$7];0)&lt;-1.96;&quot;red&quot;;IF(OFFSET([.$D$18];(ROW([.D26])-18)*[.$G$7];0)&gt;1.96;&quot;green&quot;;)))" office:value-type="float" office:value="0.411" calcext:value-type="float">
            <text:p>0.411</text:p>
          </table:table-cell>
          <table:table-cell table:formula="of:=OFFSET([.$B$19];(ROW([.B27])-19)*[.$G$7];0)+ORG.OPENOFFICE.STYLE(IF(OFFSET([.$D$19];(ROW([.D27])-19)*[.$G$7];0)&lt;-1.96;&quot;red&quot;;IF(OFFSET([.$D$19];(ROW([.D27])-19)*[.$G$7];0)&gt;1.96;&quot;green&quot;;)))" office:value-type="float" office:value="-0.317" calcext:value-type="float">
            <text:p>-0.317</text:p>
          </table:table-cell>
          <table:table-cell table:style-name="RED" table:formula="of:=OFFSET([.$B$20];(ROW([.B28])-20)*[.$G$7];0)+ORG.OPENOFFICE.STYLE(IF(OFFSET([.$D$20];(ROW([.D28])-20)*[.$G$7];0)&lt;-1.96;&quot;red&quot;;IF(OFFSET([.$D$20];(ROW([.D28])-20)*[.$G$7];0)&gt;1.96;&quot;green&quot;;)))" office:value-type="float" office:value="-2.358" calcext:value-type="float">
            <text:p>-2.358</text:p>
          </table:table-cell>
          <table:table-cell table:style-name="ce15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DrvLicens_LV1</text:p>
          </table:table-cell>
          <table:table-cell office:value-type="float" office:value="1.194" calcext:value-type="float">
            <text:p>1.194</text:p>
          </table:table-cell>
          <table:table-cell office:value-type="float" office:value="0.158" calcext:value-type="float">
            <text:p>0.158</text:p>
          </table:table-cell>
          <table:table-cell office:value-type="float" office:value="7.54" calcext:value-type="float">
            <text:p>7.54</text:p>
          </table:table-cell>
          <table:table-cell/>
          <table:table-cell table:formula="of:=SUBSTITUTE(OFFSET([.$A$18];(ROW([.A27])-18)*[.$G$7];0);&quot;_LV0&quot;;&quot;&quot;)" office:value-type="string" office:string-value="Edu_BSc" calcext:value-type="string">
            <text:p>Edu_BSc</text:p>
          </table:table-cell>
          <table:table-cell table:formula="of:=OFFSET([.$B$18];(ROW([.B27])-18)*[.$G$7];0)+ORG.OPENOFFICE.STYLE(IF(OFFSET([.$D$18];(ROW([.D27])-18)*[.$G$7];0)&lt;-1.96;&quot;red&quot;;IF(OFFSET([.$D$18];(ROW([.D27])-18)*[.$G$7];0)&gt;1.96;&quot;green&quot;;)))" office:value-type="float" office:value="0" calcext:value-type="float">
            <text:p>0</text:p>
          </table:table-cell>
          <table:table-cell table:style-name="RED" table:formula="of:=OFFSET([.$B$19];(ROW([.B28])-19)*[.$G$7];0)+ORG.OPENOFFICE.STYLE(IF(OFFSET([.$D$19];(ROW([.D28])-19)*[.$G$7];0)&lt;-1.96;&quot;red&quot;;IF(OFFSET([.$D$19];(ROW([.D28])-19)*[.$G$7];0)&gt;1.96;&quot;green&quot;;)))" office:value-type="float" office:value="-0.447" calcext:value-type="float">
            <text:p>-0.447</text:p>
          </table:table-cell>
          <table:table-cell table:style-name="RED" table:formula="of:=OFFSET([.$B$20];(ROW([.B29])-20)*[.$G$7];0)+ORG.OPENOFFICE.STYLE(IF(OFFSET([.$D$20];(ROW([.D29])-20)*[.$G$7];0)&lt;-1.96;&quot;red&quot;;IF(OFFSET([.$D$20];(ROW([.D29])-20)*[.$G$7];0)&gt;1.96;&quot;green&quot;;)))" office:value-type="float" office:value="-1.88" calcext:value-type="float">
            <text:p>-1.88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DrvLicens_LV2</text:p>
          </table:table-cell>
          <table:table-cell office:value-type="float" office:value="1.6" calcext:value-type="float">
            <text:p>1.6</text:p>
          </table:table-cell>
          <table:table-cell office:value-type="float" office:value="0.425" calcext:value-type="float">
            <text:p>0.425</text:p>
          </table:table-cell>
          <table:table-cell office:value-type="float" office:value="3.761" calcext:value-type="float">
            <text:p>3.761</text:p>
          </table:table-cell>
          <table:table-cell/>
          <table:table-cell table:formula="of:=SUBSTITUTE(OFFSET([.$A$18];(ROW([.A28])-18)*[.$G$7];0);&quot;_LV0&quot;;&quot;&quot;)" office:value-type="string" office:string-value="Edu_MscPhD" calcext:value-type="string">
            <text:p>Edu_MscPhD</text:p>
          </table:table-cell>
          <table:table-cell table:formula="of:=OFFSET([.$B$18];(ROW([.B28])-18)*[.$G$7];0)+ORG.OPENOFFICE.STYLE(IF(OFFSET([.$D$18];(ROW([.D28])-18)*[.$G$7];0)&lt;-1.96;&quot;red&quot;;IF(OFFSET([.$D$18];(ROW([.D28])-18)*[.$G$7];0)&gt;1.96;&quot;green&quot;;)))" office:value-type="float" office:value="0" calcext:value-type="float">
            <text:p>0</text:p>
          </table:table-cell>
          <table:table-cell table:formula="of:=OFFSET([.$B$19];(ROW([.B29])-19)*[.$G$7];0)+ORG.OPENOFFICE.STYLE(IF(OFFSET([.$D$19];(ROW([.D29])-19)*[.$G$7];0)&lt;-1.96;&quot;red&quot;;IF(OFFSET([.$D$19];(ROW([.D29])-19)*[.$G$7];0)&gt;1.96;&quot;green&quot;;)))" office:value-type="float" office:value="0" calcext:value-type="float">
            <text:p>0</text:p>
          </table:table-cell>
          <table:table-cell table:formula="of:=OFFSET([.$B$20];(ROW([.B30])-20)*[.$G$7];0)+ORG.OPENOFFICE.STYLE(IF(OFFSET([.$D$20];(ROW([.D30])-20)*[.$G$7];0)&lt;-1.96;&quot;red&quot;;IF(OFFSET([.$D$20];(ROW([.D30])-20)*[.$G$7];0)&gt;1.96;&quot;green&quot;;)))" office:value-type="float" office:value="0" calcext:value-type="float">
            <text:p>0</text:p>
          </table:table-cell>
          <table:table-cell table:style-name="ce15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blcTrst_LV0</text:p>
          </table:table-cell>
          <table:table-cell office:value-type="float" office:value="-2.262" calcext:value-type="float">
            <text:p>-2.262</text:p>
          </table:table-cell>
          <table:table-cell office:value-type="float" office:value="0.281" calcext:value-type="float">
            <text:p>0.281</text:p>
          </table:table-cell>
          <table:table-cell office:value-type="float" office:value="-8.059" calcext:value-type="float">
            <text:p>-8.059</text:p>
          </table:table-cell>
          <table:table-cell/>
          <table:table-cell table:formula="of:=SUBSTITUTE(OFFSET([.$A$18];(ROW([.A29])-18)*[.$G$7];0);&quot;_LV0&quot;;&quot;&quot;)" office:value-type="string" office:string-value="HH_Veh0" calcext:value-type="string">
            <text:p>HH_Veh0</text:p>
          </table:table-cell>
          <table:table-cell table:formula="of:=OFFSET([.$B$18];(ROW([.B29])-18)*[.$G$7];0)+ORG.OPENOFFICE.STYLE(IF(OFFSET([.$D$18];(ROW([.D29])-18)*[.$G$7];0)&lt;-1.96;&quot;red&quot;;IF(OFFSET([.$D$18];(ROW([.D29])-18)*[.$G$7];0)&gt;1.96;&quot;green&quot;;)))" office:value-type="float" office:value="0" calcext:value-type="float">
            <text:p>0</text:p>
          </table:table-cell>
          <table:table-cell table:formula="of:=OFFSET([.$B$19];(ROW([.B30])-19)*[.$G$7];0)+ORG.OPENOFFICE.STYLE(IF(OFFSET([.$D$19];(ROW([.D30])-19)*[.$G$7];0)&lt;-1.96;&quot;red&quot;;IF(OFFSET([.$D$19];(ROW([.D30])-19)*[.$G$7];0)&gt;1.96;&quot;green&quot;;)))" office:value-type="float" office:value="0" calcext:value-type="float">
            <text:p>0</text:p>
          </table:table-cell>
          <table:table-cell table:formula="of:=OFFSET([.$B$20];(ROW([.B31])-20)*[.$G$7];0)+ORG.OPENOFFICE.STYLE(IF(OFFSET([.$D$20];(ROW([.D31])-20)*[.$G$7];0)&lt;-1.96;&quot;red&quot;;IF(OFFSET([.$D$20];(ROW([.D31])-20)*[.$G$7];0)&gt;1.96;&quot;green&quot;;)))" office:value-type="float" office:value="0" calcext:value-type="float">
            <text:p>0</text:p>
          </table:table-cell>
          <table:table-cell table:style-name="ce3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PblcTrst_LV1</text:p>
          </table:table-cell>
          <table:table-cell office:value-type="float" office:value="-1.93" calcext:value-type="float">
            <text:p>-1.93</text:p>
          </table:table-cell>
          <table:table-cell office:value-type="float" office:value="0.25" calcext:value-type="float">
            <text:p>0.25</text:p>
          </table:table-cell>
          <table:table-cell office:value-type="float" office:value="-7.732" calcext:value-type="float">
            <text:p>-7.732</text:p>
          </table:table-cell>
          <table:table-cell/>
          <table:table-cell table:formula="of:=SUBSTITUTE(OFFSET([.$A$18];(ROW([.A30])-18)*[.$G$7];0);&quot;_LV0&quot;;&quot;&quot;)" office:value-type="string" office:string-value="HH_Veh1" calcext:value-type="string">
            <text:p>HH_Veh1</text:p>
          </table:table-cell>
          <table:table-cell table:formula="of:=OFFSET([.$B$18];(ROW([.B30])-18)*[.$G$7];0)+ORG.OPENOFFICE.STYLE(IF(OFFSET([.$D$18];(ROW([.D30])-18)*[.$G$7];0)&lt;-1.96;&quot;red&quot;;IF(OFFSET([.$D$18];(ROW([.D30])-18)*[.$G$7];0)&gt;1.96;&quot;green&quot;;)))" office:value-type="float" office:value="0" calcext:value-type="float">
            <text:p>0</text:p>
          </table:table-cell>
          <table:table-cell table:style-name="RED" table:formula="of:=OFFSET([.$B$19];(ROW([.B31])-19)*[.$G$7];0)+ORG.OPENOFFICE.STYLE(IF(OFFSET([.$D$19];(ROW([.D31])-19)*[.$G$7];0)&lt;-1.96;&quot;red&quot;;IF(OFFSET([.$D$19];(ROW([.D31])-19)*[.$G$7];0)&gt;1.96;&quot;green&quot;;)))" office:value-type="float" office:value="-1.972" calcext:value-type="float">
            <text:p>-1.972</text:p>
          </table:table-cell>
          <table:table-cell table:formula="of:=OFFSET([.$B$20];(ROW([.B32])-20)*[.$G$7];0)+ORG.OPENOFFICE.STYLE(IF(OFFSET([.$D$20];(ROW([.D32])-20)*[.$G$7];0)&lt;-1.96;&quot;red&quot;;IF(OFFSET([.$D$20];(ROW([.D32])-20)*[.$G$7];0)&gt;1.96;&quot;green&quot;;)))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PblcTrst_LV2</text:p>
          </table:table-cell>
          <table:table-cell office:value-type="float" office:value="-0" calcext:value-type="float">
            <text:p>0</text:p>
          </table:table-cell>
          <table:table-cell office:value-type="float" office:value="0.476" calcext:value-type="float">
            <text:p>0.476</text:p>
          </table:table-cell>
          <table:table-cell office:value-type="float" office:value="-0" calcext:value-type="float">
            <text:p>0</text:p>
          </table:table-cell>
          <table:table-cell/>
          <table:table-cell table:formula="of:=SUBSTITUTE(OFFSET([.$A$18];(ROW([.A31])-18)*[.$G$7];0);&quot;_LV0&quot;;&quot;&quot;)" office:value-type="string" office:string-value="HH_Veh2M" calcext:value-type="string">
            <text:p>HH_Veh2M</text:p>
          </table:table-cell>
          <table:table-cell table:formula="of:=OFFSET([.$B$18];(ROW([.B31])-18)*[.$G$7];0)+ORG.OPENOFFICE.STYLE(IF(OFFSET([.$D$18];(ROW([.D31])-18)*[.$G$7];0)&lt;-1.96;&quot;red&quot;;IF(OFFSET([.$D$18];(ROW([.D31])-18)*[.$G$7];0)&gt;1.96;&quot;green&quot;;)))" office:value-type="float" office:value="0" calcext:value-type="float">
            <text:p>0</text:p>
          </table:table-cell>
          <table:table-cell table:style-name="RED" table:formula="of:=OFFSET([.$B$19];(ROW([.B32])-19)*[.$G$7];0)+ORG.OPENOFFICE.STYLE(IF(OFFSET([.$D$19];(ROW([.D32])-19)*[.$G$7];0)&lt;-1.96;&quot;red&quot;;IF(OFFSET([.$D$19];(ROW([.D32])-19)*[.$G$7];0)&gt;1.96;&quot;green&quot;;)))" office:value-type="float" office:value="-1.836" calcext:value-type="float">
            <text:p>-1.836</text:p>
          </table:table-cell>
          <table:table-cell table:formula="of:=OFFSET([.$B$20];(ROW([.B33])-20)*[.$G$7];0)+ORG.OPENOFFICE.STYLE(IF(OFFSET([.$D$20];(ROW([.D33])-20)*[.$G$7];0)&lt;-1.96;&quot;red&quot;;IF(OFFSET([.$D$20];(ROW([.D33])-20)*[.$G$7];0)&gt;1.96;&quot;green&quot;;))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1825_LV0</text:p>
          </table:table-cell>
          <table:table-cell office:value-type="float" office:value="-1.013" calcext:value-type="float">
            <text:p>-1.013</text:p>
          </table:table-cell>
          <table:table-cell office:value-type="float" office:value="0.875" calcext:value-type="float">
            <text:p>0.875</text:p>
          </table:table-cell>
          <table:table-cell office:value-type="float" office:value="-1.158" calcext:value-type="float">
            <text:p>-1.158</text:p>
          </table:table-cell>
          <table:table-cell/>
          <table:table-cell table:formula="of:=SUBSTITUTE(OFFSET([.$A$18];(ROW([.A32])-18)*[.$G$7];0);&quot;_LV0&quot;;&quot;&quot;)" office:value-type="string" office:string-value="HH_Chld0" calcext:value-type="string">
            <text:p>HH_Chld0</text:p>
          </table:table-cell>
          <table:table-cell table:style-name="RED" table:formula="of:=OFFSET([.$B$18];(ROW([.B32])-18)*[.$G$7];0)+ORG.OPENOFFICE.STYLE(IF(OFFSET([.$D$18];(ROW([.D32])-18)*[.$G$7];0)&lt;-1.96;&quot;red&quot;;IF(OFFSET([.$D$18];(ROW([.D32])-18)*[.$G$7];0)&gt;1.96;&quot;green&quot;;)))" office:value-type="float" office:value="-1.412" calcext:value-type="float">
            <text:p>-1.412</text:p>
          </table:table-cell>
          <table:table-cell table:formula="of:=OFFSET([.$B$19];(ROW([.B33])-19)*[.$G$7];0)+ORG.OPENOFFICE.STYLE(IF(OFFSET([.$D$19];(ROW([.D33])-19)*[.$G$7];0)&lt;-1.96;&quot;red&quot;;IF(OFFSET([.$D$19];(ROW([.D33])-19)*[.$G$7];0)&gt;1.96;&quot;green&quot;;)))" office:value-type="float" office:value="-0.264" calcext:value-type="float">
            <text:p>-0.264</text:p>
          </table:table-cell>
          <table:table-cell table:formula="of:=OFFSET([.$B$20];(ROW([.B34])-20)*[.$G$7];0)+ORG.OPENOFFICE.STYLE(IF(OFFSET([.$D$20];(ROW([.D34])-20)*[.$G$7];0)&lt;-1.96;&quot;red&quot;;IF(OFFSET([.$D$20];(ROW([.D34])-20)*[.$G$7];0)&gt;1.96;&quot;green&quot;;)))" office:value-type="float" office:value="0" calcext:value-type="float">
            <text:p>0</text:p>
          </table:table-cell>
          <table:table-cell table:style-name="ce15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Ag1825_LV1</text:p>
          </table:table-cell>
          <table:table-cell office:value-type="float" office:value="-0.303" calcext:value-type="float">
            <text:p>-0.303</text:p>
          </table:table-cell>
          <table:table-cell office:value-type="float" office:value="0.65" calcext:value-type="float">
            <text:p>0.65</text:p>
          </table:table-cell>
          <table:table-cell office:value-type="float" office:value="-0.466" calcext:value-type="float">
            <text:p>-0.466</text:p>
          </table:table-cell>
          <table:table-cell/>
          <table:table-cell table:formula="of:=SUBSTITUTE(OFFSET([.$A$18];(ROW([.A33])-18)*[.$G$7];0);&quot;_LV0&quot;;&quot;&quot;)" office:value-type="string" office:string-value="HH_Chld1" calcext:value-type="string">
            <text:p>HH_Chld1</text:p>
          </table:table-cell>
          <table:table-cell table:style-name="GREEN" table:formula="of:=OFFSET([.$B$18];(ROW([.B33])-18)*[.$G$7];0)+ORG.OPENOFFICE.STYLE(IF(OFFSET([.$D$18];(ROW([.D33])-18)*[.$G$7];0)&lt;-1.96;&quot;red&quot;;IF(OFFSET([.$D$18];(ROW([.D33])-18)*[.$G$7];0)&gt;1.96;&quot;green&quot;;)))" office:value-type="float" office:value="1.953" calcext:value-type="float">
            <text:p>1.953</text:p>
          </table:table-cell>
          <table:table-cell table:style-name="GREEN" table:formula="of:=OFFSET([.$B$19];(ROW([.B34])-19)*[.$G$7];0)+ORG.OPENOFFICE.STYLE(IF(OFFSET([.$D$19];(ROW([.D34])-19)*[.$G$7];0)&lt;-1.96;&quot;red&quot;;IF(OFFSET([.$D$19];(ROW([.D34])-19)*[.$G$7];0)&gt;1.96;&quot;green&quot;;)))" office:value-type="float" office:value="2.236" calcext:value-type="float">
            <text:p>2.236</text:p>
          </table:table-cell>
          <table:table-cell table:formula="of:=OFFSET([.$B$20];(ROW([.B35])-20)*[.$G$7];0)+ORG.OPENOFFICE.STYLE(IF(OFFSET([.$D$20];(ROW([.D35])-20)*[.$G$7];0)&lt;-1.96;&quot;red&quot;;IF(OFFSET([.$D$20];(ROW([.D35])-20)*[.$G$7];0)&gt;1.96;&quot;green&quot;;)))" office:value-type="float" office:value="0" calcext:value-type="float">
            <text:p>0</text:p>
          </table:table-cell>
          <table:table-cell table:style-name="ce3"/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Ag1825_LV2</text:p>
          </table:table-cell>
          <table:table-cell office:value-type="float" office:value="0" calcext:value-type="float">
            <text:p>0</text:p>
          </table:table-cell>
          <table:table-cell office:value-type="float" office:value="1.345" calcext:value-type="float">
            <text:p>1.3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BSTITUTE(OFFSET([.$A$18];(ROW([.A34])-18)*[.$G$7];0);&quot;_LV0&quot;;&quot;&quot;)" office:value-type="string" office:string-value="HH_Chld2M" calcext:value-type="string">
            <text:p>HH_Chld2M</text:p>
          </table:table-cell>
          <table:table-cell table:formula="of:=OFFSET([.$B$18];(ROW([.B34])-18)*[.$G$7];0)+ORG.OPENOFFICE.STYLE(IF(OFFSET([.$D$18];(ROW([.D34])-18)*[.$G$7];0)&lt;-1.96;&quot;red&quot;;IF(OFFSET([.$D$18];(ROW([.D34])-18)*[.$G$7];0)&gt;1.96;&quot;green&quot;;)))" office:value-type="float" office:value="0" calcext:value-type="float">
            <text:p>0</text:p>
          </table:table-cell>
          <table:table-cell table:formula="of:=OFFSET([.$B$19];(ROW([.B35])-19)*[.$G$7];0)+ORG.OPENOFFICE.STYLE(IF(OFFSET([.$D$19];(ROW([.D35])-19)*[.$G$7];0)&lt;-1.96;&quot;red&quot;;IF(OFFSET([.$D$19];(ROW([.D35])-19)*[.$G$7];0)&gt;1.96;&quot;green&quot;;)))" office:value-type="float" office:value="0.176" calcext:value-type="float">
            <text:p>0.176</text:p>
          </table:table-cell>
          <table:table-cell table:formula="of:=OFFSET([.$B$20];(ROW([.B36])-20)*[.$G$7];0)+ORG.OPENOFFICE.STYLE(IF(OFFSET([.$D$20];(ROW([.D36])-20)*[.$G$7];0)&lt;-1.96;&quot;red&quot;;IF(OFFSET([.$D$20];(ROW([.D36])-20)*[.$G$7];0)&gt;1.96;&quot;green&quot;;)))" office:value-type="float" office:value="0" calcext:value-type="float">
            <text:p>0</text:p>
          </table:table-cell>
          <table:table-cell table:style-name="ce15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Ag2545_LV0</text:p>
          </table:table-cell>
          <table:table-cell office:value-type="float" office:value="0.368" calcext:value-type="float">
            <text:p>0.368</text:p>
          </table:table-cell>
          <table:table-cell office:value-type="float" office:value="0.31" calcext:value-type="float">
            <text:p>0.31</text:p>
          </table:table-cell>
          <table:table-cell office:value-type="float" office:value="1.186" calcext:value-type="float">
            <text:p>1.186</text:p>
          </table:table-cell>
          <table:table-cell/>
          <table:table-cell table:formula="of:=SUBSTITUTE(OFFSET([.$A$18];(ROW([.A35])-18)*[.$G$7];0);&quot;_LV0&quot;;&quot;&quot;)" office:value-type="string" office:string-value="HH_Inc020K" calcext:value-type="string">
            <text:p>HH_Inc020K</text:p>
          </table:table-cell>
          <table:table-cell table:formula="of:=OFFSET([.$B$18];(ROW([.B35])-18)*[.$G$7];0)+ORG.OPENOFFICE.STYLE(IF(OFFSET([.$D$18];(ROW([.D35])-18)*[.$G$7];0)&lt;-1.96;&quot;red&quot;;IF(OFFSET([.$D$18];(ROW([.D35])-18)*[.$G$7];0)&gt;1.96;&quot;green&quot;;)))" office:value-type="float" office:value="0" calcext:value-type="float">
            <text:p>0</text:p>
          </table:table-cell>
          <table:table-cell table:style-name="GREEN" table:formula="of:=OFFSET([.$B$19];(ROW([.B36])-19)*[.$G$7];0)+ORG.OPENOFFICE.STYLE(IF(OFFSET([.$D$19];(ROW([.D36])-19)*[.$G$7];0)&lt;-1.96;&quot;red&quot;;IF(OFFSET([.$D$19];(ROW([.D36])-19)*[.$G$7];0)&gt;1.96;&quot;green&quot;;)))" office:value-type="float" office:value="1.098" calcext:value-type="float">
            <text:p>1.098</text:p>
          </table:table-cell>
          <table:table-cell table:formula="of:=OFFSET([.$B$20];(ROW([.B37])-20)*[.$G$7];0)+ORG.OPENOFFICE.STYLE(IF(OFFSET([.$D$20];(ROW([.D37])-20)*[.$G$7];0)&lt;-1.96;&quot;red&quot;;IF(OFFSET([.$D$20];(ROW([.D37])-20)*[.$G$7];0)&gt;1.96;&quot;green&quot;;)))" office:value-type="float" office:value="0" calcext:value-type="float">
            <text:p>0</text:p>
          </table:table-cell>
          <table:table-cell table:style-name="ce15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Ag2545_LV1</text:p>
          </table:table-cell>
          <table:table-cell office:value-type="float" office:value="1.206" calcext:value-type="float">
            <text:p>1.206</text:p>
          </table:table-cell>
          <table:table-cell office:value-type="float" office:value="0.249" calcext:value-type="float">
            <text:p>0.249</text:p>
          </table:table-cell>
          <table:table-cell office:value-type="float" office:value="4.849" calcext:value-type="float">
            <text:p>4.849</text:p>
          </table:table-cell>
          <table:table-cell/>
          <table:table-cell table:formula="of:=SUBSTITUTE(OFFSET([.$A$18];(ROW([.A36])-18)*[.$G$7];0);&quot;_LV0&quot;;&quot;&quot;)" office:value-type="string" office:string-value="HH_Inc2060K" calcext:value-type="string">
            <text:p>HH_Inc2060K</text:p>
          </table:table-cell>
          <table:table-cell table:style-name="GREEN" table:formula="of:=OFFSET([.$B$18];(ROW([.B36])-18)*[.$G$7];0)+ORG.OPENOFFICE.STYLE(IF(OFFSET([.$D$18];(ROW([.D36])-18)*[.$G$7];0)&lt;-1.96;&quot;red&quot;;IF(OFFSET([.$D$18];(ROW([.D36])-18)*[.$G$7];0)&gt;1.96;&quot;green&quot;;)))" office:value-type="float" office:value="1.05" calcext:value-type="float">
            <text:p>1.05</text:p>
          </table:table-cell>
          <table:table-cell table:style-name="GREEN" table:formula="of:=OFFSET([.$B$19];(ROW([.B37])-19)*[.$G$7];0)+ORG.OPENOFFICE.STYLE(IF(OFFSET([.$D$19];(ROW([.D37])-19)*[.$G$7];0)&lt;-1.96;&quot;red&quot;;IF(OFFSET([.$D$19];(ROW([.D37])-19)*[.$G$7];0)&gt;1.96;&quot;green&quot;;)))" office:value-type="float" office:value="1.232" calcext:value-type="float">
            <text:p>1.232</text:p>
          </table:table-cell>
          <table:table-cell table:formula="of:=OFFSET([.$B$20];(ROW([.B38])-20)*[.$G$7];0)+ORG.OPENOFFICE.STYLE(IF(OFFSET([.$D$20];(ROW([.D38])-20)*[.$G$7];0)&lt;-1.96;&quot;red&quot;;IF(OFFSET([.$D$20];(ROW([.D38])-20)*[.$G$7];0)&gt;1.96;&quot;green&quot;;))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2545_LV2</text:p>
          </table:table-cell>
          <table:table-cell office:value-type="float" office:value="0.632" calcext:value-type="float">
            <text:p>0.632</text:p>
          </table:table-cell>
          <table:table-cell office:value-type="float" office:value="0.736" calcext:value-type="float">
            <text:p>0.736</text:p>
          </table:table-cell>
          <table:table-cell office:value-type="float" office:value="0.859" calcext:value-type="float">
            <text:p>0.859</text:p>
          </table:table-cell>
          <table:table-cell/>
          <table:table-cell table:formula="of:=SUBSTITUTE(OFFSET([.$A$18];(ROW([.A37])-18)*[.$G$7];0);&quot;_LV0&quot;;&quot;&quot;)" office:value-type="string" office:string-value="HH_Inc60KM" calcext:value-type="string">
            <text:p>HH_Inc60KM</text:p>
          </table:table-cell>
          <table:table-cell table:style-name="RED" table:formula="of:=OFFSET([.$B$18];(ROW([.B37])-18)*[.$G$7];0)+ORG.OPENOFFICE.STYLE(IF(OFFSET([.$D$18];(ROW([.D37])-18)*[.$G$7];0)&lt;-1.96;&quot;red&quot;;IF(OFFSET([.$D$18];(ROW([.D37])-18)*[.$G$7];0)&gt;1.96;&quot;green&quot;;)))" office:value-type="float" office:value="-0.778" calcext:value-type="float">
            <text:p>-0.778</text:p>
          </table:table-cell>
          <table:table-cell table:style-name="RED" table:formula="of:=OFFSET([.$B$19];(ROW([.B38])-19)*[.$G$7];0)+ORG.OPENOFFICE.STYLE(IF(OFFSET([.$D$19];(ROW([.D38])-19)*[.$G$7];0)&lt;-1.96;&quot;red&quot;;IF(OFFSET([.$D$19];(ROW([.D38])-19)*[.$G$7];0)&gt;1.96;&quot;green&quot;;)))" office:value-type="float" office:value="-0.853" calcext:value-type="float">
            <text:p>-0.853</text:p>
          </table:table-cell>
          <table:table-cell table:formula="of:=OFFSET([.$B$20];(ROW([.B39])-20)*[.$G$7];0)+ORG.OPENOFFICE.STYLE(IF(OFFSET([.$D$20];(ROW([.D39])-20)*[.$G$7];0)&lt;-1.96;&quot;red&quot;;IF(OFFSET([.$D$20];(ROW([.D39])-20)*[.$G$7];0)&gt;1.96;&quot;green&quot;;)))" office:value-type="float" office:value="0" calcext:value-type="float">
            <text:p>0</text:p>
          </table:table-cell>
          <table:table-cell table:style-name="ce3"/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Ag4565_LV0</text:p>
          </table:table-cell>
          <table:table-cell office:value-type="float" office:value="0" calcext:value-type="float">
            <text:p>0</text:p>
          </table:table-cell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BSTITUTE(OFFSET([.$A$18];(ROW([.A38])-18)*5;0);&quot;_LV0&quot;;&quot;&quot;)">
            <text:p/>
          </table:table-cell>
          <table:table-cell table:formula="of:=OFFSET([.$B$18];(ROW([.B38])-18)*[.$G$7];0)+ORG.OPENOFFICE.STYLE(IF(OFFSET([.$D$18];(ROW([.D38])-18)*[.$G$7];0)&lt;-1.96;&quot;red&quot;;IF(OFFSET([.$D$18];(ROW([.D38])-18)*[.$G$7];0)&gt;1.96;&quot;green&quot;;)))" office:value-type="float" office:value="0" calcext:value-type="float">
            <text:p>0</text:p>
          </table:table-cell>
          <table:table-cell table:formula="of:=OFFSET([.$B$19];(ROW([.B39])-19)*[.$G$7];0)+ORG.OPENOFFICE.STYLE(IF(OFFSET([.$D$19];(ROW([.D39])-19)*[.$G$7];0)&lt;-1.96;&quot;red&quot;;IF(OFFSET([.$D$19];(ROW([.D39])-19)*[.$G$7];0)&gt;1.96;&quot;green&quot;;)))" office:value-type="float" office:value="0" calcext:value-type="float">
            <text:p>0</text:p>
          </table:table-cell>
          <table:table-cell table:formula="of:=OFFSET([.$B$20];(ROW([.B40])-20)*[.$G$7];0)+ORG.OPENOFFICE.STYLE(IF(OFFSET([.$D$20];(ROW([.D40])-20)*[.$G$7];0)&lt;-1.96;&quot;red&quot;;IF(OFFSET([.$D$20];(ROW([.D40])-20)*[.$G$7];0)&gt;1.96;&quot;green&quot;;))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4565_LV1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249" calcext:value-type="float">
            <text:p>0.249</text:p>
          </table:table-cell>
          <table:table-cell office:value-type="float" office:value="-0.196" calcext:value-type="float">
            <text:p>-0.196</text:p>
          </table:table-cell>
          <table:table-cell/>
          <table:table-cell office:value-type="string" calcext:value-type="string">
            <text:p>Bus</text:p>
          </table:table-cell>
          <table:table-cell table:style-name="RED" table:formula="of:=[.B123]+ORG.OPENOFFICE.STYLE(IF([.D123]&lt;-1.96;&quot;red&quot;;IF([.D123]&gt;1.96;&quot;green&quot;;)))" office:value-type="float" office:value="-1.642" calcext:value-type="float">
            <text:p>-1.642</text:p>
          </table:table-cell>
          <table:table-cell table:style-name="ce9" table:formula="of:=[.B129]+ORG.OPENOFFICE.STYLE(IF([.D129]&lt;-1.96;&quot;red&quot;;IF([.D129]&gt;1.96;&quot;green&quot;;)))" office:value-type="float" office:value="1.421" calcext:value-type="float">
            <text:p>1.421</text:p>
          </table:table-cell>
          <table:table-cell table:style-name="RED" table:formula="of:=[.B135]+ORG.OPENOFFICE.STYLE(IF([.D135]&lt;-1.96;&quot;red&quot;;IF([.D135]&gt;1.96;&quot;green&quot;;)))" office:value-type="float" office:value="-1.091" calcext:value-type="float">
            <text:p>-1.091</text:p>
          </table:table-cell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4565_LV2</text:p>
          </table:table-cell>
          <table:table-cell office:value-type="float" office:value="-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Car Rental</text:p>
          </table:table-cell>
          <table:table-cell table:style-name="RED" table:formula="of:=[.B124]+ORG.OPENOFFICE.STYLE(IF([.D124]&lt;-1.96;&quot;red&quot;;IF([.D124]&gt;1.96;&quot;green&quot;;)))" office:value-type="float" office:value="-2.026" calcext:value-type="float">
            <text:p>-2.026</text:p>
          </table:table-cell>
          <table:table-cell table:style-name="ce8" table:formula="of:=[.B130]+ORG.OPENOFFICE.STYLE(IF([.D130]&lt;-1.96;&quot;red&quot;;IF([.D130]&gt;1.96;&quot;green&quot;;)))" office:value-type="float" office:value="1.794" calcext:value-type="float">
            <text:p>1.794</text:p>
          </table:table-cell>
          <table:table-cell table:style-name="RED" table:formula="of:=[.B136]+ORG.OPENOFFICE.STYLE(IF([.D136]&lt;-1.96;&quot;red&quot;;IF([.D136]&gt;1.96;&quot;green&quot;;)))" office:value-type="float" office:value="-1.771" calcext:value-type="float">
            <text:p>-1.771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65M_LV0</text:p>
          </table:table-cell>
          <table:table-cell office:value-type="float" office:value="-0" calcext:value-type="float">
            <text:p>0</text:p>
          </table:table-cell>
          <table:table-cell office:value-type="float" office:value="0.446" calcext:value-type="float">
            <text:p>0.446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Car</text:p>
          </table:table-cell>
          <table:table-cell table:style-name="GREEN" table:formula="of:=[.B125]+ORG.OPENOFFICE.STYLE(IF([.D125]&lt;-1.96;&quot;red&quot;;IF([.D125]&gt;1.96;&quot;green&quot;;)))" office:value-type="float" office:value="2.647" calcext:value-type="float">
            <text:p>2.647</text:p>
          </table:table-cell>
          <table:table-cell table:style-name="ce7" table:formula="of:=[.B131]+ORG.OPENOFFICE.STYLE(IF([.D131]&lt;-1.96;&quot;red&quot;;IF([.D131]&gt;1.96;&quot;green&quot;;)))" office:value-type="float" office:value="-4.506" calcext:value-type="float">
            <text:p>-4.506</text:p>
          </table:table-cell>
          <table:table-cell table:style-name="GREEN" table:formula="of:=[.B137]+ORG.OPENOFFICE.STYLE(IF([.D137]&lt;-1.96;&quot;red&quot;;IF([.D137]&gt;1.96;&quot;green&quot;;)))" office:value-type="float" office:value="0.408" calcext:value-type="float">
            <text:p>0.408</text:p>
          </table:table-cell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65M_LV1</text:p>
          </table:table-cell>
          <table:table-cell office:value-type="float" office:value="0.226" calcext:value-type="float">
            <text:p>0.226</text:p>
          </table:table-cell>
          <table:table-cell office:value-type="float" office:value="0.356" calcext:value-type="float">
            <text:p>0.356</text:p>
          </table:table-cell>
          <table:table-cell office:value-type="float" office:value="0.634" calcext:value-type="float">
            <text:p>0.634</text:p>
          </table:table-cell>
          <table:table-cell/>
          <table:table-cell office:value-type="string" calcext:value-type="string">
            <text:p>Plane</text:p>
          </table:table-cell>
          <table:table-cell table:style-name="RED" table:formula="of:=[.B126]+ORG.OPENOFFICE.STYLE(IF([.D126]&lt;-1.96;&quot;red&quot;;IF([.D126]&gt;1.96;&quot;green&quot;;)))" office:value-type="float" office:value="-1.911" calcext:value-type="float">
            <text:p>-1.911</text:p>
          </table:table-cell>
          <table:table-cell table:style-name="ce8" table:formula="of:=[.B132]+ORG.OPENOFFICE.STYLE(IF([.D132]&lt;-1.96;&quot;red&quot;;IF([.D132]&gt;1.96;&quot;green&quot;;)))" office:value-type="float" office:value="0.175" calcext:value-type="float">
            <text:p>0.175</text:p>
          </table:table-cell>
          <table:table-cell table:style-name="GREEN" table:formula="of:=[.B138]+ORG.OPENOFFICE.STYLE(IF([.D138]&lt;-1.96;&quot;red&quot;;IF([.D138]&gt;1.96;&quot;green&quot;;)))" office:value-type="float" office:value="1.533" calcext:value-type="float">
            <text:p>1.533</text:p>
          </table:table-cell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65M_LV2</text:p>
          </table:table-cell>
          <table:table-cell office:value-type="float" office:value="1.981" calcext:value-type="float">
            <text:p>1.981</text:p>
          </table:table-cell>
          <table:table-cell office:value-type="float" office:value="1.298" calcext:value-type="float">
            <text:p>1.298</text:p>
          </table:table-cell>
          <table:table-cell office:value-type="float" office:value="1.527" calcext:value-type="float">
            <text:p>1.527</text:p>
          </table:table-cell>
          <table:table-cell/>
          <table:table-cell office:value-type="string" calcext:value-type="string">
            <text:p>TrH</text:p>
          </table:table-cell>
          <table:table-cell table:style-name="RED" table:formula="of:=[.B127]+ORG.OPENOFFICE.STYLE(IF([.D127]&lt;-1.96;&quot;red&quot;;IF([.D127]&gt;1.96;&quot;green&quot;;)))" office:value-type="float" office:value="-0.744" calcext:value-type="float">
            <text:p>-0.744</text:p>
          </table:table-cell>
          <table:table-cell table:style-name="ce9" table:formula="of:=[.B133]+ORG.OPENOFFICE.STYLE(IF([.D133]&lt;-1.96;&quot;red&quot;;IF([.D133]&gt;1.96;&quot;green&quot;;)))" office:value-type="float" office:value="1.309" calcext:value-type="float">
            <text:p>1.309</text:p>
          </table:table-cell>
          <table:table-cell table:formula="of:=[.B139]+ORG.OPENOFFICE.STYLE(IF([.D139]&lt;-1.96;&quot;red&quot;;IF([.D139]&gt;1.96;&quot;green&quot;;)))" office:value-type="float" office:value="0.086" calcext:value-type="float">
            <text:p>0.086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Male_LV0</text:p>
          </table:table-cell>
          <table:table-cell office:value-type="float" office:value="-0" calcext:value-type="float">
            <text:p>0</text:p>
          </table:table-cell>
          <table:table-cell office:value-type="float" office:value="0.293" calcext:value-type="float">
            <text:p>0.293</text:p>
          </table:table-cell>
          <table:table-cell office:value-type="float" office:value="-0" calcext:value-type="float">
            <text:p>0</text:p>
          </table:table-cell>
          <table:table-cell/>
          <table:table-cell office:value-type="string" calcext:value-type="string">
            <text:p>Train</text:p>
          </table:table-cell>
          <table:table-cell table:style-name="GREEN" table:formula="of:=[.B128]+ORG.OPENOFFICE.STYLE(IF([.D128]&lt;-1.96;&quot;red&quot;;IF([.D128]&gt;1.96;&quot;green&quot;;)))" office:value-type="float" office:value="1.591" calcext:value-type="float">
            <text:p>1.591</text:p>
          </table:table-cell>
          <table:table-cell table:style-name="ce7" table:formula="of:=[.B134]+ORG.OPENOFFICE.STYLE(IF([.D134]&lt;-1.96;&quot;red&quot;;IF([.D134]&gt;1.96;&quot;green&quot;;)))" office:value-type="float" office:value="-1.739" calcext:value-type="float">
            <text:p>-1.739</text:p>
          </table:table-cell>
          <table:table-cell table:style-name="RED" table:formula="of:=[.B140]+ORG.OPENOFFICE.STYLE(IF([.D140]&lt;-1.96;&quot;red&quot;;IF([.D140]&gt;1.96;&quot;green&quot;;)))" office:value-type="float" office:value="-1.459" calcext:value-type="float">
            <text:p>-1.459</text:p>
          </table:table-cell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Male_LV1</text:p>
          </table:table-cell>
          <table:table-cell office:value-type="float" office:value="-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e_LV2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beta DrvLicens + \beta PblcTrst + \beta Ag18_25 + \beta Ag25_45 + \beta Fulltime + \beta HighSchl + \beta HH_Chld0 + \beta HH_Chld1 + \beta HH_Inc20_60K + \beta HH_Inc60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lltime_LV0</text:p>
          </table:table-cell>
          <table:table-cell office:value-type="float" office:value="-2.115" calcext:value-type="float">
            <text:p>-2.115</text:p>
          </table:table-cell>
          <table:table-cell office:value-type="float" office:value="0.266" calcext:value-type="float">
            <text:p>0.266</text:p>
          </table:table-cell>
          <table:table-cell office:value-type="float" office:value="-7.952" calcext:value-type="float">
            <text:p>-7.952</text:p>
          </table:table-cell>
          <table:table-cell/>
          <table:table-cell table:style-name="ce10" office:value-type="string" calcext:value-type="string">
            <text:p>\beta DrvLicens + \beta PblcTrst + \beta Ag18_25 + \beta Ag25_45 + \beta Ag45_65 + \beta Ag65M + \beta Fulltime + \beta Edu_HighSchl + \beta Edu_Bsc + \beta HH_Veh1 + \beta HH_Veh2M + \beta HH_Chld1 + \beta HH_Chld2M + beta HH_Inc0_20K \beta HH_Inc20_60K \beta HH_Inc60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lltime_LV1</text:p>
          </table:table-cell>
          <table:table-cell office:value-type="float" office:value="-1.878" calcext:value-type="float">
            <text:p>-1.878</text:p>
          </table:table-cell>
          <table:table-cell office:value-type="float" office:value="0.247" calcext:value-type="float">
            <text:p>0.247</text:p>
          </table:table-cell>
          <table:table-cell office:value-type="float" office:value="-7.592" calcext:value-type="float">
            <text:p>-7.592</text:p>
          </table:table-cell>
          <table:table-cell/>
          <table:table-cell office:value-type="string" calcext:value-type="string">
            <text:p>\beta DrvLicens + \beta Ag25_45 + \beta Ag65M + \beta Fulltime + \beta Edu_HighSchl + \beta_Bs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lltime_LV2</text:p>
          </table:table-cell>
          <table:table-cell office:value-type="float" office:value="1.16" calcext:value-type="float">
            <text:p>1.16</text:p>
          </table:table-cell>
          <table:table-cell office:value-type="float" office:value="0.555" calcext:value-type="float">
            <text:p>0.555</text:p>
          </table:table-cell>
          <table:table-cell office:value-type="float" office:value="2.088" calcext:value-type="float">
            <text:p>2.0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Highschl_LV0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3" calcext:value-type="float">
            <text:p>0.413</text:p>
          </table:table-cell>
          <table:table-cell office:value-type="float" office:value="0.996" calcext:value-type="float">
            <text:p>0.996</text:p>
          </table:table-cell>
          <table:table-cell/>
          <table:table-cell office:value-type="string" calcext:value-type="string">
            <text:p>G MASK</text:p>
          </table:table-cell>
          <table:table-cell office:value-type="string" calcext:value-type="string">
            <text:p>[5, 8, 12, 14, 15, 18, 19, 20, 27, 30, 31, 32, 33, 34, 35, 36, 38, 39, 41, 44, 47, 48, 50, 51, 53, 56, 59]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du_Highschl_LV1</text:p>
          </table:table-cell>
          <table:table-cell office:value-type="float" office:value="-0.317" calcext:value-type="float">
            <text:p>-0.317</text:p>
          </table:table-cell>
          <table:table-cell office:value-type="float" office:value="0.315" calcext:value-type="float">
            <text:p>0.315</text:p>
          </table:table-cell>
          <table:table-cell office:value-type="float" office:value="-1.003" calcext:value-type="float">
            <text:p>-1.0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Highschl_LV2</text:p>
          </table:table-cell>
          <table:table-cell office:value-type="float" office:value="-2.358" calcext:value-type="float">
            <text:p>-2.358</text:p>
          </table:table-cell>
          <table:table-cell office:value-type="float" office:value="0.675" calcext:value-type="float">
            <text:p>0.675</text:p>
          </table:table-cell>
          <table:table-cell office:value-type="float" office:value="-3.495" calcext:value-type="float">
            <text:p>-3.49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BSc_LV0</text:p>
          </table:table-cell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BSc_LV1</text:p>
          </table:table-cell>
          <table:table-cell office:value-type="float" office:value="-0.447" calcext:value-type="float">
            <text:p>-0.447</text:p>
          </table:table-cell>
          <table:table-cell office:value-type="float" office:value="0.199" calcext:value-type="float">
            <text:p>0.199</text:p>
          </table:table-cell>
          <table:table-cell office:value-type="float" office:value="-2.247" calcext:value-type="float">
            <text:p>-2.2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BSc_LV2</text:p>
          </table:table-cell>
          <table:table-cell office:value-type="float" office:value="-1.88" calcext:value-type="float">
            <text:p>-1.88</text:p>
          </table:table-cell>
          <table:table-cell office:value-type="float" office:value="0.499" calcext:value-type="float">
            <text:p>0.499</text:p>
          </table:table-cell>
          <table:table-cell office:value-type="float" office:value="-3.768" calcext:value-type="float">
            <text:p>-3.7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MscPhD_LV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MscPhD_LV1</text:p>
          </table:table-cell>
          <table:table-cell office:value-type="float" office:value="-0" calcext:value-type="float">
            <text:p>0</text:p>
          </table:table-cell>
          <table:table-cell office:value-type="float" office:value="0.373" calcext:value-type="float">
            <text:p>0.373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MscPhD_LV2</text:p>
          </table:table-cell>
          <table:table-cell office:value-type="float" office:value="-0" calcext:value-type="float">
            <text:p>0</text:p>
          </table:table-cell>
          <table:table-cell office:value-type="float" office:value="2.056" calcext:value-type="float">
            <text:p>2.056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0_LV0</text:p>
          </table:table-cell>
          <table:table-cell office:value-type="float" office:value="0" calcext:value-type="float">
            <text:p>0</text:p>
          </table:table-cell>
          <table:table-cell office:value-type="float" office:value="0.784" calcext:value-type="float">
            <text:p>0.78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0_LV1</text:p>
          </table:table-cell>
          <table:table-cell office:value-type="float" office:value="0" calcext:value-type="float">
            <text:p>0</text:p>
          </table:table-cell>
          <table:table-cell office:value-type="float" office:value="0.386" calcext:value-type="float">
            <text:p>0.38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0_LV2</text:p>
          </table:table-cell>
          <table:table-cell office:value-type="float" office:value="0" calcext:value-type="float">
            <text:p>0</text:p>
          </table:table-cell>
          <table:table-cell office:value-type="float" office:value="0.849" calcext:value-type="float">
            <text:p>0.84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1_LV0</text:p>
          </table:table-cell>
          <table:table-cell office:value-type="float" office:value="-0" calcext:value-type="float">
            <text:p>0</text:p>
          </table:table-cell>
          <table:table-cell office:value-type="float" office:value="0.239" calcext:value-type="float">
            <text:p>0.239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1_LV1</text:p>
          </table:table-cell>
          <table:table-cell office:value-type="float" office:value="-1.972" calcext:value-type="float">
            <text:p>-1.972</text:p>
          </table:table-cell>
          <table:table-cell office:value-type="float" office:value="0.194" calcext:value-type="float">
            <text:p>0.194</text:p>
          </table:table-cell>
          <table:table-cell office:value-type="float" office:value="-10.143" calcext:value-type="float">
            <text:p>-10.1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1_LV2</text:p>
          </table:table-cell>
          <table:table-cell office:value-type="float" office:value="0" calcext:value-type="float">
            <text:p>0</text:p>
          </table:table-cell>
          <table:table-cell office:value-type="float" office:value="0.553" calcext:value-type="float">
            <text:p>0.55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2M_LV0</text:p>
          </table:table-cell>
          <table:table-cell office:value-type="float" office:value="-0" calcext:value-type="float">
            <text:p>0</text:p>
          </table:table-cell>
          <table:table-cell office:value-type="float" office:value="0.356" calcext:value-type="float">
            <text:p>0.356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2M_LV1</text:p>
          </table:table-cell>
          <table:table-cell office:value-type="float" office:value="-1.836" calcext:value-type="float">
            <text:p>-1.836</text:p>
          </table:table-cell>
          <table:table-cell office:value-type="float" office:value="0.327" calcext:value-type="float">
            <text:p>0.327</text:p>
          </table:table-cell>
          <table:table-cell office:value-type="float" office:value="-5.608" calcext:value-type="float">
            <text:p>-5.6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2M_LV2</text:p>
          </table:table-cell>
          <table:table-cell office:value-type="float" office:value="-0" calcext:value-type="float">
            <text:p>0</text:p>
          </table:table-cell>
          <table:table-cell office:value-type="float" office:value="0.746" calcext:value-type="float">
            <text:p>0.746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0_LV0</text:p>
          </table:table-cell>
          <table:table-cell office:value-type="float" office:value="-1.412" calcext:value-type="float">
            <text:p>-1.412</text:p>
          </table:table-cell>
          <table:table-cell office:value-type="float" office:value="0.239" calcext:value-type="float">
            <text:p>0.239</text:p>
          </table:table-cell>
          <table:table-cell office:value-type="float" office:value="-5.914" calcext:value-type="float">
            <text:p>-5.9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0_LV1</text:p>
          </table:table-cell>
          <table:table-cell office:value-type="float" office:value="-0.264" calcext:value-type="float">
            <text:p>-0.264</text:p>
          </table:table-cell>
          <table:table-cell office:value-type="float" office:value="0.184" calcext:value-type="float">
            <text:p>0.184</text:p>
          </table:table-cell>
          <table:table-cell office:value-type="float" office:value="-1.434" calcext:value-type="float">
            <text:p>-1.43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0_LV2</text:p>
          </table:table-cell>
          <table:table-cell office:value-type="float" office:value="-0" calcext:value-type="float">
            <text:p>0</text:p>
          </table:table-cell>
          <table:table-cell office:value-type="float" office:value="0.441" calcext:value-type="float">
            <text:p>0.441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1_LV0</text:p>
          </table:table-cell>
          <table:table-cell office:value-type="float" office:value="1.953" calcext:value-type="float">
            <text:p>1.953</text:p>
          </table:table-cell>
          <table:table-cell office:value-type="float" office:value="0.474" calcext:value-type="float">
            <text:p>0.474</text:p>
          </table:table-cell>
          <table:table-cell office:value-type="float" office:value="4.124" calcext:value-type="float">
            <text:p>4.1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1_LV1</text:p>
          </table:table-cell>
          <table:table-cell office:value-type="float" office:value="2.236" calcext:value-type="float">
            <text:p>2.236</text:p>
          </table:table-cell>
          <table:table-cell office:value-type="float" office:value="0.32" calcext:value-type="float">
            <text:p>0.32</text:p>
          </table:table-cell>
          <table:table-cell office:value-type="float" office:value="6.981" calcext:value-type="float">
            <text:p>6.9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1_LV2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2M_LV0</text:p>
          </table:table-cell>
          <table:table-cell office:value-type="float" office:value="0" calcext:value-type="float">
            <text:p>0</text:p>
          </table:table-cell>
          <table:table-cell office:value-type="float" office:value="0.446" calcext:value-type="float">
            <text:p>0.44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2M_LV1</text:p>
          </table:table-cell>
          <table:table-cell office:value-type="float" office:value="0.176" calcext:value-type="float">
            <text:p>0.176</text:p>
          </table:table-cell>
          <table:table-cell office:value-type="float" office:value="0.556" calcext:value-type="float">
            <text:p>0.556</text:p>
          </table:table-cell>
          <table:table-cell office:value-type="float" office:value="0.317" calcext:value-type="float">
            <text:p>0.3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2M_LV2</text:p>
          </table:table-cell>
          <table:table-cell office:value-type="float" office:value="0" calcext:value-type="float">
            <text:p>0</text:p>
          </table:table-cell>
          <table:table-cell office:value-type="float" office:value="1.349" calcext:value-type="float">
            <text:p>1.34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020K_LV0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020K_LV1</text:p>
          </table:table-cell>
          <table:table-cell office:value-type="float" office:value="1.098" calcext:value-type="float">
            <text:p>1.098</text:p>
          </table:table-cell>
          <table:table-cell office:value-type="float" office:value="0.354" calcext:value-type="float">
            <text:p>0.354</text:p>
          </table:table-cell>
          <table:table-cell office:value-type="float" office:value="3.105" calcext:value-type="float">
            <text:p>3.1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020K_LV2</text:p>
          </table:table-cell>
          <table:table-cell office:value-type="float" office:value="0" calcext:value-type="float">
            <text:p>0</text:p>
          </table:table-cell>
          <table:table-cell office:value-type="float" office:value="0.825" calcext:value-type="float">
            <text:p>0.8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2060K_LV0</text:p>
          </table:table-cell>
          <table:table-cell office:value-type="float" office:value="1.05" calcext:value-type="float">
            <text:p>1.05</text:p>
          </table:table-cell>
          <table:table-cell office:value-type="float" office:value="0.284" calcext:value-type="float">
            <text:p>0.284</text:p>
          </table:table-cell>
          <table:table-cell office:value-type="float" office:value="3.692" calcext:value-type="float">
            <text:p>3.6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2060K_LV1</text:p>
          </table:table-cell>
          <table:table-cell office:value-type="float" office:value="1.232" calcext:value-type="float">
            <text:p>1.232</text:p>
          </table:table-cell>
          <table:table-cell office:value-type="float" office:value="0.205" calcext:value-type="float">
            <text:p>0.205</text:p>
          </table:table-cell>
          <table:table-cell office:value-type="float" office:value="6.01" calcext:value-type="float">
            <text:p>6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2060K_LV2</text:p>
          </table:table-cell>
          <table:table-cell office:value-type="float" office:value="-0" calcext:value-type="float">
            <text:p>0</text:p>
          </table:table-cell>
          <table:table-cell office:value-type="float" office:value="0.678" calcext:value-type="float">
            <text:p>0.678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60KM_LV0</text:p>
          </table:table-cell>
          <table:table-cell office:value-type="float" office:value="-0.778" calcext:value-type="float">
            <text:p>-0.778</text:p>
          </table:table-cell>
          <table:table-cell office:value-type="float" office:value="0.364" calcext:value-type="float">
            <text:p>0.364</text:p>
          </table:table-cell>
          <table:table-cell office:value-type="float" office:value="-2.137" calcext:value-type="float">
            <text:p>-2.1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60KM_LV1</text:p>
          </table:table-cell>
          <table:table-cell office:value-type="float" office:value="-0.853" calcext:value-type="float">
            <text:p>-0.853</text:p>
          </table:table-cell>
          <table:table-cell office:value-type="float" office:value="0.435" calcext:value-type="float">
            <text:p>0.435</text:p>
          </table:table-cell>
          <table:table-cell office:value-type="float" office:value="-1.963" calcext:value-type="float">
            <text:p>-1.9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60KM_LV2</text:p>
          </table:table-cell>
          <table:table-cell office:value-type="float" office:value="-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-0" calcext:value-type="float">
            <text:p>0</text:p>
          </table:table-cell>
          <table:table-cell table:number-columns-repeated="17"/>
        </table:table-row>
        <table:table-row table:style-name="ro1" table:number-rows-repeated="45">
          <table:table-cell table:number-columns-repeated="21"/>
        </table:table-row>
        <table:table-row table:style-name="ro1">
          <table:table-cell office:value-type="string" calcext:value-type="string">
            <text:p>LV0_Bus</text:p>
          </table:table-cell>
          <table:table-cell office:value-type="float" office:value="-1.642" calcext:value-type="float">
            <text:p>-1.642</text:p>
          </table:table-cell>
          <table:table-cell office:value-type="float" office:value="0.531" calcext:value-type="float">
            <text:p>0.531</text:p>
          </table:table-cell>
          <table:table-cell office:value-type="float" office:value="-3.089" calcext:value-type="float">
            <text:p>-3.0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CarRental</text:p>
          </table:table-cell>
          <table:table-cell office:value-type="float" office:value="-2.026" calcext:value-type="float">
            <text:p>-2.026</text:p>
          </table:table-cell>
          <table:table-cell office:value-type="float" office:value="0.754" calcext:value-type="float">
            <text:p>0.754</text:p>
          </table:table-cell>
          <table:table-cell office:value-type="float" office:value="-2.688" calcext:value-type="float">
            <text:p>-2.6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Car</text:p>
          </table:table-cell>
          <table:table-cell office:value-type="float" office:value="2.647" calcext:value-type="float">
            <text:p>2.647</text:p>
          </table:table-cell>
          <table:table-cell office:value-type="float" office:value="0.264" calcext:value-type="float">
            <text:p>0.264</text:p>
          </table:table-cell>
          <table:table-cell office:value-type="float" office:value="10.032" calcext:value-type="float">
            <text:p>10.0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Plane</text:p>
          </table:table-cell>
          <table:table-cell office:value-type="float" office:value="-1.911" calcext:value-type="float">
            <text:p>-1.911</text:p>
          </table:table-cell>
          <table:table-cell office:value-type="float" office:value="0.695" calcext:value-type="float">
            <text:p>0.695</text:p>
          </table:table-cell>
          <table:table-cell office:value-type="float" office:value="-2.75" calcext:value-type="float">
            <text:p>-2.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TrH</text:p>
          </table:table-cell>
          <table:table-cell office:value-type="float" office:value="-0.744" calcext:value-type="float">
            <text:p>-0.744</text:p>
          </table:table-cell>
          <table:table-cell office:value-type="float" office:value="0.226" calcext:value-type="float">
            <text:p>0.226</text:p>
          </table:table-cell>
          <table:table-cell office:value-type="float" office:value="-3.286" calcext:value-type="float">
            <text:p>-3.28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Train</text:p>
          </table:table-cell>
          <table:table-cell office:value-type="float" office:value="1.591" calcext:value-type="float">
            <text:p>1.591</text:p>
          </table:table-cell>
          <table:table-cell office:value-type="float" office:value="0.44" calcext:value-type="float">
            <text:p>0.44</text:p>
          </table:table-cell>
          <table:table-cell office:value-type="float" office:value="3.613" calcext:value-type="float">
            <text:p>3.6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Bus</text:p>
          </table:table-cell>
          <table:table-cell office:value-type="float" office:value="1.421" calcext:value-type="float">
            <text:p>1.421</text:p>
          </table:table-cell>
          <table:table-cell office:value-type="float" office:value="0.659" calcext:value-type="float">
            <text:p>0.659</text:p>
          </table:table-cell>
          <table:table-cell office:value-type="float" office:value="2.157" calcext:value-type="float">
            <text:p>2.15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CarRental</text:p>
          </table:table-cell>
          <table:table-cell office:value-type="float" office:value="1.794" calcext:value-type="float">
            <text:p>1.794</text:p>
          </table:table-cell>
          <table:table-cell office:value-type="float" office:value="0.969" calcext:value-type="float">
            <text:p>0.969</text:p>
          </table:table-cell>
          <table:table-cell office:value-type="float" office:value="1.852" calcext:value-type="float">
            <text:p>1.8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Car</text:p>
          </table:table-cell>
          <table:table-cell office:value-type="float" office:value="-4.506" calcext:value-type="float">
            <text:p>-4.506</text:p>
          </table:table-cell>
          <table:table-cell office:value-type="float" office:value="0.499" calcext:value-type="float">
            <text:p>0.499</text:p>
          </table:table-cell>
          <table:table-cell office:value-type="float" office:value="-9.031" calcext:value-type="float">
            <text:p>-9.0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Plane</text:p>
          </table:table-cell>
          <table:table-cell office:value-type="float" office:value="0.175" calcext:value-type="float">
            <text:p>0.175</text:p>
          </table:table-cell>
          <table:table-cell office:value-type="float" office:value="0.927" calcext:value-type="float">
            <text:p>0.927</text:p>
          </table:table-cell>
          <table:table-cell office:value-type="float" office:value="0.189" calcext:value-type="float">
            <text:p>0.1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TrH</text:p>
          </table:table-cell>
          <table:table-cell office:value-type="float" office:value="1.309" calcext:value-type="float">
            <text:p>1.309</text:p>
          </table:table-cell>
          <table:table-cell office:value-type="float" office:value="0.346" calcext:value-type="float">
            <text:p>0.346</text:p>
          </table:table-cell>
          <table:table-cell office:value-type="float" office:value="3.786" calcext:value-type="float">
            <text:p>3.78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Train</text:p>
          </table:table-cell>
          <table:table-cell office:value-type="float" office:value="-1.739" calcext:value-type="float">
            <text:p>-1.739</text:p>
          </table:table-cell>
          <table:table-cell office:value-type="float" office:value="0.677" calcext:value-type="float">
            <text:p>0.677</text:p>
          </table:table-cell>
          <table:table-cell office:value-type="float" office:value="-2.57" calcext:value-type="float">
            <text:p>-2.5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Bus</text:p>
          </table:table-cell>
          <table:table-cell office:value-type="float" office:value="-1.091" calcext:value-type="float">
            <text:p>-1.091</text:p>
          </table:table-cell>
          <table:table-cell office:value-type="float" office:value="0.315" calcext:value-type="float">
            <text:p>0.315</text:p>
          </table:table-cell>
          <table:table-cell office:value-type="float" office:value="-3.459" calcext:value-type="float">
            <text:p>-3.45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CarRental</text:p>
          </table:table-cell>
          <table:table-cell office:value-type="float" office:value="-1.771" calcext:value-type="float">
            <text:p>-1.771</text:p>
          </table:table-cell>
          <table:table-cell office:value-type="float" office:value="0.465" calcext:value-type="float">
            <text:p>0.465</text:p>
          </table:table-cell>
          <table:table-cell office:value-type="float" office:value="-3.805" calcext:value-type="float">
            <text:p>-3.8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Car</text:p>
          </table:table-cell>
          <table:table-cell office:value-type="float" office:value="0.408" calcext:value-type="float">
            <text:p>0.408</text:p>
          </table:table-cell>
          <table:table-cell office:value-type="float" office:value="0.163" calcext:value-type="float">
            <text:p>0.163</text:p>
          </table:table-cell>
          <table:table-cell office:value-type="float" office:value="2.497" calcext:value-type="float">
            <text:p>2.4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Plane</text:p>
          </table:table-cell>
          <table:table-cell office:value-type="float" office:value="1.533" calcext:value-type="float">
            <text:p>1.533</text:p>
          </table:table-cell>
          <table:table-cell office:value-type="float" office:value="0.273" calcext:value-type="float">
            <text:p>0.273</text:p>
          </table:table-cell>
          <table:table-cell office:value-type="float" office:value="5.611" calcext:value-type="float">
            <text:p>5.6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TrH</text:p>
          </table:table-cell>
          <table:table-cell office:value-type="float" office:value="0.086" calcext:value-type="float">
            <text:p>0.086</text:p>
          </table:table-cell>
          <table:table-cell office:value-type="float" office:value="0.139" calcext:value-type="float">
            <text:p>0.139</text:p>
          </table:table-cell>
          <table:table-cell office:value-type="float" office:value="0.615" calcext:value-type="float">
            <text:p>0.6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Train</text:p>
          </table:table-cell>
          <table:table-cell office:value-type="float" office:value="-1.459" calcext:value-type="float">
            <text:p>-1.459</text:p>
          </table:table-cell>
          <table:table-cell office:value-type="float" office:value="0.322" calcext:value-type="float">
            <text:p>0.322</text:p>
          </table:table-cell>
          <table:table-cell office:value-type="float" office:value="-4.533" calcext:value-type="float">
            <text:p>-4.533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formula="of:=COUNTIF([.B9:.B140];&quot;&gt;0&quot;)"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aic = 2 * n_est_params - 2 * final_Loglikelihood</text:p>
          </table:table-cell>
          <table:table-cell table:number-columns-repeated="16"/>
        </table:table-row>
        <table:table-row table:style-name="ro1">
          <table:table-cell/>
          <table:table-cell table:formula="of:=2*27-2*-1949.596" office:value-type="float" office:value="3953.192" calcext:value-type="float">
            <text:p>3953.192</text:p>
          </table:table-cell>
          <table:table-cell table:number-columns-repeated="2"/>
          <table:table-cell office:value-type="string" calcext:value-type="string">
            <text:p><text:s text:c="4"/>bic = np.log(sz_n) * n_est_params - 2 * final_Loglikelihood</text:p>
          </table:table-cell>
          <table:table-cell table:number-columns-repeated="16"/>
        </table:table-row>
        <table:table-row table:style-name="ro1">
          <table:table-cell/>
          <table:table-cell table:formula="of:=LN(1788) * 27 - 2*-1949.56" office:value-type="float" office:value="4101.3190298048" calcext:value-type="float">
            <text:p>4101.3190298048</text:p>
          </table:table-cell>
          <table:table-cell table:number-columns-repeated="19"/>
        </table:table-row>
      </table:table>
      <table:table table:name="resutls_iclv_estim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@iteration 952, run time 3.215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ull Loglikelihood: -2917.7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nal Loglikelihood: -2013.6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ho square 0.3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C 4273.371</text:p>
          </table:table-cell>
          <table:table-cell table:formula="of:=2*50-2*-1949.596" office:value-type="float" office:value="3999.192" calcext:value-type="float">
            <text:p>3999.1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IC 4948.500</text:p>
          </table:table-cell>
          <table:table-cell table:formula="of:=LN(1788) * 50 - 2*-1949.56" office:value-type="float" office:value="4273.56264778667" calcext:value-type="float">
            <text:p>4273.56264778667</text:p>
          </table:table-cell>
          <table:table-cell table:number-columns-repeated="3"/>
          <table:table-cell office:value-type="string" calcext:value-type="string">
            <text:p>ICLV W PARAMS&lt;-CRB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N 1.0</text:p>
          </table:table-cell>
          <table:table-cell table:number-columns-repeated="4"/>
          <table:table-cell office:value-type="string" calcext:value-type="string">
            <text:p>nLV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 text:c="2"/>betas</text:p>
          </table:table-cell>
          <table:table-cell office:value-type="string" calcext:value-type="string">
            <text:p><text:s text:c="2"/>serr</text:p>
          </table:table-cell>
          <table:table-cell office:value-type="string" calcext:value-type="string">
            <text:p><text:s text:c="2"/>t_stat</text:p>
          </table:table-cell>
          <table:table-cell table:number-columns-repeated="2"/>
          <table:table-cell office:value-type="string" calcext:value-type="string">
            <text:p>comfort</text:p>
          </table:table-cell>
          <table:table-cell office:value-type="string" calcext:value-type="string">
            <text:p>environmental</text:p>
          </table:table-cell>
          <table:table-cell office:value-type="string" calcext:value-type="string">
            <text:p>safety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SC_Bus</text:p>
          </table:table-cell>
          <table:table-cell office:value-type="float" office:value="-2.485" calcext:value-type="float">
            <text:p>-2.485</text:p>
          </table:table-cell>
          <table:table-cell office:value-type="float" office:value="0.204" calcext:value-type="float">
            <text:p>0.204</text:p>
          </table:table-cell>
          <table:table-cell office:value-type="float" office:value="-12.179" calcext:value-type="float">
            <text:p>-12.179</text:p>
          </table:table-cell>
          <table:table-cell table:number-columns-repeated="2"/>
          <table:table-cell office:value-type="string" calcext:value-type="string">
            <text:p>LV0</text:p>
          </table:table-cell>
          <table:table-cell office:value-type="string" calcext:value-type="string">
            <text:p>LV1</text:p>
          </table:table-cell>
          <table:table-cell office:value-type="string" calcext:value-type="string">
            <text:p>LV2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SC_CarRental</text:p>
          </table:table-cell>
          <table:table-cell office:value-type="float" office:value="-2.243" calcext:value-type="float">
            <text:p>-2.243</text:p>
          </table:table-cell>
          <table:table-cell office:value-type="float" office:value="0.33" calcext:value-type="float">
            <text:p>0.33</text:p>
          </table:table-cell>
          <table:table-cell office:value-type="float" office:value="-6.802" calcext:value-type="float">
            <text:p>-6.802</text:p>
          </table:table-cell>
          <table:table-cell/>
          <table:table-cell table:formula="of:=SUBSTITUTE(OFFSET([.$A$18];(ROW([.A18])-18)*[.$G$7];0);&quot;_LV0&quot;;&quot;&quot;)" office:value-type="string" office:string-value="DrvLicens" calcext:value-type="string">
            <text:p>DrvLicens</text:p>
          </table:table-cell>
          <table:table-cell table:formula="of:=OFFSET([.$B$18];(ROW([.B18])-18)*[.$G$7];0)+ORG.OPENOFFICE.STYLE(IF(OFFSET([.$D$18];(ROW([.D18])-18)*[.$G$7];0)&lt;-1.96;&quot;red&quot;;IF(OFFSET([.$D$18];(ROW([.D18])-18)*[.$G$7];0)&gt;1.96;&quot;green&quot;;)))" office:value-type="float" office:value="0.112" calcext:value-type="float">
            <text:p>0.112</text:p>
          </table:table-cell>
          <table:table-cell table:style-name="GREEN" table:formula="of:=OFFSET([.$B$19];(ROW([.B19])-19)*[.$G$7];0)+ORG.OPENOFFICE.STYLE(IF(OFFSET([.$D$19];(ROW([.D19])-19)*[.$G$7];0)&lt;-1.96;&quot;red&quot;;IF(OFFSET([.$D$19];(ROW([.D19])-19)*[.$G$7];0)&gt;1.96;&quot;green&quot;;)))" office:value-type="float" office:value="1.576" calcext:value-type="float">
            <text:p>1.576</text:p>
          </table:table-cell>
          <table:table-cell table:formula="of:=OFFSET([.$B$20];(ROW([.B20])-20)*[.$G$7];0)+ORG.OPENOFFICE.STYLE(IF(OFFSET([.$D$20];(ROW([.D20])-20)*[.$G$7];0)&lt;-1.96;&quot;red&quot;;IF(OFFSET([.$D$20];(ROW([.D20])-20)*[.$G$7];0)&gt;1.96;&quot;green&quot;;)))" office:value-type="float" office:value="1.55" calcext:value-type="float">
            <text:p>1.55</text:p>
          </table:table-cell>
          <table:table-cell table:style-name="ce2"/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ASC_Car</text:p>
          </table:table-cell>
          <table:table-cell office:value-type="float" office:value="0.643" calcext:value-type="float">
            <text:p>0.643</text:p>
          </table:table-cell>
          <table:table-cell office:value-type="float" office:value="0.115" calcext:value-type="float">
            <text:p>0.115</text:p>
          </table:table-cell>
          <table:table-cell office:value-type="float" office:value="5.619" calcext:value-type="float">
            <text:p>5.619</text:p>
          </table:table-cell>
          <table:table-cell/>
          <table:table-cell table:formula="of:=SUBSTITUTE(OFFSET([.$A$18];(ROW([.A19])-18)*[.$G$7];0);&quot;_LV0&quot;;&quot;&quot;)" office:value-type="string" office:string-value="PblcTrst" calcext:value-type="string">
            <text:p>PblcTrst</text:p>
          </table:table-cell>
          <table:table-cell table:formula="of:=OFFSET([.$B$18];(ROW([.B19])-18)*[.$G$7];0)+ORG.OPENOFFICE.STYLE(IF(OFFSET([.$D$18];(ROW([.D19])-18)*[.$G$7];0)&lt;-1.96;&quot;red&quot;;IF(OFFSET([.$D$18];(ROW([.D19])-18)*[.$G$7];0)&gt;1.96;&quot;green&quot;;)))" office:value-type="float" office:value="0.253" calcext:value-type="float">
            <text:p>0.253</text:p>
          </table:table-cell>
          <table:table-cell table:style-name="RED" table:formula="of:=OFFSET([.$B$19];(ROW([.B20])-19)*[.$G$7];0)+ORG.OPENOFFICE.STYLE(IF(OFFSET([.$D$19];(ROW([.D20])-19)*[.$G$7];0)&lt;-1.96;&quot;red&quot;;IF(OFFSET([.$D$19];(ROW([.D20])-19)*[.$G$7];0)&gt;1.96;&quot;green&quot;;)))" office:value-type="float" office:value="-1.71" calcext:value-type="float">
            <text:p>-1.71</text:p>
          </table:table-cell>
          <table:table-cell table:style-name="RED" table:formula="of:=OFFSET([.$B$20];(ROW([.B21])-20)*[.$G$7];0)+ORG.OPENOFFICE.STYLE(IF(OFFSET([.$D$20];(ROW([.D21])-20)*[.$G$7];0)&lt;-1.96;&quot;red&quot;;IF(OFFSET([.$D$20];(ROW([.D21])-20)*[.$G$7];0)&gt;1.96;&quot;green&quot;;)))" office:value-type="float" office:value="-2.327" calcext:value-type="float">
            <text:p>-2.327</text:p>
          </table:table-cell>
          <table:table-cell table:style-name="ce3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ASC_Plane</text:p>
          </table:table-cell>
          <table:table-cell office:value-type="float" office:value="-0.318" calcext:value-type="float">
            <text:p>-0.318</text:p>
          </table:table-cell>
          <table:table-cell office:value-type="float" office:value="0.208" calcext:value-type="float">
            <text:p>0.208</text:p>
          </table:table-cell>
          <table:table-cell office:value-type="float" office:value="-1.531" calcext:value-type="float">
            <text:p>-1.531</text:p>
          </table:table-cell>
          <table:table-cell/>
          <table:table-cell table:formula="of:=SUBSTITUTE(OFFSET([.$A$18];(ROW([.A20])-18)*[.$G$7];0);&quot;_LV0&quot;;&quot;&quot;)" office:value-type="string" office:string-value="Ag1825" calcext:value-type="string">
            <text:p>Ag1825</text:p>
          </table:table-cell>
          <table:table-cell table:style-name="RED" table:formula="of:=OFFSET([.$B$18];(ROW([.B20])-18)*[.$G$7];0)+ORG.OPENOFFICE.STYLE(IF(OFFSET([.$D$18];(ROW([.D20])-18)*[.$G$7];0)&lt;-1.96;&quot;red&quot;;IF(OFFSET([.$D$18];(ROW([.D20])-18)*[.$G$7];0)&gt;1.96;&quot;green&quot;;)))" office:value-type="float" office:value="-1.906" calcext:value-type="float">
            <text:p>-1.906</text:p>
          </table:table-cell>
          <table:table-cell table:style-name="RED" table:formula="of:=OFFSET([.$B$19];(ROW([.B21])-19)*[.$G$7];0)+ORG.OPENOFFICE.STYLE(IF(OFFSET([.$D$19];(ROW([.D21])-19)*[.$G$7];0)&lt;-1.96;&quot;red&quot;;IF(OFFSET([.$D$19];(ROW([.D21])-19)*[.$G$7];0)&gt;1.96;&quot;green&quot;;)))" office:value-type="float" office:value="-2.743" calcext:value-type="float">
            <text:p>-2.743</text:p>
          </table:table-cell>
          <table:table-cell table:formula="of:=OFFSET([.$B$20];(ROW([.B22])-20)*[.$G$7];0)+ORG.OPENOFFICE.STYLE(IF(OFFSET([.$D$20];(ROW([.D22])-20)*[.$G$7];0)&lt;-1.96;&quot;red&quot;;IF(OFFSET([.$D$20];(ROW([.D22])-20)*[.$G$7];0)&gt;1.96;&quot;green&quot;;)))" office:value-type="float" office:value="0.462" calcext:value-type="float">
            <text:p>0.462</text:p>
          </table:table-cell>
          <table:table-cell table:style-name="ce2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ASC_TrH</text:p>
          </table:table-cell>
          <table:table-cell office:value-type="float" office:value="-0.386" calcext:value-type="float">
            <text:p>-0.386</text:p>
          </table:table-cell>
          <table:table-cell office:value-type="float" office:value="0.097" calcext:value-type="float">
            <text:p>0.097</text:p>
          </table:table-cell>
          <table:table-cell office:value-type="float" office:value="-3.967" calcext:value-type="float">
            <text:p>-3.967</text:p>
          </table:table-cell>
          <table:table-cell/>
          <table:table-cell table:formula="of:=SUBSTITUTE(OFFSET([.$A$18];(ROW([.A21])-18)*[.$G$7];0);&quot;_LV0&quot;;&quot;&quot;)" office:value-type="string" office:string-value="Ag2545" calcext:value-type="string">
            <text:p>Ag2545</text:p>
          </table:table-cell>
          <table:table-cell table:style-name="GREEN" table:formula="of:=OFFSET([.$B$18];(ROW([.B21])-18)*[.$G$7];0)+ORG.OPENOFFICE.STYLE(IF(OFFSET([.$D$18];(ROW([.D21])-18)*[.$G$7];0)&lt;-1.96;&quot;red&quot;;IF(OFFSET([.$D$18];(ROW([.D21])-18)*[.$G$7];0)&gt;1.96;&quot;green&quot;;)))" office:value-type="float" office:value="0.691" calcext:value-type="float">
            <text:p>0.691</text:p>
          </table:table-cell>
          <table:table-cell table:style-name="RED" table:formula="of:=OFFSET([.$B$19];(ROW([.B22])-19)*[.$G$7];0)+ORG.OPENOFFICE.STYLE(IF(OFFSET([.$D$19];(ROW([.D22])-19)*[.$G$7];0)&lt;-1.96;&quot;red&quot;;IF(OFFSET([.$D$19];(ROW([.D22])-19)*[.$G$7];0)&gt;1.96;&quot;green&quot;;)))" office:value-type="float" office:value="-1.345" calcext:value-type="float">
            <text:p>-1.345</text:p>
          </table:table-cell>
          <table:table-cell table:style-name="GREEN" table:formula="of:=OFFSET([.$B$20];(ROW([.B23])-20)*[.$G$7];0)+ORG.OPENOFFICE.STYLE(IF(OFFSET([.$D$20];(ROW([.D23])-20)*[.$G$7];0)&lt;-1.96;&quot;red&quot;;IF(OFFSET([.$D$20];(ROW([.D23])-20)*[.$G$7];0)&gt;1.96;&quot;green&quot;;)))" office:value-type="float" office:value="3.976" calcext:value-type="float">
            <text:p>3.976</text:p>
          </table:table-cell>
          <table:table-cell table:style-name="ce15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ASC_Train</text:p>
          </table:table-cell>
          <table:table-cell office:value-type="float" office:value="0" calcext:value-type="float">
            <text:p>0</text:p>
          </table:table-cell>
          <table:table-cell office:value-type="float" office:value="0.211" calcext:value-type="float">
            <text:p>0.21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BSTITUTE(OFFSET([.$A$18];(ROW([.A22])-18)*[.$G$7];0);&quot;_LV0&quot;;&quot;&quot;)" office:value-type="string" office:string-value="Ag4565" calcext:value-type="string">
            <text:p>Ag4565</text:p>
          </table:table-cell>
          <table:table-cell table:style-name="GREEN" table:formula="of:=OFFSET([.$B$18];(ROW([.B22])-18)*[.$G$7];0)+ORG.OPENOFFICE.STYLE(IF(OFFSET([.$D$18];(ROW([.D22])-18)*[.$G$7];0)&lt;-1.96;&quot;red&quot;;IF(OFFSET([.$D$18];(ROW([.D22])-18)*[.$G$7];0)&gt;1.96;&quot;green&quot;;)))" office:value-type="float" office:value="2.51" calcext:value-type="float">
            <text:p>2.51</text:p>
          </table:table-cell>
          <table:table-cell table:formula="of:=OFFSET([.$B$19];(ROW([.B23])-19)*[.$G$7];0)+ORG.OPENOFFICE.STYLE(IF(OFFSET([.$D$19];(ROW([.D23])-19)*[.$G$7];0)&lt;-1.96;&quot;red&quot;;IF(OFFSET([.$D$19];(ROW([.D23])-19)*[.$G$7];0)&gt;1.96;&quot;green&quot;;)))" office:value-type="float" office:value="4.083" calcext:value-type="float">
            <text:p>4.083</text:p>
          </table:table-cell>
          <table:table-cell table:formula="of:=OFFSET([.$B$20];(ROW([.B24])-20)*[.$G$7];0)+ORG.OPENOFFICE.STYLE(IF(OFFSET([.$D$20];(ROW([.D24])-20)*[.$G$7];0)&lt;-1.96;&quot;red&quot;;IF(OFFSET([.$D$20];(ROW([.D24])-20)*[.$G$7];0)&gt;1.96;&quot;green&quot;;)))" office:value-type="float" office:value="1.212" calcext:value-type="float">
            <text:p>1.212</text:p>
          </table:table-cell>
          <table:table-cell table:style-name="ce3"/>
          <table:table-cell table:style-name="ce15"/>
          <table:table-cell table:number-columns-repeated="10"/>
        </table:table-row>
        <table:table-row table:style-name="ro1">
          <table:table-cell table:style-name="ce1" office:value-type="string" calcext:value-type="string">
            <text:p>cost</text:p>
          </table:table-cell>
          <table:table-cell table:style-name="ce1" office:value-type="float" office:value="-0.609" calcext:value-type="float">
            <text:p>-0.609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float" office:value="-5.447" calcext:value-type="float">
            <text:p>-5.447</text:p>
          </table:table-cell>
          <table:table-cell/>
          <table:table-cell table:formula="of:=SUBSTITUTE(OFFSET([.$A$18];(ROW([.A23])-18)*[.$G$7];0);&quot;_LV0&quot;;&quot;&quot;)" office:value-type="string" office:string-value="Ag65M" calcext:value-type="string">
            <text:p>Ag65M</text:p>
          </table:table-cell>
          <table:table-cell table:formula="of:=OFFSET([.$B$18];(ROW([.B23])-18)*[.$G$7];0)+ORG.OPENOFFICE.STYLE(IF(OFFSET([.$D$18];(ROW([.D23])-18)*[.$G$7];0)&lt;-1.96;&quot;red&quot;;IF(OFFSET([.$D$18];(ROW([.D23])-18)*[.$G$7];0)&gt;1.96;&quot;green&quot;;)))" office:value-type="float" office:value="1.612" calcext:value-type="float">
            <text:p>1.612</text:p>
          </table:table-cell>
          <table:table-cell table:formula="of:=OFFSET([.$B$19];(ROW([.B24])-19)*[.$G$7];0)+ORG.OPENOFFICE.STYLE(IF(OFFSET([.$D$19];(ROW([.D24])-19)*[.$G$7];0)&lt;-1.96;&quot;red&quot;;IF(OFFSET([.$D$19];(ROW([.D24])-19)*[.$G$7];0)&gt;1.96;&quot;green&quot;;)))" office:value-type="float" office:value="4.013" calcext:value-type="float">
            <text:p>4.013</text:p>
          </table:table-cell>
          <table:table-cell table:formula="of:=OFFSET([.$B$20];(ROW([.B25])-20)*[.$G$7];0)+ORG.OPENOFFICE.STYLE(IF(OFFSET([.$D$20];(ROW([.D25])-20)*[.$G$7];0)&lt;-1.96;&quot;red&quot;;IF(OFFSET([.$D$20];(ROW([.D25])-20)*[.$G$7];0)&gt;1.96;&quot;green&quot;;)))" office:value-type="float" office:value="2.576" calcext:value-type="float">
            <text:p>2.576</text:p>
          </table:table-cell>
          <table:table-cell table:style-name="ce15"/>
          <table:table-cell table:style-name="ce3"/>
          <table:table-cell table:number-columns-repeated="10"/>
        </table:table-row>
        <table:table-row table:style-name="ro1">
          <table:table-cell table:style-name="ce1" office:value-type="string" calcext:value-type="string">
            <text:p>tt</text:p>
          </table:table-cell>
          <table:table-cell table:style-name="ce1" office:value-type="float" office:value="-0.127" calcext:value-type="float">
            <text:p>-0.127</text:p>
          </table:table-cell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-5.477" calcext:value-type="float">
            <text:p>-5.477</text:p>
          </table:table-cell>
          <table:table-cell/>
          <table:table-cell table:formula="of:=SUBSTITUTE(OFFSET([.$A$18];(ROW([.A24])-18)*[.$G$7];0);&quot;_LV0&quot;;&quot;&quot;)" office:value-type="string" office:string-value="Male" calcext:value-type="string">
            <text:p>Male</text:p>
          </table:table-cell>
          <table:table-cell table:style-name="RED" table:formula="of:=OFFSET([.$B$18];(ROW([.B24])-18)*[.$G$7];0)+ORG.OPENOFFICE.STYLE(IF(OFFSET([.$D$18];(ROW([.D24])-18)*[.$G$7];0)&lt;-1.96;&quot;red&quot;;IF(OFFSET([.$D$18];(ROW([.D24])-18)*[.$G$7];0)&gt;1.96;&quot;green&quot;;)))" office:value-type="float" office:value="-1.493" calcext:value-type="float">
            <text:p>-1.493</text:p>
          </table:table-cell>
          <table:table-cell table:style-name="RED" table:formula="of:=OFFSET([.$B$19];(ROW([.B25])-19)*[.$G$7];0)+ORG.OPENOFFICE.STYLE(IF(OFFSET([.$D$19];(ROW([.D25])-19)*[.$G$7];0)&lt;-1.96;&quot;red&quot;;IF(OFFSET([.$D$19];(ROW([.D25])-19)*[.$G$7];0)&gt;1.96;&quot;green&quot;;)))" office:value-type="float" office:value="-1.969" calcext:value-type="float">
            <text:p>-1.969</text:p>
          </table:table-cell>
          <table:table-cell table:formula="of:=OFFSET([.$B$20];(ROW([.B26])-20)*[.$G$7];0)+ORG.OPENOFFICE.STYLE(IF(OFFSET([.$D$20];(ROW([.D26])-20)*[.$G$7];0)&lt;-1.96;&quot;red&quot;;IF(OFFSET([.$D$20];(ROW([.D26])-20)*[.$G$7];0)&gt;1.96;&quot;green&quot;;)))" office:value-type="float" office:value="1.528" calcext:value-type="float">
            <text:p>1.528</text:p>
          </table:table-cell>
          <table:table-cell table:style-name="ce15"/>
          <table:table-cell table:style-name="ce2"/>
          <table:table-cell table:number-columns-repeated="10"/>
        </table:table-row>
        <table:table-row table:style-name="ro1">
          <table:table-cell table:style-name="ce1" office:value-type="string" calcext:value-type="string">
            <text:p>relib</text:p>
          </table:table-cell>
          <table:table-cell table:style-name="ce1" office:value-type="float" office:value="0.249" calcext:value-type="float">
            <text:p>0.249</text:p>
          </table:table-cell>
          <table:table-cell table:style-name="ce1" office:value-type="float" office:value="0.684" calcext:value-type="float">
            <text:p>0.684</text:p>
          </table:table-cell>
          <table:table-cell table:style-name="ce1" office:value-type="float" office:value="0.364" calcext:value-type="float">
            <text:p>0.364</text:p>
          </table:table-cell>
          <table:table-cell/>
          <table:table-cell table:formula="of:=SUBSTITUTE(OFFSET([.$A$18];(ROW([.A25])-18)*[.$G$7];0);&quot;_LV0&quot;;&quot;&quot;)" office:value-type="string" office:string-value="Fulltime" calcext:value-type="string">
            <text:p>Fulltime</text:p>
          </table:table-cell>
          <table:table-cell table:formula="of:=OFFSET([.$B$18];(ROW([.B25])-18)*[.$G$7];0)+ORG.OPENOFFICE.STYLE(IF(OFFSET([.$D$18];(ROW([.D25])-18)*[.$G$7];0)&lt;-1.96;&quot;red&quot;;IF(OFFSET([.$D$18];(ROW([.D25])-18)*[.$G$7];0)&gt;1.96;&quot;green&quot;;)))" office:value-type="float" office:value="-0.554" calcext:value-type="float">
            <text:p>-0.554</text:p>
          </table:table-cell>
          <table:table-cell table:formula="of:=OFFSET([.$B$19];(ROW([.B26])-19)*[.$G$7];0)+ORG.OPENOFFICE.STYLE(IF(OFFSET([.$D$19];(ROW([.D26])-19)*[.$G$7];0)&lt;-1.96;&quot;red&quot;;IF(OFFSET([.$D$19];(ROW([.D26])-19)*[.$G$7];0)&gt;1.96;&quot;green&quot;;)))" office:value-type="float" office:value="-0.413" calcext:value-type="float">
            <text:p>-0.413</text:p>
          </table:table-cell>
          <table:table-cell table:style-name="GREEN" table:formula="of:=OFFSET([.$B$20];(ROW([.B27])-20)*[.$G$7];0)+ORG.OPENOFFICE.STYLE(IF(OFFSET([.$D$20];(ROW([.D27])-20)*[.$G$7];0)&lt;-1.96;&quot;red&quot;;IF(OFFSET([.$D$20];(ROW([.D27])-20)*[.$G$7];0)&gt;1.96;&quot;green&quot;;)))" office:value-type="float" office:value="2.059" calcext:value-type="float">
            <text:p>2.059</text:p>
          </table:table-cell>
          <table:table-cell table:style-name="ce3"/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DrvLicens_LV0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9" calcext:value-type="float">
            <text:p>0.279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SUBSTITUTE(OFFSET([.$A$18];(ROW([.A26])-18)*[.$G$7];0);&quot;_LV0&quot;;&quot;&quot;)" office:value-type="string" office:string-value="Edu_Highschl" calcext:value-type="string">
            <text:p>Edu_Highschl</text:p>
          </table:table-cell>
          <table:table-cell table:style-name="GREEN" table:formula="of:=OFFSET([.$B$18];(ROW([.B26])-18)*[.$G$7];0)+ORG.OPENOFFICE.STYLE(IF(OFFSET([.$D$18];(ROW([.D26])-18)*[.$G$7];0)&lt;-1.96;&quot;red&quot;;IF(OFFSET([.$D$18];(ROW([.D26])-18)*[.$G$7];0)&gt;1.96;&quot;green&quot;;)))" office:value-type="float" office:value="1.573" calcext:value-type="float">
            <text:p>1.573</text:p>
          </table:table-cell>
          <table:table-cell table:style-name="GREEN" table:formula="of:=OFFSET([.$B$19];(ROW([.B27])-19)*[.$G$7];0)+ORG.OPENOFFICE.STYLE(IF(OFFSET([.$D$19];(ROW([.D27])-19)*[.$G$7];0)&lt;-1.96;&quot;red&quot;;IF(OFFSET([.$D$19];(ROW([.D27])-19)*[.$G$7];0)&gt;1.96;&quot;green&quot;;)))" office:value-type="float" office:value="1.614" calcext:value-type="float">
            <text:p>1.614</text:p>
          </table:table-cell>
          <table:table-cell table:formula="of:=OFFSET([.$B$20];(ROW([.B28])-20)*[.$G$7];0)+ORG.OPENOFFICE.STYLE(IF(OFFSET([.$D$20];(ROW([.D28])-20)*[.$G$7];0)&lt;-1.96;&quot;red&quot;;IF(OFFSET([.$D$20];(ROW([.D28])-20)*[.$G$7];0)&gt;1.96;&quot;green&quot;;)))" office:value-type="float" office:value="0.701" calcext:value-type="float">
            <text:p>0.701</text:p>
          </table:table-cell>
          <table:table-cell table:style-name="ce15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DrvLicens_LV1</text:p>
          </table:table-cell>
          <table:table-cell office:value-type="float" office:value="1.576" calcext:value-type="float">
            <text:p>1.576</text:p>
          </table:table-cell>
          <table:table-cell office:value-type="float" office:value="0.298" calcext:value-type="float">
            <text:p>0.298</text:p>
          </table:table-cell>
          <table:table-cell office:value-type="float" office:value="5.296" calcext:value-type="float">
            <text:p>5.296</text:p>
          </table:table-cell>
          <table:table-cell/>
          <table:table-cell table:formula="of:=SUBSTITUTE(OFFSET([.$A$18];(ROW([.A27])-18)*[.$G$7];0);&quot;_LV0&quot;;&quot;&quot;)" office:value-type="string" office:string-value="Edu_BSc" calcext:value-type="string">
            <text:p>Edu_BSc</text:p>
          </table:table-cell>
          <table:table-cell table:style-name="GREEN" table:formula="of:=OFFSET([.$B$18];(ROW([.B27])-18)*[.$G$7];0)+ORG.OPENOFFICE.STYLE(IF(OFFSET([.$D$18];(ROW([.D27])-18)*[.$G$7];0)&lt;-1.96;&quot;red&quot;;IF(OFFSET([.$D$18];(ROW([.D27])-18)*[.$G$7];0)&gt;1.96;&quot;green&quot;;)))" office:value-type="float" office:value="1.298" calcext:value-type="float">
            <text:p>1.298</text:p>
          </table:table-cell>
          <table:table-cell table:style-name="GREEN" table:formula="of:=OFFSET([.$B$19];(ROW([.B28])-19)*[.$G$7];0)+ORG.OPENOFFICE.STYLE(IF(OFFSET([.$D$19];(ROW([.D28])-19)*[.$G$7];0)&lt;-1.96;&quot;red&quot;;IF(OFFSET([.$D$19];(ROW([.D28])-19)*[.$G$7];0)&gt;1.96;&quot;green&quot;;)))" office:value-type="float" office:value="2.062" calcext:value-type="float">
            <text:p>2.062</text:p>
          </table:table-cell>
          <table:table-cell table:formula="of:=OFFSET([.$B$20];(ROW([.B29])-20)*[.$G$7];0)+ORG.OPENOFFICE.STYLE(IF(OFFSET([.$D$20];(ROW([.D29])-20)*[.$G$7];0)&lt;-1.96;&quot;red&quot;;IF(OFFSET([.$D$20];(ROW([.D29])-20)*[.$G$7];0)&gt;1.96;&quot;green&quot;;)))" office:value-type="float" office:value="1.076" calcext:value-type="float">
            <text:p>1.076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DrvLicens_LV2</text:p>
          </table:table-cell>
          <table:table-cell office:value-type="float" office:value="1.55" calcext:value-type="float">
            <text:p>1.55</text:p>
          </table:table-cell>
          <table:table-cell office:value-type="float" office:value="0.844" calcext:value-type="float">
            <text:p>0.844</text:p>
          </table:table-cell>
          <table:table-cell office:value-type="float" office:value="1.836" calcext:value-type="float">
            <text:p>1.836</text:p>
          </table:table-cell>
          <table:table-cell/>
          <table:table-cell table:formula="of:=SUBSTITUTE(OFFSET([.$A$18];(ROW([.A28])-18)*[.$G$7];0);&quot;_LV0&quot;;&quot;&quot;)" office:value-type="string" office:string-value="Edu_MscPhD" calcext:value-type="string">
            <text:p>Edu_MscPhD</text:p>
          </table:table-cell>
          <table:table-cell table:formula="of:=OFFSET([.$B$18];(ROW([.B28])-18)*[.$G$7];0)+ORG.OPENOFFICE.STYLE(IF(OFFSET([.$D$18];(ROW([.D28])-18)*[.$G$7];0)&lt;-1.96;&quot;red&quot;;IF(OFFSET([.$D$18];(ROW([.D28])-18)*[.$G$7];0)&gt;1.96;&quot;green&quot;;)))" office:value-type="float" office:value="0.603" calcext:value-type="float">
            <text:p>0.603</text:p>
          </table:table-cell>
          <table:table-cell table:style-name="GREEN" table:formula="of:=OFFSET([.$B$19];(ROW([.B29])-19)*[.$G$7];0)+ORG.OPENOFFICE.STYLE(IF(OFFSET([.$D$19];(ROW([.D29])-19)*[.$G$7];0)&lt;-1.96;&quot;red&quot;;IF(OFFSET([.$D$19];(ROW([.D29])-19)*[.$G$7];0)&gt;1.96;&quot;green&quot;;)))" office:value-type="float" office:value="2.804" calcext:value-type="float">
            <text:p>2.804</text:p>
          </table:table-cell>
          <table:table-cell table:formula="of:=OFFSET([.$B$20];(ROW([.B30])-20)*[.$G$7];0)+ORG.OPENOFFICE.STYLE(IF(OFFSET([.$D$20];(ROW([.D30])-20)*[.$G$7];0)&lt;-1.96;&quot;red&quot;;IF(OFFSET([.$D$20];(ROW([.D30])-20)*[.$G$7];0)&gt;1.96;&quot;green&quot;;)))" office:value-type="float" office:value="-0.926" calcext:value-type="float">
            <text:p>-0.926</text:p>
          </table:table-cell>
          <table:table-cell table:style-name="ce15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blcTrst_LV0</text:p>
          </table:table-cell>
          <table:table-cell office:value-type="float" office:value="0.253" calcext:value-type="float">
            <text:p>0.253</text:p>
          </table:table-cell>
          <table:table-cell office:value-type="float" office:value="0.318" calcext:value-type="float">
            <text:p>0.318</text:p>
          </table:table-cell>
          <table:table-cell office:value-type="float" office:value="0.798" calcext:value-type="float">
            <text:p>0.798</text:p>
          </table:table-cell>
          <table:table-cell/>
          <table:table-cell table:formula="of:=SUBSTITUTE(OFFSET([.$A$18];(ROW([.A29])-18)*[.$G$7];0);&quot;_LV0&quot;;&quot;&quot;)" office:value-type="string" office:string-value="HH_Veh0" calcext:value-type="string">
            <text:p>HH_Veh0</text:p>
          </table:table-cell>
          <table:table-cell table:formula="of:=OFFSET([.$B$18];(ROW([.B29])-18)*[.$G$7];0)+ORG.OPENOFFICE.STYLE(IF(OFFSET([.$D$18];(ROW([.D29])-18)*[.$G$7];0)&lt;-1.96;&quot;red&quot;;IF(OFFSET([.$D$18];(ROW([.D29])-18)*[.$G$7];0)&gt;1.96;&quot;green&quot;;)))" office:value-type="float" office:value="1.966" calcext:value-type="float">
            <text:p>1.966</text:p>
          </table:table-cell>
          <table:table-cell table:formula="of:=OFFSET([.$B$19];(ROW([.B30])-19)*[.$G$7];0)+ORG.OPENOFFICE.STYLE(IF(OFFSET([.$D$19];(ROW([.D30])-19)*[.$G$7];0)&lt;-1.96;&quot;red&quot;;IF(OFFSET([.$D$19];(ROW([.D30])-19)*[.$G$7];0)&gt;1.96;&quot;green&quot;;)))" office:value-type="float" office:value="1.101" calcext:value-type="float">
            <text:p>1.101</text:p>
          </table:table-cell>
          <table:table-cell table:formula="of:=OFFSET([.$B$20];(ROW([.B31])-20)*[.$G$7];0)+ORG.OPENOFFICE.STYLE(IF(OFFSET([.$D$20];(ROW([.D31])-20)*[.$G$7];0)&lt;-1.96;&quot;red&quot;;IF(OFFSET([.$D$20];(ROW([.D31])-20)*[.$G$7];0)&gt;1.96;&quot;green&quot;;)))" office:value-type="float" office:value="1.914" calcext:value-type="float">
            <text:p>1.914</text:p>
          </table:table-cell>
          <table:table-cell table:style-name="ce3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PblcTrst_LV1</text:p>
          </table:table-cell>
          <table:table-cell office:value-type="float" office:value="-1.71" calcext:value-type="float">
            <text:p>-1.71</text:p>
          </table:table-cell>
          <table:table-cell office:value-type="float" office:value="0.301" calcext:value-type="float">
            <text:p>0.301</text:p>
          </table:table-cell>
          <table:table-cell office:value-type="float" office:value="-5.683" calcext:value-type="float">
            <text:p>-5.683</text:p>
          </table:table-cell>
          <table:table-cell/>
          <table:table-cell table:formula="of:=SUBSTITUTE(OFFSET([.$A$18];(ROW([.A30])-18)*[.$G$7];0);&quot;_LV0&quot;;&quot;&quot;)" office:value-type="string" office:string-value="HH_Veh1" calcext:value-type="string">
            <text:p>HH_Veh1</text:p>
          </table:table-cell>
          <table:table-cell table:formula="of:=OFFSET([.$B$18];(ROW([.B30])-18)*[.$G$7];0)+ORG.OPENOFFICE.STYLE(IF(OFFSET([.$D$18];(ROW([.D30])-18)*[.$G$7];0)&lt;-1.96;&quot;red&quot;;IF(OFFSET([.$D$18];(ROW([.D30])-18)*[.$G$7];0)&gt;1.96;&quot;green&quot;;)))" office:value-type="float" office:value="-0.531" calcext:value-type="float">
            <text:p>-0.531</text:p>
          </table:table-cell>
          <table:table-cell table:style-name="RED" table:formula="of:=OFFSET([.$B$19];(ROW([.B31])-19)*[.$G$7];0)+ORG.OPENOFFICE.STYLE(IF(OFFSET([.$D$19];(ROW([.D31])-19)*[.$G$7];0)&lt;-1.96;&quot;red&quot;;IF(OFFSET([.$D$19];(ROW([.D31])-19)*[.$G$7];0)&gt;1.96;&quot;green&quot;;)))" office:value-type="float" office:value="-1.407" calcext:value-type="float">
            <text:p>-1.407</text:p>
          </table:table-cell>
          <table:table-cell table:style-name="GREEN" table:formula="of:=OFFSET([.$B$20];(ROW([.B32])-20)*[.$G$7];0)+ORG.OPENOFFICE.STYLE(IF(OFFSET([.$D$20];(ROW([.D32])-20)*[.$G$7];0)&lt;-1.96;&quot;red&quot;;IF(OFFSET([.$D$20];(ROW([.D32])-20)*[.$G$7];0)&gt;1.96;&quot;green&quot;;)))" office:value-type="float" office:value="4.648" calcext:value-type="float">
            <text:p>4.648</text:p>
          </table:table-cell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PblcTrst_LV2</text:p>
          </table:table-cell>
          <table:table-cell office:value-type="float" office:value="-2.327" calcext:value-type="float">
            <text:p>-2.327</text:p>
          </table:table-cell>
          <table:table-cell office:value-type="float" office:value="0.75" calcext:value-type="float">
            <text:p>0.75</text:p>
          </table:table-cell>
          <table:table-cell office:value-type="float" office:value="-3.102" calcext:value-type="float">
            <text:p>-3.102</text:p>
          </table:table-cell>
          <table:table-cell/>
          <table:table-cell table:formula="of:=SUBSTITUTE(OFFSET([.$A$18];(ROW([.A31])-18)*[.$G$7];0);&quot;_LV0&quot;;&quot;&quot;)" office:value-type="string" office:string-value="HH_Veh2M" calcext:value-type="string">
            <text:p>HH_Veh2M</text:p>
          </table:table-cell>
          <table:table-cell table:style-name="GREEN" table:formula="of:=OFFSET([.$B$18];(ROW([.B31])-18)*[.$G$7];0)+ORG.OPENOFFICE.STYLE(IF(OFFSET([.$D$18];(ROW([.D31])-18)*[.$G$7];0)&lt;-1.96;&quot;red&quot;;IF(OFFSET([.$D$18];(ROW([.D31])-18)*[.$G$7];0)&gt;1.96;&quot;green&quot;;)))" office:value-type="float" office:value="1.783" calcext:value-type="float">
            <text:p>1.783</text:p>
          </table:table-cell>
          <table:table-cell table:style-name="GREEN" table:formula="of:=OFFSET([.$B$19];(ROW([.B32])-19)*[.$G$7];0)+ORG.OPENOFFICE.STYLE(IF(OFFSET([.$D$19];(ROW([.D32])-19)*[.$G$7];0)&lt;-1.96;&quot;red&quot;;IF(OFFSET([.$D$19];(ROW([.D32])-19)*[.$G$7];0)&gt;1.96;&quot;green&quot;;)))" office:value-type="float" office:value="1.85" calcext:value-type="float">
            <text:p>1.85</text:p>
          </table:table-cell>
          <table:table-cell table:formula="of:=OFFSET([.$B$20];(ROW([.B33])-20)*[.$G$7];0)+ORG.OPENOFFICE.STYLE(IF(OFFSET([.$D$20];(ROW([.D33])-20)*[.$G$7];0)&lt;-1.96;&quot;red&quot;;IF(OFFSET([.$D$20];(ROW([.D33])-20)*[.$G$7];0)&gt;1.96;&quot;green&quot;;)))" office:value-type="float" office:value="-1.129" calcext:value-type="float">
            <text:p>-1.129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1825_LV0</text:p>
          </table:table-cell>
          <table:table-cell office:value-type="float" office:value="-1.906" calcext:value-type="float">
            <text:p>-1.906</text:p>
          </table:table-cell>
          <table:table-cell office:value-type="float" office:value="0.608" calcext:value-type="float">
            <text:p>0.608</text:p>
          </table:table-cell>
          <table:table-cell office:value-type="float" office:value="-3.134" calcext:value-type="float">
            <text:p>-3.134</text:p>
          </table:table-cell>
          <table:table-cell/>
          <table:table-cell table:formula="of:=SUBSTITUTE(OFFSET([.$A$18];(ROW([.A32])-18)*[.$G$7];0);&quot;_LV0&quot;;&quot;&quot;)" office:value-type="string" office:string-value="HH_Chld0" calcext:value-type="string">
            <text:p>HH_Chld0</text:p>
          </table:table-cell>
          <table:table-cell table:formula="of:=OFFSET([.$B$18];(ROW([.B32])-18)*[.$G$7];0)+ORG.OPENOFFICE.STYLE(IF(OFFSET([.$D$18];(ROW([.D32])-18)*[.$G$7];0)&lt;-1.96;&quot;red&quot;;IF(OFFSET([.$D$18];(ROW([.D32])-18)*[.$G$7];0)&gt;1.96;&quot;green&quot;;)))" office:value-type="float" office:value="0.514" calcext:value-type="float">
            <text:p>0.514</text:p>
          </table:table-cell>
          <table:table-cell table:style-name="GREEN" table:formula="of:=OFFSET([.$B$19];(ROW([.B33])-19)*[.$G$7];0)+ORG.OPENOFFICE.STYLE(IF(OFFSET([.$D$19];(ROW([.D33])-19)*[.$G$7];0)&lt;-1.96;&quot;red&quot;;IF(OFFSET([.$D$19];(ROW([.D33])-19)*[.$G$7];0)&gt;1.96;&quot;green&quot;;)))" office:value-type="float" office:value="2.941" calcext:value-type="float">
            <text:p>2.941</text:p>
          </table:table-cell>
          <table:table-cell table:formula="of:=OFFSET([.$B$20];(ROW([.B34])-20)*[.$G$7];0)+ORG.OPENOFFICE.STYLE(IF(OFFSET([.$D$20];(ROW([.D34])-20)*[.$G$7];0)&lt;-1.96;&quot;red&quot;;IF(OFFSET([.$D$20];(ROW([.D34])-20)*[.$G$7];0)&gt;1.96;&quot;green&quot;;)))" office:value-type="float" office:value="3.514" calcext:value-type="float">
            <text:p>3.514</text:p>
          </table:table-cell>
          <table:table-cell table:style-name="ce15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Ag1825_LV1</text:p>
          </table:table-cell>
          <table:table-cell office:value-type="float" office:value="-2.743" calcext:value-type="float">
            <text:p>-2.743</text:p>
          </table:table-cell>
          <table:table-cell office:value-type="float" office:value="0.682" calcext:value-type="float">
            <text:p>0.682</text:p>
          </table:table-cell>
          <table:table-cell office:value-type="float" office:value="-4.019" calcext:value-type="float">
            <text:p>-4.019</text:p>
          </table:table-cell>
          <table:table-cell/>
          <table:table-cell table:formula="of:=SUBSTITUTE(OFFSET([.$A$18];(ROW([.A33])-18)*[.$G$7];0);&quot;_LV0&quot;;&quot;&quot;)" office:value-type="string" office:string-value="HH_Chld1" calcext:value-type="string">
            <text:p>HH_Chld1</text:p>
          </table:table-cell>
          <table:table-cell table:formula="of:=OFFSET([.$B$18];(ROW([.B33])-18)*[.$G$7];0)+ORG.OPENOFFICE.STYLE(IF(OFFSET([.$D$18];(ROW([.D33])-18)*[.$G$7];0)&lt;-1.96;&quot;red&quot;;IF(OFFSET([.$D$18];(ROW([.D33])-18)*[.$G$7];0)&gt;1.96;&quot;green&quot;;)))" office:value-type="float" office:value="-0.704" calcext:value-type="float">
            <text:p>-0.704</text:p>
          </table:table-cell>
          <table:table-cell table:formula="of:=OFFSET([.$B$19];(ROW([.B34])-19)*[.$G$7];0)+ORG.OPENOFFICE.STYLE(IF(OFFSET([.$D$19];(ROW([.D34])-19)*[.$G$7];0)&lt;-1.96;&quot;red&quot;;IF(OFFSET([.$D$19];(ROW([.D34])-19)*[.$G$7];0)&gt;1.96;&quot;green&quot;;)))" office:value-type="float" office:value="0.219" calcext:value-type="float">
            <text:p>0.219</text:p>
          </table:table-cell>
          <table:table-cell table:style-name="RED" table:formula="of:=OFFSET([.$B$20];(ROW([.B35])-20)*[.$G$7];0)+ORG.OPENOFFICE.STYLE(IF(OFFSET([.$D$20];(ROW([.D35])-20)*[.$G$7];0)&lt;-1.96;&quot;red&quot;;IF(OFFSET([.$D$20];(ROW([.D35])-20)*[.$G$7];0)&gt;1.96;&quot;green&quot;;)))" office:value-type="float" office:value="-4.078" calcext:value-type="float">
            <text:p>-4.078</text:p>
          </table:table-cell>
          <table:table-cell table:style-name="ce3"/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Ag1825_LV2</text:p>
          </table:table-cell>
          <table:table-cell office:value-type="float" office:value="0.462" calcext:value-type="float">
            <text:p>0.462</text:p>
          </table:table-cell>
          <table:table-cell office:value-type="float" office:value="1.975" calcext:value-type="float">
            <text:p>1.975</text:p>
          </table:table-cell>
          <table:table-cell office:value-type="float" office:value="0.234" calcext:value-type="float">
            <text:p>0.234</text:p>
          </table:table-cell>
          <table:table-cell/>
          <table:table-cell table:formula="of:=SUBSTITUTE(OFFSET([.$A$18];(ROW([.A34])-18)*[.$G$7];0);&quot;_LV0&quot;;&quot;&quot;)" office:value-type="string" office:string-value="HH_Chld2M" calcext:value-type="string">
            <text:p>HH_Chld2M</text:p>
          </table:table-cell>
          <table:table-cell table:formula="of:=OFFSET([.$B$18];(ROW([.B34])-18)*[.$G$7];0)+ORG.OPENOFFICE.STYLE(IF(OFFSET([.$D$18];(ROW([.D34])-18)*[.$G$7];0)&lt;-1.96;&quot;red&quot;;IF(OFFSET([.$D$18];(ROW([.D34])-18)*[.$G$7];0)&gt;1.96;&quot;green&quot;;)))" office:value-type="float" office:value="1.612" calcext:value-type="float">
            <text:p>1.612</text:p>
          </table:table-cell>
          <table:table-cell table:style-name="GREEN" table:formula="of:=OFFSET([.$B$19];(ROW([.B35])-19)*[.$G$7];0)+ORG.OPENOFFICE.STYLE(IF(OFFSET([.$D$19];(ROW([.D35])-19)*[.$G$7];0)&lt;-1.96;&quot;red&quot;;IF(OFFSET([.$D$19];(ROW([.D35])-19)*[.$G$7];0)&gt;1.96;&quot;green&quot;;)))" office:value-type="float" office:value="2.508" calcext:value-type="float">
            <text:p>2.508</text:p>
          </table:table-cell>
          <table:table-cell table:formula="of:=OFFSET([.$B$20];(ROW([.B36])-20)*[.$G$7];0)+ORG.OPENOFFICE.STYLE(IF(OFFSET([.$D$20];(ROW([.D36])-20)*[.$G$7];0)&lt;-1.96;&quot;red&quot;;IF(OFFSET([.$D$20];(ROW([.D36])-20)*[.$G$7];0)&gt;1.96;&quot;green&quot;;)))" office:value-type="float" office:value="3.457" calcext:value-type="float">
            <text:p>3.457</text:p>
          </table:table-cell>
          <table:table-cell table:style-name="ce15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Ag2545_LV0</text:p>
          </table:table-cell>
          <table:table-cell office:value-type="float" office:value="0.691" calcext:value-type="float">
            <text:p>0.691</text:p>
          </table:table-cell>
          <table:table-cell office:value-type="float" office:value="0.351" calcext:value-type="float">
            <text:p>0.351</text:p>
          </table:table-cell>
          <table:table-cell office:value-type="float" office:value="1.966" calcext:value-type="float">
            <text:p>1.966</text:p>
          </table:table-cell>
          <table:table-cell/>
          <table:table-cell table:formula="of:=SUBSTITUTE(OFFSET([.$A$18];(ROW([.A35])-18)*[.$G$7];0);&quot;_LV0&quot;;&quot;&quot;)" office:value-type="string" office:string-value="HH_Inc020K" calcext:value-type="string">
            <text:p>HH_Inc020K</text:p>
          </table:table-cell>
          <table:table-cell table:style-name="GREEN" table:formula="of:=OFFSET([.$B$18];(ROW([.B35])-18)*[.$G$7];0)+ORG.OPENOFFICE.STYLE(IF(OFFSET([.$D$18];(ROW([.D35])-18)*[.$G$7];0)&lt;-1.96;&quot;red&quot;;IF(OFFSET([.$D$18];(ROW([.D35])-18)*[.$G$7];0)&gt;1.96;&quot;green&quot;;)))" office:value-type="float" office:value="3.468" calcext:value-type="float">
            <text:p>3.468</text:p>
          </table:table-cell>
          <table:table-cell table:formula="of:=OFFSET([.$B$19];(ROW([.B36])-19)*[.$G$7];0)+ORG.OPENOFFICE.STYLE(IF(OFFSET([.$D$19];(ROW([.D36])-19)*[.$G$7];0)&lt;-1.96;&quot;red&quot;;IF(OFFSET([.$D$19];(ROW([.D36])-19)*[.$G$7];0)&gt;1.96;&quot;green&quot;;)))" office:value-type="float" office:value="0.243" calcext:value-type="float">
            <text:p>0.243</text:p>
          </table:table-cell>
          <table:table-cell table:formula="of:=OFFSET([.$B$20];(ROW([.B37])-20)*[.$G$7];0)+ORG.OPENOFFICE.STYLE(IF(OFFSET([.$D$20];(ROW([.D37])-20)*[.$G$7];0)&lt;-1.96;&quot;red&quot;;IF(OFFSET([.$D$20];(ROW([.D37])-20)*[.$G$7];0)&gt;1.96;&quot;green&quot;;)))" office:value-type="float" office:value="3.208" calcext:value-type="float">
            <text:p>3.208</text:p>
          </table:table-cell>
          <table:table-cell table:style-name="ce15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Ag2545_LV1</text:p>
          </table:table-cell>
          <table:table-cell office:value-type="float" office:value="-1.345" calcext:value-type="float">
            <text:p>-1.345</text:p>
          </table:table-cell>
          <table:table-cell office:value-type="float" office:value="0.305" calcext:value-type="float">
            <text:p>0.305</text:p>
          </table:table-cell>
          <table:table-cell office:value-type="float" office:value="-4.407" calcext:value-type="float">
            <text:p>-4.407</text:p>
          </table:table-cell>
          <table:table-cell/>
          <table:table-cell table:formula="of:=SUBSTITUTE(OFFSET([.$A$18];(ROW([.A36])-18)*[.$G$7];0);&quot;_LV0&quot;;&quot;&quot;)" office:value-type="string" office:string-value="HH_Inc2060K" calcext:value-type="string">
            <text:p>HH_Inc2060K</text:p>
          </table:table-cell>
          <table:table-cell table:style-name="GREEN" table:formula="of:=OFFSET([.$B$18];(ROW([.B36])-18)*[.$G$7];0)+ORG.OPENOFFICE.STYLE(IF(OFFSET([.$D$18];(ROW([.D36])-18)*[.$G$7];0)&lt;-1.96;&quot;red&quot;;IF(OFFSET([.$D$18];(ROW([.D36])-18)*[.$G$7];0)&gt;1.96;&quot;green&quot;;)))" office:value-type="float" office:value="2.283" calcext:value-type="float">
            <text:p>2.283</text:p>
          </table:table-cell>
          <table:table-cell table:formula="of:=OFFSET([.$B$19];(ROW([.B37])-19)*[.$G$7];0)+ORG.OPENOFFICE.STYLE(IF(OFFSET([.$D$19];(ROW([.D37])-19)*[.$G$7];0)&lt;-1.96;&quot;red&quot;;IF(OFFSET([.$D$19];(ROW([.D37])-19)*[.$G$7];0)&gt;1.96;&quot;green&quot;;)))" office:value-type="float" office:value="0.779" calcext:value-type="float">
            <text:p>0.779</text:p>
          </table:table-cell>
          <table:table-cell table:formula="of:=OFFSET([.$B$20];(ROW([.B38])-20)*[.$G$7];0)+ORG.OPENOFFICE.STYLE(IF(OFFSET([.$D$20];(ROW([.D38])-20)*[.$G$7];0)&lt;-1.96;&quot;red&quot;;IF(OFFSET([.$D$20];(ROW([.D38])-20)*[.$G$7];0)&gt;1.96;&quot;green&quot;;)))" office:value-type="float" office:value="-1.364" calcext:value-type="float">
            <text:p>-1.364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2545_LV2</text:p>
          </table:table-cell>
          <table:table-cell office:value-type="float" office:value="3.976" calcext:value-type="float">
            <text:p>3.976</text:p>
          </table:table-cell>
          <table:table-cell office:value-type="float" office:value="1.321" calcext:value-type="float">
            <text:p>1.321</text:p>
          </table:table-cell>
          <table:table-cell office:value-type="float" office:value="3.009" calcext:value-type="float">
            <text:p>3.009</text:p>
          </table:table-cell>
          <table:table-cell/>
          <table:table-cell table:formula="of:=SUBSTITUTE(OFFSET([.$A$18];(ROW([.A37])-18)*[.$G$7];0);&quot;_LV0&quot;;&quot;&quot;)" office:value-type="string" office:string-value="HH_Inc60KM" calcext:value-type="string">
            <text:p>HH_Inc60KM</text:p>
          </table:table-cell>
          <table:table-cell table:style-name="RED" table:formula="of:=OFFSET([.$B$18];(ROW([.B37])-18)*[.$G$7];0)+ORG.OPENOFFICE.STYLE(IF(OFFSET([.$D$18];(ROW([.D37])-18)*[.$G$7];0)&lt;-1.96;&quot;red&quot;;IF(OFFSET([.$D$18];(ROW([.D37])-18)*[.$G$7];0)&gt;1.96;&quot;green&quot;;)))" office:value-type="float" office:value="-0.878" calcext:value-type="float">
            <text:p>-0.878</text:p>
          </table:table-cell>
          <table:table-cell table:style-name="RED" table:formula="of:=OFFSET([.$B$19];(ROW([.B38])-19)*[.$G$7];0)+ORG.OPENOFFICE.STYLE(IF(OFFSET([.$D$19];(ROW([.D38])-19)*[.$G$7];0)&lt;-1.96;&quot;red&quot;;IF(OFFSET([.$D$19];(ROW([.D38])-19)*[.$G$7];0)&gt;1.96;&quot;green&quot;;)))" office:value-type="float" office:value="-1.562" calcext:value-type="float">
            <text:p>-1.562</text:p>
          </table:table-cell>
          <table:table-cell table:formula="of:=OFFSET([.$B$20];(ROW([.B39])-20)*[.$G$7];0)+ORG.OPENOFFICE.STYLE(IF(OFFSET([.$D$20];(ROW([.D39])-20)*[.$G$7];0)&lt;-1.96;&quot;red&quot;;IF(OFFSET([.$D$20];(ROW([.D39])-20)*[.$G$7];0)&gt;1.96;&quot;green&quot;;)))" office:value-type="float" office:value="0.148" calcext:value-type="float">
            <text:p>0.148</text:p>
          </table:table-cell>
          <table:table-cell table:style-name="ce3"/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Ag4565_LV0</text:p>
          </table:table-cell>
          <table:table-cell office:value-type="float" office:value="2.51" calcext:value-type="float">
            <text:p>2.51</text:p>
          </table:table-cell>
          <table:table-cell office:value-type="float" office:value="0.694" calcext:value-type="float">
            <text:p>0.694</text:p>
          </table:table-cell>
          <table:table-cell office:value-type="float" office:value="3.617" calcext:value-type="float">
            <text:p>3.617</text:p>
          </table:table-cell>
          <table:table-cell table:number-columns-repeated="2"/>
          <table:table-cell table:style-name="ce3"/>
          <table:table-cell table:style-name="ce2"/>
          <table:table-cell table:style-name="ce15"/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4565_LV1</text:p>
          </table:table-cell>
          <table:table-cell office:value-type="float" office:value="4.083" calcext:value-type="float">
            <text:p>4.083</text:p>
          </table:table-cell>
          <table:table-cell office:value-type="float" office:value="2.091" calcext:value-type="float">
            <text:p>2.091</text:p>
          </table:table-cell>
          <table:table-cell office:value-type="float" office:value="1.953" calcext:value-type="float">
            <text:p>1.953</text:p>
          </table:table-cell>
          <table:table-cell/>
          <table:table-cell office:value-type="string" calcext:value-type="string">
            <text:p>Bus</text:p>
          </table:table-cell>
          <table:table-cell table:style-name="GREEN" table:formula="of:=[.B123]+ORG.OPENOFFICE.STYLE(IF([.D123]&lt;-1.96;&quot;red&quot;;IF([.D123]&gt;1.96;&quot;green&quot;;)))" office:value-type="float" office:value="1.695" calcext:value-type="float">
            <text:p>1.695</text:p>
          </table:table-cell>
          <table:table-cell table:style-name="ce7" table:formula="of:=[.B129]+ORG.OPENOFFICE.STYLE(IF([.D129]&lt;-1.96;&quot;red&quot;;IF([.D129]&gt;1.96;&quot;green&quot;;)))" office:value-type="float" office:value="-1.305" calcext:value-type="float">
            <text:p>-1.305</text:p>
          </table:table-cell>
          <table:table-cell table:style-name="GREEN" table:formula="of:=[.B135]+ORG.OPENOFFICE.STYLE(IF([.D135]&lt;-1.96;&quot;red&quot;;IF([.D135]&gt;1.96;&quot;green&quot;;)))" office:value-type="float" office:value="0.503" calcext:value-type="float">
            <text:p>0.503</text:p>
          </table:table-cell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4565_LV2</text:p>
          </table:table-cell>
          <table:table-cell office:value-type="float" office:value="1.212" calcext:value-type="float">
            <text:p>1.212</text:p>
          </table:table-cell>
          <table:table-cell office:value-type="float" office:value="0.871" calcext:value-type="float">
            <text:p>0.871</text:p>
          </table:table-cell>
          <table:table-cell office:value-type="float" office:value="1.391" calcext:value-type="float">
            <text:p>1.391</text:p>
          </table:table-cell>
          <table:table-cell/>
          <table:table-cell office:value-type="string" calcext:value-type="string">
            <text:p>Car Rental</text:p>
          </table:table-cell>
          <table:table-cell table:style-name="GREEN" table:formula="of:=[.B124]+ORG.OPENOFFICE.STYLE(IF([.D124]&lt;-1.96;&quot;red&quot;;IF([.D124]&gt;1.96;&quot;green&quot;;)))" office:value-type="float" office:value="2.263" calcext:value-type="float">
            <text:p>2.263</text:p>
          </table:table-cell>
          <table:table-cell table:style-name="ce7" table:formula="of:=[.B130]+ORG.OPENOFFICE.STYLE(IF([.D130]&lt;-1.96;&quot;red&quot;;IF([.D130]&gt;1.96;&quot;green&quot;;)))" office:value-type="float" office:value="-2.796" calcext:value-type="float">
            <text:p>-2.796</text:p>
          </table:table-cell>
          <table:table-cell table:formula="of:=[.B136]+ORG.OPENOFFICE.STYLE(IF([.D136]&lt;-1.96;&quot;red&quot;;IF([.D136]&gt;1.96;&quot;green&quot;;)))" office:value-type="float" office:value="0.418" calcext:value-type="float">
            <text:p>0.418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65M_LV0</text:p>
          </table:table-cell>
          <table:table-cell office:value-type="float" office:value="1.612" calcext:value-type="float">
            <text:p>1.612</text:p>
          </table:table-cell>
          <table:table-cell office:value-type="float" office:value="1.025" calcext:value-type="float">
            <text:p>1.025</text:p>
          </table:table-cell>
          <table:table-cell office:value-type="float" office:value="1.573" calcext:value-type="float">
            <text:p>1.573</text:p>
          </table:table-cell>
          <table:table-cell/>
          <table:table-cell office:value-type="string" calcext:value-type="string">
            <text:p>Car</text:p>
          </table:table-cell>
          <table:table-cell table:style-name="RED" table:formula="of:=[.B125]+ORG.OPENOFFICE.STYLE(IF([.D125]&lt;-1.96;&quot;red&quot;;IF([.D125]&gt;1.96;&quot;green&quot;;)))" office:value-type="float" office:value="-2.212" calcext:value-type="float">
            <text:p>-2.212</text:p>
          </table:table-cell>
          <table:table-cell table:style-name="ce9" table:formula="of:=[.B131]+ORG.OPENOFFICE.STYLE(IF([.D131]&lt;-1.96;&quot;red&quot;;IF([.D131]&gt;1.96;&quot;green&quot;;)))" office:value-type="float" office:value="1.452" calcext:value-type="float">
            <text:p>1.452</text:p>
          </table:table-cell>
          <table:table-cell table:style-name="RED" table:formula="of:=[.B137]+ORG.OPENOFFICE.STYLE(IF([.D137]&lt;-1.96;&quot;red&quot;;IF([.D137]&gt;1.96;&quot;green&quot;;)))" office:value-type="float" office:value="-0.262" calcext:value-type="float">
            <text:p>-0.262</text:p>
          </table:table-cell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65M_LV1</text:p>
          </table:table-cell>
          <table:table-cell office:value-type="float" office:value="4.013" calcext:value-type="float">
            <text:p>4.013</text:p>
          </table:table-cell>
          <table:table-cell office:value-type="float" office:value="5.014" calcext:value-type="float">
            <text:p>5.014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Plane</text:p>
          </table:table-cell>
          <table:table-cell table:style-name="RED" table:formula="of:=[.B126]+ORG.OPENOFFICE.STYLE(IF([.D126]&lt;-1.96;&quot;red&quot;;IF([.D126]&gt;1.96;&quot;green&quot;;)))" office:value-type="float" office:value="-1.869" calcext:value-type="float">
            <text:p>-1.869</text:p>
          </table:table-cell>
          <table:table-cell table:style-name="ce9" table:formula="of:=[.B132]+ORG.OPENOFFICE.STYLE(IF([.D132]&lt;-1.96;&quot;red&quot;;IF([.D132]&gt;1.96;&quot;green&quot;;)))" office:value-type="float" office:value="0.505" calcext:value-type="float">
            <text:p>0.505</text:p>
          </table:table-cell>
          <table:table-cell table:style-name="GREEN" table:formula="of:=[.B138]+ORG.OPENOFFICE.STYLE(IF([.D138]&lt;-1.96;&quot;red&quot;;IF([.D138]&gt;1.96;&quot;green&quot;;)))" office:value-type="float" office:value="0.54" calcext:value-type="float">
            <text:p>0.54</text:p>
          </table:table-cell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65M_LV2</text:p>
          </table:table-cell>
          <table:table-cell office:value-type="float" office:value="2.576" calcext:value-type="float">
            <text:p>2.576</text:p>
          </table:table-cell>
          <table:table-cell office:value-type="float" office:value="9.118" calcext:value-type="float">
            <text:p>9.118</text:p>
          </table:table-cell>
          <table:table-cell office:value-type="float" office:value="0.283" calcext:value-type="float">
            <text:p>0.283</text:p>
          </table:table-cell>
          <table:table-cell/>
          <table:table-cell office:value-type="string" calcext:value-type="string">
            <text:p>TrH</text:p>
          </table:table-cell>
          <table:table-cell table:style-name="GREEN" table:formula="of:=[.B127]+ORG.OPENOFFICE.STYLE(IF([.D127]&lt;-1.96;&quot;red&quot;;IF([.D127]&gt;1.96;&quot;green&quot;;)))" office:value-type="float" office:value="0.621" calcext:value-type="float">
            <text:p>0.621</text:p>
          </table:table-cell>
          <table:table-cell table:style-name="ce7" table:formula="of:=[.B133]+ORG.OPENOFFICE.STYLE(IF([.D133]&lt;-1.96;&quot;red&quot;;IF([.D133]&gt;1.96;&quot;green&quot;;)))" office:value-type="float" office:value="-0.224" calcext:value-type="float">
            <text:p>-0.224</text:p>
          </table:table-cell>
          <table:table-cell table:style-name="GREEN" table:formula="of:=[.B139]+ORG.OPENOFFICE.STYLE(IF([.D139]&lt;-1.96;&quot;red&quot;;IF([.D139]&gt;1.96;&quot;green&quot;;)))" office:value-type="float" office:value="1.411" calcext:value-type="float">
            <text:p>1.411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Male_LV0</text:p>
          </table:table-cell>
          <table:table-cell office:value-type="float" office:value="-1.493" calcext:value-type="float">
            <text:p>-1.493</text:p>
          </table:table-cell>
          <table:table-cell office:value-type="float" office:value="0.329" calcext:value-type="float">
            <text:p>0.329</text:p>
          </table:table-cell>
          <table:table-cell office:value-type="float" office:value="-4.534" calcext:value-type="float">
            <text:p>-4.534</text:p>
          </table:table-cell>
          <table:table-cell/>
          <table:table-cell office:value-type="string" calcext:value-type="string">
            <text:p>Train</text:p>
          </table:table-cell>
          <table:table-cell table:style-name="GREEN" table:formula="of:=[.B128]+ORG.OPENOFFICE.STYLE(IF([.D128]&lt;-1.96;&quot;red&quot;;IF([.D128]&gt;1.96;&quot;green&quot;;)))" office:value-type="float" office:value="1.273" calcext:value-type="float">
            <text:p>1.273</text:p>
          </table:table-cell>
          <table:table-cell table:style-name="ce7" table:formula="of:=[.B134]+ORG.OPENOFFICE.STYLE(IF([.D134]&lt;-1.96;&quot;red&quot;;IF([.D134]&gt;1.96;&quot;green&quot;;)))" office:value-type="float" office:value="-0.878" calcext:value-type="float">
            <text:p>-0.878</text:p>
          </table:table-cell>
          <table:table-cell table:style-name="RED" table:formula="of:=[.B140]+ORG.OPENOFFICE.STYLE(IF([.D140]&lt;-1.96;&quot;red&quot;;IF([.D140]&gt;1.96;&quot;green&quot;;)))" office:value-type="float" office:value="-1.206" calcext:value-type="float">
            <text:p>-1.206</text:p>
          </table:table-cell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Male_LV1</text:p>
          </table:table-cell>
          <table:table-cell office:value-type="float" office:value="-1.969" calcext:value-type="float">
            <text:p>-1.969</text:p>
          </table:table-cell>
          <table:table-cell office:value-type="float" office:value="0.37" calcext:value-type="float">
            <text:p>0.37</text:p>
          </table:table-cell>
          <table:table-cell office:value-type="float" office:value="-5.319" calcext:value-type="float">
            <text:p>-5.3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e_LV2</text:p>
          </table:table-cell>
          <table:table-cell office:value-type="float" office:value="1.528" calcext:value-type="float">
            <text:p>1.528</text:p>
          </table:table-cell>
          <table:table-cell office:value-type="float" office:value="1.128" calcext:value-type="float">
            <text:p>1.128</text:p>
          </table:table-cell>
          <table:table-cell office:value-type="float" office:value="1.355" calcext:value-type="float">
            <text:p>1.355</text:p>
          </table:table-cell>
          <table:table-cell/>
          <table:table-cell office:value-type="string" calcext:value-type="string">
            <text:p>\beta DrvLicens + \beta PblcTrst + \beta Ag18_25 + \beta Ag25_45 + \beta Fulltime + \beta HighSchl + \beta HH_Chld0 + \beta HH_Chld1 + \beta HH_Inc20_60K + \beta HH_Inc60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lltime_LV0</text:p>
          </table:table-cell>
          <table:table-cell office:value-type="float" office:value="-0.554" calcext:value-type="float">
            <text:p>-0.554</text:p>
          </table:table-cell>
          <table:table-cell office:value-type="float" office:value="0.319" calcext:value-type="float">
            <text:p>0.319</text:p>
          </table:table-cell>
          <table:table-cell office:value-type="float" office:value="-1.739" calcext:value-type="float">
            <text:p>-1.739</text:p>
          </table:table-cell>
          <table:table-cell/>
          <table:table-cell table:style-name="ce10" office:value-type="string" calcext:value-type="string">
            <text:p>\beta DrvLicens + \beta PblcTrst + \beta Ag18_25 + \beta Ag25_45 + \beta Ag45_65 + \beta Ag65M + \beta Fulltime + \beta Edu_HighSchl + \beta Edu_Bsc + \beta HH_Veh1 + \beta HH_Veh2M + \beta HH_Chld1 + \beta HH_Chld2M + beta HH_Inc0_20K \beta HH_Inc20_60K \beta HH_Inc60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lltime_LV1</text:p>
          </table:table-cell>
          <table:table-cell office:value-type="float" office:value="-0.413" calcext:value-type="float">
            <text:p>-0.413</text:p>
          </table:table-cell>
          <table:table-cell office:value-type="float" office:value="0.32" calcext:value-type="float">
            <text:p>0.32</text:p>
          </table:table-cell>
          <table:table-cell office:value-type="float" office:value="-1.29" calcext:value-type="float">
            <text:p>-1.29</text:p>
          </table:table-cell>
          <table:table-cell/>
          <table:table-cell office:value-type="string" calcext:value-type="string">
            <text:p>\beta DrvLicens + \beta Ag25_45 + \beta Ag65M + \beta Fulltime + \beta Edu_HighSchl + \beta_Bs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lltime_LV2</text:p>
          </table:table-cell>
          <table:table-cell office:value-type="float" office:value="2.059" calcext:value-type="float">
            <text:p>2.059</text:p>
          </table:table-cell>
          <table:table-cell office:value-type="float" office:value="0.901" calcext:value-type="float">
            <text:p>0.901</text:p>
          </table:table-cell>
          <table:table-cell office:value-type="float" office:value="2.285" calcext:value-type="float">
            <text:p>2.2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Highschl_LV0</text:p>
          </table:table-cell>
          <table:table-cell office:value-type="float" office:value="1.573" calcext:value-type="float">
            <text:p>1.573</text:p>
          </table:table-cell>
          <table:table-cell office:value-type="float" office:value="0.777" calcext:value-type="float">
            <text:p>0.777</text:p>
          </table:table-cell>
          <table:table-cell office:value-type="float" office:value="2.025" calcext:value-type="float">
            <text:p>2.0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Highschl_LV1</text:p>
          </table:table-cell>
          <table:table-cell office:value-type="float" office:value="1.614" calcext:value-type="float">
            <text:p>1.614</text:p>
          </table:table-cell>
          <table:table-cell office:value-type="float" office:value="0.535" calcext:value-type="float">
            <text:p>0.535</text:p>
          </table:table-cell>
          <table:table-cell office:value-type="float" office:value="3.015" calcext:value-type="float">
            <text:p>3.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Highschl_LV2</text:p>
          </table:table-cell>
          <table:table-cell office:value-type="float" office:value="0.701" calcext:value-type="float">
            <text:p>0.701</text:p>
          </table:table-cell>
          <table:table-cell office:value-type="float" office:value="1.819" calcext:value-type="float">
            <text:p>1.819</text:p>
          </table:table-cell>
          <table:table-cell office:value-type="float" office:value="0.385" calcext:value-type="float">
            <text:p>0.3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BSc_LV0</text:p>
          </table:table-cell>
          <table:table-cell office:value-type="float" office:value="1.298" calcext:value-type="float">
            <text:p>1.298</text:p>
          </table:table-cell>
          <table:table-cell office:value-type="float" office:value="0.34" calcext:value-type="float">
            <text:p>0.34</text:p>
          </table:table-cell>
          <table:table-cell office:value-type="float" office:value="3.821" calcext:value-type="float">
            <text:p>3.8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BSc_LV1</text:p>
          </table:table-cell>
          <table:table-cell office:value-type="float" office:value="2.062" calcext:value-type="float">
            <text:p>2.062</text:p>
          </table:table-cell>
          <table:table-cell office:value-type="float" office:value="0.358" calcext:value-type="float">
            <text:p>0.358</text:p>
          </table:table-cell>
          <table:table-cell office:value-type="float" office:value="5.761" calcext:value-type="float">
            <text:p>5.7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BSc_LV2</text:p>
          </table:table-cell>
          <table:table-cell office:value-type="float" office:value="1.076" calcext:value-type="float">
            <text:p>1.076</text:p>
          </table:table-cell>
          <table:table-cell office:value-type="float" office:value="0.826" calcext:value-type="float">
            <text:p>0.826</text:p>
          </table:table-cell>
          <table:table-cell office:value-type="float" office:value="1.303" calcext:value-type="float">
            <text:p>1.3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MscPhD_LV0</text:p>
          </table:table-cell>
          <table:table-cell office:value-type="float" office:value="0.603" calcext:value-type="float">
            <text:p>0.603</text:p>
          </table:table-cell>
          <table:table-cell office:value-type="float" office:value="0.533" calcext:value-type="float">
            <text:p>0.533</text:p>
          </table:table-cell>
          <table:table-cell office:value-type="float" office:value="1.131" calcext:value-type="float">
            <text:p>1.1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MscPhD_LV1</text:p>
          </table:table-cell>
          <table:table-cell office:value-type="float" office:value="2.804" calcext:value-type="float">
            <text:p>2.804</text:p>
          </table:table-cell>
          <table:table-cell office:value-type="float" office:value="0.736" calcext:value-type="float">
            <text:p>0.736</text:p>
          </table:table-cell>
          <table:table-cell office:value-type="float" office:value="3.811" calcext:value-type="float">
            <text:p>3.8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MscPhD_LV2</text:p>
          </table:table-cell>
          <table:table-cell office:value-type="float" office:value="-0.926" calcext:value-type="float">
            <text:p>-0.926</text:p>
          </table:table-cell>
          <table:table-cell office:value-type="float" office:value="1.601" calcext:value-type="float">
            <text:p>1.601</text:p>
          </table:table-cell>
          <table:table-cell office:value-type="float" office:value="-0.578" calcext:value-type="float">
            <text:p>-0.5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0_LV0</text:p>
          </table:table-cell>
          <table:table-cell office:value-type="float" office:value="1.966" calcext:value-type="float">
            <text:p>1.966</text:p>
          </table:table-cell>
          <table:table-cell office:value-type="float" office:value="1.179" calcext:value-type="float">
            <text:p>1.179</text:p>
          </table:table-cell>
          <table:table-cell office:value-type="float" office:value="1.669" calcext:value-type="float">
            <text:p>1.6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0_LV1</text:p>
          </table:table-cell>
          <table:table-cell office:value-type="float" office:value="1.101" calcext:value-type="float">
            <text:p>1.101</text:p>
          </table:table-cell>
          <table:table-cell office:value-type="float" office:value="0.81" calcext:value-type="float">
            <text:p>0.81</text:p>
          </table:table-cell>
          <table:table-cell office:value-type="float" office:value="1.36" calcext:value-type="float">
            <text:p>1.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0_LV2</text:p>
          </table:table-cell>
          <table:table-cell office:value-type="float" office:value="1.914" calcext:value-type="float">
            <text:p>1.914</text:p>
          </table:table-cell>
          <table:table-cell office:value-type="float" office:value="1.205" calcext:value-type="float">
            <text:p>1.205</text:p>
          </table:table-cell>
          <table:table-cell office:value-type="float" office:value="1.589" calcext:value-type="float">
            <text:p>1.5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1_LV0</text:p>
          </table:table-cell>
          <table:table-cell office:value-type="float" office:value="-0.531" calcext:value-type="float">
            <text:p>-0.531</text:p>
          </table:table-cell>
          <table:table-cell office:value-type="float" office:value="0.291" calcext:value-type="float">
            <text:p>0.291</text:p>
          </table:table-cell>
          <table:table-cell office:value-type="float" office:value="-1.826" calcext:value-type="float">
            <text:p>-1.8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1_LV1</text:p>
          </table:table-cell>
          <table:table-cell office:value-type="float" office:value="-1.407" calcext:value-type="float">
            <text:p>-1.407</text:p>
          </table:table-cell>
          <table:table-cell office:value-type="float" office:value="0.319" calcext:value-type="float">
            <text:p>0.319</text:p>
          </table:table-cell>
          <table:table-cell office:value-type="float" office:value="-4.41" calcext:value-type="float">
            <text:p>-4.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1_LV2</text:p>
          </table:table-cell>
          <table:table-cell office:value-type="float" office:value="4.648" calcext:value-type="float">
            <text:p>4.648</text:p>
          </table:table-cell>
          <table:table-cell office:value-type="float" office:value="1.75" calcext:value-type="float">
            <text:p>1.75</text:p>
          </table:table-cell>
          <table:table-cell office:value-type="float" office:value="2.656" calcext:value-type="float">
            <text:p>2.6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2M_LV0</text:p>
          </table:table-cell>
          <table:table-cell office:value-type="float" office:value="1.783" calcext:value-type="float">
            <text:p>1.783</text:p>
          </table:table-cell>
          <table:table-cell office:value-type="float" office:value="0.873" calcext:value-type="float">
            <text:p>0.873</text:p>
          </table:table-cell>
          <table:table-cell office:value-type="float" office:value="2.041" calcext:value-type="float">
            <text:p>2.0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2M_LV1</text:p>
          </table:table-cell>
          <table:table-cell office:value-type="float" office:value="1.85" calcext:value-type="float">
            <text:p>1.85</text:p>
          </table:table-cell>
          <table:table-cell office:value-type="float" office:value="0.746" calcext:value-type="float">
            <text:p>0.746</text:p>
          </table:table-cell>
          <table:table-cell office:value-type="float" office:value="2.481" calcext:value-type="float">
            <text:p>2.4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2M_LV2</text:p>
          </table:table-cell>
          <table:table-cell office:value-type="float" office:value="-1.129" calcext:value-type="float">
            <text:p>-1.129</text:p>
          </table:table-cell>
          <table:table-cell office:value-type="float" office:value="0.935" calcext:value-type="float">
            <text:p>0.935</text:p>
          </table:table-cell>
          <table:table-cell office:value-type="float" office:value="-1.207" calcext:value-type="float">
            <text:p>-1.2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0_LV0</text:p>
          </table:table-cell>
          <table:table-cell office:value-type="float" office:value="0.514" calcext:value-type="float">
            <text:p>0.514</text:p>
          </table:table-cell>
          <table:table-cell office:value-type="float" office:value="0.328" calcext:value-type="float">
            <text:p>0.328</text:p>
          </table:table-cell>
          <table:table-cell office:value-type="float" office:value="1.567" calcext:value-type="float">
            <text:p>1.5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0_LV1</text:p>
          </table:table-cell>
          <table:table-cell office:value-type="float" office:value="2.941" calcext:value-type="float">
            <text:p>2.941</text:p>
          </table:table-cell>
          <table:table-cell office:value-type="float" office:value="0.37" calcext:value-type="float">
            <text:p>0.37</text:p>
          </table:table-cell>
          <table:table-cell office:value-type="float" office:value="7.94" calcext:value-type="float">
            <text:p>7.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0_LV2</text:p>
          </table:table-cell>
          <table:table-cell office:value-type="float" office:value="3.514" calcext:value-type="float">
            <text:p>3.514</text:p>
          </table:table-cell>
          <table:table-cell office:value-type="float" office:value="2.763" calcext:value-type="float">
            <text:p>2.763</text:p>
          </table:table-cell>
          <table:table-cell office:value-type="float" office:value="1.272" calcext:value-type="float">
            <text:p>1.2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1_LV0</text:p>
          </table:table-cell>
          <table:table-cell office:value-type="float" office:value="-0.704" calcext:value-type="float">
            <text:p>-0.704</text:p>
          </table:table-cell>
          <table:table-cell office:value-type="float" office:value="0.561" calcext:value-type="float">
            <text:p>0.561</text:p>
          </table:table-cell>
          <table:table-cell office:value-type="float" office:value="-1.254" calcext:value-type="float">
            <text:p>-1.25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1_LV1</text:p>
          </table:table-cell>
          <table:table-cell office:value-type="float" office:value="0.219" calcext:value-type="float">
            <text:p>0.219</text:p>
          </table:table-cell>
          <table:table-cell office:value-type="float" office:value="0.488" calcext:value-type="float">
            <text:p>0.488</text:p>
          </table:table-cell>
          <table:table-cell office:value-type="float" office:value="0.449" calcext:value-type="float">
            <text:p>0.44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1_LV2</text:p>
          </table:table-cell>
          <table:table-cell office:value-type="float" office:value="-4.078" calcext:value-type="float">
            <text:p>-4.078</text:p>
          </table:table-cell>
          <table:table-cell office:value-type="float" office:value="0.709" calcext:value-type="float">
            <text:p>0.709</text:p>
          </table:table-cell>
          <table:table-cell office:value-type="float" office:value="-5.749" calcext:value-type="float">
            <text:p>-5.74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2M_LV0</text:p>
          </table:table-cell>
          <table:table-cell office:value-type="float" office:value="1.612" calcext:value-type="float">
            <text:p>1.612</text:p>
          </table:table-cell>
          <table:table-cell office:value-type="float" office:value="0.859" calcext:value-type="float">
            <text:p>0.859</text:p>
          </table:table-cell>
          <table:table-cell office:value-type="float" office:value="1.876" calcext:value-type="float">
            <text:p>1.8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2M_LV1</text:p>
          </table:table-cell>
          <table:table-cell office:value-type="float" office:value="2.508" calcext:value-type="float">
            <text:p>2.508</text:p>
          </table:table-cell>
          <table:table-cell office:value-type="float" office:value="0.778" calcext:value-type="float">
            <text:p>0.778</text:p>
          </table:table-cell>
          <table:table-cell office:value-type="float" office:value="3.226" calcext:value-type="float">
            <text:p>3.2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2M_LV2</text:p>
          </table:table-cell>
          <table:table-cell office:value-type="float" office:value="3.457" calcext:value-type="float">
            <text:p>3.457</text:p>
          </table:table-cell>
          <table:table-cell office:value-type="float" office:value="4.979" calcext:value-type="float">
            <text:p>4.979</text:p>
          </table:table-cell>
          <table:table-cell office:value-type="float" office:value="0.694" calcext:value-type="float">
            <text:p>0.6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020K_LV0</text:p>
          </table:table-cell>
          <table:table-cell office:value-type="float" office:value="3.468" calcext:value-type="float">
            <text:p>3.468</text:p>
          </table:table-cell>
          <table:table-cell office:value-type="float" office:value="1.302" calcext:value-type="float">
            <text:p>1.302</text:p>
          </table:table-cell>
          <table:table-cell office:value-type="float" office:value="2.663" calcext:value-type="float">
            <text:p>2.6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020K_LV1</text:p>
          </table:table-cell>
          <table:table-cell office:value-type="float" office:value="0.243" calcext:value-type="float">
            <text:p>0.243</text:p>
          </table:table-cell>
          <table:table-cell office:value-type="float" office:value="0.614" calcext:value-type="float">
            <text:p>0.614</text:p>
          </table:table-cell>
          <table:table-cell office:value-type="float" office:value="0.396" calcext:value-type="float">
            <text:p>0.3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020K_LV2</text:p>
          </table:table-cell>
          <table:table-cell office:value-type="float" office:value="3.208" calcext:value-type="float">
            <text:p>3.208</text:p>
          </table:table-cell>
          <table:table-cell office:value-type="float" office:value="2.028" calcext:value-type="float">
            <text:p>2.028</text:p>
          </table:table-cell>
          <table:table-cell office:value-type="float" office:value="1.582" calcext:value-type="float">
            <text:p>1.5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2060K_LV0</text:p>
          </table:table-cell>
          <table:table-cell office:value-type="float" office:value="2.283" calcext:value-type="float">
            <text:p>2.283</text:p>
          </table:table-cell>
          <table:table-cell office:value-type="float" office:value="0.809" calcext:value-type="float">
            <text:p>0.809</text:p>
          </table:table-cell>
          <table:table-cell office:value-type="float" office:value="2.823" calcext:value-type="float">
            <text:p>2.8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2060K_LV1</text:p>
          </table:table-cell>
          <table:table-cell office:value-type="float" office:value="0.779" calcext:value-type="float">
            <text:p>0.779</text:p>
          </table:table-cell>
          <table:table-cell office:value-type="float" office:value="0.515" calcext:value-type="float">
            <text:p>0.515</text:p>
          </table:table-cell>
          <table:table-cell office:value-type="float" office:value="1.511" calcext:value-type="float">
            <text:p>1.5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2060K_LV2</text:p>
          </table:table-cell>
          <table:table-cell office:value-type="float" office:value="-1.364" calcext:value-type="float">
            <text:p>-1.364</text:p>
          </table:table-cell>
          <table:table-cell office:value-type="float" office:value="1.16" calcext:value-type="float">
            <text:p>1.16</text:p>
          </table:table-cell>
          <table:table-cell office:value-type="float" office:value="-1.176" calcext:value-type="float">
            <text:p>-1.1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60KM_LV0</text:p>
          </table:table-cell>
          <table:table-cell office:value-type="float" office:value="-0.878" calcext:value-type="float">
            <text:p>-0.878</text:p>
          </table:table-cell>
          <table:table-cell office:value-type="float" office:value="0.32" calcext:value-type="float">
            <text:p>0.32</text:p>
          </table:table-cell>
          <table:table-cell office:value-type="float" office:value="-2.746" calcext:value-type="float">
            <text:p>-2.74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60KM_LV1</text:p>
          </table:table-cell>
          <table:table-cell office:value-type="float" office:value="-1.562" calcext:value-type="float">
            <text:p>-1.562</text:p>
          </table:table-cell>
          <table:table-cell office:value-type="float" office:value="0.419" calcext:value-type="float">
            <text:p>0.419</text:p>
          </table:table-cell>
          <table:table-cell office:value-type="float" office:value="-3.725" calcext:value-type="float">
            <text:p>-3.7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60KM_LV2</text:p>
          </table:table-cell>
          <table:table-cell office:value-type="float" office:value="0.148" calcext:value-type="float">
            <text:p>0.148</text:p>
          </table:table-cell>
          <table:table-cell office:value-type="float" office:value="0.998" calcext:value-type="float">
            <text:p>0.998</text:p>
          </table:table-cell>
          <table:table-cell office:value-type="float" office:value="0.148" calcext:value-type="float">
            <text:p>0.1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Envrn_Car</text:p>
          </table:table-cell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Envrn_Train</text:p>
          </table:table-cell>
          <table:table-cell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Envrn_Bus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Envrn_Plane</text:p>
          </table:table-cell>
          <table:table-cell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Safe_Car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V0_Safe_Train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V0_Safe_Bus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V0_Safe_Plane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V0_Comf_Car</text:p>
          </table:table-cell>
          <table:table-cell office:value-type="float" office:value="0.533" calcext:value-type="float">
            <text:p>0.533</text:p>
          </table:table-cell>
          <table:table-cell office:value-type="float" office:value="0.107" calcext:value-type="float">
            <text:p>0.107</text:p>
          </table:table-cell>
          <table:table-cell office:value-type="float" office:value="4.983" calcext:value-type="float">
            <text:p>4.9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Comf_Train</text:p>
          </table:table-cell>
          <table:table-cell office:value-type="float" office:value="2.16" calcext:value-type="float">
            <text:p>2.16</text:p>
          </table:table-cell>
          <table:table-cell office:value-type="float" office:value="0.162" calcext:value-type="float">
            <text:p>0.162</text:p>
          </table:table-cell>
          <table:table-cell office:value-type="float" office:value="13.306" calcext:value-type="float">
            <text:p>13.3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Comf_Bus</text:p>
          </table:table-cell>
          <table:table-cell office:value-type="float" office:value="-0.884" calcext:value-type="float">
            <text:p>-0.884</text:p>
          </table:table-cell>
          <table:table-cell office:value-type="float" office:value="0.113" calcext:value-type="float">
            <text:p>0.113</text:p>
          </table:table-cell>
          <table:table-cell office:value-type="float" office:value="-7.835" calcext:value-type="float">
            <text:p>-7.83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Comf_Plane</text:p>
          </table:table-cell>
          <table:table-cell office:value-type="float" office:value="-0.241" calcext:value-type="float">
            <text:p>-0.241</text:p>
          </table:table-cell>
          <table:table-cell office:value-type="float" office:value="0.104" calcext:value-type="float">
            <text:p>0.104</text:p>
          </table:table-cell>
          <table:table-cell office:value-type="float" office:value="-2.311" calcext:value-type="float">
            <text:p>-2.3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Envrn_Car</text:p>
          </table:table-cell>
          <table:table-cell office:value-type="float" office:value="-1.711" calcext:value-type="float">
            <text:p>-1.711</text:p>
          </table:table-cell>
          <table:table-cell office:value-type="float" office:value="0.144" calcext:value-type="float">
            <text:p>0.144</text:p>
          </table:table-cell>
          <table:table-cell office:value-type="float" office:value="-11.846" calcext:value-type="float">
            <text:p>-11.84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Envrn_Train</text:p>
          </table:table-cell>
          <table:table-cell office:value-type="float" office:value="1.083" calcext:value-type="float">
            <text:p>1.083</text:p>
          </table:table-cell>
          <table:table-cell office:value-type="float" office:value="0.122" calcext:value-type="float">
            <text:p>0.122</text:p>
          </table:table-cell>
          <table:table-cell office:value-type="float" office:value="8.916" calcext:value-type="float">
            <text:p>8.9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Envrn_Bus</text:p>
          </table:table-cell>
          <table:table-cell office:value-type="float" office:value="-0.657" calcext:value-type="float">
            <text:p>-0.657</text:p>
          </table:table-cell>
          <table:table-cell office:value-type="float" office:value="0.112" calcext:value-type="float">
            <text:p>0.112</text:p>
          </table:table-cell>
          <table:table-cell office:value-type="float" office:value="-5.858" calcext:value-type="float">
            <text:p>-5.8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Envrn_Plane</text:p>
          </table:table-cell>
          <table:table-cell office:value-type="float" office:value="-1.78" calcext:value-type="float">
            <text:p>-1.78</text:p>
          </table:table-cell>
          <table:table-cell office:value-type="float" office:value="0.148" calcext:value-type="float">
            <text:p>0.148</text:p>
          </table:table-cell>
          <table:table-cell office:value-type="float" office:value="-12.052" calcext:value-type="float">
            <text:p>-12.0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Safe_Car</text:p>
          </table:table-cell>
          <table:table-cell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Safe_Train</text:p>
          </table:table-cell>
          <table:table-cell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Safe_Bus</text:p>
          </table:table-cell>
          <table:table-cell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Safe_Plane</text:p>
          </table:table-cell>
          <table:table-cell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Comf_Car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Comf_Train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Comf_Bus</text:p>
          </table:table-cell>
          <table:table-cell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Comf_Plane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Envrn_Car</text:p>
          </table:table-cell>
          <table:table-cell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V2_Envrn_Train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V2_Envrn_Bu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V2_Envrn_Plane</text:p>
          </table:table-cell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V2_Safe_Car</text:p>
          </table:table-cell>
          <table:table-cell office:value-type="float" office:value="0.619" calcext:value-type="float">
            <text:p>0.619</text:p>
          </table:table-cell>
          <table:table-cell office:value-type="float" office:value="0.101" calcext:value-type="float">
            <text:p>0.101</text:p>
          </table:table-cell>
          <table:table-cell office:value-type="float" office:value="6.136" calcext:value-type="float">
            <text:p>6.1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Safe_Train</text:p>
          </table:table-cell>
          <table:table-cell office:value-type="float" office:value="2.215" calcext:value-type="float">
            <text:p>2.215</text:p>
          </table:table-cell>
          <table:table-cell office:value-type="float" office:value="0.16" calcext:value-type="float">
            <text:p>0.16</text:p>
          </table:table-cell>
          <table:table-cell office:value-type="float" office:value="13.801" calcext:value-type="float">
            <text:p>13.8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Safe_Bus</text:p>
          </table:table-cell>
          <table:table-cell office:value-type="float" office:value="0.575" calcext:value-type="float">
            <text:p>0.575</text:p>
          </table:table-cell>
          <table:table-cell office:value-type="float" office:value="0.1" calcext:value-type="float">
            <text:p>0.1</text:p>
          </table:table-cell>
          <table:table-cell office:value-type="float" office:value="5.739" calcext:value-type="float">
            <text:p>5.73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Safe_Plane</text:p>
          </table:table-cell>
          <table:table-cell office:value-type="float" office:value="0.611" calcext:value-type="float">
            <text:p>0.611</text:p>
          </table:table-cell>
          <table:table-cell office:value-type="float" office:value="0.101" calcext:value-type="float">
            <text:p>0.101</text:p>
          </table:table-cell>
          <table:table-cell office:value-type="float" office:value="6.067" calcext:value-type="float">
            <text:p>6.0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Comf_Car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V2_Comf_Train</text:p>
          </table:table-cell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V2_Comf_Bus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V2_Comf_Plane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office:value-type="string" calcext:value-type="string">
            <text:p>LV0_Bus</text:p>
          </table:table-cell>
          <table:table-cell office:value-type="float" office:value="1.695" calcext:value-type="float">
            <text:p>1.695</text:p>
          </table:table-cell>
          <table:table-cell office:value-type="float" office:value="0.222" calcext:value-type="float">
            <text:p>0.222</text:p>
          </table:table-cell>
          <table:table-cell office:value-type="float" office:value="7.652" calcext:value-type="float">
            <text:p>7.6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CarRental</text:p>
          </table:table-cell>
          <table:table-cell office:value-type="float" office:value="2.263" calcext:value-type="float">
            <text:p>2.263</text:p>
          </table:table-cell>
          <table:table-cell office:value-type="float" office:value="0.372" calcext:value-type="float">
            <text:p>0.372</text:p>
          </table:table-cell>
          <table:table-cell office:value-type="float" office:value="6.083" calcext:value-type="float">
            <text:p>6.0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Car</text:p>
          </table:table-cell>
          <table:table-cell office:value-type="float" office:value="-2.212" calcext:value-type="float">
            <text:p>-2.212</text:p>
          </table:table-cell>
          <table:table-cell office:value-type="float" office:value="0.126" calcext:value-type="float">
            <text:p>0.126</text:p>
          </table:table-cell>
          <table:table-cell office:value-type="float" office:value="-17.535" calcext:value-type="float">
            <text:p>-17.53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Plane</text:p>
          </table:table-cell>
          <table:table-cell office:value-type="float" office:value="-1.869" calcext:value-type="float">
            <text:p>-1.869</text:p>
          </table:table-cell>
          <table:table-cell office:value-type="float" office:value="0.237" calcext:value-type="float">
            <text:p>0.237</text:p>
          </table:table-cell>
          <table:table-cell office:value-type="float" office:value="-7.878" calcext:value-type="float">
            <text:p>-7.8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TrH</text:p>
          </table:table-cell>
          <table:table-cell office:value-type="float" office:value="0.621" calcext:value-type="float">
            <text:p>0.621</text:p>
          </table:table-cell>
          <table:table-cell office:value-type="float" office:value="0.106" calcext:value-type="float">
            <text:p>0.106</text:p>
          </table:table-cell>
          <table:table-cell office:value-type="float" office:value="5.833" calcext:value-type="float">
            <text:p>5.8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Train</text:p>
          </table:table-cell>
          <table:table-cell office:value-type="float" office:value="1.273" calcext:value-type="float">
            <text:p>1.273</text:p>
          </table:table-cell>
          <table:table-cell office:value-type="float" office:value="0.232" calcext:value-type="float">
            <text:p>0.232</text:p>
          </table:table-cell>
          <table:table-cell office:value-type="float" office:value="5.493" calcext:value-type="float">
            <text:p>5.49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Bus</text:p>
          </table:table-cell>
          <table:table-cell office:value-type="float" office:value="-1.305" calcext:value-type="float">
            <text:p>-1.305</text:p>
          </table:table-cell>
          <table:table-cell office:value-type="float" office:value="0.238" calcext:value-type="float">
            <text:p>0.238</text:p>
          </table:table-cell>
          <table:table-cell office:value-type="float" office:value="-5.491" calcext:value-type="float">
            <text:p>-5.4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CarRental</text:p>
          </table:table-cell>
          <table:table-cell office:value-type="float" office:value="-2.796" calcext:value-type="float">
            <text:p>-2.796</text:p>
          </table:table-cell>
          <table:table-cell office:value-type="float" office:value="0.417" calcext:value-type="float">
            <text:p>0.417</text:p>
          </table:table-cell>
          <table:table-cell office:value-type="float" office:value="-6.707" calcext:value-type="float">
            <text:p>-6.7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Car</text:p>
          </table:table-cell>
          <table:table-cell office:value-type="float" office:value="1.452" calcext:value-type="float">
            <text:p>1.452</text:p>
          </table:table-cell>
          <table:table-cell office:value-type="float" office:value="0.127" calcext:value-type="float">
            <text:p>0.127</text:p>
          </table:table-cell>
          <table:table-cell office:value-type="float" office:value="11.446" calcext:value-type="float">
            <text:p>11.44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Plane</text:p>
          </table:table-cell>
          <table:table-cell office:value-type="float" office:value="0.505" calcext:value-type="float">
            <text:p>0.505</text:p>
          </table:table-cell>
          <table:table-cell office:value-type="float" office:value="0.242" calcext:value-type="float">
            <text:p>0.242</text:p>
          </table:table-cell>
          <table:table-cell office:value-type="float" office:value="2.084" calcext:value-type="float">
            <text:p>2.0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TrH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11" calcext:value-type="float">
            <text:p>0.11</text:p>
          </table:table-cell>
          <table:table-cell office:value-type="float" office:value="-2.04" calcext:value-type="float">
            <text:p>-2.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Train</text:p>
          </table:table-cell>
          <table:table-cell office:value-type="float" office:value="-0.878" calcext:value-type="float">
            <text:p>-0.878</text:p>
          </table:table-cell>
          <table:table-cell office:value-type="float" office:value="0.245" calcext:value-type="float">
            <text:p>0.245</text:p>
          </table:table-cell>
          <table:table-cell office:value-type="float" office:value="-3.58" calcext:value-type="float">
            <text:p>-3.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Bus</text:p>
          </table:table-cell>
          <table:table-cell office:value-type="float" office:value="0.503" calcext:value-type="float">
            <text:p>0.503</text:p>
          </table:table-cell>
          <table:table-cell office:value-type="float" office:value="0.207" calcext:value-type="float">
            <text:p>0.207</text:p>
          </table:table-cell>
          <table:table-cell office:value-type="float" office:value="2.423" calcext:value-type="float">
            <text:p>2.4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CarRental</text:p>
          </table:table-cell>
          <table:table-cell office:value-type="float" office:value="0.418" calcext:value-type="float">
            <text:p>0.418</text:p>
          </table:table-cell>
          <table:table-cell office:value-type="float" office:value="0.335" calcext:value-type="float">
            <text:p>0.335</text:p>
          </table:table-cell>
          <table:table-cell office:value-type="float" office:value="1.246" calcext:value-type="float">
            <text:p>1.24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Car</text:p>
          </table:table-cell>
          <table:table-cell office:value-type="float" office:value="-0.262" calcext:value-type="float">
            <text:p>-0.262</text:p>
          </table:table-cell>
          <table:table-cell office:value-type="float" office:value="0.117" calcext:value-type="float">
            <text:p>0.117</text:p>
          </table:table-cell>
          <table:table-cell office:value-type="float" office:value="-2.24" calcext:value-type="float">
            <text:p>-2.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Plane</text:p>
          </table:table-cell>
          <table:table-cell office:value-type="float" office:value="0.54" calcext:value-type="float">
            <text:p>0.54</text:p>
          </table:table-cell>
          <table:table-cell office:value-type="float" office:value="0.212" calcext:value-type="float">
            <text:p>0.212</text:p>
          </table:table-cell>
          <table:table-cell office:value-type="float" office:value="2.554" calcext:value-type="float">
            <text:p>2.55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TrH</text:p>
          </table:table-cell>
          <table:table-cell office:value-type="float" office:value="1.411" calcext:value-type="float">
            <text:p>1.411</text:p>
          </table:table-cell>
          <table:table-cell office:value-type="float" office:value="0.099" calcext:value-type="float">
            <text:p>0.099</text:p>
          </table:table-cell>
          <table:table-cell office:value-type="float" office:value="14.292" calcext:value-type="float">
            <text:p>14.2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Train</text:p>
          </table:table-cell>
          <table:table-cell office:value-type="float" office:value="-1.206" calcext:value-type="float">
            <text:p>-1.206</text:p>
          </table:table-cell>
          <table:table-cell office:value-type="float" office:value="0.22" calcext:value-type="float">
            <text:p>0.22</text:p>
          </table:table-cell>
          <table:table-cell office:value-type="float" office:value="-5.478" calcext:value-type="float">
            <text:p>-5.478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formula="of:=COUNTIF([.B9:.B140];&quot;&gt;0&quot;)" office:value-type="float" office:value="61" calcext:value-type="float">
            <text:p>61</text:p>
          </table:table-cell>
          <table:table-cell table:number-columns-repeated="19"/>
        </table:table-row>
      </table:table>
      <table:table table:name="CRBM_reuseParam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@iteration 612, run time 89.41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ull Loglikelihood: -2897.7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nal Loglikelihood: -1951.8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ho square 0.3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C 4149.6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IC 4824.7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N 1.0</text:p>
          </table:table-cell>
          <table:table-cell table:number-columns-repeated="4"/>
          <table:table-cell office:value-type="string" calcext:value-type="string">
            <text:p>nLV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 text:c="2"/>betas</text:p>
          </table:table-cell>
          <table:table-cell office:value-type="string" calcext:value-type="string">
            <text:p><text:s text:c="2"/>serr</text:p>
          </table:table-cell>
          <table:table-cell office:value-type="string" calcext:value-type="string">
            <text:p><text:s text:c="2"/>t_stat</text:p>
          </table:table-cell>
          <table:table-cell table:number-columns-repeated="2"/>
          <table:table-cell office:value-type="string" calcext:value-type="string">
            <text:p>comfort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safety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SC_Bus</text:p>
          </table:table-cell>
          <table:table-cell office:value-type="float" office:value="-1.079" calcext:value-type="float">
            <text:p>-1.079</text:p>
          </table:table-cell>
          <table:table-cell office:value-type="float" office:value="0.205" calcext:value-type="float">
            <text:p>0.205</text:p>
          </table:table-cell>
          <table:table-cell office:value-type="float" office:value="-5.272" calcext:value-type="float">
            <text:p>-5.272</text:p>
          </table:table-cell>
          <table:table-cell table:number-columns-repeated="2"/>
          <table:table-cell office:value-type="string" calcext:value-type="string">
            <text:p>comfort</text:p>
          </table:table-cell>
          <table:table-cell office:value-type="string" calcext:value-type="string">
            <text:p>environmental</text:p>
          </table:table-cell>
          <table:table-cell office:value-type="string" calcext:value-type="string">
            <text:p>safety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SC_CarRental</text:p>
          </table:table-cell>
          <table:table-cell office:value-type="float" office:value="-2.02" calcext:value-type="float">
            <text:p>-2.02</text:p>
          </table:table-cell>
          <table:table-cell office:value-type="float" office:value="0.331" calcext:value-type="float">
            <text:p>0.331</text:p>
          </table:table-cell>
          <table:table-cell office:value-type="float" office:value="-6.106" calcext:value-type="float">
            <text:p>-6.106</text:p>
          </table:table-cell>
          <table:table-cell/>
          <table:table-cell table:formula="of:=SUBSTITUTE(OFFSET([.$A$18];(ROW([.A18])-18)*[.$G$7];0);&quot;_LV0&quot;;&quot;&quot;)" office:value-type="string" office:string-value="DrvLicens" calcext:value-type="string">
            <text:p>DrvLicens</text:p>
          </table:table-cell>
          <table:table-cell table:formula="of:=OFFSET([.$B$18];(ROW([.B18])-18)*[.$G$7];0)+ORG.OPENOFFICE.STYLE(IF(OFFSET([.$D$18];(ROW([.D18])-18)*[.$G$7];0)&lt;-1.96;&quot;red&quot;;IF(OFFSET([.$D$18];(ROW([.D18])-18)*[.$G$7];0)&gt;1.96;&quot;green&quot;;)))" office:value-type="float" office:value="0.14" calcext:value-type="float">
            <text:p>0.14</text:p>
          </table:table-cell>
          <table:table-cell table:style-name="RED" table:formula="of:=OFFSET([.$B$19];(ROW([.B19])-19)*[.$G$7];0)+ORG.OPENOFFICE.STYLE(IF(OFFSET([.$D$19];(ROW([.D19])-19)*[.$G$7];0)&lt;-1.96;&quot;red&quot;;IF(OFFSET([.$D$19];(ROW([.D19])-19)*[.$G$7];0)&gt;1.96;&quot;green&quot;;)))" office:value-type="float" office:value="-1.001" calcext:value-type="float">
            <text:p>-1.001</text:p>
          </table:table-cell>
          <table:table-cell table:formula="of:=OFFSET([.$B$20];(ROW([.B20])-20)*[.$G$7];0)+ORG.OPENOFFICE.STYLE(IF(OFFSET([.$D$20];(ROW([.D20])-20)*[.$G$7];0)&lt;-1.96;&quot;red&quot;;IF(OFFSET([.$D$20];(ROW([.D20])-20)*[.$G$7];0)&gt;1.96;&quot;green&quot;;)))" office:value-type="float" office:value="0.412" calcext:value-type="float">
            <text:p>0.412</text:p>
          </table:table-cell>
          <table:table-cell table:style-name="ce2"/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ASC_Car</text:p>
          </table:table-cell>
          <table:table-cell office:value-type="float" office:value="0.787" calcext:value-type="float">
            <text:p>0.787</text:p>
          </table:table-cell>
          <table:table-cell office:value-type="float" office:value="0.117" calcext:value-type="float">
            <text:p>0.117</text:p>
          </table:table-cell>
          <table:table-cell office:value-type="float" office:value="6.723" calcext:value-type="float">
            <text:p>6.723</text:p>
          </table:table-cell>
          <table:table-cell/>
          <table:table-cell table:formula="of:=SUBSTITUTE(OFFSET([.$A$18];(ROW([.A19])-18)*[.$G$7];0);&quot;_LV0&quot;;&quot;&quot;)" office:value-type="string" office:string-value="PblcTrst" calcext:value-type="string">
            <text:p>PblcTrst</text:p>
          </table:table-cell>
          <table:table-cell table:formula="of:=OFFSET([.$B$18];(ROW([.B19])-18)*[.$G$7];0)+ORG.OPENOFFICE.STYLE(IF(OFFSET([.$D$18];(ROW([.D19])-18)*[.$G$7];0)&lt;-1.96;&quot;red&quot;;IF(OFFSET([.$D$18];(ROW([.D19])-18)*[.$G$7];0)&gt;1.96;&quot;green&quot;;)))" office:value-type="float" office:value="-0.342" calcext:value-type="float">
            <text:p>-0.342</text:p>
          </table:table-cell>
          <table:table-cell table:formula="of:=OFFSET([.$B$19];(ROW([.B20])-19)*[.$G$7];0)+ORG.OPENOFFICE.STYLE(IF(OFFSET([.$D$19];(ROW([.D20])-19)*[.$G$7];0)&lt;-1.96;&quot;red&quot;;IF(OFFSET([.$D$19];(ROW([.D20])-19)*[.$G$7];0)&gt;1.96;&quot;green&quot;;)))" office:value-type="float" office:value="0.235" calcext:value-type="float">
            <text:p>0.235</text:p>
          </table:table-cell>
          <table:table-cell table:style-name="RED" table:formula="of:=OFFSET([.$B$20];(ROW([.B21])-20)*[.$G$7];0)+ORG.OPENOFFICE.STYLE(IF(OFFSET([.$D$20];(ROW([.D21])-20)*[.$G$7];0)&lt;-1.96;&quot;red&quot;;IF(OFFSET([.$D$20];(ROW([.D21])-20)*[.$G$7];0)&gt;1.96;&quot;green&quot;;)))" office:value-type="float" office:value="-1.379" calcext:value-type="float">
            <text:p>-1.379</text:p>
          </table:table-cell>
          <table:table-cell table:style-name="ce3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ASC_Plane</text:p>
          </table:table-cell>
          <table:table-cell office:value-type="float" office:value="0.984" calcext:value-type="float">
            <text:p>0.984</text:p>
          </table:table-cell>
          <table:table-cell office:value-type="float" office:value="0.21" calcext:value-type="float">
            <text:p>0.21</text:p>
          </table:table-cell>
          <table:table-cell office:value-type="float" office:value="4.691" calcext:value-type="float">
            <text:p>4.691</text:p>
          </table:table-cell>
          <table:table-cell/>
          <table:table-cell table:formula="of:=SUBSTITUTE(OFFSET([.$A$18];(ROW([.A20])-18)*[.$G$7];0);&quot;_LV0&quot;;&quot;&quot;)" office:value-type="string" office:string-value="Ag1825" calcext:value-type="string">
            <text:p>Ag1825</text:p>
          </table:table-cell>
          <table:table-cell table:formula="of:=OFFSET([.$B$18];(ROW([.B20])-18)*[.$G$7];0)+ORG.OPENOFFICE.STYLE(IF(OFFSET([.$D$18];(ROW([.D20])-18)*[.$G$7];0)&lt;-1.96;&quot;red&quot;;IF(OFFSET([.$D$18];(ROW([.D20])-18)*[.$G$7];0)&gt;1.96;&quot;green&quot;;)))" office:value-type="float" office:value="-0.801" calcext:value-type="float">
            <text:p>-0.801</text:p>
          </table:table-cell>
          <table:table-cell table:formula="of:=OFFSET([.$B$19];(ROW([.B21])-19)*[.$G$7];0)+ORG.OPENOFFICE.STYLE(IF(OFFSET([.$D$19];(ROW([.D21])-19)*[.$G$7];0)&lt;-1.96;&quot;red&quot;;IF(OFFSET([.$D$19];(ROW([.D21])-19)*[.$G$7];0)&gt;1.96;&quot;green&quot;;)))" office:value-type="float" office:value="-0.733" calcext:value-type="float">
            <text:p>-0.733</text:p>
          </table:table-cell>
          <table:table-cell table:style-name="RED" table:formula="of:=OFFSET([.$B$20];(ROW([.B22])-20)*[.$G$7];0)+ORG.OPENOFFICE.STYLE(IF(OFFSET([.$D$20];(ROW([.D22])-20)*[.$G$7];0)&lt;-1.96;&quot;red&quot;;IF(OFFSET([.$D$20];(ROW([.D22])-20)*[.$G$7];0)&gt;1.96;&quot;green&quot;;)))" office:value-type="float" office:value="-1.485" calcext:value-type="float">
            <text:p>-1.485</text:p>
          </table:table-cell>
          <table:table-cell table:style-name="ce2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ASC_TrH</text:p>
          </table:table-cell>
          <table:table-cell office:value-type="float" office:value="-0.293" calcext:value-type="float">
            <text:p>-0.293</text:p>
          </table:table-cell>
          <table:table-cell office:value-type="float" office:value="0.098" calcext:value-type="float">
            <text:p>0.098</text:p>
          </table:table-cell>
          <table:table-cell office:value-type="float" office:value="-2.982" calcext:value-type="float">
            <text:p>-2.982</text:p>
          </table:table-cell>
          <table:table-cell/>
          <table:table-cell table:formula="of:=SUBSTITUTE(OFFSET([.$A$18];(ROW([.A21])-18)*[.$G$7];0);&quot;_LV0&quot;;&quot;&quot;)" office:value-type="string" office:string-value="Ag2545" calcext:value-type="string">
            <text:p>Ag2545</text:p>
          </table:table-cell>
          <table:table-cell table:formula="of:=OFFSET([.$B$18];(ROW([.B21])-18)*[.$G$7];0)+ORG.OPENOFFICE.STYLE(IF(OFFSET([.$D$18];(ROW([.D21])-18)*[.$G$7];0)&lt;-1.96;&quot;red&quot;;IF(OFFSET([.$D$18];(ROW([.D21])-18)*[.$G$7];0)&gt;1.96;&quot;green&quot;;)))" office:value-type="float" office:value="-0.37" calcext:value-type="float">
            <text:p>-0.37</text:p>
          </table:table-cell>
          <table:table-cell table:formula="of:=OFFSET([.$B$19];(ROW([.B22])-19)*[.$G$7];0)+ORG.OPENOFFICE.STYLE(IF(OFFSET([.$D$19];(ROW([.D22])-19)*[.$G$7];0)&lt;-1.96;&quot;red&quot;;IF(OFFSET([.$D$19];(ROW([.D22])-19)*[.$G$7];0)&gt;1.96;&quot;green&quot;;)))" office:value-type="float" office:value="0.091" calcext:value-type="float">
            <text:p>0.091</text:p>
          </table:table-cell>
          <table:table-cell table:formula="of:=OFFSET([.$B$20];(ROW([.B23])-20)*[.$G$7];0)+ORG.OPENOFFICE.STYLE(IF(OFFSET([.$D$20];(ROW([.D23])-20)*[.$G$7];0)&lt;-1.96;&quot;red&quot;;IF(OFFSET([.$D$20];(ROW([.D23])-20)*[.$G$7];0)&gt;1.96;&quot;green&quot;;)))" office:value-type="float" office:value="0.323" calcext:value-type="float">
            <text:p>0.323</text:p>
          </table:table-cell>
          <table:table-cell table:style-name="ce15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ASC_Train</text:p>
          </table:table-cell>
          <table:table-cell office:value-type="float" office:value="0" calcext:value-type="float">
            <text:p>0</text:p>
          </table:table-cell>
          <table:table-cell office:value-type="float" office:value="0.214" calcext:value-type="float">
            <text:p>0.214</text:p>
          </table:table-cell>
          <table:table-cell office:value-type="float" office:value="0" calcext:value-type="float">
            <text:p>0</text:p>
          </table:table-cell>
          <table:table-cell/>
          <table:table-cell table:formula="of:=SUBSTITUTE(OFFSET([.$A$18];(ROW([.A22])-18)*[.$G$7];0);&quot;_LV0&quot;;&quot;&quot;)" office:value-type="string" office:string-value="Ag4565" calcext:value-type="string">
            <text:p>Ag4565</text:p>
          </table:table-cell>
          <table:table-cell table:style-name="GREEN" table:formula="of:=OFFSET([.$B$18];(ROW([.B22])-18)*[.$G$7];0)+ORG.OPENOFFICE.STYLE(IF(OFFSET([.$D$18];(ROW([.D22])-18)*[.$G$7];0)&lt;-1.96;&quot;red&quot;;IF(OFFSET([.$D$18];(ROW([.D22])-18)*[.$G$7];0)&gt;1.96;&quot;green&quot;;)))" office:value-type="float" office:value="1.732" calcext:value-type="float">
            <text:p>1.732</text:p>
          </table:table-cell>
          <table:table-cell table:style-name="GREEN" table:formula="of:=OFFSET([.$B$19];(ROW([.B23])-19)*[.$G$7];0)+ORG.OPENOFFICE.STYLE(IF(OFFSET([.$D$19];(ROW([.D23])-19)*[.$G$7];0)&lt;-1.96;&quot;red&quot;;IF(OFFSET([.$D$19];(ROW([.D23])-19)*[.$G$7];0)&gt;1.96;&quot;green&quot;;)))" office:value-type="float" office:value="0.548" calcext:value-type="float">
            <text:p>0.548</text:p>
          </table:table-cell>
          <table:table-cell table:style-name="GREEN" table:formula="of:=OFFSET([.$B$20];(ROW([.B24])-20)*[.$G$7];0)+ORG.OPENOFFICE.STYLE(IF(OFFSET([.$D$20];(ROW([.D24])-20)*[.$G$7];0)&lt;-1.96;&quot;red&quot;;IF(OFFSET([.$D$20];(ROW([.D24])-20)*[.$G$7];0)&gt;1.96;&quot;green&quot;;)))" office:value-type="float" office:value="1.003" calcext:value-type="float">
            <text:p>1.003</text:p>
          </table:table-cell>
          <table:table-cell table:style-name="ce3"/>
          <table:table-cell table:style-name="ce15"/>
          <table:table-cell table:number-columns-repeated="10"/>
        </table:table-row>
        <table:table-row table:style-name="ro1">
          <table:table-cell table:style-name="ce1" office:value-type="string" calcext:value-type="string">
            <text:p>cost</text:p>
          </table:table-cell>
          <table:table-cell table:style-name="ce1" office:value-type="float" office:value="-0.563" calcext:value-type="float">
            <text:p>-0.563</text:p>
          </table:table-cell>
          <table:table-cell table:style-name="ce1" office:value-type="float" office:value="0.113" calcext:value-type="float">
            <text:p>0.113</text:p>
          </table:table-cell>
          <table:table-cell table:style-name="ce1" office:value-type="float" office:value="-4.969" calcext:value-type="float">
            <text:p>-4.969</text:p>
          </table:table-cell>
          <table:table-cell/>
          <table:table-cell table:formula="of:=SUBSTITUTE(OFFSET([.$A$18];(ROW([.A23])-18)*[.$G$7];0);&quot;_LV0&quot;;&quot;&quot;)" office:value-type="string" office:string-value="Ag65M" calcext:value-type="string">
            <text:p>Ag65M</text:p>
          </table:table-cell>
          <table:table-cell table:formula="of:=OFFSET([.$B$18];(ROW([.B23])-18)*[.$G$7];0)+ORG.OPENOFFICE.STYLE(IF(OFFSET([.$D$18];(ROW([.D23])-18)*[.$G$7];0)&lt;-1.96;&quot;red&quot;;IF(OFFSET([.$D$18];(ROW([.D23])-18)*[.$G$7];0)&gt;1.96;&quot;green&quot;;)))" office:value-type="float" office:value="0.319" calcext:value-type="float">
            <text:p>0.319</text:p>
          </table:table-cell>
          <table:table-cell table:formula="of:=OFFSET([.$B$19];(ROW([.B24])-19)*[.$G$7];0)+ORG.OPENOFFICE.STYLE(IF(OFFSET([.$D$19];(ROW([.D24])-19)*[.$G$7];0)&lt;-1.96;&quot;red&quot;;IF(OFFSET([.$D$19];(ROW([.D24])-19)*[.$G$7];0)&gt;1.96;&quot;green&quot;;)))" office:value-type="float" office:value="-0.051" calcext:value-type="float">
            <text:p>-0.051</text:p>
          </table:table-cell>
          <table:table-cell table:formula="of:=OFFSET([.$B$20];(ROW([.B25])-20)*[.$G$7];0)+ORG.OPENOFFICE.STYLE(IF(OFFSET([.$D$20];(ROW([.D25])-20)*[.$G$7];0)&lt;-1.96;&quot;red&quot;;IF(OFFSET([.$D$20];(ROW([.D25])-20)*[.$G$7];0)&gt;1.96;&quot;green&quot;;)))" office:value-type="float" office:value="0.082" calcext:value-type="float">
            <text:p>0.082</text:p>
          </table:table-cell>
          <table:table-cell table:style-name="ce15"/>
          <table:table-cell table:style-name="ce3"/>
          <table:table-cell table:number-columns-repeated="10"/>
        </table:table-row>
        <table:table-row table:style-name="ro1">
          <table:table-cell table:style-name="ce1" office:value-type="string" calcext:value-type="string">
            <text:p>tt</text:p>
          </table:table-cell>
          <table:table-cell table:style-name="ce1" office:value-type="float" office:value="-0.131" calcext:value-type="float">
            <text:p>-0.131</text:p>
          </table:table-cell>
          <table:table-cell table:style-name="ce1" office:value-type="float" office:value="0.024" calcext:value-type="float">
            <text:p>0.024</text:p>
          </table:table-cell>
          <table:table-cell table:style-name="ce1" office:value-type="float" office:value="-5.541" calcext:value-type="float">
            <text:p>-5.541</text:p>
          </table:table-cell>
          <table:table-cell/>
          <table:table-cell table:formula="of:=SUBSTITUTE(OFFSET([.$A$18];(ROW([.A24])-18)*[.$G$7];0);&quot;_LV0&quot;;&quot;&quot;)" office:value-type="string" office:string-value="Male" calcext:value-type="string">
            <text:p>Male</text:p>
          </table:table-cell>
          <table:table-cell table:style-name="RED" table:formula="of:=OFFSET([.$B$18];(ROW([.B24])-18)*[.$G$7];0)+ORG.OPENOFFICE.STYLE(IF(OFFSET([.$D$18];(ROW([.D24])-18)*[.$G$7];0)&lt;-1.96;&quot;red&quot;;IF(OFFSET([.$D$18];(ROW([.D24])-18)*[.$G$7];0)&gt;1.96;&quot;green&quot;;)))" office:value-type="float" office:value="-0.507" calcext:value-type="float">
            <text:p>-0.507</text:p>
          </table:table-cell>
          <table:table-cell table:formula="of:=OFFSET([.$B$19];(ROW([.B25])-19)*[.$G$7];0)+ORG.OPENOFFICE.STYLE(IF(OFFSET([.$D$19];(ROW([.D25])-19)*[.$G$7];0)&lt;-1.96;&quot;red&quot;;IF(OFFSET([.$D$19];(ROW([.D25])-19)*[.$G$7];0)&gt;1.96;&quot;green&quot;;)))" office:value-type="float" office:value="-0.154" calcext:value-type="float">
            <text:p>-0.154</text:p>
          </table:table-cell>
          <table:table-cell table:formula="of:=OFFSET([.$B$20];(ROW([.B26])-20)*[.$G$7];0)+ORG.OPENOFFICE.STYLE(IF(OFFSET([.$D$20];(ROW([.D26])-20)*[.$G$7];0)&lt;-1.96;&quot;red&quot;;IF(OFFSET([.$D$20];(ROW([.D26])-20)*[.$G$7];0)&gt;1.96;&quot;green&quot;;)))" office:value-type="float" office:value="-0.358" calcext:value-type="float">
            <text:p>-0.358</text:p>
          </table:table-cell>
          <table:table-cell table:style-name="ce15"/>
          <table:table-cell table:style-name="ce2"/>
          <table:table-cell table:number-columns-repeated="10"/>
        </table:table-row>
        <table:table-row table:style-name="ro1">
          <table:table-cell table:style-name="ce1" office:value-type="string" calcext:value-type="string">
            <text:p>relib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692" calcext:value-type="float">
            <text:p>0.692</text:p>
          </table:table-cell>
          <table:table-cell table:style-name="ce1" office:value-type="float" office:value="0.606" calcext:value-type="float">
            <text:p>0.606</text:p>
          </table:table-cell>
          <table:table-cell/>
          <table:table-cell table:formula="of:=SUBSTITUTE(OFFSET([.$A$18];(ROW([.A25])-18)*[.$G$7];0);&quot;_LV0&quot;;&quot;&quot;)" office:value-type="string" office:string-value="Fulltime" calcext:value-type="string">
            <text:p>Fulltime</text:p>
          </table:table-cell>
          <table:table-cell table:formula="of:=OFFSET([.$B$18];(ROW([.B25])-18)*[.$G$7];0)+ORG.OPENOFFICE.STYLE(IF(OFFSET([.$D$18];(ROW([.D25])-18)*[.$G$7];0)&lt;-1.96;&quot;red&quot;;IF(OFFSET([.$D$18];(ROW([.D25])-18)*[.$G$7];0)&gt;1.96;&quot;green&quot;;)))" office:value-type="float" office:value="-0.27" calcext:value-type="float">
            <text:p>-0.27</text:p>
          </table:table-cell>
          <table:table-cell table:style-name="RED" table:formula="of:=OFFSET([.$B$19];(ROW([.B26])-19)*[.$G$7];0)+ORG.OPENOFFICE.STYLE(IF(OFFSET([.$D$19];(ROW([.D26])-19)*[.$G$7];0)&lt;-1.96;&quot;red&quot;;IF(OFFSET([.$D$19];(ROW([.D26])-19)*[.$G$7];0)&gt;1.96;&quot;green&quot;;)))" office:value-type="float" office:value="-0.346" calcext:value-type="float">
            <text:p>-0.346</text:p>
          </table:table-cell>
          <table:table-cell table:formula="of:=OFFSET([.$B$20];(ROW([.B27])-20)*[.$G$7];0)+ORG.OPENOFFICE.STYLE(IF(OFFSET([.$D$20];(ROW([.D27])-20)*[.$G$7];0)&lt;-1.96;&quot;red&quot;;IF(OFFSET([.$D$20];(ROW([.D27])-20)*[.$G$7];0)&gt;1.96;&quot;green&quot;;)))" office:value-type="float" office:value="0.047" calcext:value-type="float">
            <text:p>0.047</text:p>
          </table:table-cell>
          <table:table-cell table:style-name="ce3"/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DrvLicens_LV0</text:p>
          </table:table-cell>
          <table:table-cell office:value-type="float" office:value="0.14" calcext:value-type="float">
            <text:p>0.14</text:p>
          </table:table-cell>
          <table:table-cell office:value-type="float" office:value="0.172" calcext:value-type="float">
            <text:p>0.172</text:p>
          </table:table-cell>
          <table:table-cell office:value-type="float" office:value="0.816" calcext:value-type="float">
            <text:p>0.816</text:p>
          </table:table-cell>
          <table:table-cell/>
          <table:table-cell table:formula="of:=SUBSTITUTE(OFFSET([.$A$18];(ROW([.A26])-18)*[.$G$7];0);&quot;_LV0&quot;;&quot;&quot;)" office:value-type="string" office:string-value="Edu_Highschl" calcext:value-type="string">
            <text:p>Edu_Highschl</text:p>
          </table:table-cell>
          <table:table-cell table:formula="of:=OFFSET([.$B$18];(ROW([.B26])-18)*[.$G$7];0)+ORG.OPENOFFICE.STYLE(IF(OFFSET([.$D$18];(ROW([.D26])-18)*[.$G$7];0)&lt;-1.96;&quot;red&quot;;IF(OFFSET([.$D$18];(ROW([.D26])-18)*[.$G$7];0)&gt;1.96;&quot;green&quot;;)))" office:value-type="float" office:value="0.509" calcext:value-type="float">
            <text:p>0.509</text:p>
          </table:table-cell>
          <table:table-cell table:style-name="GREEN" table:formula="of:=OFFSET([.$B$19];(ROW([.B27])-19)*[.$G$7];0)+ORG.OPENOFFICE.STYLE(IF(OFFSET([.$D$19];(ROW([.D27])-19)*[.$G$7];0)&lt;-1.96;&quot;red&quot;;IF(OFFSET([.$D$19];(ROW([.D27])-19)*[.$G$7];0)&gt;1.96;&quot;green&quot;;)))" office:value-type="float" office:value="1.171" calcext:value-type="float">
            <text:p>1.171</text:p>
          </table:table-cell>
          <table:table-cell table:style-name="RED" table:formula="of:=OFFSET([.$B$20];(ROW([.B28])-20)*[.$G$7];0)+ORG.OPENOFFICE.STYLE(IF(OFFSET([.$D$20];(ROW([.D28])-20)*[.$G$7];0)&lt;-1.96;&quot;red&quot;;IF(OFFSET([.$D$20];(ROW([.D28])-20)*[.$G$7];0)&gt;1.96;&quot;green&quot;;)))" office:value-type="float" office:value="-1.486" calcext:value-type="float">
            <text:p>-1.486</text:p>
          </table:table-cell>
          <table:table-cell table:style-name="ce15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DrvLicens_LV1</text:p>
          </table:table-cell>
          <table:table-cell office:value-type="float" office:value="-1.001" calcext:value-type="float">
            <text:p>-1.001</text:p>
          </table:table-cell>
          <table:table-cell office:value-type="float" office:value="0.123" calcext:value-type="float">
            <text:p>0.123</text:p>
          </table:table-cell>
          <table:table-cell office:value-type="float" office:value="-8.156" calcext:value-type="float">
            <text:p>-8.156</text:p>
          </table:table-cell>
          <table:table-cell/>
          <table:table-cell table:formula="of:=SUBSTITUTE(OFFSET([.$A$18];(ROW([.A27])-18)*[.$G$7];0);&quot;_LV0&quot;;&quot;&quot;)" office:value-type="string" office:string-value="Edu_BSc" calcext:value-type="string">
            <text:p>Edu_BSc</text:p>
          </table:table-cell>
          <table:table-cell table:style-name="GREEN" table:formula="of:=OFFSET([.$B$18];(ROW([.B27])-18)*[.$G$7];0)+ORG.OPENOFFICE.STYLE(IF(OFFSET([.$D$18];(ROW([.D27])-18)*[.$G$7];0)&lt;-1.96;&quot;red&quot;;IF(OFFSET([.$D$18];(ROW([.D27])-18)*[.$G$7];0)&gt;1.96;&quot;green&quot;;)))" office:value-type="float" office:value="0.826" calcext:value-type="float">
            <text:p>0.826</text:p>
          </table:table-cell>
          <table:table-cell table:style-name="GREEN" table:formula="of:=OFFSET([.$B$19];(ROW([.B28])-19)*[.$G$7];0)+ORG.OPENOFFICE.STYLE(IF(OFFSET([.$D$19];(ROW([.D28])-19)*[.$G$7];0)&lt;-1.96;&quot;red&quot;;IF(OFFSET([.$D$19];(ROW([.D28])-19)*[.$G$7];0)&gt;1.96;&quot;green&quot;;)))" office:value-type="float" office:value="0.962" calcext:value-type="float">
            <text:p>0.962</text:p>
          </table:table-cell>
          <table:table-cell table:formula="of:=OFFSET([.$B$20];(ROW([.B29])-20)*[.$G$7];0)+ORG.OPENOFFICE.STYLE(IF(OFFSET([.$D$20];(ROW([.D29])-20)*[.$G$7];0)&lt;-1.96;&quot;red&quot;;IF(OFFSET([.$D$20];(ROW([.D29])-20)*[.$G$7];0)&gt;1.96;&quot;green&quot;;)))" office:value-type="float" office:value="-0.391" calcext:value-type="float">
            <text:p>-0.391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DrvLicens_LV2</text:p>
          </table:table-cell>
          <table:table-cell office:value-type="float" office:value="0.412" calcext:value-type="float">
            <text:p>0.412</text:p>
          </table:table-cell>
          <table:table-cell office:value-type="float" office:value="0.236" calcext:value-type="float">
            <text:p>0.236</text:p>
          </table:table-cell>
          <table:table-cell office:value-type="float" office:value="1.745" calcext:value-type="float">
            <text:p>1.745</text:p>
          </table:table-cell>
          <table:table-cell/>
          <table:table-cell table:formula="of:=SUBSTITUTE(OFFSET([.$A$18];(ROW([.A28])-18)*[.$G$7];0);&quot;_LV0&quot;;&quot;&quot;)" office:value-type="string" office:string-value="Edu_MscPhD" calcext:value-type="string">
            <text:p>Edu_MscPhD</text:p>
          </table:table-cell>
          <table:table-cell table:formula="of:=OFFSET([.$B$18];(ROW([.B28])-18)*[.$G$7];0)+ORG.OPENOFFICE.STYLE(IF(OFFSET([.$D$18];(ROW([.D28])-18)*[.$G$7];0)&lt;-1.96;&quot;red&quot;;IF(OFFSET([.$D$18];(ROW([.D28])-18)*[.$G$7];0)&gt;1.96;&quot;green&quot;;)))" office:value-type="float" office:value="-0.513" calcext:value-type="float">
            <text:p>-0.513</text:p>
          </table:table-cell>
          <table:table-cell table:formula="of:=OFFSET([.$B$19];(ROW([.B29])-19)*[.$G$7];0)+ORG.OPENOFFICE.STYLE(IF(OFFSET([.$D$19];(ROW([.D29])-19)*[.$G$7];0)&lt;-1.96;&quot;red&quot;;IF(OFFSET([.$D$19];(ROW([.D29])-19)*[.$G$7];0)&gt;1.96;&quot;green&quot;;)))" office:value-type="float" office:value="0.384" calcext:value-type="float">
            <text:p>0.384</text:p>
          </table:table-cell>
          <table:table-cell table:formula="of:=OFFSET([.$B$20];(ROW([.B30])-20)*[.$G$7];0)+ORG.OPENOFFICE.STYLE(IF(OFFSET([.$D$20];(ROW([.D30])-20)*[.$G$7];0)&lt;-1.96;&quot;red&quot;;IF(OFFSET([.$D$20];(ROW([.D30])-20)*[.$G$7];0)&gt;1.96;&quot;green&quot;;)))" office:value-type="float" office:value="0.348" calcext:value-type="float">
            <text:p>0.348</text:p>
          </table:table-cell>
          <table:table-cell table:style-name="ce15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blcTrst_LV0</text:p>
          </table:table-cell>
          <table:table-cell office:value-type="float" office:value="-0.342" calcext:value-type="float">
            <text:p>-0.342</text:p>
          </table:table-cell>
          <table:table-cell office:value-type="float" office:value="0.189" calcext:value-type="float">
            <text:p>0.189</text:p>
          </table:table-cell>
          <table:table-cell office:value-type="float" office:value="-1.812" calcext:value-type="float">
            <text:p>-1.812</text:p>
          </table:table-cell>
          <table:table-cell/>
          <table:table-cell table:formula="of:=SUBSTITUTE(OFFSET([.$A$18];(ROW([.A29])-18)*[.$G$7];0);&quot;_LV0&quot;;&quot;&quot;)" office:value-type="string" office:string-value="HH_Veh0" calcext:value-type="string">
            <text:p>HH_Veh0</text:p>
          </table:table-cell>
          <table:table-cell table:style-name="RED" table:formula="of:=OFFSET([.$B$18];(ROW([.B29])-18)*[.$G$7];0)+ORG.OPENOFFICE.STYLE(IF(OFFSET([.$D$18];(ROW([.D29])-18)*[.$G$7];0)&lt;-1.96;&quot;red&quot;;IF(OFFSET([.$D$18];(ROW([.D29])-18)*[.$G$7];0)&gt;1.96;&quot;green&quot;;)))" office:value-type="float" office:value="-0.936" calcext:value-type="float">
            <text:p>-0.936</text:p>
          </table:table-cell>
          <table:table-cell table:style-name="GREEN" table:formula="of:=OFFSET([.$B$19];(ROW([.B30])-19)*[.$G$7];0)+ORG.OPENOFFICE.STYLE(IF(OFFSET([.$D$19];(ROW([.D30])-19)*[.$G$7];0)&lt;-1.96;&quot;red&quot;;IF(OFFSET([.$D$19];(ROW([.D30])-19)*[.$G$7];0)&gt;1.96;&quot;green&quot;;)))" office:value-type="float" office:value="1.396" calcext:value-type="float">
            <text:p>1.396</text:p>
          </table:table-cell>
          <table:table-cell table:formula="of:=OFFSET([.$B$20];(ROW([.B31])-20)*[.$G$7];0)+ORG.OPENOFFICE.STYLE(IF(OFFSET([.$D$20];(ROW([.D31])-20)*[.$G$7];0)&lt;-1.96;&quot;red&quot;;IF(OFFSET([.$D$20];(ROW([.D31])-20)*[.$G$7];0)&gt;1.96;&quot;green&quot;;)))" office:value-type="float" office:value="-0.518" calcext:value-type="float">
            <text:p>-0.518</text:p>
          </table:table-cell>
          <table:table-cell table:style-name="ce3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PblcTrst_LV1</text:p>
          </table:table-cell>
          <table:table-cell office:value-type="float" office:value="0.235" calcext:value-type="float">
            <text:p>0.235</text:p>
          </table:table-cell>
          <table:table-cell office:value-type="float" office:value="0.162" calcext:value-type="float">
            <text:p>0.162</text:p>
          </table:table-cell>
          <table:table-cell office:value-type="float" office:value="1.452" calcext:value-type="float">
            <text:p>1.452</text:p>
          </table:table-cell>
          <table:table-cell/>
          <table:table-cell table:formula="of:=SUBSTITUTE(OFFSET([.$A$18];(ROW([.A30])-18)*[.$G$7];0);&quot;_LV0&quot;;&quot;&quot;)" office:value-type="string" office:string-value="HH_Veh1" calcext:value-type="string">
            <text:p>HH_Veh1</text:p>
          </table:table-cell>
          <table:table-cell table:style-name="GREEN" table:formula="of:=OFFSET([.$B$18];(ROW([.B30])-18)*[.$G$7];0)+ORG.OPENOFFICE.STYLE(IF(OFFSET([.$D$18];(ROW([.D30])-18)*[.$G$7];0)&lt;-1.96;&quot;red&quot;;IF(OFFSET([.$D$18];(ROW([.D30])-18)*[.$G$7];0)&gt;1.96;&quot;green&quot;;)))" office:value-type="float" office:value="0.915" calcext:value-type="float">
            <text:p>0.915</text:p>
          </table:table-cell>
          <table:table-cell table:formula="of:=OFFSET([.$B$19];(ROW([.B31])-19)*[.$G$7];0)+ORG.OPENOFFICE.STYLE(IF(OFFSET([.$D$19];(ROW([.D31])-19)*[.$G$7];0)&lt;-1.96;&quot;red&quot;;IF(OFFSET([.$D$19];(ROW([.D31])-19)*[.$G$7];0)&gt;1.96;&quot;green&quot;;)))" office:value-type="float" office:value="0.191" calcext:value-type="float">
            <text:p>0.191</text:p>
          </table:table-cell>
          <table:table-cell table:style-name="GREEN" table:formula="of:=OFFSET([.$B$20];(ROW([.B32])-20)*[.$G$7];0)+ORG.OPENOFFICE.STYLE(IF(OFFSET([.$D$20];(ROW([.D32])-20)*[.$G$7];0)&lt;-1.96;&quot;red&quot;;IF(OFFSET([.$D$20];(ROW([.D32])-20)*[.$G$7];0)&gt;1.96;&quot;green&quot;;)))" office:value-type="float" office:value="0.894" calcext:value-type="float">
            <text:p>0.894</text:p>
          </table:table-cell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PblcTrst_LV2</text:p>
          </table:table-cell>
          <table:table-cell office:value-type="float" office:value="-1.379" calcext:value-type="float">
            <text:p>-1.379</text:p>
          </table:table-cell>
          <table:table-cell office:value-type="float" office:value="0.245" calcext:value-type="float">
            <text:p>0.245</text:p>
          </table:table-cell>
          <table:table-cell office:value-type="float" office:value="-5.641" calcext:value-type="float">
            <text:p>-5.641</text:p>
          </table:table-cell>
          <table:table-cell/>
          <table:table-cell table:formula="of:=SUBSTITUTE(OFFSET([.$A$18];(ROW([.A31])-18)*[.$G$7];0);&quot;_LV0&quot;;&quot;&quot;)" office:value-type="string" office:string-value="HH_Veh2M" calcext:value-type="string">
            <text:p>HH_Veh2M</text:p>
          </table:table-cell>
          <table:table-cell table:style-name="GREEN" table:formula="of:=OFFSET([.$B$18];(ROW([.B31])-18)*[.$G$7];0)+ORG.OPENOFFICE.STYLE(IF(OFFSET([.$D$18];(ROW([.D31])-18)*[.$G$7];0)&lt;-1.96;&quot;red&quot;;IF(OFFSET([.$D$18];(ROW([.D31])-18)*[.$G$7];0)&gt;1.96;&quot;green&quot;;)))" office:value-type="float" office:value="1.346" calcext:value-type="float">
            <text:p>1.346</text:p>
          </table:table-cell>
          <table:table-cell table:formula="of:=OFFSET([.$B$19];(ROW([.B32])-19)*[.$G$7];0)+ORG.OPENOFFICE.STYLE(IF(OFFSET([.$D$19];(ROW([.D32])-19)*[.$G$7];0)&lt;-1.96;&quot;red&quot;;IF(OFFSET([.$D$19];(ROW([.D32])-19)*[.$G$7];0)&gt;1.96;&quot;green&quot;;)))" office:value-type="float" office:value="0.284" calcext:value-type="float">
            <text:p>0.284</text:p>
          </table:table-cell>
          <table:table-cell table:style-name="GREEN" table:formula="of:=OFFSET([.$B$20];(ROW([.B33])-20)*[.$G$7];0)+ORG.OPENOFFICE.STYLE(IF(OFFSET([.$D$20];(ROW([.D33])-20)*[.$G$7];0)&lt;-1.96;&quot;red&quot;;IF(OFFSET([.$D$20];(ROW([.D33])-20)*[.$G$7];0)&gt;1.96;&quot;green&quot;;)))" office:value-type="float" office:value="2.015" calcext:value-type="float">
            <text:p>2.015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1825_LV0</text:p>
          </table:table-cell>
          <table:table-cell office:value-type="float" office:value="-0.801" calcext:value-type="float">
            <text:p>-0.801</text:p>
          </table:table-cell>
          <table:table-cell office:value-type="float" office:value="0.454" calcext:value-type="float">
            <text:p>0.454</text:p>
          </table:table-cell>
          <table:table-cell office:value-type="float" office:value="-1.766" calcext:value-type="float">
            <text:p>-1.766</text:p>
          </table:table-cell>
          <table:table-cell/>
          <table:table-cell table:formula="of:=SUBSTITUTE(OFFSET([.$A$18];(ROW([.A32])-18)*[.$G$7];0);&quot;_LV0&quot;;&quot;&quot;)" office:value-type="string" office:string-value="HH_Chld0" calcext:value-type="string">
            <text:p>HH_Chld0</text:p>
          </table:table-cell>
          <table:table-cell table:formula="of:=OFFSET([.$B$18];(ROW([.B32])-18)*[.$G$7];0)+ORG.OPENOFFICE.STYLE(IF(OFFSET([.$D$18];(ROW([.D32])-18)*[.$G$7];0)&lt;-1.96;&quot;red&quot;;IF(OFFSET([.$D$18];(ROW([.D32])-18)*[.$G$7];0)&gt;1.96;&quot;green&quot;;)))" office:value-type="float" office:value="-0.051" calcext:value-type="float">
            <text:p>-0.051</text:p>
          </table:table-cell>
          <table:table-cell table:style-name="GREEN" table:formula="of:=OFFSET([.$B$19];(ROW([.B33])-19)*[.$G$7];0)+ORG.OPENOFFICE.STYLE(IF(OFFSET([.$D$19];(ROW([.D33])-19)*[.$G$7];0)&lt;-1.96;&quot;red&quot;;IF(OFFSET([.$D$19];(ROW([.D33])-19)*[.$G$7];0)&gt;1.96;&quot;green&quot;;)))" office:value-type="float" office:value="0.983" calcext:value-type="float">
            <text:p>0.983</text:p>
          </table:table-cell>
          <table:table-cell table:style-name="GREEN" table:formula="of:=OFFSET([.$B$20];(ROW([.B34])-20)*[.$G$7];0)+ORG.OPENOFFICE.STYLE(IF(OFFSET([.$D$20];(ROW([.D34])-20)*[.$G$7];0)&lt;-1.96;&quot;red&quot;;IF(OFFSET([.$D$20];(ROW([.D34])-20)*[.$G$7];0)&gt;1.96;&quot;green&quot;;)))" office:value-type="float" office:value="0.726" calcext:value-type="float">
            <text:p>0.726</text:p>
          </table:table-cell>
          <table:table-cell table:style-name="ce15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Ag1825_LV1</text:p>
          </table:table-cell>
          <table:table-cell office:value-type="float" office:value="-0.733" calcext:value-type="float">
            <text:p>-0.733</text:p>
          </table:table-cell>
          <table:table-cell office:value-type="float" office:value="0.409" calcext:value-type="float">
            <text:p>0.409</text:p>
          </table:table-cell>
          <table:table-cell office:value-type="float" office:value="-1.791" calcext:value-type="float">
            <text:p>-1.791</text:p>
          </table:table-cell>
          <table:table-cell/>
          <table:table-cell table:formula="of:=SUBSTITUTE(OFFSET([.$A$18];(ROW([.A33])-18)*[.$G$7];0);&quot;_LV0&quot;;&quot;&quot;)" office:value-type="string" office:string-value="HH_Chld1" calcext:value-type="string">
            <text:p>HH_Chld1</text:p>
          </table:table-cell>
          <table:table-cell table:formula="of:=OFFSET([.$B$18];(ROW([.B33])-18)*[.$G$7];0)+ORG.OPENOFFICE.STYLE(IF(OFFSET([.$D$18];(ROW([.D33])-18)*[.$G$7];0)&lt;-1.96;&quot;red&quot;;IF(OFFSET([.$D$18];(ROW([.D33])-18)*[.$G$7];0)&gt;1.96;&quot;green&quot;;)))" office:value-type="float" office:value="-0.01" calcext:value-type="float">
            <text:p>-0.01</text:p>
          </table:table-cell>
          <table:table-cell table:style-name="GREEN" table:formula="of:=OFFSET([.$B$19];(ROW([.B34])-19)*[.$G$7];0)+ORG.OPENOFFICE.STYLE(IF(OFFSET([.$D$19];(ROW([.D34])-19)*[.$G$7];0)&lt;-1.96;&quot;red&quot;;IF(OFFSET([.$D$19];(ROW([.D34])-19)*[.$G$7];0)&gt;1.96;&quot;green&quot;;)))" office:value-type="float" office:value="1.055" calcext:value-type="float">
            <text:p>1.055</text:p>
          </table:table-cell>
          <table:table-cell table:style-name="RED" table:formula="of:=OFFSET([.$B$20];(ROW([.B35])-20)*[.$G$7];0)+ORG.OPENOFFICE.STYLE(IF(OFFSET([.$D$20];(ROW([.D35])-20)*[.$G$7];0)&lt;-1.96;&quot;red&quot;;IF(OFFSET([.$D$20];(ROW([.D35])-20)*[.$G$7];0)&gt;1.96;&quot;green&quot;;)))" office:value-type="float" office:value="-1.042" calcext:value-type="float">
            <text:p>-1.042</text:p>
          </table:table-cell>
          <table:table-cell table:style-name="ce3"/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Ag1825_LV2</text:p>
          </table:table-cell>
          <table:table-cell office:value-type="float" office:value="-1.485" calcext:value-type="float">
            <text:p>-1.485</text:p>
          </table:table-cell>
          <table:table-cell office:value-type="float" office:value="0.667" calcext:value-type="float">
            <text:p>0.667</text:p>
          </table:table-cell>
          <table:table-cell office:value-type="float" office:value="-2.228" calcext:value-type="float">
            <text:p>-2.228</text:p>
          </table:table-cell>
          <table:table-cell/>
          <table:table-cell table:formula="of:=SUBSTITUTE(OFFSET([.$A$18];(ROW([.A34])-18)*[.$G$7];0);&quot;_LV0&quot;;&quot;&quot;)" office:value-type="string" office:string-value="HH_Chld2M" calcext:value-type="string">
            <text:p>HH_Chld2M</text:p>
          </table:table-cell>
          <table:table-cell table:formula="of:=OFFSET([.$B$18];(ROW([.B34])-18)*[.$G$7];0)+ORG.OPENOFFICE.STYLE(IF(OFFSET([.$D$18];(ROW([.D34])-18)*[.$G$7];0)&lt;-1.96;&quot;red&quot;;IF(OFFSET([.$D$18];(ROW([.D34])-18)*[.$G$7];0)&gt;1.96;&quot;green&quot;;)))" office:value-type="float" office:value="0.435" calcext:value-type="float">
            <text:p>0.435</text:p>
          </table:table-cell>
          <table:table-cell table:style-name="GREEN" table:formula="of:=OFFSET([.$B$19];(ROW([.B35])-19)*[.$G$7];0)+ORG.OPENOFFICE.STYLE(IF(OFFSET([.$D$19];(ROW([.D35])-19)*[.$G$7];0)&lt;-1.96;&quot;red&quot;;IF(OFFSET([.$D$19];(ROW([.D35])-19)*[.$G$7];0)&gt;1.96;&quot;green&quot;;)))" office:value-type="float" office:value="1.402" calcext:value-type="float">
            <text:p>1.402</text:p>
          </table:table-cell>
          <table:table-cell table:formula="of:=OFFSET([.$B$20];(ROW([.B36])-20)*[.$G$7];0)+ORG.OPENOFFICE.STYLE(IF(OFFSET([.$D$20];(ROW([.D36])-20)*[.$G$7];0)&lt;-1.96;&quot;red&quot;;IF(OFFSET([.$D$20];(ROW([.D36])-20)*[.$G$7];0)&gt;1.96;&quot;green&quot;;)))" office:value-type="float" office:value="-0.36" calcext:value-type="float">
            <text:p>-0.36</text:p>
          </table:table-cell>
          <table:table-cell table:style-name="ce15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Ag2545_LV0</text:p>
          </table:table-cell>
          <table:table-cell office:value-type="float" office:value="-0.37" calcext:value-type="float">
            <text:p>-0.37</text:p>
          </table:table-cell>
          <table:table-cell office:value-type="float" office:value="0.221" calcext:value-type="float">
            <text:p>0.221</text:p>
          </table:table-cell>
          <table:table-cell office:value-type="float" office:value="-1.671" calcext:value-type="float">
            <text:p>-1.671</text:p>
          </table:table-cell>
          <table:table-cell/>
          <table:table-cell table:formula="of:=SUBSTITUTE(OFFSET([.$A$18];(ROW([.A35])-18)*[.$G$7];0);&quot;_LV0&quot;;&quot;&quot;)" office:value-type="string" office:string-value="HH_Inc020K" calcext:value-type="string">
            <text:p>HH_Inc020K</text:p>
          </table:table-cell>
          <table:table-cell table:style-name="RED" table:formula="of:=OFFSET([.$B$18];(ROW([.B35])-18)*[.$G$7];0)+ORG.OPENOFFICE.STYLE(IF(OFFSET([.$D$18];(ROW([.D35])-18)*[.$G$7];0)&lt;-1.96;&quot;red&quot;;IF(OFFSET([.$D$18];(ROW([.D35])-18)*[.$G$7];0)&gt;1.96;&quot;green&quot;;)))" office:value-type="float" office:value="-1.142" calcext:value-type="float">
            <text:p>-1.142</text:p>
          </table:table-cell>
          <table:table-cell table:formula="of:=OFFSET([.$B$19];(ROW([.B36])-19)*[.$G$7];0)+ORG.OPENOFFICE.STYLE(IF(OFFSET([.$D$19];(ROW([.D36])-19)*[.$G$7];0)&lt;-1.96;&quot;red&quot;;IF(OFFSET([.$D$19];(ROW([.D36])-19)*[.$G$7];0)&gt;1.96;&quot;green&quot;;)))" office:value-type="float" office:value="0.718" calcext:value-type="float">
            <text:p>0.718</text:p>
          </table:table-cell>
          <table:table-cell table:formula="of:=OFFSET([.$B$20];(ROW([.B37])-20)*[.$G$7];0)+ORG.OPENOFFICE.STYLE(IF(OFFSET([.$D$20];(ROW([.D37])-20)*[.$G$7];0)&lt;-1.96;&quot;red&quot;;IF(OFFSET([.$D$20];(ROW([.D37])-20)*[.$G$7];0)&gt;1.96;&quot;green&quot;;)))" office:value-type="float" office:value="-0.552" calcext:value-type="float">
            <text:p>-0.552</text:p>
          </table:table-cell>
          <table:table-cell table:style-name="ce15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Ag2545_LV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78" calcext:value-type="float">
            <text:p>0.178</text:p>
          </table:table-cell>
          <table:table-cell office:value-type="float" office:value="0.512" calcext:value-type="float">
            <text:p>0.512</text:p>
          </table:table-cell>
          <table:table-cell/>
          <table:table-cell table:formula="of:=SUBSTITUTE(OFFSET([.$A$18];(ROW([.A36])-18)*[.$G$7];0);&quot;_LV0&quot;;&quot;&quot;)" office:value-type="string" office:string-value="HH_Inc2060K" calcext:value-type="string">
            <text:p>HH_Inc2060K</text:p>
          </table:table-cell>
          <table:table-cell table:formula="of:=OFFSET([.$B$18];(ROW([.B36])-18)*[.$G$7];0)+ORG.OPENOFFICE.STYLE(IF(OFFSET([.$D$18];(ROW([.D36])-18)*[.$G$7];0)&lt;-1.96;&quot;red&quot;;IF(OFFSET([.$D$18];(ROW([.D36])-18)*[.$G$7];0)&gt;1.96;&quot;green&quot;;)))" office:value-type="float" office:value="0.34" calcext:value-type="float">
            <text:p>0.34</text:p>
          </table:table-cell>
          <table:table-cell table:formula="of:=OFFSET([.$B$19];(ROW([.B37])-19)*[.$G$7];0)+ORG.OPENOFFICE.STYLE(IF(OFFSET([.$D$19];(ROW([.D37])-19)*[.$G$7];0)&lt;-1.96;&quot;red&quot;;IF(OFFSET([.$D$19];(ROW([.D37])-19)*[.$G$7];0)&gt;1.96;&quot;green&quot;;)))" office:value-type="float" office:value="0.249" calcext:value-type="float">
            <text:p>0.249</text:p>
          </table:table-cell>
          <table:table-cell table:style-name="GREEN" table:formula="of:=OFFSET([.$B$20];(ROW([.B38])-20)*[.$G$7];0)+ORG.OPENOFFICE.STYLE(IF(OFFSET([.$D$20];(ROW([.D38])-20)*[.$G$7];0)&lt;-1.96;&quot;red&quot;;IF(OFFSET([.$D$20];(ROW([.D38])-20)*[.$G$7];0)&gt;1.96;&quot;green&quot;;)))" office:value-type="float" office:value="1.79" calcext:value-type="float">
            <text:p>1.79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2545_LV2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2" calcext:value-type="float">
            <text:p>0.322</text:p>
          </table:table-cell>
          <table:table-cell office:value-type="float" office:value="1.003" calcext:value-type="float">
            <text:p>1.003</text:p>
          </table:table-cell>
          <table:table-cell/>
          <table:table-cell table:formula="of:=SUBSTITUTE(OFFSET([.$A$18];(ROW([.A37])-18)*[.$G$7];0);&quot;_LV0&quot;;&quot;&quot;)" office:value-type="string" office:string-value="HH_Inc60KM" calcext:value-type="string">
            <text:p>HH_Inc60KM</text:p>
          </table:table-cell>
          <table:table-cell table:style-name="RED" table:formula="of:=OFFSET([.$B$18];(ROW([.B37])-18)*[.$G$7];0)+ORG.OPENOFFICE.STYLE(IF(OFFSET([.$D$18];(ROW([.D37])-18)*[.$G$7];0)&lt;-1.96;&quot;red&quot;;IF(OFFSET([.$D$18];(ROW([.D37])-18)*[.$G$7];0)&gt;1.96;&quot;green&quot;;)))" office:value-type="float" office:value="-1.126" calcext:value-type="float">
            <text:p>-1.126</text:p>
          </table:table-cell>
          <table:table-cell table:style-name="RED" table:formula="of:=OFFSET([.$B$19];(ROW([.B38])-19)*[.$G$7];0)+ORG.OPENOFFICE.STYLE(IF(OFFSET([.$D$19];(ROW([.D38])-19)*[.$G$7];0)&lt;-1.96;&quot;red&quot;;IF(OFFSET([.$D$19];(ROW([.D38])-19)*[.$G$7];0)&gt;1.96;&quot;green&quot;;)))" office:value-type="float" office:value="-0.57" calcext:value-type="float">
            <text:p>-0.57</text:p>
          </table:table-cell>
          <table:table-cell table:formula="of:=OFFSET([.$B$20];(ROW([.B39])-20)*[.$G$7];0)+ORG.OPENOFFICE.STYLE(IF(OFFSET([.$D$20];(ROW([.D39])-20)*[.$G$7];0)&lt;-1.96;&quot;red&quot;;IF(OFFSET([.$D$20];(ROW([.D39])-20)*[.$G$7];0)&gt;1.96;&quot;green&quot;;)))" office:value-type="float" office:value="0.303" calcext:value-type="float">
            <text:p>0.303</text:p>
          </table:table-cell>
          <table:table-cell table:style-name="ce3"/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Ag4565_LV0</text:p>
          </table:table-cell>
          <table:table-cell office:value-type="float" office:value="1.732" calcext:value-type="float">
            <text:p>1.732</text:p>
          </table:table-cell>
          <table:table-cell office:value-type="float" office:value="0.341" calcext:value-type="float">
            <text:p>0.341</text:p>
          </table:table-cell>
          <table:table-cell office:value-type="float" office:value="5.075" calcext:value-type="float">
            <text:p>5.075</text:p>
          </table:table-cell>
          <table:table-cell/>
          <table:table-cell table:formula="of:=SUBSTITUTE(OFFSET([.$A$18];(ROW([.A38])-18)*5;0);&quot;_LV0&quot;;&quot;&quot;)">
            <text:p/>
          </table:table-cell>
          <table:table-cell/>
          <table:table-cell table:style-name="ce17"/>
          <table:table-cell table:style-name="ce18"/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4565_LV1</text:p>
          </table:table-cell>
          <table:table-cell office:value-type="float" office:value="0.548" calcext:value-type="float">
            <text:p>0.548</text:p>
          </table:table-cell>
          <table:table-cell office:value-type="float" office:value="0.222" calcext:value-type="float">
            <text:p>0.222</text:p>
          </table:table-cell>
          <table:table-cell office:value-type="float" office:value="2.473" calcext:value-type="float">
            <text:p>2.473</text:p>
          </table:table-cell>
          <table:table-cell/>
          <table:table-cell office:value-type="string" calcext:value-type="string">
            <text:p>Bus</text:p>
          </table:table-cell>
          <table:table-cell table:style-name="RED" table:formula="of:=[.B123]+ORG.OPENOFFICE.STYLE(IF([.D123]&lt;-1.96;&quot;red&quot;;IF([.D123]&gt;1.96;&quot;green&quot;;)))" office:value-type="float" office:value="-0.868" calcext:value-type="float">
            <text:p>-0.868</text:p>
          </table:table-cell>
          <table:table-cell table:style-name="ce9" table:formula="of:=[.B129]+ORG.OPENOFFICE.STYLE(IF([.D129]&lt;-1.96;&quot;red&quot;;IF([.D129]&gt;1.96;&quot;green&quot;;)))" office:value-type="float" office:value="0.733" calcext:value-type="float">
            <text:p>0.733</text:p>
          </table:table-cell>
          <table:table-cell table:style-name="RED" table:formula="of:=[.B135]+ORG.OPENOFFICE.STYLE(IF([.D135]&lt;-1.96;&quot;red&quot;;IF([.D135]&gt;1.96;&quot;green&quot;;)))" office:value-type="float" office:value="-1.133" calcext:value-type="float">
            <text:p>-1.133</text:p>
          </table:table-cell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4565_LV2</text:p>
          </table:table-cell>
          <table:table-cell office:value-type="float" office:value="1.003" calcext:value-type="float">
            <text:p>1.003</text:p>
          </table:table-cell>
          <table:table-cell office:value-type="float" office:value="0.38" calcext:value-type="float">
            <text:p>0.38</text:p>
          </table:table-cell>
          <table:table-cell office:value-type="float" office:value="2.637" calcext:value-type="float">
            <text:p>2.637</text:p>
          </table:table-cell>
          <table:table-cell/>
          <table:table-cell office:value-type="string" calcext:value-type="string">
            <text:p>Car Rental</text:p>
          </table:table-cell>
          <table:table-cell table:style-name="RED" table:formula="of:=[.B124]+ORG.OPENOFFICE.STYLE(IF([.D124]&lt;-1.96;&quot;red&quot;;IF([.D124]&gt;1.96;&quot;green&quot;;)))" office:value-type="float" office:value="-1.428" calcext:value-type="float">
            <text:p>-1.428</text:p>
          </table:table-cell>
          <table:table-cell table:style-name="ce9" table:formula="of:=[.B130]+ORG.OPENOFFICE.STYLE(IF([.D130]&lt;-1.96;&quot;red&quot;;IF([.D130]&gt;1.96;&quot;green&quot;;)))" office:value-type="float" office:value="1.55" calcext:value-type="float">
            <text:p>1.55</text:p>
          </table:table-cell>
          <table:table-cell table:formula="of:=[.B136]+ORG.OPENOFFICE.STYLE(IF([.D136]&lt;-1.96;&quot;red&quot;;IF([.D136]&gt;1.96;&quot;green&quot;;)))" office:value-type="float" office:value="-0.964" calcext:value-type="float">
            <text:p>-0.964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65M_LV0</text:p>
          </table:table-cell>
          <table:table-cell office:value-type="float" office:value="0.319" calcext:value-type="float">
            <text:p>0.319</text:p>
          </table:table-cell>
          <table:table-cell office:value-type="float" office:value="0.431" calcext:value-type="float">
            <text:p>0.431</text:p>
          </table:table-cell>
          <table:table-cell office:value-type="float" office:value="0.742" calcext:value-type="float">
            <text:p>0.742</text:p>
          </table:table-cell>
          <table:table-cell/>
          <table:table-cell office:value-type="string" calcext:value-type="string">
            <text:p>Car</text:p>
          </table:table-cell>
          <table:table-cell table:style-name="GREEN" table:formula="of:=[.B125]+ORG.OPENOFFICE.STYLE(IF([.D125]&lt;-1.96;&quot;red&quot;;IF([.D125]&gt;1.96;&quot;green&quot;;)))" office:value-type="float" office:value="1.675" calcext:value-type="float">
            <text:p>1.675</text:p>
          </table:table-cell>
          <table:table-cell table:style-name="ce7" table:formula="of:=[.B131]+ORG.OPENOFFICE.STYLE(IF([.D131]&lt;-1.96;&quot;red&quot;;IF([.D131]&gt;1.96;&quot;green&quot;;)))" office:value-type="float" office:value="-2.847" calcext:value-type="float">
            <text:p>-2.847</text:p>
          </table:table-cell>
          <table:table-cell table:formula="of:=[.B137]+ORG.OPENOFFICE.STYLE(IF([.D137]&lt;-1.96;&quot;red&quot;;IF([.D137]&gt;1.96;&quot;green&quot;;)))" office:value-type="float" office:value="-0.26" calcext:value-type="float">
            <text:p>-0.26</text:p>
          </table:table-cell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65M_LV1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326" calcext:value-type="float">
            <text:p>0.326</text:p>
          </table:table-cell>
          <table:table-cell office:value-type="float" office:value="-0.157" calcext:value-type="float">
            <text:p>-0.157</text:p>
          </table:table-cell>
          <table:table-cell/>
          <table:table-cell office:value-type="string" calcext:value-type="string">
            <text:p>Plane</text:p>
          </table:table-cell>
          <table:table-cell table:style-name="RED" table:formula="of:=[.B126]+ORG.OPENOFFICE.STYLE(IF([.D126]&lt;-1.96;&quot;red&quot;;IF([.D126]&gt;1.96;&quot;green&quot;;)))" office:value-type="float" office:value="-2.031" calcext:value-type="float">
            <text:p>-2.031</text:p>
          </table:table-cell>
          <table:table-cell table:style-name="ce7" table:formula="of:=[.B132]+ORG.OPENOFFICE.STYLE(IF([.D132]&lt;-1.96;&quot;red&quot;;IF([.D132]&gt;1.96;&quot;green&quot;;)))" office:value-type="float" office:value="-1.758" calcext:value-type="float">
            <text:p>-1.758</text:p>
          </table:table-cell>
          <table:table-cell table:formula="of:=[.B138]+ORG.OPENOFFICE.STYLE(IF([.D138]&lt;-1.96;&quot;red&quot;;IF([.D138]&gt;1.96;&quot;green&quot;;)))" office:value-type="float" office:value="0.407" calcext:value-type="float">
            <text:p>0.407</text:p>
          </table:table-cell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65M_LV2</text:p>
          </table:table-cell>
          <table:table-cell office:value-type="float" office:value="0.082" calcext:value-type="float">
            <text:p>0.082</text:p>
          </table:table-cell>
          <table:table-cell office:value-type="float" office:value="0.582" calcext:value-type="float">
            <text:p>0.582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TrH</text:p>
          </table:table-cell>
          <table:table-cell table:style-name="RED" table:formula="of:=[.B127]+ORG.OPENOFFICE.STYLE(IF([.D127]&lt;-1.96;&quot;red&quot;;IF([.D127]&gt;1.96;&quot;green&quot;;)))" office:value-type="float" office:value="-0.954" calcext:value-type="float">
            <text:p>-0.954</text:p>
          </table:table-cell>
          <table:table-cell table:style-name="ce9" table:formula="of:=[.B133]+ORG.OPENOFFICE.STYLE(IF([.D133]&lt;-1.96;&quot;red&quot;;IF([.D133]&gt;1.96;&quot;green&quot;;)))" office:value-type="float" office:value="1.87" calcext:value-type="float">
            <text:p>1.87</text:p>
          </table:table-cell>
          <table:table-cell table:style-name="GREEN" table:formula="of:=[.B139]+ORG.OPENOFFICE.STYLE(IF([.D139]&lt;-1.96;&quot;red&quot;;IF([.D139]&gt;1.96;&quot;green&quot;;)))" office:value-type="float" office:value="0.84" calcext:value-type="float">
            <text:p>0.84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Male_LV0</text:p>
          </table:table-cell>
          <table:table-cell office:value-type="float" office:value="-0.507" calcext:value-type="float">
            <text:p>-0.507</text:p>
          </table:table-cell>
          <table:table-cell office:value-type="float" office:value="0.233" calcext:value-type="float">
            <text:p>0.233</text:p>
          </table:table-cell>
          <table:table-cell office:value-type="float" office:value="-2.175" calcext:value-type="float">
            <text:p>-2.175</text:p>
          </table:table-cell>
          <table:table-cell/>
          <table:table-cell office:value-type="string" calcext:value-type="string">
            <text:p>Train</text:p>
          </table:table-cell>
          <table:table-cell table:style-name="GREEN" table:formula="of:=[.B128]+ORG.OPENOFFICE.STYLE(IF([.D128]&lt;-1.96;&quot;red&quot;;IF([.D128]&gt;1.96;&quot;green&quot;;)))" office:value-type="float" office:value="2.728" calcext:value-type="float">
            <text:p>2.728</text:p>
          </table:table-cell>
          <table:table-cell table:style-name="ce7" table:formula="of:=[.B134]+ORG.OPENOFFICE.STYLE(IF([.D134]&lt;-1.96;&quot;red&quot;;IF([.D134]&gt;1.96;&quot;green&quot;;)))" office:value-type="float" office:value="-0.93" calcext:value-type="float">
            <text:p>-0.93</text:p>
          </table:table-cell>
          <table:table-cell table:style-name="RED" table:formula="of:=[.B140]+ORG.OPENOFFICE.STYLE(IF([.D140]&lt;-1.96;&quot;red&quot;;IF([.D140]&gt;1.96;&quot;green&quot;;)))" office:value-type="float" office:value="-2.973" calcext:value-type="float">
            <text:p>-2.973</text:p>
          </table:table-cell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Male_LV1</text:p>
          </table:table-cell>
          <table:table-cell office:value-type="float" office:value="-0.154" calcext:value-type="float">
            <text:p>-0.154</text:p>
          </table:table-cell>
          <table:table-cell office:value-type="float" office:value="0.172" calcext:value-type="float">
            <text:p>0.172</text:p>
          </table:table-cell>
          <table:table-cell office:value-type="float" office:value="-0.894" calcext:value-type="float">
            <text:p>-0.8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e_LV2</text:p>
          </table:table-cell>
          <table:table-cell office:value-type="float" office:value="-0.358" calcext:value-type="float">
            <text:p>-0.358</text:p>
          </table:table-cell>
          <table:table-cell office:value-type="float" office:value="0.303" calcext:value-type="float">
            <text:p>0.303</text:p>
          </table:table-cell>
          <table:table-cell office:value-type="float" office:value="-1.183" calcext:value-type="float">
            <text:p>-1.1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lltime_LV0</text:p>
          </table:table-cell>
          <table:table-cell office:value-type="float" office:value="-0.27" calcext:value-type="float">
            <text:p>-0.27</text:p>
          </table:table-cell>
          <table:table-cell office:value-type="float" office:value="0.208" calcext:value-type="float">
            <text:p>0.208</text:p>
          </table:table-cell>
          <table:table-cell office:value-type="float" office:value="-1.299" calcext:value-type="float">
            <text:p>-1.299</text:p>
          </table:table-cell>
          <table:table-cell/>
          <table:table-cell table:style-name="ce10" office:value-type="string" calcext:value-type="string">
            <text:p>LV0_Comf_Car</text:p>
          </table:table-cell>
          <table:table-cell office:value-type="float" office:value="0.648" calcext:value-type="float">
            <text:p>0.648</text:p>
          </table:table-cell>
          <table:table-cell office:value-type="float" office:value="0.121" calcext:value-type="float">
            <text:p>0.121</text:p>
          </table:table-cell>
          <table:table-cell office:value-type="float" office:value="5.354" calcext:value-type="float">
            <text:p>5.3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lltime_LV1</text:p>
          </table:table-cell>
          <table:table-cell office:value-type="float" office:value="-0.346" calcext:value-type="float">
            <text:p>-0.346</text:p>
          </table:table-cell>
          <table:table-cell office:value-type="float" office:value="0.146" calcext:value-type="float">
            <text:p>0.146</text:p>
          </table:table-cell>
          <table:table-cell office:value-type="float" office:value="-2.366" calcext:value-type="float">
            <text:p>-2.366</text:p>
          </table:table-cell>
          <table:table-cell/>
          <table:table-cell office:value-type="string" calcext:value-type="string">
            <text:p>LV0_Comf_Train</text:p>
          </table:table-cell>
          <table:table-cell office:value-type="float" office:value="2.003" calcext:value-type="float">
            <text:p>2.003</text:p>
          </table:table-cell>
          <table:table-cell office:value-type="float" office:value="0.162" calcext:value-type="float">
            <text:p>0.162</text:p>
          </table:table-cell>
          <table:table-cell office:value-type="float" office:value="12.395" calcext:value-type="float">
            <text:p>12.3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lltime_LV2</text:p>
          </table:table-cell>
          <table:table-cell office:value-type="float" office:value="0.047" calcext:value-type="float">
            <text:p>0.047</text:p>
          </table:table-cell>
          <table:table-cell office:value-type="float" office:value="0.292" calcext:value-type="float">
            <text:p>0.292</text:p>
          </table:table-cell>
          <table:table-cell office:value-type="float" office:value="0.162" calcext:value-type="float">
            <text:p>0.162</text:p>
          </table:table-cell>
          <table:table-cell/>
          <table:table-cell office:value-type="string" calcext:value-type="string">
            <text:p>LV0_Comf_Bus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127" calcext:value-type="float">
            <text:p>0.127</text:p>
          </table:table-cell>
          <table:table-cell office:value-type="float" office:value="-7.681" calcext:value-type="float">
            <text:p>-7.6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u_Highschl_LV0</text:p>
          </table:table-cell>
          <table:table-cell office:value-type="float" office:value="0.509" calcext:value-type="float">
            <text:p>0.509</text:p>
          </table:table-cell>
          <table:table-cell office:value-type="float" office:value="0.345" calcext:value-type="float">
            <text:p>0.345</text:p>
          </table:table-cell>
          <table:table-cell office:value-type="float" office:value="1.474" calcext:value-type="float">
            <text:p>1.474</text:p>
          </table:table-cell>
          <table:table-cell/>
          <table:table-cell office:value-type="string" calcext:value-type="string">
            <text:p>LV0_Comf_Plane</text:p>
          </table:table-cell>
          <table:table-cell office:value-type="float" office:value="-0.269" calcext:value-type="float">
            <text:p>-0.269</text:p>
          </table:table-cell>
          <table:table-cell office:value-type="float" office:value="0.117" calcext:value-type="float">
            <text:p>0.117</text:p>
          </table:table-cell>
          <table:table-cell office:value-type="float" office:value="-2.297" calcext:value-type="float">
            <text:p>-2.2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u_Highschl_LV1</text:p>
          </table:table-cell>
          <table:table-cell office:value-type="float" office:value="1.171" calcext:value-type="float">
            <text:p>1.171</text:p>
          </table:table-cell>
          <table:table-cell office:value-type="float" office:value="0.401" calcext:value-type="float">
            <text:p>0.401</text:p>
          </table:table-cell>
          <table:table-cell office:value-type="float" office:value="2.923" calcext:value-type="float">
            <text:p>2.923</text:p>
          </table:table-cell>
          <table:table-cell/>
          <table:table-cell office:value-type="string" calcext:value-type="string">
            <text:p>LV1_Envrn_Car</text:p>
          </table:table-cell>
          <table:table-cell office:value-type="float" office:value="-1.633" calcext:value-type="float">
            <text:p>-1.633</text:p>
          </table:table-cell>
          <table:table-cell office:value-type="float" office:value="0.139" calcext:value-type="float">
            <text:p>0.139</text:p>
          </table:table-cell>
          <table:table-cell office:value-type="float" office:value="-11.787" calcext:value-type="float">
            <text:p>-11.7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u_Highschl_LV2</text:p>
          </table:table-cell>
          <table:table-cell office:value-type="float" office:value="-1.486" calcext:value-type="float">
            <text:p>-1.486</text:p>
          </table:table-cell>
          <table:table-cell office:value-type="float" office:value="0.426" calcext:value-type="float">
            <text:p>0.426</text:p>
          </table:table-cell>
          <table:table-cell office:value-type="float" office:value="-3.492" calcext:value-type="float">
            <text:p>-3.492</text:p>
          </table:table-cell>
          <table:table-cell/>
          <table:table-cell office:value-type="string" calcext:value-type="string">
            <text:p>LV1_Envrn_Train</text:p>
          </table:table-cell>
          <table:table-cell office:value-type="float" office:value="1.128" calcext:value-type="float">
            <text:p>1.128</text:p>
          </table:table-cell>
          <table:table-cell office:value-type="float" office:value="0.123" calcext:value-type="float">
            <text:p>0.123</text:p>
          </table:table-cell>
          <table:table-cell office:value-type="float" office:value="9.185" calcext:value-type="float">
            <text:p>9.1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u_BSc_LV0</text:p>
          </table:table-cell>
          <table:table-cell office:value-type="float" office:value="0.826" calcext:value-type="float">
            <text:p>0.826</text:p>
          </table:table-cell>
          <table:table-cell office:value-type="float" office:value="0.203" calcext:value-type="float">
            <text:p>0.203</text:p>
          </table:table-cell>
          <table:table-cell office:value-type="float" office:value="4.073" calcext:value-type="float">
            <text:p>4.073</text:p>
          </table:table-cell>
          <table:table-cell/>
          <table:table-cell office:value-type="string" calcext:value-type="string">
            <text:p>LV1_Envrn_Bus</text:p>
          </table:table-cell>
          <table:table-cell office:value-type="float" office:value="-0.556" calcext:value-type="float">
            <text:p>-0.556</text:p>
          </table:table-cell>
          <table:table-cell office:value-type="float" office:value="0.112" calcext:value-type="float">
            <text:p>0.112</text:p>
          </table:table-cell>
          <table:table-cell office:value-type="float" office:value="-4.949" calcext:value-type="float">
            <text:p>-4.9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u_BSc_LV1</text:p>
          </table:table-cell>
          <table:table-cell office:value-type="float" office:value="0.962" calcext:value-type="float">
            <text:p>0.962</text:p>
          </table:table-cell>
          <table:table-cell office:value-type="float" office:value="0.156" calcext:value-type="float">
            <text:p>0.156</text:p>
          </table:table-cell>
          <table:table-cell office:value-type="float" office:value="6.179" calcext:value-type="float">
            <text:p>6.179</text:p>
          </table:table-cell>
          <table:table-cell/>
          <table:table-cell office:value-type="string" calcext:value-type="string">
            <text:p>LV1_Envrn_Plane</text:p>
          </table:table-cell>
          <table:table-cell office:value-type="float" office:value="-1.664" calcext:value-type="float">
            <text:p>-1.664</text:p>
          </table:table-cell>
          <table:table-cell office:value-type="float" office:value="0.14" calcext:value-type="float">
            <text:p>0.14</text:p>
          </table:table-cell>
          <table:table-cell office:value-type="float" office:value="-11.909" calcext:value-type="float">
            <text:p>-11.9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u_BSc_LV2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26" calcext:value-type="float">
            <text:p>0.26</text:p>
          </table:table-cell>
          <table:table-cell office:value-type="float" office:value="-1.507" calcext:value-type="float">
            <text:p>-1.507</text:p>
          </table:table-cell>
          <table:table-cell/>
          <table:table-cell office:value-type="string" calcext:value-type="string">
            <text:p>LV2_Safe_Car</text:p>
          </table:table-cell>
          <table:table-cell office:value-type="float" office:value="0.63" calcext:value-type="float">
            <text:p>0.63</text:p>
          </table:table-cell>
          <table:table-cell office:value-type="float" office:value="0.108" calcext:value-type="float">
            <text:p>0.108</text:p>
          </table:table-cell>
          <table:table-cell office:value-type="float" office:value="5.854" calcext:value-type="float">
            <text:p>5.8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u_MscPhD_LV0</text:p>
          </table:table-cell>
          <table:table-cell office:value-type="float" office:value="-0.513" calcext:value-type="float">
            <text:p>-0.513</text:p>
          </table:table-cell>
          <table:table-cell office:value-type="float" office:value="0.389" calcext:value-type="float">
            <text:p>0.389</text:p>
          </table:table-cell>
          <table:table-cell office:value-type="float" office:value="-1.316" calcext:value-type="float">
            <text:p>-1.316</text:p>
          </table:table-cell>
          <table:table-cell/>
          <table:table-cell office:value-type="string" calcext:value-type="string">
            <text:p>LV2_Safe_Train</text:p>
          </table:table-cell>
          <table:table-cell office:value-type="float" office:value="1.971" calcext:value-type="float">
            <text:p>1.971</text:p>
          </table:table-cell>
          <table:table-cell office:value-type="float" office:value="0.152" calcext:value-type="float">
            <text:p>0.152</text:p>
          </table:table-cell>
          <table:table-cell office:value-type="float" office:value="12.935" calcext:value-type="float">
            <text:p>12.9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u_MscPhD_LV1</text:p>
          </table:table-cell>
          <table:table-cell office:value-type="float" office:value="0.384" calcext:value-type="float">
            <text:p>0.384</text:p>
          </table:table-cell>
          <table:table-cell office:value-type="float" office:value="0.225" calcext:value-type="float">
            <text:p>0.225</text:p>
          </table:table-cell>
          <table:table-cell office:value-type="float" office:value="1.706" calcext:value-type="float">
            <text:p>1.706</text:p>
          </table:table-cell>
          <table:table-cell/>
          <table:table-cell office:value-type="string" calcext:value-type="string">
            <text:p>LV2_Safe_Bus</text:p>
          </table:table-cell>
          <table:table-cell office:value-type="float" office:value="0.55" calcext:value-type="float">
            <text:p>0.55</text:p>
          </table:table-cell>
          <table:table-cell office:value-type="float" office:value="0.107" calcext:value-type="float">
            <text:p>0.107</text:p>
          </table:table-cell>
          <table:table-cell office:value-type="float" office:value="5.164" calcext:value-type="float">
            <text:p>5.1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u_MscPhD_LV2</text:p>
          </table:table-cell>
          <table:table-cell office:value-type="float" office:value="0.348" calcext:value-type="float">
            <text:p>0.348</text:p>
          </table:table-cell>
          <table:table-cell office:value-type="float" office:value="0.849" calcext:value-type="float">
            <text:p>0.849</text:p>
          </table:table-cell>
          <table:table-cell office:value-type="float" office:value="0.409" calcext:value-type="float">
            <text:p>0.409</text:p>
          </table:table-cell>
          <table:table-cell/>
          <table:table-cell office:value-type="string" calcext:value-type="string">
            <text:p>LV2_Safe_Plane</text:p>
          </table:table-cell>
          <table:table-cell office:value-type="float" office:value="0.605" calcext:value-type="float">
            <text:p>0.605</text:p>
          </table:table-cell>
          <table:table-cell office:value-type="float" office:value="0.107" calcext:value-type="float">
            <text:p>0.107</text:p>
          </table:table-cell>
          <table:table-cell office:value-type="float" office:value="5.638" calcext:value-type="float">
            <text:p>5.6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H_Veh0_LV0</text:p>
          </table:table-cell>
          <table:table-cell office:value-type="float" office:value="-0.936" calcext:value-type="float">
            <text:p>-0.936</text:p>
          </table:table-cell>
          <table:table-cell office:value-type="float" office:value="0.372" calcext:value-type="float">
            <text:p>0.372</text:p>
          </table:table-cell>
          <table:table-cell office:value-type="float" office:value="-2.515" calcext:value-type="float">
            <text:p>-2.5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0_LV1</text:p>
          </table:table-cell>
          <table:table-cell office:value-type="float" office:value="1.396" calcext:value-type="float">
            <text:p>1.396</text:p>
          </table:table-cell>
          <table:table-cell office:value-type="float" office:value="0.586" calcext:value-type="float">
            <text:p>0.586</text:p>
          </table:table-cell>
          <table:table-cell office:value-type="float" office:value="2.384" calcext:value-type="float">
            <text:p>2.3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0_LV2</text:p>
          </table:table-cell>
          <table:table-cell office:value-type="float" office:value="-0.518" calcext:value-type="float">
            <text:p>-0.518</text:p>
          </table:table-cell>
          <table:table-cell office:value-type="float" office:value="0.435" calcext:value-type="float">
            <text:p>0.435</text:p>
          </table:table-cell>
          <table:table-cell office:value-type="float" office:value="-1.191" calcext:value-type="float">
            <text:p>-1.1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1_LV0</text:p>
          </table:table-cell>
          <table:table-cell office:value-type="float" office:value="0.915" calcext:value-type="float">
            <text:p>0.915</text:p>
          </table:table-cell>
          <table:table-cell office:value-type="float" office:value="0.21" calcext:value-type="float">
            <text:p>0.21</text:p>
          </table:table-cell>
          <table:table-cell office:value-type="float" office:value="4.367" calcext:value-type="float">
            <text:p>4.3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1_LV1</text:p>
          </table:table-cell>
          <table:table-cell office:value-type="float" office:value="0.191" calcext:value-type="float">
            <text:p>0.191</text:p>
          </table:table-cell>
          <table:table-cell office:value-type="float" office:value="0.152" calcext:value-type="float">
            <text:p>0.152</text:p>
          </table:table-cell>
          <table:table-cell office:value-type="float" office:value="1.258" calcext:value-type="float">
            <text:p>1.2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1_LV2</text:p>
          </table:table-cell>
          <table:table-cell office:value-type="float" office:value="0.894" calcext:value-type="float">
            <text:p>0.894</text:p>
          </table:table-cell>
          <table:table-cell office:value-type="float" office:value="0.28" calcext:value-type="float">
            <text:p>0.28</text:p>
          </table:table-cell>
          <table:table-cell office:value-type="float" office:value="3.19" calcext:value-type="float">
            <text:p>3.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2M_LV0</text:p>
          </table:table-cell>
          <table:table-cell office:value-type="float" office:value="1.346" calcext:value-type="float">
            <text:p>1.346</text:p>
          </table:table-cell>
          <table:table-cell office:value-type="float" office:value="0.328" calcext:value-type="float">
            <text:p>0.328</text:p>
          </table:table-cell>
          <table:table-cell office:value-type="float" office:value="4.104" calcext:value-type="float">
            <text:p>4.1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2M_LV1</text:p>
          </table:table-cell>
          <table:table-cell office:value-type="float" office:value="0.284" calcext:value-type="float">
            <text:p>0.284</text:p>
          </table:table-cell>
          <table:table-cell office:value-type="float" office:value="0.219" calcext:value-type="float">
            <text:p>0.219</text:p>
          </table:table-cell>
          <table:table-cell office:value-type="float" office:value="1.295" calcext:value-type="float">
            <text:p>1.29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2M_LV2</text:p>
          </table:table-cell>
          <table:table-cell office:value-type="float" office:value="2.015" calcext:value-type="float">
            <text:p>2.015</text:p>
          </table:table-cell>
          <table:table-cell office:value-type="float" office:value="0.518" calcext:value-type="float">
            <text:p>0.518</text:p>
          </table:table-cell>
          <table:table-cell office:value-type="float" office:value="3.89" calcext:value-type="float">
            <text:p>3.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0_LV0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192" calcext:value-type="float">
            <text:p>0.192</text:p>
          </table:table-cell>
          <table:table-cell office:value-type="float" office:value="-0.266" calcext:value-type="float">
            <text:p>-0.2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0_LV1</text:p>
          </table:table-cell>
          <table:table-cell office:value-type="float" office:value="0.983" calcext:value-type="float">
            <text:p>0.983</text:p>
          </table:table-cell>
          <table:table-cell office:value-type="float" office:value="0.143" calcext:value-type="float">
            <text:p>0.143</text:p>
          </table:table-cell>
          <table:table-cell office:value-type="float" office:value="6.869" calcext:value-type="float">
            <text:p>6.8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0_LV2</text:p>
          </table:table-cell>
          <table:table-cell office:value-type="float" office:value="0.726" calcext:value-type="float">
            <text:p>0.726</text:p>
          </table:table-cell>
          <table:table-cell office:value-type="float" office:value="0.265" calcext:value-type="float">
            <text:p>0.265</text:p>
          </table:table-cell>
          <table:table-cell office:value-type="float" office:value="2.741" calcext:value-type="float">
            <text:p>2.7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1_LV0</text:p>
          </table:table-cell>
          <table:table-cell office:value-type="float" office:value="-0.01" calcext:value-type="float">
            <text:p>-0.01</text:p>
          </table:table-cell>
          <table:table-cell office:value-type="float" office:value="0.356" calcext:value-type="float">
            <text:p>0.356</text:p>
          </table:table-cell>
          <table:table-cell office:value-type="float" office:value="-0.029" calcext:value-type="float">
            <text:p>-0.0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1_LV1</text:p>
          </table:table-cell>
          <table:table-cell office:value-type="float" office:value="1.055" calcext:value-type="float">
            <text:p>1.055</text:p>
          </table:table-cell>
          <table:table-cell office:value-type="float" office:value="0.301" calcext:value-type="float">
            <text:p>0.301</text:p>
          </table:table-cell>
          <table:table-cell office:value-type="float" office:value="3.505" calcext:value-type="float">
            <text:p>3.5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1_LV2</text:p>
          </table:table-cell>
          <table:table-cell office:value-type="float" office:value="-1.042" calcext:value-type="float">
            <text:p>-1.042</text:p>
          </table:table-cell>
          <table:table-cell office:value-type="float" office:value="0.486" calcext:value-type="float">
            <text:p>0.486</text:p>
          </table:table-cell>
          <table:table-cell office:value-type="float" office:value="-2.143" calcext:value-type="float">
            <text:p>-2.1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2M_LV0</text:p>
          </table:table-cell>
          <table:table-cell office:value-type="float" office:value="0.435" calcext:value-type="float">
            <text:p>0.435</text:p>
          </table:table-cell>
          <table:table-cell office:value-type="float" office:value="0.488" calcext:value-type="float">
            <text:p>0.488</text:p>
          </table:table-cell>
          <table:table-cell office:value-type="float" office:value="0.891" calcext:value-type="float">
            <text:p>0.8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2M_LV1</text:p>
          </table:table-cell>
          <table:table-cell office:value-type="float" office:value="1.402" calcext:value-type="float">
            <text:p>1.402</text:p>
          </table:table-cell>
          <table:table-cell office:value-type="float" office:value="0.368" calcext:value-type="float">
            <text:p>0.368</text:p>
          </table:table-cell>
          <table:table-cell office:value-type="float" office:value="3.812" calcext:value-type="float">
            <text:p>3.8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2M_LV2</text:p>
          </table:table-cell>
          <table:table-cell office:value-type="float" office:value="-0.36" calcext:value-type="float">
            <text:p>-0.36</text:p>
          </table:table-cell>
          <table:table-cell office:value-type="float" office:value="0.553" calcext:value-type="float">
            <text:p>0.553</text:p>
          </table:table-cell>
          <table:table-cell office:value-type="float" office:value="-0.651" calcext:value-type="float">
            <text:p>-0.6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020K_LV0</text:p>
          </table:table-cell>
          <table:table-cell office:value-type="float" office:value="-1.142" calcext:value-type="float">
            <text:p>-1.142</text:p>
          </table:table-cell>
          <table:table-cell office:value-type="float" office:value="0.333" calcext:value-type="float">
            <text:p>0.333</text:p>
          </table:table-cell>
          <table:table-cell office:value-type="float" office:value="-3.425" calcext:value-type="float">
            <text:p>-3.4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020K_LV1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6" calcext:value-type="float">
            <text:p>0.726</text:p>
          </table:table-cell>
          <table:table-cell office:value-type="float" office:value="0.988" calcext:value-type="float">
            <text:p>0.9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020K_LV2</text:p>
          </table:table-cell>
          <table:table-cell office:value-type="float" office:value="-0.552" calcext:value-type="float">
            <text:p>-0.552</text:p>
          </table:table-cell>
          <table:table-cell office:value-type="float" office:value="0.435" calcext:value-type="float">
            <text:p>0.435</text:p>
          </table:table-cell>
          <table:table-cell office:value-type="float" office:value="-1.268" calcext:value-type="float">
            <text:p>-1.2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2060K_LV0</text:p>
          </table:table-cell>
          <table:table-cell office:value-type="float" office:value="0.34" calcext:value-type="float">
            <text:p>0.34</text:p>
          </table:table-cell>
          <table:table-cell office:value-type="float" office:value="0.302" calcext:value-type="float">
            <text:p>0.302</text:p>
          </table:table-cell>
          <table:table-cell office:value-type="float" office:value="1.127" calcext:value-type="float">
            <text:p>1.1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2060K_LV1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9" calcext:value-type="float">
            <text:p>0.239</text:p>
          </table:table-cell>
          <table:table-cell office:value-type="float" office:value="1.044" calcext:value-type="float">
            <text:p>1.0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2060K_LV2</text:p>
          </table:table-cell>
          <table:table-cell office:value-type="float" office:value="1.79" calcext:value-type="float">
            <text:p>1.79</text:p>
          </table:table-cell>
          <table:table-cell office:value-type="float" office:value="0.417" calcext:value-type="float">
            <text:p>0.417</text:p>
          </table:table-cell>
          <table:table-cell office:value-type="float" office:value="4.291" calcext:value-type="float">
            <text:p>4.2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60KM_LV0</text:p>
          </table:table-cell>
          <table:table-cell office:value-type="float" office:value="-1.126" calcext:value-type="float">
            <text:p>-1.126</text:p>
          </table:table-cell>
          <table:table-cell office:value-type="float" office:value="0.254" calcext:value-type="float">
            <text:p>0.254</text:p>
          </table:table-cell>
          <table:table-cell office:value-type="float" office:value="-4.44" calcext:value-type="float">
            <text:p>-4.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60KM_LV1</text:p>
          </table:table-cell>
          <table:table-cell office:value-type="float" office:value="-0.57" calcext:value-type="float">
            <text:p>-0.57</text:p>
          </table:table-cell>
          <table:table-cell office:value-type="float" office:value="0.156" calcext:value-type="float">
            <text:p>0.156</text:p>
          </table:table-cell>
          <table:table-cell office:value-type="float" office:value="-3.657" calcext:value-type="float">
            <text:p>-3.65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60KM_LV2</text:p>
          </table:table-cell>
          <table:table-cell office:value-type="float" office:value="0.303" calcext:value-type="float">
            <text:p>0.303</text:p>
          </table:table-cell>
          <table:table-cell office:value-type="float" office:value="0.362" calcext:value-type="float">
            <text:p>0.362</text:p>
          </table:table-cell>
          <table:table-cell office:value-type="float" office:value="0.837" calcext:value-type="float">
            <text:p>0.8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Envrn_Car</text:p>
          </table:table-cell>
          <table:table-cell office:value-type="float" office:value="0.311" calcext:value-type="float">
            <text:p>0.311</text:p>
          </table:table-cell>
          <table:table-cell office:value-type="float" office:value="0.181" calcext:value-type="float">
            <text:p>0.181</text:p>
          </table:table-cell>
          <table:table-cell office:value-type="float" office:value="1.713" calcext:value-type="float">
            <text:p>1.7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Envrn_Train</text:p>
          </table:table-cell>
          <table:table-cell office:value-type="float" office:value="-0.431" calcext:value-type="float">
            <text:p>-0.431</text:p>
          </table:table-cell>
          <table:table-cell office:value-type="float" office:value="0.157" calcext:value-type="float">
            <text:p>0.157</text:p>
          </table:table-cell>
          <table:table-cell office:value-type="float" office:value="-2.741" calcext:value-type="float">
            <text:p>-2.7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Envrn_Bus</text:p>
          </table:table-cell>
          <table:table-cell office:value-type="float" office:value="-1.056" calcext:value-type="float">
            <text:p>-1.056</text:p>
          </table:table-cell>
          <table:table-cell office:value-type="float" office:value="0.151" calcext:value-type="float">
            <text:p>0.151</text:p>
          </table:table-cell>
          <table:table-cell office:value-type="float" office:value="-7.003" calcext:value-type="float">
            <text:p>-7.0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Envrn_Plane</text:p>
          </table:table-cell>
          <table:table-cell office:value-type="float" office:value="0.123" calcext:value-type="float">
            <text:p>0.123</text:p>
          </table:table-cell>
          <table:table-cell office:value-type="float" office:value="0.188" calcext:value-type="float">
            <text:p>0.188</text:p>
          </table:table-cell>
          <table:table-cell office:value-type="float" office:value="0.655" calcext:value-type="float">
            <text:p>0.6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Safe_Car</text:p>
          </table:table-cell>
          <table:table-cell office:value-type="float" office:value="0.2" calcext:value-type="float">
            <text:p>0.2</text:p>
          </table:table-cell>
          <table:table-cell office:value-type="float" office:value="0.149" calcext:value-type="float">
            <text:p>0.149</text:p>
          </table:table-cell>
          <table:table-cell office:value-type="float" office:value="1.345" calcext:value-type="float">
            <text:p>1.3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Safe_Train</text:p>
          </table:table-cell>
          <table:table-cell office:value-type="float" office:value="0.61" calcext:value-type="float">
            <text:p>0.61</text:p>
          </table:table-cell>
          <table:table-cell office:value-type="float" office:value="0.244" calcext:value-type="float">
            <text:p>0.244</text:p>
          </table:table-cell>
          <table:table-cell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Safe_Bus</text:p>
          </table:table-cell>
          <table:table-cell office:value-type="float" office:value="0.182" calcext:value-type="float">
            <text:p>0.182</text:p>
          </table:table-cell>
          <table:table-cell office:value-type="float" office:value="0.147" calcext:value-type="float">
            <text:p>0.147</text:p>
          </table:table-cell>
          <table:table-cell office:value-type="float" office:value="1.237" calcext:value-type="float">
            <text:p>1.2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Safe_Plane</text:p>
          </table:table-cell>
          <table:table-cell office:value-type="float" office:value="-0.608" calcext:value-type="float">
            <text:p>-0.608</text:p>
          </table:table-cell>
          <table:table-cell office:value-type="float" office:value="0.147" calcext:value-type="float">
            <text:p>0.147</text:p>
          </table:table-cell>
          <table:table-cell office:value-type="float" office:value="-4.147" calcext:value-type="float">
            <text:p>-4.1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Comf_Car</text:p>
          </table:table-cell>
          <table:table-cell office:value-type="float" office:value="0.759" calcext:value-type="float">
            <text:p>0.759</text:p>
          </table:table-cell>
          <table:table-cell office:value-type="float" office:value="0.149" calcext:value-type="float">
            <text:p>0.149</text:p>
          </table:table-cell>
          <table:table-cell office:value-type="float" office:value="5.096" calcext:value-type="float">
            <text:p>5.0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Comf_Train</text:p>
          </table:table-cell>
          <table:table-cell office:value-type="float" office:value="1.236" calcext:value-type="float">
            <text:p>1.236</text:p>
          </table:table-cell>
          <table:table-cell office:value-type="float" office:value="0.235" calcext:value-type="float">
            <text:p>0.235</text:p>
          </table:table-cell>
          <table:table-cell office:value-type="float" office:value="5.265" calcext:value-type="float">
            <text:p>5.2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Comf_Bus</text:p>
          </table:table-cell>
          <table:table-cell office:value-type="float" office:value="0.837" calcext:value-type="float">
            <text:p>0.837</text:p>
          </table:table-cell>
          <table:table-cell office:value-type="float" office:value="0.153" calcext:value-type="float">
            <text:p>0.153</text:p>
          </table:table-cell>
          <table:table-cell office:value-type="float" office:value="5.483" calcext:value-type="float">
            <text:p>5.4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Comf_Plane</text:p>
          </table:table-cell>
          <table:table-cell office:value-type="float" office:value="0.051" calcext:value-type="float">
            <text:p>0.051</text:p>
          </table:table-cell>
          <table:table-cell office:value-type="float" office:value="0.142" calcext:value-type="float">
            <text:p>0.142</text:p>
          </table:table-cell>
          <table:table-cell office:value-type="float" office:value="0.357" calcext:value-type="float">
            <text:p>0.35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Envrn_Car</text:p>
          </table:table-cell>
          <table:table-cell office:value-type="float" office:value="-1.223" calcext:value-type="float">
            <text:p>-1.223</text:p>
          </table:table-cell>
          <table:table-cell office:value-type="float" office:value="0.148" calcext:value-type="float">
            <text:p>0.148</text:p>
          </table:table-cell>
          <table:table-cell office:value-type="float" office:value="-8.233" calcext:value-type="float">
            <text:p>-8.2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Envrn_Train</text:p>
          </table:table-cell>
          <table:table-cell office:value-type="float" office:value="1.235" calcext:value-type="float">
            <text:p>1.235</text:p>
          </table:table-cell>
          <table:table-cell office:value-type="float" office:value="0.133" calcext:value-type="float">
            <text:p>0.133</text:p>
          </table:table-cell>
          <table:table-cell office:value-type="float" office:value="9.3" calcext:value-type="float">
            <text:p>9.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Envrn_Bus</text:p>
          </table:table-cell>
          <table:table-cell office:value-type="float" office:value="0.247" calcext:value-type="float">
            <text:p>0.247</text:p>
          </table:table-cell>
          <table:table-cell office:value-type="float" office:value="0.122" calcext:value-type="float">
            <text:p>0.122</text:p>
          </table:table-cell>
          <table:table-cell office:value-type="float" office:value="2.016" calcext:value-type="float">
            <text:p>2.0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Envrn_Plane</text:p>
          </table:table-cell>
          <table:table-cell office:value-type="float" office:value="-0.943" calcext:value-type="float">
            <text:p>-0.943</text:p>
          </table:table-cell>
          <table:table-cell office:value-type="float" office:value="0.15" calcext:value-type="float">
            <text:p>0.15</text:p>
          </table:table-cell>
          <table:table-cell office:value-type="float" office:value="-6.289" calcext:value-type="float">
            <text:p>-6.2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Safe_Car</text:p>
          </table:table-cell>
          <table:table-cell office:value-type="float" office:value="0.361" calcext:value-type="float">
            <text:p>0.361</text:p>
          </table:table-cell>
          <table:table-cell office:value-type="float" office:value="0.123" calcext:value-type="float">
            <text:p>0.123</text:p>
          </table:table-cell>
          <table:table-cell office:value-type="float" office:value="2.948" calcext:value-type="float">
            <text:p>2.9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Safe_Train</text:p>
          </table:table-cell>
          <table:table-cell office:value-type="float" office:value="1.481" calcext:value-type="float">
            <text:p>1.481</text:p>
          </table:table-cell>
          <table:table-cell office:value-type="float" office:value="0.187" calcext:value-type="float">
            <text:p>0.187</text:p>
          </table:table-cell>
          <table:table-cell office:value-type="float" office:value="7.906" calcext:value-type="float">
            <text:p>7.9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Safe_Bus</text:p>
          </table:table-cell>
          <table:table-cell office:value-type="float" office:value="0.521" calcext:value-type="float">
            <text:p>0.521</text:p>
          </table:table-cell>
          <table:table-cell office:value-type="float" office:value="0.122" calcext:value-type="float">
            <text:p>0.122</text:p>
          </table:table-cell>
          <table:table-cell office:value-type="float" office:value="4.273" calcext:value-type="float">
            <text:p>4.2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Safe_Plane</text:p>
          </table:table-cell>
          <table:table-cell office:value-type="float" office:value="0.504" calcext:value-type="float">
            <text:p>0.504</text:p>
          </table:table-cell>
          <table:table-cell office:value-type="float" office:value="0.122" calcext:value-type="float">
            <text:p>0.122</text:p>
          </table:table-cell>
          <table:table-cell office:value-type="float" office:value="4.123" calcext:value-type="float">
            <text:p>4.1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Comf_Car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122" calcext:value-type="float">
            <text:p>0.122</text:p>
          </table:table-cell>
          <table:table-cell office:value-type="float" office:value="-1.805" calcext:value-type="float">
            <text:p>-1.8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Comf_Train</text:p>
          </table:table-cell>
          <table:table-cell office:value-type="float" office:value="1.387" calcext:value-type="float">
            <text:p>1.387</text:p>
          </table:table-cell>
          <table:table-cell office:value-type="float" office:value="0.18" calcext:value-type="float">
            <text:p>0.18</text:p>
          </table:table-cell>
          <table:table-cell office:value-type="float" office:value="7.721" calcext:value-type="float">
            <text:p>7.7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Comf_Bus</text:p>
          </table:table-cell>
          <table:table-cell office:value-type="float" office:value="-0.788" calcext:value-type="float">
            <text:p>-0.788</text:p>
          </table:table-cell>
          <table:table-cell office:value-type="float" office:value="0.127" calcext:value-type="float">
            <text:p>0.127</text:p>
          </table:table-cell>
          <table:table-cell office:value-type="float" office:value="-6.181" calcext:value-type="float">
            <text:p>-6.1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Comf_Plane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8" calcext:value-type="float">
            <text:p>0.118</text:p>
          </table:table-cell>
          <table:table-cell office:value-type="float" office:value="0.772" calcext:value-type="float">
            <text:p>0.7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Envrn_Car</text:p>
          </table:table-cell>
          <table:table-cell office:value-type="float" office:value="-0.936" calcext:value-type="float">
            <text:p>-0.936</text:p>
          </table:table-cell>
          <table:table-cell office:value-type="float" office:value="0.168" calcext:value-type="float">
            <text:p>0.168</text:p>
          </table:table-cell>
          <table:table-cell office:value-type="float" office:value="-5.583" calcext:value-type="float">
            <text:p>-5.5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Envrn_Train</text:p>
          </table:table-cell>
          <table:table-cell office:value-type="float" office:value="0.378" calcext:value-type="float">
            <text:p>0.378</text:p>
          </table:table-cell>
          <table:table-cell office:value-type="float" office:value="0.144" calcext:value-type="float">
            <text:p>0.144</text:p>
          </table:table-cell>
          <table:table-cell office:value-type="float" office:value="2.616" calcext:value-type="float">
            <text:p>2.6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Envrn_Bus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137" calcext:value-type="float">
            <text:p>0.137</text:p>
          </table:table-cell>
          <table:table-cell office:value-type="float" office:value="-0.665" calcext:value-type="float">
            <text:p>-0.6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Envrn_Plane</text:p>
          </table:table-cell>
          <table:table-cell office:value-type="float" office:value="-1.177" calcext:value-type="float">
            <text:p>-1.177</text:p>
          </table:table-cell>
          <table:table-cell office:value-type="float" office:value="0.175" calcext:value-type="float">
            <text:p>0.175</text:p>
          </table:table-cell>
          <table:table-cell office:value-type="float" office:value="-6.743" calcext:value-type="float">
            <text:p>-6.7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Safe_Car</text:p>
          </table:table-cell>
          <table:table-cell office:value-type="float" office:value="0.245" calcext:value-type="float">
            <text:p>0.245</text:p>
          </table:table-cell>
          <table:table-cell office:value-type="float" office:value="0.136" calcext:value-type="float">
            <text:p>0.136</text:p>
          </table:table-cell>
          <table:table-cell office:value-type="float" office:value="1.801" calcext:value-type="float">
            <text:p>1.8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Safe_Train</text:p>
          </table:table-cell>
          <table:table-cell office:value-type="float" office:value="0.799" calcext:value-type="float">
            <text:p>0.799</text:p>
          </table:table-cell>
          <table:table-cell office:value-type="float" office:value="0.217" calcext:value-type="float">
            <text:p>0.217</text:p>
          </table:table-cell>
          <table:table-cell office:value-type="float" office:value="3.678" calcext:value-type="float">
            <text:p>3.6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Safe_Bus</text:p>
          </table:table-cell>
          <table:table-cell office:value-type="float" office:value="0.011" calcext:value-type="float">
            <text:p>0.011</text:p>
          </table:table-cell>
          <table:table-cell office:value-type="float" office:value="0.134" calcext:value-type="float">
            <text:p>0.134</text:p>
          </table:table-cell>
          <table:table-cell office:value-type="float" office:value="0.081" calcext:value-type="float">
            <text:p>0.0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Safe_Plane</text:p>
          </table:table-cell>
          <table:table-cell office:value-type="float" office:value="0.795" calcext:value-type="float">
            <text:p>0.795</text:p>
          </table:table-cell>
          <table:table-cell office:value-type="float" office:value="0.136" calcext:value-type="float">
            <text:p>0.136</text:p>
          </table:table-cell>
          <table:table-cell office:value-type="float" office:value="5.851" calcext:value-type="float">
            <text:p>5.8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Comf_Car</text:p>
          </table:table-cell>
          <table:table-cell office:value-type="float" office:value="0.273" calcext:value-type="float">
            <text:p>0.273</text:p>
          </table:table-cell>
          <table:table-cell office:value-type="float" office:value="0.136" calcext:value-type="float">
            <text:p>0.136</text:p>
          </table:table-cell>
          <table:table-cell office:value-type="float" office:value="2.01" calcext:value-type="float">
            <text:p>2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Comf_Train</text:p>
          </table:table-cell>
          <table:table-cell office:value-type="float" office:value="0.144" calcext:value-type="float">
            <text:p>0.144</text:p>
          </table:table-cell>
          <table:table-cell office:value-type="float" office:value="0.202" calcext:value-type="float">
            <text:p>0.202</text:p>
          </table:table-cell>
          <table:table-cell office:value-type="float" office:value="0.712" calcext:value-type="float">
            <text:p>0.7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Comf_Bus</text:p>
          </table:table-cell>
          <table:table-cell office:value-type="float" office:value="-1.041" calcext:value-type="float">
            <text:p>-1.041</text:p>
          </table:table-cell>
          <table:table-cell office:value-type="float" office:value="0.142" calcext:value-type="float">
            <text:p>0.142</text:p>
          </table:table-cell>
          <table:table-cell office:value-type="float" office:value="-7.305" calcext:value-type="float">
            <text:p>-7.3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Comf_Plane</text:p>
          </table:table-cell>
          <table:table-cell office:value-type="float" office:value="-0.469" calcext:value-type="float">
            <text:p>-0.469</text:p>
          </table:table-cell>
          <table:table-cell office:value-type="float" office:value="0.131" calcext:value-type="float">
            <text:p>0.131</text:p>
          </table:table-cell>
          <table:table-cell office:value-type="float" office:value="-3.59" calcext:value-type="float">
            <text:p>-3.59</text:p>
          </table:table-cell>
          <table:table-cell table:number-columns-repeated="17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office:value-type="string" calcext:value-type="string">
            <text:p>LV0_Bus</text:p>
          </table:table-cell>
          <table:table-cell office:value-type="float" office:value="-0.868" calcext:value-type="float">
            <text:p>-0.868</text:p>
          </table:table-cell>
          <table:table-cell office:value-type="float" office:value="0.353" calcext:value-type="float">
            <text:p>0.353</text:p>
          </table:table-cell>
          <table:table-cell office:value-type="float" office:value="-2.462" calcext:value-type="float">
            <text:p>-2.4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CarRental</text:p>
          </table:table-cell>
          <table:table-cell office:value-type="float" office:value="-1.428" calcext:value-type="float">
            <text:p>-1.428</text:p>
          </table:table-cell>
          <table:table-cell office:value-type="float" office:value="0.563" calcext:value-type="float">
            <text:p>0.563</text:p>
          </table:table-cell>
          <table:table-cell office:value-type="float" office:value="-2.537" calcext:value-type="float">
            <text:p>-2.5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Car</text:p>
          </table:table-cell>
          <table:table-cell office:value-type="float" office:value="1.675" calcext:value-type="float">
            <text:p>1.675</text:p>
          </table:table-cell>
          <table:table-cell office:value-type="float" office:value="0.161" calcext:value-type="float">
            <text:p>0.161</text:p>
          </table:table-cell>
          <table:table-cell office:value-type="float" office:value="10.377" calcext:value-type="float">
            <text:p>10.3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Plane</text:p>
          </table:table-cell>
          <table:table-cell office:value-type="float" office:value="-2.031" calcext:value-type="float">
            <text:p>-2.031</text:p>
          </table:table-cell>
          <table:table-cell office:value-type="float" office:value="0.376" calcext:value-type="float">
            <text:p>0.376</text:p>
          </table:table-cell>
          <table:table-cell office:value-type="float" office:value="-5.402" calcext:value-type="float">
            <text:p>-5.4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TrH</text:p>
          </table:table-cell>
          <table:table-cell office:value-type="float" office:value="-0.954" calcext:value-type="float">
            <text:p>-0.954</text:p>
          </table:table-cell>
          <table:table-cell office:value-type="float" office:value="0.145" calcext:value-type="float">
            <text:p>0.145</text:p>
          </table:table-cell>
          <table:table-cell office:value-type="float" office:value="-6.572" calcext:value-type="float">
            <text:p>-6.5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Train</text:p>
          </table:table-cell>
          <table:table-cell office:value-type="float" office:value="2.728" calcext:value-type="float">
            <text:p>2.728</text:p>
          </table:table-cell>
          <table:table-cell office:value-type="float" office:value="0.312" calcext:value-type="float">
            <text:p>0.312</text:p>
          </table:table-cell>
          <table:table-cell office:value-type="float" office:value="8.753" calcext:value-type="float">
            <text:p>8.75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Bus</text:p>
          </table:table-cell>
          <table:table-cell office:value-type="float" office:value="0.733" calcext:value-type="float">
            <text:p>0.733</text:p>
          </table:table-cell>
          <table:table-cell office:value-type="float" office:value="0.245" calcext:value-type="float">
            <text:p>0.245</text:p>
          </table:table-cell>
          <table:table-cell office:value-type="float" office:value="2.99" calcext:value-type="float">
            <text:p>2.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CarRental</text:p>
          </table:table-cell>
          <table:table-cell office:value-type="float" office:value="1.55" calcext:value-type="float">
            <text:p>1.55</text:p>
          </table:table-cell>
          <table:table-cell office:value-type="float" office:value="0.409" calcext:value-type="float">
            <text:p>0.409</text:p>
          </table:table-cell>
          <table:table-cell office:value-type="float" office:value="3.792" calcext:value-type="float">
            <text:p>3.7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Car</text:p>
          </table:table-cell>
          <table:table-cell office:value-type="float" office:value="-2.847" calcext:value-type="float">
            <text:p>-2.847</text:p>
          </table:table-cell>
          <table:table-cell office:value-type="float" office:value="0.15" calcext:value-type="float">
            <text:p>0.15</text:p>
          </table:table-cell>
          <table:table-cell office:value-type="float" office:value="-18.922" calcext:value-type="float">
            <text:p>-18.9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Plane</text:p>
          </table:table-cell>
          <table:table-cell office:value-type="float" office:value="-1.758" calcext:value-type="float">
            <text:p>-1.758</text:p>
          </table:table-cell>
          <table:table-cell office:value-type="float" office:value="0.277" calcext:value-type="float">
            <text:p>0.277</text:p>
          </table:table-cell>
          <table:table-cell office:value-type="float" office:value="-6.344" calcext:value-type="float">
            <text:p>-6.3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TrH</text:p>
          </table:table-cell>
          <table:table-cell office:value-type="float" office:value="1.87" calcext:value-type="float">
            <text:p>1.87</text:p>
          </table:table-cell>
          <table:table-cell office:value-type="float" office:value="0.123" calcext:value-type="float">
            <text:p>0.123</text:p>
          </table:table-cell>
          <table:table-cell office:value-type="float" office:value="15.233" calcext:value-type="float">
            <text:p>15.2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Train</text:p>
          </table:table-cell>
          <table:table-cell office:value-type="float" office:value="-0.93" calcext:value-type="float">
            <text:p>-0.93</text:p>
          </table:table-cell>
          <table:table-cell office:value-type="float" office:value="0.261" calcext:value-type="float">
            <text:p>0.261</text:p>
          </table:table-cell>
          <table:table-cell office:value-type="float" office:value="-3.56" calcext:value-type="float">
            <text:p>-3.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Bus</text:p>
          </table:table-cell>
          <table:table-cell office:value-type="float" office:value="-1.133" calcext:value-type="float">
            <text:p>-1.133</text:p>
          </table:table-cell>
          <table:table-cell office:value-type="float" office:value="0.334" calcext:value-type="float">
            <text:p>0.334</text:p>
          </table:table-cell>
          <table:table-cell office:value-type="float" office:value="-3.388" calcext:value-type="float">
            <text:p>-3.3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CarRental</text:p>
          </table:table-cell>
          <table:table-cell office:value-type="float" office:value="-0.964" calcext:value-type="float">
            <text:p>-0.964</text:p>
          </table:table-cell>
          <table:table-cell office:value-type="float" office:value="0.514" calcext:value-type="float">
            <text:p>0.514</text:p>
          </table:table-cell>
          <table:table-cell office:value-type="float" office:value="-1.877" calcext:value-type="float">
            <text:p>-1.8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Car</text:p>
          </table:table-cell>
          <table:table-cell office:value-type="float" office:value="-0.26" calcext:value-type="float">
            <text:p>-0.26</text:p>
          </table:table-cell>
          <table:table-cell office:value-type="float" office:value="0.15" calcext:value-type="float">
            <text:p>0.15</text:p>
          </table:table-cell>
          <table:table-cell office:value-type="float" office:value="-1.735" calcext:value-type="float">
            <text:p>-1.73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Plane</text:p>
          </table:table-cell>
          <table:table-cell office:value-type="float" office:value="0.407" calcext:value-type="float">
            <text:p>0.407</text:p>
          </table:table-cell>
          <table:table-cell office:value-type="float" office:value="0.295" calcext:value-type="float">
            <text:p>0.295</text:p>
          </table:table-cell>
          <table:table-cell office:value-type="float" office:value="1.378" calcext:value-type="float">
            <text:p>1.3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TrH</text:p>
          </table:table-cell>
          <table:table-cell office:value-type="float" office:value="0.84" calcext:value-type="float">
            <text:p>0.84</text:p>
          </table:table-cell>
          <table:table-cell office:value-type="float" office:value="0.134" calcext:value-type="float">
            <text:p>0.134</text:p>
          </table:table-cell>
          <table:table-cell office:value-type="float" office:value="6.278" calcext:value-type="float">
            <text:p>6.2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Train</text:p>
          </table:table-cell>
          <table:table-cell office:value-type="float" office:value="-2.973" calcext:value-type="float">
            <text:p>-2.973</text:p>
          </table:table-cell>
          <table:table-cell office:value-type="float" office:value="0.331" calcext:value-type="float">
            <text:p>0.331</text:p>
          </table:table-cell>
          <table:table-cell office:value-type="float" office:value="-8.984" calcext:value-type="float">
            <text:p>-8.984</text:p>
          </table:table-cell>
          <table:table-cell table:number-columns-repeated="17"/>
        </table:table-row>
      </table:table>
      <table:table table:name="results_4_2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@iteration 722, run time 47.146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ull Loglikelihood: -3452.9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nal Loglikelihood: -1866.0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ho square 0.46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C 4020.1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IC 4810.5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N 1.0</text:p>
          </table:table-cell>
          <table:table-cell table:number-columns-repeated="4"/>
          <table:table-cell office:value-type="string" calcext:value-type="string">
            <text:p>nLV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 text:c="2"/>betas</text:p>
          </table:table-cell>
          <table:table-cell office:value-type="string" calcext:value-type="string">
            <text:p><text:s text:c="2"/>serr</text:p>
          </table:table-cell>
          <table:table-cell office:value-type="string" calcext:value-type="string">
            <text:p><text:s text:c="2"/>t_stat</text:p>
          </table:table-cell>
          <table:table-cell table:number-columns-repeated="2"/>
          <table:table-cell office:value-type="string" calcext:value-type="string">
            <text:p>comfort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safety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SC_Bus</text:p>
          </table:table-cell>
          <table:table-cell office:value-type="float" office:value="-1.194" calcext:value-type="float">
            <text:p>-1.194</text:p>
          </table:table-cell>
          <table:table-cell office:value-type="float" office:value="0.207" calcext:value-type="float">
            <text:p>0.207</text:p>
          </table:table-cell>
          <table:table-cell office:value-type="float" office:value="-5.774" calcext:value-type="float">
            <text:p>-5.774</text:p>
          </table:table-cell>
          <table:table-cell table:number-columns-repeated="2"/>
          <table:table-cell office:value-type="string" calcext:value-type="string">
            <text:p>LV0</text:p>
          </table:table-cell>
          <table:table-cell office:value-type="string" calcext:value-type="string">
            <text:p>LV1</text:p>
          </table:table-cell>
          <table:table-cell office:value-type="string" calcext:value-type="string">
            <text:p>LV2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SC_CarRental</text:p>
          </table:table-cell>
          <table:table-cell office:value-type="float" office:value="-1.79" calcext:value-type="float">
            <text:p>-1.79</text:p>
          </table:table-cell>
          <table:table-cell office:value-type="float" office:value="0.331" calcext:value-type="float">
            <text:p>0.331</text:p>
          </table:table-cell>
          <table:table-cell office:value-type="float" office:value="-5.413" calcext:value-type="float">
            <text:p>-5.413</text:p>
          </table:table-cell>
          <table:table-cell/>
          <table:table-cell table:formula="of:=SUBSTITUTE(OFFSET([.$A$18];(ROW([.A18])-18)*[.$G$7];0);&quot;_LV0&quot;;&quot;&quot;)" office:value-type="string" office:string-value="DrvLicens" calcext:value-type="string">
            <text:p>DrvLicens</text:p>
          </table:table-cell>
          <table:table-cell table:style-name="GREEN" table:formula="of:=OFFSET([.$B$18];(ROW([.B18])-18)*[.$G$7];0)+ORG.OPENOFFICE.STYLE(IF(OFFSET([.$D$18];(ROW([.D18])-18)*[.$G$7];0)&lt;-1.96;&quot;red&quot;;IF(OFFSET([.$D$18];(ROW([.D18])-18)*[.$G$7];0)&gt;1.96;&quot;green&quot;;)))" office:value-type="float" office:value="2.462" calcext:value-type="float">
            <text:p>2.462</text:p>
          </table:table-cell>
          <table:table-cell table:style-name="GREEN" table:formula="of:=OFFSET([.$B$19];(ROW([.B19])-19)*[.$G$7];0)+ORG.OPENOFFICE.STYLE(IF(OFFSET([.$D$19];(ROW([.D19])-19)*[.$G$7];0)&lt;-1.96;&quot;red&quot;;IF(OFFSET([.$D$19];(ROW([.D19])-19)*[.$G$7];0)&gt;1.96;&quot;green&quot;;)))" office:value-type="float" office:value="0.807" calcext:value-type="float">
            <text:p>0.807</text:p>
          </table:table-cell>
          <table:table-cell table:style-name="RED" table:formula="of:=OFFSET([.$B$20];(ROW([.B20])-20)*[.$G$7];0)+ORG.OPENOFFICE.STYLE(IF(OFFSET([.$D$20];(ROW([.D20])-20)*[.$G$7];0)&lt;-1.96;&quot;red&quot;;IF(OFFSET([.$D$20];(ROW([.D20])-20)*[.$G$7];0)&gt;1.96;&quot;green&quot;;)))" office:value-type="float" office:value="-0.62" calcext:value-type="float">
            <text:p>-0.62</text:p>
          </table:table-cell>
          <table:table-cell table:style-name="ce2"/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ASC_Car</text:p>
          </table:table-cell>
          <table:table-cell office:value-type="float" office:value="-0.456" calcext:value-type="float">
            <text:p>-0.456</text:p>
          </table:table-cell>
          <table:table-cell office:value-type="float" office:value="0.119" calcext:value-type="float">
            <text:p>0.119</text:p>
          </table:table-cell>
          <table:table-cell office:value-type="float" office:value="-3.832" calcext:value-type="float">
            <text:p>-3.832</text:p>
          </table:table-cell>
          <table:table-cell/>
          <table:table-cell table:formula="of:=SUBSTITUTE(OFFSET([.$A$18];(ROW([.A19])-18)*[.$G$7];0);&quot;_LV0&quot;;&quot;&quot;)" office:value-type="string" office:string-value="PblcTrst" calcext:value-type="string">
            <text:p>PblcTrst</text:p>
          </table:table-cell>
          <table:table-cell table:style-name="RED" table:formula="of:=OFFSET([.$B$18];(ROW([.B19])-18)*[.$G$7];0)+ORG.OPENOFFICE.STYLE(IF(OFFSET([.$D$18];(ROW([.D19])-18)*[.$G$7];0)&lt;-1.96;&quot;red&quot;;IF(OFFSET([.$D$18];(ROW([.D19])-18)*[.$G$7];0)&gt;1.96;&quot;green&quot;;)))" office:value-type="float" office:value="-2.813" calcext:value-type="float">
            <text:p>-2.813</text:p>
          </table:table-cell>
          <table:table-cell table:style-name="RED" table:formula="of:=OFFSET([.$B$19];(ROW([.B20])-19)*[.$G$7];0)+ORG.OPENOFFICE.STYLE(IF(OFFSET([.$D$19];(ROW([.D20])-19)*[.$G$7];0)&lt;-1.96;&quot;red&quot;;IF(OFFSET([.$D$19];(ROW([.D20])-19)*[.$G$7];0)&gt;1.96;&quot;green&quot;;)))" office:value-type="float" office:value="-1.468" calcext:value-type="float">
            <text:p>-1.468</text:p>
          </table:table-cell>
          <table:table-cell table:formula="of:=OFFSET([.$B$20];(ROW([.B21])-20)*[.$G$7];0)+ORG.OPENOFFICE.STYLE(IF(OFFSET([.$D$20];(ROW([.D21])-20)*[.$G$7];0)&lt;-1.96;&quot;red&quot;;IF(OFFSET([.$D$20];(ROW([.D21])-20)*[.$G$7];0)&gt;1.96;&quot;green&quot;;)))" office:value-type="float" office:value="-0.374" calcext:value-type="float">
            <text:p>-0.374</text:p>
          </table:table-cell>
          <table:table-cell table:style-name="ce3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ASC_Plane</text:p>
          </table:table-cell>
          <table:table-cell office:value-type="float" office:value="-1.454" calcext:value-type="float">
            <text:p>-1.454</text:p>
          </table:table-cell>
          <table:table-cell office:value-type="float" office:value="0.209" calcext:value-type="float">
            <text:p>0.209</text:p>
          </table:table-cell>
          <table:table-cell office:value-type="float" office:value="-6.97" calcext:value-type="float">
            <text:p>-6.97</text:p>
          </table:table-cell>
          <table:table-cell/>
          <table:table-cell table:formula="of:=SUBSTITUTE(OFFSET([.$A$18];(ROW([.A20])-18)*[.$G$7];0);&quot;_LV0&quot;;&quot;&quot;)" office:value-type="string" office:string-value="Ag1825" calcext:value-type="string">
            <text:p>Ag1825</text:p>
          </table:table-cell>
          <table:table-cell table:style-name="RED" table:formula="of:=OFFSET([.$B$18];(ROW([.B20])-18)*[.$G$7];0)+ORG.OPENOFFICE.STYLE(IF(OFFSET([.$D$18];(ROW([.D20])-18)*[.$G$7];0)&lt;-1.96;&quot;red&quot;;IF(OFFSET([.$D$18];(ROW([.D20])-18)*[.$G$7];0)&gt;1.96;&quot;green&quot;;)))" office:value-type="float" office:value="-1.762" calcext:value-type="float">
            <text:p>-1.762</text:p>
          </table:table-cell>
          <table:table-cell table:style-name="RED" table:formula="of:=OFFSET([.$B$19];(ROW([.B21])-19)*[.$G$7];0)+ORG.OPENOFFICE.STYLE(IF(OFFSET([.$D$19];(ROW([.D21])-19)*[.$G$7];0)&lt;-1.96;&quot;red&quot;;IF(OFFSET([.$D$19];(ROW([.D21])-19)*[.$G$7];0)&gt;1.96;&quot;green&quot;;)))" office:value-type="float" office:value="-1.727" calcext:value-type="float">
            <text:p>-1.727</text:p>
          </table:table-cell>
          <table:table-cell table:formula="of:=OFFSET([.$B$20];(ROW([.B22])-20)*[.$G$7];0)+ORG.OPENOFFICE.STYLE(IF(OFFSET([.$D$20];(ROW([.D22])-20)*[.$G$7];0)&lt;-1.96;&quot;red&quot;;IF(OFFSET([.$D$20];(ROW([.D22])-20)*[.$G$7];0)&gt;1.96;&quot;green&quot;;)))" office:value-type="float" office:value="0.043" calcext:value-type="float">
            <text:p>0.043</text:p>
          </table:table-cell>
          <table:table-cell table:style-name="ce2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ASC_TrH</text:p>
          </table:table-cell>
          <table:table-cell office:value-type="float" office:value="0.27" calcext:value-type="float">
            <text:p>0.27</text:p>
          </table:table-cell>
          <table:table-cell office:value-type="float" office:value="0.099" calcext:value-type="float">
            <text:p>0.099</text:p>
          </table:table-cell>
          <table:table-cell office:value-type="float" office:value="2.722" calcext:value-type="float">
            <text:p>2.722</text:p>
          </table:table-cell>
          <table:table-cell/>
          <table:table-cell table:formula="of:=SUBSTITUTE(OFFSET([.$A$18];(ROW([.A21])-18)*[.$G$7];0);&quot;_LV0&quot;;&quot;&quot;)" office:value-type="string" office:string-value="Ag2545" calcext:value-type="string">
            <text:p>Ag2545</text:p>
          </table:table-cell>
          <table:table-cell table:style-name="GREEN" table:formula="of:=OFFSET([.$B$18];(ROW([.B21])-18)*[.$G$7];0)+ORG.OPENOFFICE.STYLE(IF(OFFSET([.$D$18];(ROW([.D21])-18)*[.$G$7];0)&lt;-1.96;&quot;red&quot;;IF(OFFSET([.$D$18];(ROW([.D21])-18)*[.$G$7];0)&gt;1.96;&quot;green&quot;;)))" office:value-type="float" office:value="1.197" calcext:value-type="float">
            <text:p>1.197</text:p>
          </table:table-cell>
          <table:table-cell table:style-name="GREEN" table:formula="of:=OFFSET([.$B$19];(ROW([.B22])-19)*[.$G$7];0)+ORG.OPENOFFICE.STYLE(IF(OFFSET([.$D$19];(ROW([.D22])-19)*[.$G$7];0)&lt;-1.96;&quot;red&quot;;IF(OFFSET([.$D$19];(ROW([.D22])-19)*[.$G$7];0)&gt;1.96;&quot;green&quot;;)))" office:value-type="float" office:value="0.73" calcext:value-type="float">
            <text:p>0.73</text:p>
          </table:table-cell>
          <table:table-cell table:style-name="RED" table:formula="of:=OFFSET([.$B$20];(ROW([.B23])-20)*[.$G$7];0)+ORG.OPENOFFICE.STYLE(IF(OFFSET([.$D$20];(ROW([.D23])-20)*[.$G$7];0)&lt;-1.96;&quot;red&quot;;IF(OFFSET([.$D$20];(ROW([.D23])-20)*[.$G$7];0)&gt;1.96;&quot;green&quot;;)))" office:value-type="float" office:value="-1.027" calcext:value-type="float">
            <text:p>-1.027</text:p>
          </table:table-cell>
          <table:table-cell table:style-name="ce15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ASC_Train</text:p>
          </table:table-cell>
          <table:table-cell office:value-type="float" office:value="0" calcext:value-type="float">
            <text:p>0</text:p>
          </table:table-cell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BSTITUTE(OFFSET([.$A$18];(ROW([.A22])-18)*[.$G$7];0);&quot;_LV0&quot;;&quot;&quot;)" office:value-type="string" office:string-value="Ag4565" calcext:value-type="string">
            <text:p>Ag4565</text:p>
          </table:table-cell>
          <table:table-cell table:formula="of:=OFFSET([.$B$18];(ROW([.B22])-18)*[.$G$7];0)+ORG.OPENOFFICE.STYLE(IF(OFFSET([.$D$18];(ROW([.D22])-18)*[.$G$7];0)&lt;-1.96;&quot;red&quot;;IF(OFFSET([.$D$18];(ROW([.D22])-18)*[.$G$7];0)&gt;1.96;&quot;green&quot;;)))" office:value-type="float" office:value="0.034" calcext:value-type="float">
            <text:p>0.034</text:p>
          </table:table-cell>
          <table:table-cell table:style-name="RED" table:formula="of:=OFFSET([.$B$19];(ROW([.B23])-19)*[.$G$7];0)+ORG.OPENOFFICE.STYLE(IF(OFFSET([.$D$19];(ROW([.D23])-19)*[.$G$7];0)&lt;-1.96;&quot;red&quot;;IF(OFFSET([.$D$19];(ROW([.D23])-19)*[.$G$7];0)&gt;1.96;&quot;green&quot;;)))" office:value-type="float" office:value="-0.723" calcext:value-type="float">
            <text:p>-0.723</text:p>
          </table:table-cell>
          <table:table-cell table:formula="of:=OFFSET([.$B$20];(ROW([.B24])-20)*[.$G$7];0)+ORG.OPENOFFICE.STYLE(IF(OFFSET([.$D$20];(ROW([.D24])-20)*[.$G$7];0)&lt;-1.96;&quot;red&quot;;IF(OFFSET([.$D$20];(ROW([.D24])-20)*[.$G$7];0)&gt;1.96;&quot;green&quot;;)))" office:value-type="float" office:value="0.129" calcext:value-type="float">
            <text:p>0.129</text:p>
          </table:table-cell>
          <table:table-cell table:style-name="ce3"/>
          <table:table-cell table:style-name="ce15"/>
          <table:table-cell table:number-columns-repeated="10"/>
        </table:table-row>
        <table:table-row table:style-name="ro1">
          <table:table-cell table:style-name="ce1" office:value-type="string" calcext:value-type="string">
            <text:p>cost</text:p>
          </table:table-cell>
          <table:table-cell table:style-name="ce1" office:value-type="float" office:value="-0.513" calcext:value-type="float">
            <text:p>-0.513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-4.5" calcext:value-type="float">
            <text:p>-4.5</text:p>
          </table:table-cell>
          <table:table-cell/>
          <table:table-cell table:formula="of:=SUBSTITUTE(OFFSET([.$A$18];(ROW([.A23])-18)*[.$G$7];0);&quot;_LV0&quot;;&quot;&quot;)" office:value-type="string" office:string-value="Ag65M" calcext:value-type="string">
            <text:p>Ag65M</text:p>
          </table:table-cell>
          <table:table-cell table:formula="of:=OFFSET([.$B$18];(ROW([.B23])-18)*[.$G$7];0)+ORG.OPENOFFICE.STYLE(IF(OFFSET([.$D$18];(ROW([.D23])-18)*[.$G$7];0)&lt;-1.96;&quot;red&quot;;IF(OFFSET([.$D$18];(ROW([.D23])-18)*[.$G$7];0)&gt;1.96;&quot;green&quot;;)))" office:value-type="float" office:value="0.576" calcext:value-type="float">
            <text:p>0.576</text:p>
          </table:table-cell>
          <table:table-cell table:style-name="RED" table:formula="of:=OFFSET([.$B$19];(ROW([.B24])-19)*[.$G$7];0)+ORG.OPENOFFICE.STYLE(IF(OFFSET([.$D$19];(ROW([.D24])-19)*[.$G$7];0)&lt;-1.96;&quot;red&quot;;IF(OFFSET([.$D$19];(ROW([.D24])-19)*[.$G$7];0)&gt;1.96;&quot;green&quot;;)))" office:value-type="float" office:value="-0.571" calcext:value-type="float">
            <text:p>-0.571</text:p>
          </table:table-cell>
          <table:table-cell table:style-name="GREEN" table:formula="of:=OFFSET([.$B$20];(ROW([.B25])-20)*[.$G$7];0)+ORG.OPENOFFICE.STYLE(IF(OFFSET([.$D$20];(ROW([.D25])-20)*[.$G$7];0)&lt;-1.96;&quot;red&quot;;IF(OFFSET([.$D$20];(ROW([.D25])-20)*[.$G$7];0)&gt;1.96;&quot;green&quot;;)))" office:value-type="float" office:value="1.431" calcext:value-type="float">
            <text:p>1.431</text:p>
          </table:table-cell>
          <table:table-cell table:style-name="ce15"/>
          <table:table-cell table:style-name="ce3"/>
          <table:table-cell table:number-columns-repeated="10"/>
        </table:table-row>
        <table:table-row table:style-name="ro1">
          <table:table-cell table:style-name="ce1" office:value-type="string" calcext:value-type="string">
            <text:p>tt</text:p>
          </table:table-cell>
          <table:table-cell table:style-name="ce1" office:value-type="float" office:value="-0.132" calcext:value-type="float">
            <text:p>-0.132</text:p>
          </table:table-cell>
          <table:table-cell table:style-name="ce1" office:value-type="float" office:value="0.024" calcext:value-type="float">
            <text:p>0.024</text:p>
          </table:table-cell>
          <table:table-cell table:style-name="ce1" office:value-type="float" office:value="-5.552" calcext:value-type="float">
            <text:p>-5.552</text:p>
          </table:table-cell>
          <table:table-cell/>
          <table:table-cell table:formula="of:=SUBSTITUTE(OFFSET([.$A$18];(ROW([.A24])-18)*[.$G$7];0);&quot;_LV0&quot;;&quot;&quot;)" office:value-type="string" office:string-value="Male" calcext:value-type="string">
            <text:p>Male</text:p>
          </table:table-cell>
          <table:table-cell table:formula="of:=OFFSET([.$B$18];(ROW([.B24])-18)*[.$G$7];0)+ORG.OPENOFFICE.STYLE(IF(OFFSET([.$D$18];(ROW([.D24])-18)*[.$G$7];0)&lt;-1.96;&quot;red&quot;;IF(OFFSET([.$D$18];(ROW([.D24])-18)*[.$G$7];0)&gt;1.96;&quot;green&quot;;)))" office:value-type="float" office:value="0.102" calcext:value-type="float">
            <text:p>0.102</text:p>
          </table:table-cell>
          <table:table-cell table:formula="of:=OFFSET([.$B$19];(ROW([.B25])-19)*[.$G$7];0)+ORG.OPENOFFICE.STYLE(IF(OFFSET([.$D$19];(ROW([.D25])-19)*[.$G$7];0)&lt;-1.96;&quot;red&quot;;IF(OFFSET([.$D$19];(ROW([.D25])-19)*[.$G$7];0)&gt;1.96;&quot;green&quot;;)))" office:value-type="float" office:value="-0.081" calcext:value-type="float">
            <text:p>-0.081</text:p>
          </table:table-cell>
          <table:table-cell table:formula="of:=OFFSET([.$B$20];(ROW([.B26])-20)*[.$G$7];0)+ORG.OPENOFFICE.STYLE(IF(OFFSET([.$D$20];(ROW([.D26])-20)*[.$G$7];0)&lt;-1.96;&quot;red&quot;;IF(OFFSET([.$D$20];(ROW([.D26])-20)*[.$G$7];0)&gt;1.96;&quot;green&quot;;)))" office:value-type="float" office:value="0.618" calcext:value-type="float">
            <text:p>0.618</text:p>
          </table:table-cell>
          <table:table-cell table:style-name="ce15"/>
          <table:table-cell table:style-name="ce2"/>
          <table:table-cell table:number-columns-repeated="10"/>
        </table:table-row>
        <table:table-row table:style-name="ro1">
          <table:table-cell table:style-name="ce1" office:value-type="string" calcext:value-type="string">
            <text:p>relib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0.52" calcext:value-type="float">
            <text:p>0.52</text:p>
          </table:table-cell>
          <table:table-cell/>
          <table:table-cell table:formula="of:=SUBSTITUTE(OFFSET([.$A$18];(ROW([.A25])-18)*[.$G$7];0);&quot;_LV0&quot;;&quot;&quot;)" office:value-type="string" office:string-value="Fulltime" calcext:value-type="string">
            <text:p>Fulltime</text:p>
          </table:table-cell>
          <table:table-cell table:style-name="RED" table:formula="of:=OFFSET([.$B$18];(ROW([.B25])-18)*[.$G$7];0)+ORG.OPENOFFICE.STYLE(IF(OFFSET([.$D$18];(ROW([.D25])-18)*[.$G$7];0)&lt;-1.96;&quot;red&quot;;IF(OFFSET([.$D$18];(ROW([.D25])-18)*[.$G$7];0)&gt;1.96;&quot;green&quot;;)))" office:value-type="float" office:value="-2.316" calcext:value-type="float">
            <text:p>-2.316</text:p>
          </table:table-cell>
          <table:table-cell table:style-name="RED" table:formula="of:=OFFSET([.$B$19];(ROW([.B26])-19)*[.$G$7];0)+ORG.OPENOFFICE.STYLE(IF(OFFSET([.$D$19];(ROW([.D26])-19)*[.$G$7];0)&lt;-1.96;&quot;red&quot;;IF(OFFSET([.$D$19];(ROW([.D26])-19)*[.$G$7];0)&gt;1.96;&quot;green&quot;;)))" office:value-type="float" office:value="-1.654" calcext:value-type="float">
            <text:p>-1.654</text:p>
          </table:table-cell>
          <table:table-cell table:style-name="GREEN" table:formula="of:=OFFSET([.$B$20];(ROW([.B27])-20)*[.$G$7];0)+ORG.OPENOFFICE.STYLE(IF(OFFSET([.$D$20];(ROW([.D27])-20)*[.$G$7];0)&lt;-1.96;&quot;red&quot;;IF(OFFSET([.$D$20];(ROW([.D27])-20)*[.$G$7];0)&gt;1.96;&quot;green&quot;;)))" office:value-type="float" office:value="1.659" calcext:value-type="float">
            <text:p>1.659</text:p>
          </table:table-cell>
          <table:table-cell table:style-name="ce3"/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DrvLicens_LV0</text:p>
          </table:table-cell>
          <table:table-cell office:value-type="float" office:value="2.462" calcext:value-type="float">
            <text:p>2.462</text:p>
          </table:table-cell>
          <table:table-cell office:value-type="float" office:value="0.185" calcext:value-type="float">
            <text:p>0.185</text:p>
          </table:table-cell>
          <table:table-cell office:value-type="float" office:value="13.278" calcext:value-type="float">
            <text:p>13.278</text:p>
          </table:table-cell>
          <table:table-cell/>
          <table:table-cell table:formula="of:=SUBSTITUTE(OFFSET([.$A$18];(ROW([.A26])-18)*[.$G$7];0);&quot;_LV0&quot;;&quot;&quot;)" office:value-type="string" office:string-value="Edu_Highschl" calcext:value-type="string">
            <text:p>Edu_Highschl</text:p>
          </table:table-cell>
          <table:table-cell table:style-name="GREEN" table:formula="of:=OFFSET([.$B$18];(ROW([.B26])-18)*[.$G$7];0)+ORG.OPENOFFICE.STYLE(IF(OFFSET([.$D$18];(ROW([.D26])-18)*[.$G$7];0)&lt;-1.96;&quot;red&quot;;IF(OFFSET([.$D$18];(ROW([.D26])-18)*[.$G$7];0)&gt;1.96;&quot;green&quot;;)))" office:value-type="float" office:value="1.195" calcext:value-type="float">
            <text:p>1.195</text:p>
          </table:table-cell>
          <table:table-cell table:style-name="GREEN" table:formula="of:=OFFSET([.$B$19];(ROW([.B27])-19)*[.$G$7];0)+ORG.OPENOFFICE.STYLE(IF(OFFSET([.$D$19];(ROW([.D27])-19)*[.$G$7];0)&lt;-1.96;&quot;red&quot;;IF(OFFSET([.$D$19];(ROW([.D27])-19)*[.$G$7];0)&gt;1.96;&quot;green&quot;;)))" office:value-type="float" office:value="0.758" calcext:value-type="float">
            <text:p>0.758</text:p>
          </table:table-cell>
          <table:table-cell table:style-name="RED" table:formula="of:=OFFSET([.$B$20];(ROW([.B28])-20)*[.$G$7];0)+ORG.OPENOFFICE.STYLE(IF(OFFSET([.$D$20];(ROW([.D28])-20)*[.$G$7];0)&lt;-1.96;&quot;red&quot;;IF(OFFSET([.$D$20];(ROW([.D28])-20)*[.$G$7];0)&gt;1.96;&quot;green&quot;;)))" office:value-type="float" office:value="-1.942" calcext:value-type="float">
            <text:p>-1.942</text:p>
          </table:table-cell>
          <table:table-cell table:style-name="ce15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DrvLicens_LV1</text:p>
          </table:table-cell>
          <table:table-cell office:value-type="float" office:value="0.807" calcext:value-type="float">
            <text:p>0.807</text:p>
          </table:table-cell>
          <table:table-cell office:value-type="float" office:value="0.112" calcext:value-type="float">
            <text:p>0.112</text:p>
          </table:table-cell>
          <table:table-cell office:value-type="float" office:value="7.192" calcext:value-type="float">
            <text:p>7.192</text:p>
          </table:table-cell>
          <table:table-cell/>
          <table:table-cell table:formula="of:=SUBSTITUTE(OFFSET([.$A$18];(ROW([.A27])-18)*[.$G$7];0);&quot;_LV0&quot;;&quot;&quot;)" office:value-type="string" office:string-value="Edu_BSc" calcext:value-type="string">
            <text:p>Edu_BSc</text:p>
          </table:table-cell>
          <table:table-cell table:formula="of:=OFFSET([.$B$18];(ROW([.B27])-18)*[.$G$7];0)+ORG.OPENOFFICE.STYLE(IF(OFFSET([.$D$18];(ROW([.D27])-18)*[.$G$7];0)&lt;-1.96;&quot;red&quot;;IF(OFFSET([.$D$18];(ROW([.D27])-18)*[.$G$7];0)&gt;1.96;&quot;green&quot;;)))" office:value-type="float" office:value="0.148" calcext:value-type="float">
            <text:p>0.148</text:p>
          </table:table-cell>
          <table:table-cell table:style-name="GREEN" table:formula="of:=OFFSET([.$B$19];(ROW([.B28])-19)*[.$G$7];0)+ORG.OPENOFFICE.STYLE(IF(OFFSET([.$D$19];(ROW([.D28])-19)*[.$G$7];0)&lt;-1.96;&quot;red&quot;;IF(OFFSET([.$D$19];(ROW([.D28])-19)*[.$G$7];0)&gt;1.96;&quot;green&quot;;)))" office:value-type="float" office:value="0.276" calcext:value-type="float">
            <text:p>0.276</text:p>
          </table:table-cell>
          <table:table-cell table:style-name="RED" table:formula="of:=OFFSET([.$B$20];(ROW([.B29])-20)*[.$G$7];0)+ORG.OPENOFFICE.STYLE(IF(OFFSET([.$D$20];(ROW([.D29])-20)*[.$G$7];0)&lt;-1.96;&quot;red&quot;;IF(OFFSET([.$D$20];(ROW([.D29])-20)*[.$G$7];0)&gt;1.96;&quot;green&quot;;)))" office:value-type="float" office:value="-1.306" calcext:value-type="float">
            <text:p>-1.306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DrvLicens_LV2</text:p>
          </table:table-cell>
          <table:table-cell office:value-type="float" office:value="-0.62" calcext:value-type="float">
            <text:p>-0.62</text:p>
          </table:table-cell>
          <table:table-cell office:value-type="float" office:value="0.29" calcext:value-type="float">
            <text:p>0.29</text:p>
          </table:table-cell>
          <table:table-cell office:value-type="float" office:value="-2.14" calcext:value-type="float">
            <text:p>-2.14</text:p>
          </table:table-cell>
          <table:table-cell/>
          <table:table-cell table:formula="of:=SUBSTITUTE(OFFSET([.$A$18];(ROW([.A28])-18)*[.$G$7];0);&quot;_LV0&quot;;&quot;&quot;)" office:value-type="string" office:string-value="Edu_MscPhD" calcext:value-type="string">
            <text:p>Edu_MscPhD</text:p>
          </table:table-cell>
          <table:table-cell table:formula="of:=OFFSET([.$B$18];(ROW([.B28])-18)*[.$G$7];0)+ORG.OPENOFFICE.STYLE(IF(OFFSET([.$D$18];(ROW([.D28])-18)*[.$G$7];0)&lt;-1.96;&quot;red&quot;;IF(OFFSET([.$D$18];(ROW([.D28])-18)*[.$G$7];0)&gt;1.96;&quot;green&quot;;)))" office:value-type="float" office:value="-0.942" calcext:value-type="float">
            <text:p>-0.942</text:p>
          </table:table-cell>
          <table:table-cell table:formula="of:=OFFSET([.$B$19];(ROW([.B29])-19)*[.$G$7];0)+ORG.OPENOFFICE.STYLE(IF(OFFSET([.$D$19];(ROW([.D29])-19)*[.$G$7];0)&lt;-1.96;&quot;red&quot;;IF(OFFSET([.$D$19];(ROW([.D29])-19)*[.$G$7];0)&gt;1.96;&quot;green&quot;;)))" office:value-type="float" office:value="-0.212" calcext:value-type="float">
            <text:p>-0.212</text:p>
          </table:table-cell>
          <table:table-cell table:formula="of:=OFFSET([.$B$20];(ROW([.B30])-20)*[.$G$7];0)+ORG.OPENOFFICE.STYLE(IF(OFFSET([.$D$20];(ROW([.D30])-20)*[.$G$7];0)&lt;-1.96;&quot;red&quot;;IF(OFFSET([.$D$20];(ROW([.D30])-20)*[.$G$7];0)&gt;1.96;&quot;green&quot;;)))" office:value-type="float" office:value="-0.786" calcext:value-type="float">
            <text:p>-0.786</text:p>
          </table:table-cell>
          <table:table-cell table:style-name="ce15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blcTrst_LV0</text:p>
          </table:table-cell>
          <table:table-cell office:value-type="float" office:value="-2.813" calcext:value-type="float">
            <text:p>-2.813</text:p>
          </table:table-cell>
          <table:table-cell office:value-type="float" office:value="0.266" calcext:value-type="float">
            <text:p>0.266</text:p>
          </table:table-cell>
          <table:table-cell office:value-type="float" office:value="-10.589" calcext:value-type="float">
            <text:p>-10.589</text:p>
          </table:table-cell>
          <table:table-cell/>
          <table:table-cell table:formula="of:=SUBSTITUTE(OFFSET([.$A$18];(ROW([.A29])-18)*[.$G$7];0);&quot;_LV0&quot;;&quot;&quot;)" office:value-type="string" office:string-value="HH_Veh0" calcext:value-type="string">
            <text:p>HH_Veh0</text:p>
          </table:table-cell>
          <table:table-cell table:formula="of:=OFFSET([.$B$18];(ROW([.B29])-18)*[.$G$7];0)+ORG.OPENOFFICE.STYLE(IF(OFFSET([.$D$18];(ROW([.D29])-18)*[.$G$7];0)&lt;-1.96;&quot;red&quot;;IF(OFFSET([.$D$18];(ROW([.D29])-18)*[.$G$7];0)&gt;1.96;&quot;green&quot;;)))" office:value-type="float" office:value="-0.301" calcext:value-type="float">
            <text:p>-0.301</text:p>
          </table:table-cell>
          <table:table-cell table:formula="of:=OFFSET([.$B$19];(ROW([.B30])-19)*[.$G$7];0)+ORG.OPENOFFICE.STYLE(IF(OFFSET([.$D$19];(ROW([.D30])-19)*[.$G$7];0)&lt;-1.96;&quot;red&quot;;IF(OFFSET([.$D$19];(ROW([.D30])-19)*[.$G$7];0)&gt;1.96;&quot;green&quot;;)))" office:value-type="float" office:value="0.479" calcext:value-type="float">
            <text:p>0.479</text:p>
          </table:table-cell>
          <table:table-cell table:formula="of:=OFFSET([.$B$20];(ROW([.B31])-20)*[.$G$7];0)+ORG.OPENOFFICE.STYLE(IF(OFFSET([.$D$20];(ROW([.D31])-20)*[.$G$7];0)&lt;-1.96;&quot;red&quot;;IF(OFFSET([.$D$20];(ROW([.D31])-20)*[.$G$7];0)&gt;1.96;&quot;green&quot;;)))" office:value-type="float" office:value="-0.3" calcext:value-type="float">
            <text:p>-0.3</text:p>
          </table:table-cell>
          <table:table-cell table:style-name="ce3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PblcTrst_LV1</text:p>
          </table:table-cell>
          <table:table-cell office:value-type="float" office:value="-1.468" calcext:value-type="float">
            <text:p>-1.468</text:p>
          </table:table-cell>
          <table:table-cell office:value-type="float" office:value="0.162" calcext:value-type="float">
            <text:p>0.162</text:p>
          </table:table-cell>
          <table:table-cell office:value-type="float" office:value="-9.068" calcext:value-type="float">
            <text:p>-9.068</text:p>
          </table:table-cell>
          <table:table-cell/>
          <table:table-cell table:formula="of:=SUBSTITUTE(OFFSET([.$A$18];(ROW([.A30])-18)*[.$G$7];0);&quot;_LV0&quot;;&quot;&quot;)" office:value-type="string" office:string-value="HH_Veh1" calcext:value-type="string">
            <text:p>HH_Veh1</text:p>
          </table:table-cell>
          <table:table-cell table:formula="of:=OFFSET([.$B$18];(ROW([.B30])-18)*[.$G$7];0)+ORG.OPENOFFICE.STYLE(IF(OFFSET([.$D$18];(ROW([.D30])-18)*[.$G$7];0)&lt;-1.96;&quot;red&quot;;IF(OFFSET([.$D$18];(ROW([.D30])-18)*[.$G$7];0)&gt;1.96;&quot;green&quot;;)))" office:value-type="float" office:value="-0.047" calcext:value-type="float">
            <text:p>-0.047</text:p>
          </table:table-cell>
          <table:table-cell table:style-name="RED" table:formula="of:=OFFSET([.$B$19];(ROW([.B31])-19)*[.$G$7];0)+ORG.OPENOFFICE.STYLE(IF(OFFSET([.$D$19];(ROW([.D31])-19)*[.$G$7];0)&lt;-1.96;&quot;red&quot;;IF(OFFSET([.$D$19];(ROW([.D31])-19)*[.$G$7];0)&gt;1.96;&quot;green&quot;;)))" office:value-type="float" office:value="-0.645" calcext:value-type="float">
            <text:p>-0.645</text:p>
          </table:table-cell>
          <table:table-cell table:formula="of:=OFFSET([.$B$20];(ROW([.B32])-20)*[.$G$7];0)+ORG.OPENOFFICE.STYLE(IF(OFFSET([.$D$20];(ROW([.D32])-20)*[.$G$7];0)&lt;-1.96;&quot;red&quot;;IF(OFFSET([.$D$20];(ROW([.D32])-20)*[.$G$7];0)&gt;1.96;&quot;green&quot;;)))" office:value-type="float" office:value="-0.314" calcext:value-type="float">
            <text:p>-0.314</text:p>
          </table:table-cell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PblcTrst_LV2</text:p>
          </table:table-cell>
          <table:table-cell office:value-type="float" office:value="-0.374" calcext:value-type="float">
            <text:p>-0.374</text:p>
          </table:table-cell>
          <table:table-cell office:value-type="float" office:value="0.332" calcext:value-type="float">
            <text:p>0.332</text:p>
          </table:table-cell>
          <table:table-cell office:value-type="float" office:value="-1.124" calcext:value-type="float">
            <text:p>-1.124</text:p>
          </table:table-cell>
          <table:table-cell/>
          <table:table-cell table:formula="of:=SUBSTITUTE(OFFSET([.$A$18];(ROW([.A31])-18)*[.$G$7];0);&quot;_LV0&quot;;&quot;&quot;)" office:value-type="string" office:string-value="HH_Veh2M" calcext:value-type="string">
            <text:p>HH_Veh2M</text:p>
          </table:table-cell>
          <table:table-cell table:formula="of:=OFFSET([.$B$18];(ROW([.B31])-18)*[.$G$7];0)+ORG.OPENOFFICE.STYLE(IF(OFFSET([.$D$18];(ROW([.D31])-18)*[.$G$7];0)&lt;-1.96;&quot;red&quot;;IF(OFFSET([.$D$18];(ROW([.D31])-18)*[.$G$7];0)&gt;1.96;&quot;green&quot;;)))" office:value-type="float" office:value="0.423" calcext:value-type="float">
            <text:p>0.423</text:p>
          </table:table-cell>
          <table:table-cell table:style-name="RED" table:formula="of:=OFFSET([.$B$19];(ROW([.B32])-19)*[.$G$7];0)+ORG.OPENOFFICE.STYLE(IF(OFFSET([.$D$19];(ROW([.D32])-19)*[.$G$7];0)&lt;-1.96;&quot;red&quot;;IF(OFFSET([.$D$19];(ROW([.D32])-19)*[.$G$7];0)&gt;1.96;&quot;green&quot;;)))" office:value-type="float" office:value="-0.473" calcext:value-type="float">
            <text:p>-0.473</text:p>
          </table:table-cell>
          <table:table-cell table:formula="of:=OFFSET([.$B$20];(ROW([.B33])-20)*[.$G$7];0)+ORG.OPENOFFICE.STYLE(IF(OFFSET([.$D$20];(ROW([.D33])-20)*[.$G$7];0)&lt;-1.96;&quot;red&quot;;IF(OFFSET([.$D$20];(ROW([.D33])-20)*[.$G$7];0)&gt;1.96;&quot;green&quot;;)))" office:value-type="float" office:value="0.718" calcext:value-type="float">
            <text:p>0.718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1825_LV0</text:p>
          </table:table-cell>
          <table:table-cell office:value-type="float" office:value="-1.762" calcext:value-type="float">
            <text:p>-1.762</text:p>
          </table:table-cell>
          <table:table-cell office:value-type="float" office:value="0.819" calcext:value-type="float">
            <text:p>0.819</text:p>
          </table:table-cell>
          <table:table-cell office:value-type="float" office:value="-2.152" calcext:value-type="float">
            <text:p>-2.152</text:p>
          </table:table-cell>
          <table:table-cell/>
          <table:table-cell table:formula="of:=SUBSTITUTE(OFFSET([.$A$18];(ROW([.A32])-18)*[.$G$7];0);&quot;_LV0&quot;;&quot;&quot;)" office:value-type="string" office:string-value="HH_Chld0" calcext:value-type="string">
            <text:p>HH_Chld0</text:p>
          </table:table-cell>
          <table:table-cell table:style-name="RED" table:formula="of:=OFFSET([.$B$18];(ROW([.B32])-18)*[.$G$7];0)+ORG.OPENOFFICE.STYLE(IF(OFFSET([.$D$18];(ROW([.D32])-18)*[.$G$7];0)&lt;-1.96;&quot;red&quot;;IF(OFFSET([.$D$18];(ROW([.D32])-18)*[.$G$7];0)&gt;1.96;&quot;green&quot;;)))" office:value-type="float" office:value="-1.869" calcext:value-type="float">
            <text:p>-1.869</text:p>
          </table:table-cell>
          <table:table-cell table:style-name="RED" table:formula="of:=OFFSET([.$B$19];(ROW([.B33])-19)*[.$G$7];0)+ORG.OPENOFFICE.STYLE(IF(OFFSET([.$D$19];(ROW([.D33])-19)*[.$G$7];0)&lt;-1.96;&quot;red&quot;;IF(OFFSET([.$D$19];(ROW([.D33])-19)*[.$G$7];0)&gt;1.96;&quot;green&quot;;)))" office:value-type="float" office:value="-0.493" calcext:value-type="float">
            <text:p>-0.493</text:p>
          </table:table-cell>
          <table:table-cell table:formula="of:=OFFSET([.$B$20];(ROW([.B34])-20)*[.$G$7];0)+ORG.OPENOFFICE.STYLE(IF(OFFSET([.$D$20];(ROW([.D34])-20)*[.$G$7];0)&lt;-1.96;&quot;red&quot;;IF(OFFSET([.$D$20];(ROW([.D34])-20)*[.$G$7];0)&gt;1.96;&quot;green&quot;;)))" office:value-type="float" office:value="0.507" calcext:value-type="float">
            <text:p>0.507</text:p>
          </table:table-cell>
          <table:table-cell table:style-name="ce15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Ag1825_LV1</text:p>
          </table:table-cell>
          <table:table-cell office:value-type="float" office:value="-1.727" calcext:value-type="float">
            <text:p>-1.727</text:p>
          </table:table-cell>
          <table:table-cell office:value-type="float" office:value="0.531" calcext:value-type="float">
            <text:p>0.531</text:p>
          </table:table-cell>
          <table:table-cell office:value-type="float" office:value="-3.251" calcext:value-type="float">
            <text:p>-3.251</text:p>
          </table:table-cell>
          <table:table-cell/>
          <table:table-cell table:formula="of:=SUBSTITUTE(OFFSET([.$A$18];(ROW([.A33])-18)*[.$G$7];0);&quot;_LV0&quot;;&quot;&quot;)" office:value-type="string" office:string-value="HH_Chld1" calcext:value-type="string">
            <text:p>HH_Chld1</text:p>
          </table:table-cell>
          <table:table-cell table:style-name="GREEN" table:formula="of:=OFFSET([.$B$18];(ROW([.B33])-18)*[.$G$7];0)+ORG.OPENOFFICE.STYLE(IF(OFFSET([.$D$18];(ROW([.D33])-18)*[.$G$7];0)&lt;-1.96;&quot;red&quot;;IF(OFFSET([.$D$18];(ROW([.D33])-18)*[.$G$7];0)&gt;1.96;&quot;green&quot;;)))" office:value-type="float" office:value="1.956" calcext:value-type="float">
            <text:p>1.956</text:p>
          </table:table-cell>
          <table:table-cell table:style-name="GREEN" table:formula="of:=OFFSET([.$B$19];(ROW([.B34])-19)*[.$G$7];0)+ORG.OPENOFFICE.STYLE(IF(OFFSET([.$D$19];(ROW([.D34])-19)*[.$G$7];0)&lt;-1.96;&quot;red&quot;;IF(OFFSET([.$D$19];(ROW([.D34])-19)*[.$G$7];0)&gt;1.96;&quot;green&quot;;)))" office:value-type="float" office:value="1.833" calcext:value-type="float">
            <text:p>1.833</text:p>
          </table:table-cell>
          <table:table-cell table:formula="of:=OFFSET([.$B$20];(ROW([.B35])-20)*[.$G$7];0)+ORG.OPENOFFICE.STYLE(IF(OFFSET([.$D$20];(ROW([.D35])-20)*[.$G$7];0)&lt;-1.96;&quot;red&quot;;IF(OFFSET([.$D$20];(ROW([.D35])-20)*[.$G$7];0)&gt;1.96;&quot;green&quot;;)))" office:value-type="float" office:value="-2.196" calcext:value-type="float">
            <text:p>-2.196</text:p>
          </table:table-cell>
          <table:table-cell table:style-name="ce3"/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Ag1825_LV2</text:p>
          </table:table-cell>
          <table:table-cell office:value-type="float" office:value="0.043" calcext:value-type="float">
            <text:p>0.043</text:p>
          </table:table-cell>
          <table:table-cell office:value-type="float" office:value="0.961" calcext:value-type="float">
            <text:p>0.961</text:p>
          </table:table-cell>
          <table:table-cell office:value-type="float" office:value="0.045" calcext:value-type="float">
            <text:p>0.045</text:p>
          </table:table-cell>
          <table:table-cell/>
          <table:table-cell table:formula="of:=SUBSTITUTE(OFFSET([.$A$18];(ROW([.A34])-18)*[.$G$7];0);&quot;_LV0&quot;;&quot;&quot;)" office:value-type="string" office:string-value="HH_Chld2M" calcext:value-type="string">
            <text:p>HH_Chld2M</text:p>
          </table:table-cell>
          <table:table-cell table:formula="of:=OFFSET([.$B$18];(ROW([.B34])-18)*[.$G$7];0)+ORG.OPENOFFICE.STYLE(IF(OFFSET([.$D$18];(ROW([.D34])-18)*[.$G$7];0)&lt;-1.96;&quot;red&quot;;IF(OFFSET([.$D$18];(ROW([.D34])-18)*[.$G$7];0)&gt;1.96;&quot;green&quot;;)))" office:value-type="float" office:value="0.659" calcext:value-type="float">
            <text:p>0.659</text:p>
          </table:table-cell>
          <table:table-cell table:style-name="GREEN" table:formula="of:=OFFSET([.$B$19];(ROW([.B35])-19)*[.$G$7];0)+ORG.OPENOFFICE.STYLE(IF(OFFSET([.$D$19];(ROW([.D35])-19)*[.$G$7];0)&lt;-1.96;&quot;red&quot;;IF(OFFSET([.$D$19];(ROW([.D35])-19)*[.$G$7];0)&gt;1.96;&quot;green&quot;;)))" office:value-type="float" office:value="0.647" calcext:value-type="float">
            <text:p>0.647</text:p>
          </table:table-cell>
          <table:table-cell table:formula="of:=OFFSET([.$B$20];(ROW([.B36])-20)*[.$G$7];0)+ORG.OPENOFFICE.STYLE(IF(OFFSET([.$D$20];(ROW([.D36])-20)*[.$G$7];0)&lt;-1.96;&quot;red&quot;;IF(OFFSET([.$D$20];(ROW([.D36])-20)*[.$G$7];0)&gt;1.96;&quot;green&quot;;)))" office:value-type="float" office:value="0.338" calcext:value-type="float">
            <text:p>0.338</text:p>
          </table:table-cell>
          <table:table-cell table:style-name="ce15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Ag2545_LV0</text:p>
          </table:table-cell>
          <table:table-cell office:value-type="float" office:value="1.197" calcext:value-type="float">
            <text:p>1.197</text:p>
          </table:table-cell>
          <table:table-cell office:value-type="float" office:value="0.3" calcext:value-type="float">
            <text:p>0.3</text:p>
          </table:table-cell>
          <table:table-cell office:value-type="float" office:value="3.998" calcext:value-type="float">
            <text:p>3.998</text:p>
          </table:table-cell>
          <table:table-cell/>
          <table:table-cell table:formula="of:=SUBSTITUTE(OFFSET([.$A$18];(ROW([.A35])-18)*[.$G$7];0);&quot;_LV0&quot;;&quot;&quot;)" office:value-type="string" office:string-value="HH_Inc020K" calcext:value-type="string">
            <text:p>HH_Inc020K</text:p>
          </table:table-cell>
          <table:table-cell table:formula="of:=OFFSET([.$B$18];(ROW([.B35])-18)*[.$G$7];0)+ORG.OPENOFFICE.STYLE(IF(OFFSET([.$D$18];(ROW([.D35])-18)*[.$G$7];0)&lt;-1.96;&quot;red&quot;;IF(OFFSET([.$D$18];(ROW([.D35])-18)*[.$G$7];0)&gt;1.96;&quot;green&quot;;)))" office:value-type="float" office:value="-0.864" calcext:value-type="float">
            <text:p>-0.864</text:p>
          </table:table-cell>
          <table:table-cell table:style-name="GREEN" table:formula="of:=OFFSET([.$B$19];(ROW([.B36])-19)*[.$G$7];0)+ORG.OPENOFFICE.STYLE(IF(OFFSET([.$D$19];(ROW([.D36])-19)*[.$G$7];0)&lt;-1.96;&quot;red&quot;;IF(OFFSET([.$D$19];(ROW([.D36])-19)*[.$G$7];0)&gt;1.96;&quot;green&quot;;)))" office:value-type="float" office:value="0.814" calcext:value-type="float">
            <text:p>0.814</text:p>
          </table:table-cell>
          <table:table-cell table:formula="of:=OFFSET([.$B$20];(ROW([.B37])-20)*[.$G$7];0)+ORG.OPENOFFICE.STYLE(IF(OFFSET([.$D$20];(ROW([.D37])-20)*[.$G$7];0)&lt;-1.96;&quot;red&quot;;IF(OFFSET([.$D$20];(ROW([.D37])-20)*[.$G$7];0)&gt;1.96;&quot;green&quot;;)))" office:value-type="float" office:value="-1.769" calcext:value-type="float">
            <text:p>-1.769</text:p>
          </table:table-cell>
          <table:table-cell table:style-name="ce15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Ag2545_LV1</text:p>
          </table:table-cell>
          <table:table-cell office:value-type="float" office:value="0.73" calcext:value-type="float">
            <text:p>0.73</text:p>
          </table:table-cell>
          <table:table-cell office:value-type="float" office:value="0.17" calcext:value-type="float">
            <text:p>0.17</text:p>
          </table:table-cell>
          <table:table-cell office:value-type="float" office:value="4.297" calcext:value-type="float">
            <text:p>4.297</text:p>
          </table:table-cell>
          <table:table-cell/>
          <table:table-cell table:formula="of:=SUBSTITUTE(OFFSET([.$A$18];(ROW([.A36])-18)*[.$G$7];0);&quot;_LV0&quot;;&quot;&quot;)" office:value-type="string" office:string-value="HH_Inc2060K" calcext:value-type="string">
            <text:p>HH_Inc2060K</text:p>
          </table:table-cell>
          <table:table-cell table:style-name="GREEN" table:formula="of:=OFFSET([.$B$18];(ROW([.B36])-18)*[.$G$7];0)+ORG.OPENOFFICE.STYLE(IF(OFFSET([.$D$18];(ROW([.D36])-18)*[.$G$7];0)&lt;-1.96;&quot;red&quot;;IF(OFFSET([.$D$18];(ROW([.D36])-18)*[.$G$7];0)&gt;1.96;&quot;green&quot;;)))" office:value-type="float" office:value="1.185" calcext:value-type="float">
            <text:p>1.185</text:p>
          </table:table-cell>
          <table:table-cell table:style-name="GREEN" table:formula="of:=OFFSET([.$B$19];(ROW([.B37])-19)*[.$G$7];0)+ORG.OPENOFFICE.STYLE(IF(OFFSET([.$D$19];(ROW([.D37])-19)*[.$G$7];0)&lt;-1.96;&quot;red&quot;;IF(OFFSET([.$D$19];(ROW([.D37])-19)*[.$G$7];0)&gt;1.96;&quot;green&quot;;)))" office:value-type="float" office:value="1.025" calcext:value-type="float">
            <text:p>1.025</text:p>
          </table:table-cell>
          <table:table-cell table:formula="of:=OFFSET([.$B$20];(ROW([.B38])-20)*[.$G$7];0)+ORG.OPENOFFICE.STYLE(IF(OFFSET([.$D$20];(ROW([.D38])-20)*[.$G$7];0)&lt;-1.96;&quot;red&quot;;IF(OFFSET([.$D$20];(ROW([.D38])-20)*[.$G$7];0)&gt;1.96;&quot;green&quot;;)))" office:value-type="float" office:value="0.445" calcext:value-type="float">
            <text:p>0.445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2545_LV2</text:p>
          </table:table-cell>
          <table:table-cell office:value-type="float" office:value="-1.027" calcext:value-type="float">
            <text:p>-1.027</text:p>
          </table:table-cell>
          <table:table-cell office:value-type="float" office:value="0.416" calcext:value-type="float">
            <text:p>0.416</text:p>
          </table:table-cell>
          <table:table-cell office:value-type="float" office:value="-2.468" calcext:value-type="float">
            <text:p>-2.468</text:p>
          </table:table-cell>
          <table:table-cell/>
          <table:table-cell table:formula="of:=SUBSTITUTE(OFFSET([.$A$18];(ROW([.A37])-18)*[.$G$7];0);&quot;_LV0&quot;;&quot;&quot;)" office:value-type="string" office:string-value="HH_Inc60KM" calcext:value-type="string">
            <text:p>HH_Inc60KM</text:p>
          </table:table-cell>
          <table:table-cell table:style-name="RED" table:formula="of:=OFFSET([.$B$18];(ROW([.B37])-18)*[.$G$7];0)+ORG.OPENOFFICE.STYLE(IF(OFFSET([.$D$18];(ROW([.D37])-18)*[.$G$7];0)&lt;-1.96;&quot;red&quot;;IF(OFFSET([.$D$18];(ROW([.D37])-18)*[.$G$7];0)&gt;1.96;&quot;green&quot;;)))" office:value-type="float" office:value="-1.313" calcext:value-type="float">
            <text:p>-1.313</text:p>
          </table:table-cell>
          <table:table-cell table:style-name="RED" table:formula="of:=OFFSET([.$B$19];(ROW([.B38])-19)*[.$G$7];0)+ORG.OPENOFFICE.STYLE(IF(OFFSET([.$D$19];(ROW([.D38])-19)*[.$G$7];0)&lt;-1.96;&quot;red&quot;;IF(OFFSET([.$D$19];(ROW([.D38])-19)*[.$G$7];0)&gt;1.96;&quot;green&quot;;)))" office:value-type="float" office:value="-0.742" calcext:value-type="float">
            <text:p>-0.742</text:p>
          </table:table-cell>
          <table:table-cell table:formula="of:=OFFSET([.$B$20];(ROW([.B39])-20)*[.$G$7];0)+ORG.OPENOFFICE.STYLE(IF(OFFSET([.$D$20];(ROW([.D39])-20)*[.$G$7];0)&lt;-1.96;&quot;red&quot;;IF(OFFSET([.$D$20];(ROW([.D39])-20)*[.$G$7];0)&gt;1.96;&quot;green&quot;;)))" office:value-type="float" office:value="0.739" calcext:value-type="float">
            <text:p>0.739</text:p>
          </table:table-cell>
          <table:table-cell table:style-name="ce3"/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Ag4565_LV0</text:p>
          </table:table-cell>
          <table:table-cell office:value-type="float" office:value="0.034" calcext:value-type="float">
            <text:p>0.034</text:p>
          </table:table-cell>
          <table:table-cell office:value-type="float" office:value="0.292" calcext:value-type="float">
            <text:p>0.292</text:p>
          </table:table-cell>
          <table:table-cell office:value-type="float" office:value="0.118" calcext:value-type="float">
            <text:p>0.118</text:p>
          </table:table-cell>
          <table:table-cell/>
          <table:table-cell table:formula="of:=SUBSTITUTE(OFFSET([.$A$18];(ROW([.A38])-18)*5;0);&quot;_LV0&quot;;&quot;&quot;)">
            <text:p/>
          </table:table-cell>
          <table:table-cell table:formula="of:=OFFSET([.$B$18];(ROW([.B38])-18)*[.$G$7];0)+ORG.OPENOFFICE.STYLE(IF(OFFSET([.$D$18];(ROW([.D38])-18)*5;0)&lt;-1.96;&quot;red&quot;;IF(OFFSET([.$D$18];(ROW([.D38])-18)*5;0)&gt;1.96;&quot;green&quot;;)))" office:value-type="float" office:value="0" calcext:value-type="float">
            <text:p>0</text:p>
          </table:table-cell>
          <table:table-cell table:formula="of:=OFFSET([.$B$19];(ROW([.B39])-19)*[.$G$7];0)+ORG.OPENOFFICE.STYLE(IF(OFFSET([.$D$19];(ROW([.D39])-19)*[.$G$7];0)&lt;-1.96;&quot;red&quot;;IF(OFFSET([.$D$19];(ROW([.D39])-19)*[.$G$7];0)&gt;1.96;&quot;green&quot;;)))" office:value-type="float" office:value="0" calcext:value-type="float">
            <text:p>0</text:p>
          </table:table-cell>
          <table:table-cell table:formula="of:=OFFSET([.$B$20];(ROW([.B40])-20)*[.$G$7];0)+ORG.OPENOFFICE.STYLE(IF(OFFSET([.$D$20];(ROW([.D40])-20)*[.$G$7];0)&lt;-1.96;&quot;red&quot;;IF(OFFSET([.$D$20];(ROW([.D40])-20)*[.$G$7];0)&gt;1.96;&quot;green&quot;;))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4565_LV1</text:p>
          </table:table-cell>
          <table:table-cell office:value-type="float" office:value="-0.723" calcext:value-type="float">
            <text:p>-0.723</text:p>
          </table:table-cell>
          <table:table-cell office:value-type="float" office:value="0.176" calcext:value-type="float">
            <text:p>0.176</text:p>
          </table:table-cell>
          <table:table-cell office:value-type="float" office:value="-4.105" calcext:value-type="float">
            <text:p>-4.105</text:p>
          </table:table-cell>
          <table:table-cell/>
          <table:table-cell office:value-type="string" calcext:value-type="string">
            <text:p>Bus</text:p>
          </table:table-cell>
          <table:table-cell table:style-name="RED" table:formula="of:=[.B123]+ORG.OPENOFFICE.STYLE(IF([.D123]&lt;-1.96;&quot;red&quot;;IF([.D123]&gt;1.96;&quot;green&quot;;)))" office:value-type="float" office:value="-1.825" calcext:value-type="float">
            <text:p>-1.825</text:p>
          </table:table-cell>
          <table:table-cell table:style-name="ce9" table:formula="of:=[.B129]+ORG.OPENOFFICE.STYLE(IF([.D129]&lt;-1.96;&quot;red&quot;;IF([.D129]&gt;1.96;&quot;green&quot;;)))" office:value-type="float" office:value="1.179" calcext:value-type="float">
            <text:p>1.179</text:p>
          </table:table-cell>
          <table:table-cell table:style-name="RED" table:formula="of:=[.B135]+ORG.OPENOFFICE.STYLE(IF([.D135]&lt;-1.96;&quot;red&quot;;IF([.D135]&gt;1.96;&quot;green&quot;;)))" office:value-type="float" office:value="-1.359" calcext:value-type="float">
            <text:p>-1.359</text:p>
          </table:table-cell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4565_LV2</text:p>
          </table:table-cell>
          <table:table-cell office:value-type="float" office:value="0.129" calcext:value-type="float">
            <text:p>0.129</text:p>
          </table:table-cell>
          <table:table-cell office:value-type="float" office:value="0.467" calcext:value-type="float">
            <text:p>0.467</text:p>
          </table:table-cell>
          <table:table-cell office:value-type="float" office:value="0.277" calcext:value-type="float">
            <text:p>0.277</text:p>
          </table:table-cell>
          <table:table-cell/>
          <table:table-cell office:value-type="string" calcext:value-type="string">
            <text:p>Car Rental</text:p>
          </table:table-cell>
          <table:table-cell table:style-name="RED" table:formula="of:=[.B124]+ORG.OPENOFFICE.STYLE(IF([.D124]&lt;-1.96;&quot;red&quot;;IF([.D124]&gt;1.96;&quot;green&quot;;)))" office:value-type="float" office:value="-1.844" calcext:value-type="float">
            <text:p>-1.844</text:p>
          </table:table-cell>
          <table:table-cell table:style-name="ce8" table:formula="of:=[.B130]+ORG.OPENOFFICE.STYLE(IF([.D130]&lt;-1.96;&quot;red&quot;;IF([.D130]&gt;1.96;&quot;green&quot;;)))" office:value-type="float" office:value="1.285" calcext:value-type="float">
            <text:p>1.285</text:p>
          </table:table-cell>
          <table:table-cell table:formula="of:=[.B136]+ORG.OPENOFFICE.STYLE(IF([.D136]&lt;-1.96;&quot;red&quot;;IF([.D136]&gt;1.96;&quot;green&quot;;)))" office:value-type="float" office:value="-1.272" calcext:value-type="float">
            <text:p>-1.272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65M_LV0</text:p>
          </table:table-cell>
          <table:table-cell office:value-type="float" office:value="0.576" calcext:value-type="float">
            <text:p>0.576</text:p>
          </table:table-cell>
          <table:table-cell office:value-type="float" office:value="0.408" calcext:value-type="float">
            <text:p>0.408</text:p>
          </table:table-cell>
          <table:table-cell office:value-type="float" office:value="1.411" calcext:value-type="float">
            <text:p>1.411</text:p>
          </table:table-cell>
          <table:table-cell/>
          <table:table-cell office:value-type="string" calcext:value-type="string">
            <text:p>Car</text:p>
          </table:table-cell>
          <table:table-cell table:style-name="GREEN" table:formula="of:=[.B125]+ORG.OPENOFFICE.STYLE(IF([.D125]&lt;-1.96;&quot;red&quot;;IF([.D125]&gt;1.96;&quot;green&quot;;)))" office:value-type="float" office:value="3.108" calcext:value-type="float">
            <text:p>3.108</text:p>
          </table:table-cell>
          <table:table-cell table:style-name="ce7" table:formula="of:=[.B131]+ORG.OPENOFFICE.STYLE(IF([.D131]&lt;-1.96;&quot;red&quot;;IF([.D131]&gt;1.96;&quot;green&quot;;)))" office:value-type="float" office:value="-4.384" calcext:value-type="float">
            <text:p>-4.384</text:p>
          </table:table-cell>
          <table:table-cell table:formula="of:=[.B137]+ORG.OPENOFFICE.STYLE(IF([.D137]&lt;-1.96;&quot;red&quot;;IF([.D137]&gt;1.96;&quot;green&quot;;)))" office:value-type="float" office:value="0.132" calcext:value-type="float">
            <text:p>0.132</text:p>
          </table:table-cell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65M_LV1</text:p>
          </table:table-cell>
          <table:table-cell office:value-type="float" office:value="-0.571" calcext:value-type="float">
            <text:p>-0.571</text:p>
          </table:table-cell>
          <table:table-cell office:value-type="float" office:value="0.252" calcext:value-type="float">
            <text:p>0.252</text:p>
          </table:table-cell>
          <table:table-cell office:value-type="float" office:value="-2.264" calcext:value-type="float">
            <text:p>-2.264</text:p>
          </table:table-cell>
          <table:table-cell/>
          <table:table-cell office:value-type="string" calcext:value-type="string">
            <text:p>Plane</text:p>
          </table:table-cell>
          <table:table-cell table:style-name="RED" table:formula="of:=[.B126]+ORG.OPENOFFICE.STYLE(IF([.D126]&lt;-1.96;&quot;red&quot;;IF([.D126]&gt;1.96;&quot;green&quot;;)))" office:value-type="float" office:value="-1.786" calcext:value-type="float">
            <text:p>-1.786</text:p>
          </table:table-cell>
          <table:table-cell table:style-name="ce8" table:formula="of:=[.B132]+ORG.OPENOFFICE.STYLE(IF([.D132]&lt;-1.96;&quot;red&quot;;IF([.D132]&gt;1.96;&quot;green&quot;;)))" office:value-type="float" office:value="0.466" calcext:value-type="float">
            <text:p>0.466</text:p>
          </table:table-cell>
          <table:table-cell table:style-name="GREEN" table:formula="of:=[.B138]+ORG.OPENOFFICE.STYLE(IF([.D138]&lt;-1.96;&quot;red&quot;;IF([.D138]&gt;1.96;&quot;green&quot;;)))" office:value-type="float" office:value="1.03" calcext:value-type="float">
            <text:p>1.03</text:p>
          </table:table-cell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g65M_LV2</text:p>
          </table:table-cell>
          <table:table-cell office:value-type="float" office:value="1.431" calcext:value-type="float">
            <text:p>1.431</text:p>
          </table:table-cell>
          <table:table-cell office:value-type="float" office:value="0.674" calcext:value-type="float">
            <text:p>0.674</text:p>
          </table:table-cell>
          <table:table-cell office:value-type="float" office:value="2.124" calcext:value-type="float">
            <text:p>2.124</text:p>
          </table:table-cell>
          <table:table-cell/>
          <table:table-cell office:value-type="string" calcext:value-type="string">
            <text:p>TrH</text:p>
          </table:table-cell>
          <table:table-cell table:style-name="RED" table:formula="of:=[.B127]+ORG.OPENOFFICE.STYLE(IF([.D127]&lt;-1.96;&quot;red&quot;;IF([.D127]&gt;1.96;&quot;green&quot;;)))" office:value-type="float" office:value="-1.107" calcext:value-type="float">
            <text:p>-1.107</text:p>
          </table:table-cell>
          <table:table-cell table:style-name="ce9" table:formula="of:=[.B133]+ORG.OPENOFFICE.STYLE(IF([.D133]&lt;-1.96;&quot;red&quot;;IF([.D133]&gt;1.96;&quot;green&quot;;)))" office:value-type="float" office:value="2.306" calcext:value-type="float">
            <text:p>2.306</text:p>
          </table:table-cell>
          <table:table-cell table:style-name="GREEN" table:formula="of:=[.B139]+ORG.OPENOFFICE.STYLE(IF([.D139]&lt;-1.96;&quot;red&quot;;IF([.D139]&gt;1.96;&quot;green&quot;;)))" office:value-type="float" office:value="1.251" calcext:value-type="float">
            <text:p>1.251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Male_LV0</text:p>
          </table:table-cell>
          <table:table-cell office:value-type="float" office:value="0.102" calcext:value-type="float">
            <text:p>0.102</text:p>
          </table:table-cell>
          <table:table-cell office:value-type="float" office:value="0.273" calcext:value-type="float">
            <text:p>0.273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string" calcext:value-type="string">
            <text:p>Train</text:p>
          </table:table-cell>
          <table:table-cell table:style-name="GREEN" table:formula="of:=[.B128]+ORG.OPENOFFICE.STYLE(IF([.D128]&lt;-1.96;&quot;red&quot;;IF([.D128]&gt;1.96;&quot;green&quot;;)))" office:value-type="float" office:value="1.776" calcext:value-type="float">
            <text:p>1.776</text:p>
          </table:table-cell>
          <table:table-cell table:style-name="ce7" table:formula="of:=[.B134]+ORG.OPENOFFICE.STYLE(IF([.D134]&lt;-1.96;&quot;red&quot;;IF([.D134]&gt;1.96;&quot;green&quot;;)))" office:value-type="float" office:value="-2.429" calcext:value-type="float">
            <text:p>-2.429</text:p>
          </table:table-cell>
          <table:table-cell table:style-name="RED" table:formula="of:=[.B140]+ORG.OPENOFFICE.STYLE(IF([.D140]&lt;-1.96;&quot;red&quot;;IF([.D140]&gt;1.96;&quot;green&quot;;)))" office:value-type="float" office:value="-2.436" calcext:value-type="float">
            <text:p>-2.436</text:p>
          </table:table-cell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Male_LV1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162" calcext:value-type="float">
            <text:p>0.162</text:p>
          </table:table-cell>
          <table:table-cell office:value-type="float" office:value="-0.504" calcext:value-type="float">
            <text:p>-0.5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le_LV2</text:p>
          </table:table-cell>
          <table:table-cell office:value-type="float" office:value="0.618" calcext:value-type="float">
            <text:p>0.618</text:p>
          </table:table-cell>
          <table:table-cell office:value-type="float" office:value="0.385" calcext:value-type="float">
            <text:p>0.385</text:p>
          </table:table-cell>
          <table:table-cell office:value-type="float" office:value="1.607" calcext:value-type="float">
            <text:p>1.607</text:p>
          </table:table-cell>
          <table:table-cell/>
          <table:table-cell office:value-type="string" calcext:value-type="string">
            <text:p>\beta DrvLicens + \beta PblcTrst + \beta Ag18_25 + \beta Ag25_45 + \beta Fulltime + \beta HighSchl + \beta HH_Chld0 + \beta HH_Chld1 + \beta HH_Inc20_60K + \beta HH_Inc60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lltime_LV0</text:p>
          </table:table-cell>
          <table:table-cell office:value-type="float" office:value="-2.316" calcext:value-type="float">
            <text:p>-2.316</text:p>
          </table:table-cell>
          <table:table-cell office:value-type="float" office:value="0.25" calcext:value-type="float">
            <text:p>0.25</text:p>
          </table:table-cell>
          <table:table-cell office:value-type="float" office:value="-9.256" calcext:value-type="float">
            <text:p>-9.256</text:p>
          </table:table-cell>
          <table:table-cell/>
          <table:table-cell table:style-name="ce10" office:value-type="string" calcext:value-type="string">
            <text:p>\beta DrvLicens + \beta PblcTrst + \beta Ag18_25 + \beta Ag25_45 + \beta Ag45_65 + \beta Ag65M + \beta Fulltime + \beta Edu_HighSchl + \beta Edu_Bsc + \beta HH_Veh1 + \beta HH_Veh2M + \beta HH_Chld1 + \beta HH_Chld2M + beta HH_Inc0_20K \beta HH_Inc20_60K \beta HH_Inc60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lltime_LV1</text:p>
          </table:table-cell>
          <table:table-cell office:value-type="float" office:value="-1.654" calcext:value-type="float">
            <text:p>-1.654</text:p>
          </table:table-cell>
          <table:table-cell office:value-type="float" office:value="0.156" calcext:value-type="float">
            <text:p>0.156</text:p>
          </table:table-cell>
          <table:table-cell office:value-type="float" office:value="-10.591" calcext:value-type="float">
            <text:p>-10.591</text:p>
          </table:table-cell>
          <table:table-cell/>
          <table:table-cell office:value-type="string" calcext:value-type="string">
            <text:p>\beta DrvLicens + \beta Ag25_45 + \beta Ag65M + \beta Fulltime + \beta Edu_HighSchl + \beta_Bs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lltime_LV2</text:p>
          </table:table-cell>
          <table:table-cell office:value-type="float" office:value="1.659" calcext:value-type="float">
            <text:p>1.659</text:p>
          </table:table-cell>
          <table:table-cell office:value-type="float" office:value="0.338" calcext:value-type="float">
            <text:p>0.338</text:p>
          </table:table-cell>
          <table:table-cell office:value-type="float" office:value="4.917" calcext:value-type="float">
            <text:p>4.9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Highschl_LV0</text:p>
          </table:table-cell>
          <table:table-cell office:value-type="float" office:value="1.195" calcext:value-type="float">
            <text:p>1.195</text:p>
          </table:table-cell>
          <table:table-cell office:value-type="float" office:value="0.397" calcext:value-type="float">
            <text:p>0.397</text:p>
          </table:table-cell>
          <table:table-cell office:value-type="float" office:value="3.014" calcext:value-type="float">
            <text:p>3.014</text:p>
          </table:table-cell>
          <table:table-cell/>
          <table:table-cell office:value-type="string" calcext:value-type="string">
            <text:p>G MASK</text:p>
          </table:table-cell>
          <table:table-cell office:value-type="string" calcext:value-type="string">
            <text:p>[5, 8, 12, 14, 15, 18, 19, 20, 27, 30, 31, 32, 33, 34, 35, 36, 38, 39, 41, 44, 47, 48, 50, 51, 53, 56, 59]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du_Highschl_LV1</text:p>
          </table:table-cell>
          <table:table-cell office:value-type="float" office:value="0.758" calcext:value-type="float">
            <text:p>0.758</text:p>
          </table:table-cell>
          <table:table-cell office:value-type="float" office:value="0.223" calcext:value-type="float">
            <text:p>0.223</text:p>
          </table:table-cell>
          <table:table-cell office:value-type="float" office:value="3.396" calcext:value-type="float">
            <text:p>3.3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Highschl_LV2</text:p>
          </table:table-cell>
          <table:table-cell office:value-type="float" office:value="-1.942" calcext:value-type="float">
            <text:p>-1.942</text:p>
          </table:table-cell>
          <table:table-cell office:value-type="float" office:value="0.7" calcext:value-type="float">
            <text:p>0.7</text:p>
          </table:table-cell>
          <table:table-cell office:value-type="float" office:value="-2.776" calcext:value-type="float">
            <text:p>-2.7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BSc_LV0</text:p>
          </table:table-cell>
          <table:table-cell office:value-type="float" office:value="0.148" calcext:value-type="float">
            <text:p>0.148</text:p>
          </table:table-cell>
          <table:table-cell office:value-type="float" office:value="0.222" calcext:value-type="float">
            <text:p>0.222</text:p>
          </table:table-cell>
          <table:table-cell office:value-type="float" office:value="0.667" calcext:value-type="float">
            <text:p>0.6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BSc_LV1</text:p>
          </table:table-cell>
          <table:table-cell office:value-type="float" office:value="0.276" calcext:value-type="float">
            <text:p>0.276</text:p>
          </table:table-cell>
          <table:table-cell office:value-type="float" office:value="0.136" calcext:value-type="float">
            <text:p>0.136</text:p>
          </table:table-cell>
          <table:table-cell office:value-type="float" office:value="2.025" calcext:value-type="float">
            <text:p>2.0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BSc_LV2</text:p>
          </table:table-cell>
          <table:table-cell office:value-type="float" office:value="-1.306" calcext:value-type="float">
            <text:p>-1.306</text:p>
          </table:table-cell>
          <table:table-cell office:value-type="float" office:value="0.324" calcext:value-type="float">
            <text:p>0.324</text:p>
          </table:table-cell>
          <table:table-cell office:value-type="float" office:value="-4.037" calcext:value-type="float">
            <text:p>-4.0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MscPhD_LV0</text:p>
          </table:table-cell>
          <table:table-cell office:value-type="float" office:value="-0.942" calcext:value-type="float">
            <text:p>-0.942</text:p>
          </table:table-cell>
          <table:table-cell office:value-type="float" office:value="0.521" calcext:value-type="float">
            <text:p>0.521</text:p>
          </table:table-cell>
          <table:table-cell office:value-type="float" office:value="-1.808" calcext:value-type="float">
            <text:p>-1.8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MscPhD_LV1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287" calcext:value-type="float">
            <text:p>0.287</text:p>
          </table:table-cell>
          <table:table-cell office:value-type="float" office:value="-0.74" calcext:value-type="float">
            <text:p>-0.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u_MscPhD_LV2</text:p>
          </table:table-cell>
          <table:table-cell office:value-type="float" office:value="-0.786" calcext:value-type="float">
            <text:p>-0.786</text:p>
          </table:table-cell>
          <table:table-cell office:value-type="float" office:value="0.697" calcext:value-type="float">
            <text:p>0.697</text:p>
          </table:table-cell>
          <table:table-cell office:value-type="float" office:value="-1.128" calcext:value-type="float">
            <text:p>-1.1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0_LV0</text:p>
          </table:table-cell>
          <table:table-cell office:value-type="float" office:value="-0.301" calcext:value-type="float">
            <text:p>-0.301</text:p>
          </table:table-cell>
          <table:table-cell office:value-type="float" office:value="0.809" calcext:value-type="float">
            <text:p>0.809</text:p>
          </table:table-cell>
          <table:table-cell office:value-type="float" office:value="-0.372" calcext:value-type="float">
            <text:p>-0.3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0_LV1</text:p>
          </table:table-cell>
          <table:table-cell office:value-type="float" office:value="0.479" calcext:value-type="float">
            <text:p>0.479</text:p>
          </table:table-cell>
          <table:table-cell office:value-type="float" office:value="0.292" calcext:value-type="float">
            <text:p>0.292</text:p>
          </table:table-cell>
          <table:table-cell office:value-type="float" office:value="1.641" calcext:value-type="float">
            <text:p>1.6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0_LV2</text:p>
          </table:table-cell>
          <table:table-cell office:value-type="float" office:value="-0.3" calcext:value-type="float">
            <text:p>-0.3</text:p>
          </table:table-cell>
          <table:table-cell office:value-type="float" office:value="0.588" calcext:value-type="float">
            <text:p>0.588</text:p>
          </table:table-cell>
          <table:table-cell office:value-type="float" office:value="-0.51" calcext:value-type="float">
            <text:p>-0.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1_LV0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228" calcext:value-type="float">
            <text:p>0.228</text:p>
          </table:table-cell>
          <table:table-cell office:value-type="float" office:value="-0.204" calcext:value-type="float">
            <text:p>-0.2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1_LV1</text:p>
          </table:table-cell>
          <table:table-cell office:value-type="float" office:value="-0.645" calcext:value-type="float">
            <text:p>-0.645</text:p>
          </table:table-cell>
          <table:table-cell office:value-type="float" office:value="0.138" calcext:value-type="float">
            <text:p>0.138</text:p>
          </table:table-cell>
          <table:table-cell office:value-type="float" office:value="-4.685" calcext:value-type="float">
            <text:p>-4.6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1_LV2</text:p>
          </table:table-cell>
          <table:table-cell office:value-type="float" office:value="-0.314" calcext:value-type="float">
            <text:p>-0.314</text:p>
          </table:table-cell>
          <table:table-cell office:value-type="float" office:value="0.356" calcext:value-type="float">
            <text:p>0.356</text:p>
          </table:table-cell>
          <table:table-cell office:value-type="float" office:value="-0.883" calcext:value-type="float">
            <text:p>-0.8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2M_LV0</text:p>
          </table:table-cell>
          <table:table-cell office:value-type="float" office:value="0.423" calcext:value-type="float">
            <text:p>0.423</text:p>
          </table:table-cell>
          <table:table-cell office:value-type="float" office:value="0.322" calcext:value-type="float">
            <text:p>0.322</text:p>
          </table:table-cell>
          <table:table-cell office:value-type="float" office:value="1.311" calcext:value-type="float">
            <text:p>1.3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2M_LV1</text:p>
          </table:table-cell>
          <table:table-cell office:value-type="float" office:value="-0.473" calcext:value-type="float">
            <text:p>-0.473</text:p>
          </table:table-cell>
          <table:table-cell office:value-type="float" office:value="0.215" calcext:value-type="float">
            <text:p>0.215</text:p>
          </table:table-cell>
          <table:table-cell office:value-type="float" office:value="-2.198" calcext:value-type="float">
            <text:p>-2.19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Veh2M_LV2</text:p>
          </table:table-cell>
          <table:table-cell office:value-type="float" office:value="0.718" calcext:value-type="float">
            <text:p>0.718</text:p>
          </table:table-cell>
          <table:table-cell office:value-type="float" office:value="0.592" calcext:value-type="float">
            <text:p>0.592</text:p>
          </table:table-cell>
          <table:table-cell office:value-type="float" office:value="1.214" calcext:value-type="float">
            <text:p>1.2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0_LV0</text:p>
          </table:table-cell>
          <table:table-cell office:value-type="float" office:value="-1.869" calcext:value-type="float">
            <text:p>-1.869</text:p>
          </table:table-cell>
          <table:table-cell office:value-type="float" office:value="0.22" calcext:value-type="float">
            <text:p>0.22</text:p>
          </table:table-cell>
          <table:table-cell office:value-type="float" office:value="-8.478" calcext:value-type="float">
            <text:p>-8.4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0_LV1</text:p>
          </table:table-cell>
          <table:table-cell office:value-type="float" office:value="-0.493" calcext:value-type="float">
            <text:p>-0.493</text:p>
          </table:table-cell>
          <table:table-cell office:value-type="float" office:value="0.128" calcext:value-type="float">
            <text:p>0.128</text:p>
          </table:table-cell>
          <table:table-cell office:value-type="float" office:value="-3.839" calcext:value-type="float">
            <text:p>-3.83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0_LV2</text:p>
          </table:table-cell>
          <table:table-cell office:value-type="float" office:value="0.507" calcext:value-type="float">
            <text:p>0.507</text:p>
          </table:table-cell>
          <table:table-cell office:value-type="float" office:value="0.296" calcext:value-type="float">
            <text:p>0.296</text:p>
          </table:table-cell>
          <table:table-cell office:value-type="float" office:value="1.712" calcext:value-type="float">
            <text:p>1.7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1_LV0</text:p>
          </table:table-cell>
          <table:table-cell office:value-type="float" office:value="1.956" calcext:value-type="float">
            <text:p>1.956</text:p>
          </table:table-cell>
          <table:table-cell office:value-type="float" office:value="0.43" calcext:value-type="float">
            <text:p>0.43</text:p>
          </table:table-cell>
          <table:table-cell office:value-type="float" office:value="4.551" calcext:value-type="float">
            <text:p>4.5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1_LV1</text:p>
          </table:table-cell>
          <table:table-cell office:value-type="float" office:value="1.833" calcext:value-type="float">
            <text:p>1.833</text:p>
          </table:table-cell>
          <table:table-cell office:value-type="float" office:value="0.25" calcext:value-type="float">
            <text:p>0.25</text:p>
          </table:table-cell>
          <table:table-cell office:value-type="float" office:value="7.326" calcext:value-type="float">
            <text:p>7.3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1_LV2</text:p>
          </table:table-cell>
          <table:table-cell office:value-type="float" office:value="-2.196" calcext:value-type="float">
            <text:p>-2.196</text:p>
          </table:table-cell>
          <table:table-cell office:value-type="float" office:value="1.243" calcext:value-type="float">
            <text:p>1.243</text:p>
          </table:table-cell>
          <table:table-cell office:value-type="float" office:value="-1.766" calcext:value-type="float">
            <text:p>-1.7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2M_LV0</text:p>
          </table:table-cell>
          <table:table-cell office:value-type="float" office:value="0.659" calcext:value-type="float">
            <text:p>0.659</text:p>
          </table:table-cell>
          <table:table-cell office:value-type="float" office:value="0.478" calcext:value-type="float">
            <text:p>0.478</text:p>
          </table:table-cell>
          <table:table-cell office:value-type="float" office:value="1.378" calcext:value-type="float">
            <text:p>1.3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2M_LV1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5" calcext:value-type="float">
            <text:p>0.325</text:p>
          </table:table-cell>
          <table:table-cell office:value-type="float" office:value="1.988" calcext:value-type="float">
            <text:p>1.9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Chld2M_LV2</text:p>
          </table:table-cell>
          <table:table-cell office:value-type="float" office:value="0.338" calcext:value-type="float">
            <text:p>0.338</text:p>
          </table:table-cell>
          <table:table-cell office:value-type="float" office:value="0.79" calcext:value-type="float">
            <text:p>0.79</text:p>
          </table:table-cell>
          <table:table-cell office:value-type="float" office:value="0.428" calcext:value-type="float">
            <text:p>0.4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020K_LV0</text:p>
          </table:table-cell>
          <table:table-cell office:value-type="float" office:value="-0.864" calcext:value-type="float">
            <text:p>-0.864</text:p>
          </table:table-cell>
          <table:table-cell office:value-type="float" office:value="0.496" calcext:value-type="float">
            <text:p>0.496</text:p>
          </table:table-cell>
          <table:table-cell office:value-type="float" office:value="-1.741" calcext:value-type="float">
            <text:p>-1.7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020K_LV1</text:p>
          </table:table-cell>
          <table:table-cell office:value-type="float" office:value="0.814" calcext:value-type="float">
            <text:p>0.814</text:p>
          </table:table-cell>
          <table:table-cell office:value-type="float" office:value="0.283" calcext:value-type="float">
            <text:p>0.283</text:p>
          </table:table-cell>
          <table:table-cell office:value-type="float" office:value="2.88" calcext:value-type="float">
            <text:p>2.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020K_LV2</text:p>
          </table:table-cell>
          <table:table-cell office:value-type="float" office:value="-1.769" calcext:value-type="float">
            <text:p>-1.769</text:p>
          </table:table-cell>
          <table:table-cell office:value-type="float" office:value="1.137" calcext:value-type="float">
            <text:p>1.137</text:p>
          </table:table-cell>
          <table:table-cell office:value-type="float" office:value="-1.555" calcext:value-type="float">
            <text:p>-1.5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2060K_LV0</text:p>
          </table:table-cell>
          <table:table-cell office:value-type="float" office:value="1.185" calcext:value-type="float">
            <text:p>1.185</text:p>
          </table:table-cell>
          <table:table-cell office:value-type="float" office:value="0.268" calcext:value-type="float">
            <text:p>0.268</text:p>
          </table:table-cell>
          <table:table-cell office:value-type="float" office:value="4.415" calcext:value-type="float">
            <text:p>4.4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2060K_LV1</text:p>
          </table:table-cell>
          <table:table-cell office:value-type="float" office:value="1.025" calcext:value-type="float">
            <text:p>1.025</text:p>
          </table:table-cell>
          <table:table-cell office:value-type="float" office:value="0.149" calcext:value-type="float">
            <text:p>0.149</text:p>
          </table:table-cell>
          <table:table-cell office:value-type="float" office:value="6.874" calcext:value-type="float">
            <text:p>6.8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2060K_LV2</text:p>
          </table:table-cell>
          <table:table-cell office:value-type="float" office:value="0.445" calcext:value-type="float">
            <text:p>0.445</text:p>
          </table:table-cell>
          <table:table-cell office:value-type="float" office:value="0.408" calcext:value-type="float">
            <text:p>0.408</text:p>
          </table:table-cell>
          <table:table-cell office:value-type="float" office:value="1.09" calcext:value-type="float">
            <text:p>1.0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60KM_LV0</text:p>
          </table:table-cell>
          <table:table-cell office:value-type="float" office:value="-1.313" calcext:value-type="float">
            <text:p>-1.313</text:p>
          </table:table-cell>
          <table:table-cell office:value-type="float" office:value="0.334" calcext:value-type="float">
            <text:p>0.334</text:p>
          </table:table-cell>
          <table:table-cell office:value-type="float" office:value="-3.936" calcext:value-type="float">
            <text:p>-3.9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60KM_LV1</text:p>
          </table:table-cell>
          <table:table-cell office:value-type="float" office:value="-0.742" calcext:value-type="float">
            <text:p>-0.742</text:p>
          </table:table-cell>
          <table:table-cell office:value-type="float" office:value="0.243" calcext:value-type="float">
            <text:p>0.243</text:p>
          </table:table-cell>
          <table:table-cell office:value-type="float" office:value="-3.056" calcext:value-type="float">
            <text:p>-3.0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H_Inc60KM_LV2</text:p>
          </table:table-cell>
          <table:table-cell office:value-type="float" office:value="0.739" calcext:value-type="float">
            <text:p>0.739</text:p>
          </table:table-cell>
          <table:table-cell office:value-type="float" office:value="0.45" calcext:value-type="float">
            <text:p>0.45</text:p>
          </table:table-cell>
          <table:table-cell office:value-type="float" office:value="1.641" calcext:value-type="float">
            <text:p>1.641</text:p>
          </table:table-cell>
          <table:table-cell table:number-columns-repeated="17"/>
        </table:table-row>
        <table:table-row table:style-name="ro1" table:number-rows-repeated="45">
          <table:table-cell table:number-columns-repeated="21"/>
        </table:table-row>
        <table:table-row table:style-name="ro1">
          <table:table-cell office:value-type="string" calcext:value-type="string">
            <text:p>LV0_Bus</text:p>
          </table:table-cell>
          <table:table-cell office:value-type="float" office:value="-1.825" calcext:value-type="float">
            <text:p>-1.825</text:p>
          </table:table-cell>
          <table:table-cell office:value-type="float" office:value="0.543" calcext:value-type="float">
            <text:p>0.543</text:p>
          </table:table-cell>
          <table:table-cell office:value-type="float" office:value="-3.362" calcext:value-type="float">
            <text:p>-3.3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CarRental</text:p>
          </table:table-cell>
          <table:table-cell office:value-type="float" office:value="-1.844" calcext:value-type="float">
            <text:p>-1.844</text:p>
          </table:table-cell>
          <table:table-cell office:value-type="float" office:value="0.785" calcext:value-type="float">
            <text:p>0.785</text:p>
          </table:table-cell>
          <table:table-cell office:value-type="float" office:value="-2.351" calcext:value-type="float">
            <text:p>-2.3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Car</text:p>
          </table:table-cell>
          <table:table-cell office:value-type="float" office:value="3.108" calcext:value-type="float">
            <text:p>3.108</text:p>
          </table:table-cell>
          <table:table-cell office:value-type="float" office:value="0.246" calcext:value-type="float">
            <text:p>0.246</text:p>
          </table:table-cell>
          <table:table-cell office:value-type="float" office:value="12.612" calcext:value-type="float">
            <text:p>12.6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Plane</text:p>
          </table:table-cell>
          <table:table-cell office:value-type="float" office:value="-1.786" calcext:value-type="float">
            <text:p>-1.786</text:p>
          </table:table-cell>
          <table:table-cell office:value-type="float" office:value="0.709" calcext:value-type="float">
            <text:p>0.709</text:p>
          </table:table-cell>
          <table:table-cell office:value-type="float" office:value="-2.518" calcext:value-type="float">
            <text:p>-2.5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TrH</text:p>
          </table:table-cell>
          <table:table-cell office:value-type="float" office:value="-1.107" calcext:value-type="float">
            <text:p>-1.107</text:p>
          </table:table-cell>
          <table:table-cell office:value-type="float" office:value="0.216" calcext:value-type="float">
            <text:p>0.216</text:p>
          </table:table-cell>
          <table:table-cell office:value-type="float" office:value="-5.12" calcext:value-type="float">
            <text:p>-5.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0_Train</text:p>
          </table:table-cell>
          <table:table-cell office:value-type="float" office:value="1.776" calcext:value-type="float">
            <text:p>1.776</text:p>
          </table:table-cell>
          <table:table-cell office:value-type="float" office:value="0.427" calcext:value-type="float">
            <text:p>0.427</text:p>
          </table:table-cell>
          <table:table-cell office:value-type="float" office:value="4.163" calcext:value-type="float">
            <text:p>4.1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Bus</text:p>
          </table:table-cell>
          <table:table-cell office:value-type="float" office:value="1.179" calcext:value-type="float">
            <text:p>1.179</text:p>
          </table:table-cell>
          <table:table-cell office:value-type="float" office:value="0.515" calcext:value-type="float">
            <text:p>0.515</text:p>
          </table:table-cell>
          <table:table-cell office:value-type="float" office:value="2.287" calcext:value-type="float">
            <text:p>2.2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CarRental</text:p>
          </table:table-cell>
          <table:table-cell office:value-type="float" office:value="1.285" calcext:value-type="float">
            <text:p>1.285</text:p>
          </table:table-cell>
          <table:table-cell office:value-type="float" office:value="0.794" calcext:value-type="float">
            <text:p>0.794</text:p>
          </table:table-cell>
          <table:table-cell office:value-type="float" office:value="1.617" calcext:value-type="float">
            <text:p>1.6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Car</text:p>
          </table:table-cell>
          <table:table-cell office:value-type="float" office:value="-4.384" calcext:value-type="float">
            <text:p>-4.384</text:p>
          </table:table-cell>
          <table:table-cell office:value-type="float" office:value="0.339" calcext:value-type="float">
            <text:p>0.339</text:p>
          </table:table-cell>
          <table:table-cell office:value-type="float" office:value="-12.916" calcext:value-type="float">
            <text:p>-12.9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Plane</text:p>
          </table:table-cell>
          <table:table-cell office:value-type="float" office:value="0.466" calcext:value-type="float">
            <text:p>0.466</text:p>
          </table:table-cell>
          <table:table-cell office:value-type="float" office:value="0.727" calcext:value-type="float">
            <text:p>0.727</text:p>
          </table:table-cell>
          <table:table-cell office:value-type="float" office:value="0.642" calcext:value-type="float">
            <text:p>0.64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TrH</text:p>
          </table:table-cell>
          <table:table-cell office:value-type="float" office:value="2.306" calcext:value-type="float">
            <text:p>2.306</text:p>
          </table:table-cell>
          <table:table-cell office:value-type="float" office:value="0.259" calcext:value-type="float">
            <text:p>0.259</text:p>
          </table:table-cell>
          <table:table-cell office:value-type="float" office:value="8.914" calcext:value-type="float">
            <text:p>8.9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1_Train</text:p>
          </table:table-cell>
          <table:table-cell office:value-type="float" office:value="-2.429" calcext:value-type="float">
            <text:p>-2.429</text:p>
          </table:table-cell>
          <table:table-cell office:value-type="float" office:value="0.504" calcext:value-type="float">
            <text:p>0.504</text:p>
          </table:table-cell>
          <table:table-cell office:value-type="float" office:value="-4.824" calcext:value-type="float">
            <text:p>-4.8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Bus</text:p>
          </table:table-cell>
          <table:table-cell office:value-type="float" office:value="-1.359" calcext:value-type="float">
            <text:p>-1.359</text:p>
          </table:table-cell>
          <table:table-cell office:value-type="float" office:value="0.589" calcext:value-type="float">
            <text:p>0.589</text:p>
          </table:table-cell>
          <table:table-cell office:value-type="float" office:value="-2.306" calcext:value-type="float">
            <text:p>-2.3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CarRental</text:p>
          </table:table-cell>
          <table:table-cell office:value-type="float" office:value="-1.272" calcext:value-type="float">
            <text:p>-1.272</text:p>
          </table:table-cell>
          <table:table-cell office:value-type="float" office:value="0.901" calcext:value-type="float">
            <text:p>0.901</text:p>
          </table:table-cell>
          <table:table-cell office:value-type="float" office:value="-1.412" calcext:value-type="float">
            <text:p>-1.4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Car</text:p>
          </table:table-cell>
          <table:table-cell office:value-type="float" office:value="0.132" calcext:value-type="float">
            <text:p>0.132</text:p>
          </table:table-cell>
          <table:table-cell office:value-type="float" office:value="0.241" calcext:value-type="float">
            <text:p>0.241</text:p>
          </table:table-cell>
          <table:table-cell office:value-type="float" office:value="0.548" calcext:value-type="float">
            <text:p>0.5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Plane</text:p>
          </table:table-cell>
          <table:table-cell office:value-type="float" office:value="1.03" calcext:value-type="float">
            <text:p>1.03</text:p>
          </table:table-cell>
          <table:table-cell office:value-type="float" office:value="0.408" calcext:value-type="float">
            <text:p>0.408</text:p>
          </table:table-cell>
          <table:table-cell office:value-type="float" office:value="2.524" calcext:value-type="float">
            <text:p>2.5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TrH</text:p>
          </table:table-cell>
          <table:table-cell office:value-type="float" office:value="1.251" calcext:value-type="float">
            <text:p>1.251</text:p>
          </table:table-cell>
          <table:table-cell office:value-type="float" office:value="0.214" calcext:value-type="float">
            <text:p>0.214</text:p>
          </table:table-cell>
          <table:table-cell office:value-type="float" office:value="5.852" calcext:value-type="float">
            <text:p>5.8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V2_Train</text:p>
          </table:table-cell>
          <table:table-cell office:value-type="float" office:value="-2.436" calcext:value-type="float">
            <text:p>-2.436</text:p>
          </table:table-cell>
          <table:table-cell office:value-type="float" office:value="0.616" calcext:value-type="float">
            <text:p>0.616</text:p>
          </table:table-cell>
          <table:table-cell office:value-type="float" office:value="-3.957" calcext:value-type="float">
            <text:p>-3.95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GREEN" style:family="table-cell" style:parent-style-name="Default">
      <style:table-cell-properties fo:background-color="#88b787"/>
    </style:style>
    <style:style style:name="RED" style:family="table-cell" style:parent-style-name="GREEN">
      <style:table-cell-properties fo:background-color="#eabab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00-00-00</text:date>, <text:time style:data-style-name="N2" text:time-value="09:32:20.429800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0:03:32.828684399</meta:creation-date>
    <meta:generator>LibreOffice/5.3.1.2$Linux_X86_64 LibreOffice_project/30m0$Build-2</meta:generator>
    <dc:date>2017-07-24T19:18:18.462597190</dc:date>
    <meta:editing-duration>PT9H33M51S</meta:editing-duration>
    <meta:editing-cycles>50</meta:editing-cycles>
    <meta:document-statistic meta:table-count="5" meta:cell-count="3530" meta:object-count="0"/>
  </office:meta>
</office:document-meta>
</file>